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9D000000231932046007072DE5.gif" manifest:media-type="image/gif"/>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images/sc_imagelist.xml" manifest:media-type=""/>
  <manifest:file-entry manifest:full-path="Configurations2/images/Bitmaps/sc_userimages.png"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vp_5f_tab_5f_synopsis" style:display-name="dvp_tab_synopsis" style:family="table">
      <style:table-properties style:width="16cm" fo:margin-top="0cm" fo:margin-bottom="0cm" table:align="center" fo:background-color="#ccffff">
        <style:background-image/>
      </style:table-properties>
    </style:style>
    <style:style style:name="dvp_5f_tab_5f_synopsis.A" style:display-name="dvp_tab_synopsis.A" style:family="table-column">
      <style:table-column-properties style:column-width="16cm"/>
    </style:style>
    <style:style style:name="dvp_5f_tab_5f_synopsis.A1" style:display-name="dvp_tab_synopsis.A1" style:family="table-cell">
      <style:table-cell-properties fo:padding="0.499cm" fo:border="0.05pt solid #0099ff"/>
    </style:style>
    <style:style style:name="dvp_5f_code_5f_bash_5f_1" style:display-name="dvp_code_bash_1" style:family="table">
      <style:table-properties style:width="17.099cm" style:rel-width="90%" fo:margin-top="0.4cm" fo:margin-bottom="0.4cm" table:align="center" fo:background-color="#ffffcc">
        <style:background-image/>
      </style:table-properties>
    </style:style>
    <style:style style:name="dvp_5f_code_5f_bash_5f_1.A" style:display-name="dvp_code_bash_1.A" style:family="table-column">
      <style:table-column-properties style:column-width="2.85cm" style:rel-column-width="23*"/>
    </style:style>
    <style:style style:name="dvp_5f_code_5f_bash_5f_1.1" style:display-name="dvp_code_bash_1.1" style:family="table-row">
      <style:table-row-properties fo:background-color="#e6e6ff" style:weight="bold">
        <style:background-image/>
      </style:table-row-properties>
    </style:style>
    <style:style style:name="dvp_5f_code_5f_bash_5f_1.A1" style:display-name="dvp_code_bash_1.A1" style:family="table-cell">
      <style:table-cell-properties fo:padding="0cm" fo:border="0.55pt solid #000000"/>
    </style:style>
    <style:style style:name="dvp_5f_code_5f_bash_5f_1.2" style:display-name="dvp_code_bash_1.2" style:family="table-row">
      <style:table-row-properties fo:background-color="#ffffcc" style:font="Courier New">
        <style:background-image/>
      </style:table-row-properties>
    </style:style>
    <style:style style:name="dvp_5f_code_5f_bash_5f_2" style:display-name="dvp_code_bash_2" style:family="table">
      <style:table-properties style:width="17.099cm" style:rel-width="90%" fo:margin-top="0.4cm" fo:margin-bottom="0.4cm" table:align="center" fo:background-color="#ffffcc">
        <style:background-image/>
      </style:table-properties>
    </style:style>
    <style:style style:name="dvp_5f_code_5f_bash_5f_2.A" style:display-name="dvp_code_bash_2.A" style:family="table-column">
      <style:table-column-properties style:column-width="2.85cm" style:rel-column-width="23*"/>
    </style:style>
    <style:style style:name="dvp_5f_code_5f_bash_5f_2.1" style:display-name="dvp_code_bash_2.1" style:family="table-row">
      <style:table-row-properties fo:background-color="#e6e6ff" style:weight="bold">
        <style:background-image/>
      </style:table-row-properties>
    </style:style>
    <style:style style:name="dvp_5f_code_5f_bash_5f_2.A1" style:display-name="dvp_code_bash_2.A1" style:family="table-cell">
      <style:table-cell-properties fo:padding="0cm" fo:border="0.55pt solid #000000"/>
    </style:style>
    <style:style style:name="dvp_5f_code_5f_bash_5f_2.2" style:display-name="dvp_code_bash_2.2" style:family="table-row">
      <style:table-row-properties fo:background-color="#ffffcc" style:font="Courier New">
        <style:background-image/>
      </style:table-row-properties>
    </style:style>
    <style:style style:name="dvp_5f_code_5f_bash_5f_3" style:display-name="dvp_code_bash_3" style:family="table">
      <style:table-properties style:width="17.099cm" style:rel-width="90%" fo:margin-top="0.4cm" fo:margin-bottom="0.4cm" table:align="center" fo:background-color="#ffffcc">
        <style:background-image/>
      </style:table-properties>
    </style:style>
    <style:style style:name="dvp_5f_code_5f_bash_5f_3.A" style:display-name="dvp_code_bash_3.A" style:family="table-column">
      <style:table-column-properties style:column-width="2.85cm" style:rel-column-width="23*"/>
    </style:style>
    <style:style style:name="dvp_5f_code_5f_bash_5f_3.1" style:display-name="dvp_code_bash_3.1" style:family="table-row">
      <style:table-row-properties fo:background-color="#e6e6ff" style:weight="bold">
        <style:background-image/>
      </style:table-row-properties>
    </style:style>
    <style:style style:name="dvp_5f_code_5f_bash_5f_3.A1" style:display-name="dvp_code_bash_3.A1" style:family="table-cell">
      <style:table-cell-properties fo:padding="0cm" fo:border="0.55pt solid #000000"/>
    </style:style>
    <style:style style:name="dvp_5f_code_5f_bash_5f_3.2" style:display-name="dvp_code_bash_3.2" style:family="table-row">
      <style:table-row-properties fo:background-color="#ffffcc" style:font="Courier New">
        <style:background-image/>
      </style:table-row-properties>
    </style:style>
    <style:style style:name="dvp_5f_code_5f_bash_5f_4" style:display-name="dvp_code_bash_4" style:family="table">
      <style:table-properties style:width="17.099cm" style:rel-width="90%" fo:margin-top="0.4cm" fo:margin-bottom="0.4cm" table:align="center" fo:background-color="#ffffcc">
        <style:background-image/>
      </style:table-properties>
    </style:style>
    <style:style style:name="dvp_5f_code_5f_bash_5f_4.A" style:display-name="dvp_code_bash_4.A" style:family="table-column">
      <style:table-column-properties style:column-width="2.85cm" style:rel-column-width="23*"/>
    </style:style>
    <style:style style:name="dvp_5f_code_5f_bash_5f_4.1" style:display-name="dvp_code_bash_4.1" style:family="table-row">
      <style:table-row-properties fo:background-color="#e6e6ff" style:weight="bold">
        <style:background-image/>
      </style:table-row-properties>
    </style:style>
    <style:style style:name="dvp_5f_code_5f_bash_5f_4.A1" style:display-name="dvp_code_bash_4.A1" style:family="table-cell">
      <style:table-cell-properties fo:padding="0cm" fo:border="0.55pt solid #000000"/>
    </style:style>
    <style:style style:name="dvp_5f_code_5f_bash_5f_4.2" style:display-name="dvp_code_bash_4.2" style:family="table-row">
      <style:table-row-properties fo:background-color="#ffffcc" style:font="Courier New">
        <style:background-image/>
      </style:table-row-properties>
    </style:style>
    <style:style style:name="dvp_5f_code_5f_bash_5f_5" style:display-name="dvp_code_bash_5" style:family="table">
      <style:table-properties style:width="17.099cm" style:rel-width="90%" fo:margin-top="0.4cm" fo:margin-bottom="0.4cm" table:align="center" fo:background-color="#ffffcc">
        <style:background-image/>
      </style:table-properties>
    </style:style>
    <style:style style:name="dvp_5f_code_5f_bash_5f_5.A" style:display-name="dvp_code_bash_5.A" style:family="table-column">
      <style:table-column-properties style:column-width="2.85cm" style:rel-column-width="23*"/>
    </style:style>
    <style:style style:name="dvp_5f_code_5f_bash_5f_5.1" style:display-name="dvp_code_bash_5.1" style:family="table-row">
      <style:table-row-properties fo:background-color="#e6e6ff" style:weight="bold">
        <style:background-image/>
      </style:table-row-properties>
    </style:style>
    <style:style style:name="dvp_5f_code_5f_bash_5f_5.A1" style:display-name="dvp_code_bash_5.A1" style:family="table-cell">
      <style:table-cell-properties fo:padding="0cm" fo:border="0.55pt solid #000000"/>
    </style:style>
    <style:style style:name="dvp_5f_code_5f_bash_5f_5.2" style:display-name="dvp_code_bash_5.2" style:family="table-row">
      <style:table-row-properties fo:background-color="#ffffcc" style:font="Courier New">
        <style:background-image/>
      </style:table-row-properties>
    </style:style>
    <style:style style:name="dvp_5f_code_5f_bash_5f_6" style:display-name="dvp_code_bash_6" style:family="table">
      <style:table-properties style:width="17.099cm" style:rel-width="90%" fo:margin-top="0.4cm" fo:margin-bottom="0.4cm" table:align="center" fo:background-color="#ffffcc">
        <style:background-image/>
      </style:table-properties>
    </style:style>
    <style:style style:name="dvp_5f_code_5f_bash_5f_6.A" style:display-name="dvp_code_bash_6.A" style:family="table-column">
      <style:table-column-properties style:column-width="2.85cm" style:rel-column-width="23*"/>
    </style:style>
    <style:style style:name="dvp_5f_code_5f_bash_5f_6.1" style:display-name="dvp_code_bash_6.1" style:family="table-row">
      <style:table-row-properties fo:background-color="#e6e6ff" style:weight="bold">
        <style:background-image/>
      </style:table-row-properties>
    </style:style>
    <style:style style:name="dvp_5f_code_5f_bash_5f_6.A1" style:display-name="dvp_code_bash_6.A1" style:family="table-cell">
      <style:table-cell-properties fo:padding="0cm" fo:border="0.55pt solid #000000"/>
    </style:style>
    <style:style style:name="dvp_5f_code_5f_bash_5f_6.2" style:display-name="dvp_code_bash_6.2" style:family="table-row">
      <style:table-row-properties fo:background-color="#ffffcc" style:font="Courier New">
        <style:background-image/>
      </style:table-row-properties>
    </style:style>
    <style:style style:name="dvp_5f_code_5f_bash_5f_7" style:display-name="dvp_code_bash_7" style:family="table">
      <style:table-properties style:width="17.099cm" style:rel-width="90%" fo:margin-top="0.4cm" fo:margin-bottom="0.4cm" table:align="center" fo:background-color="#ffffcc">
        <style:background-image/>
      </style:table-properties>
    </style:style>
    <style:style style:name="dvp_5f_code_5f_bash_5f_7.A" style:display-name="dvp_code_bash_7.A" style:family="table-column">
      <style:table-column-properties style:column-width="2.85cm" style:rel-column-width="23*"/>
    </style:style>
    <style:style style:name="dvp_5f_code_5f_bash_5f_7.1" style:display-name="dvp_code_bash_7.1" style:family="table-row">
      <style:table-row-properties fo:background-color="#e6e6ff" style:weight="bold">
        <style:background-image/>
      </style:table-row-properties>
    </style:style>
    <style:style style:name="dvp_5f_code_5f_bash_5f_7.A1" style:display-name="dvp_code_bash_7.A1" style:family="table-cell">
      <style:table-cell-properties fo:padding="0cm" fo:border="0.55pt solid #000000"/>
    </style:style>
    <style:style style:name="dvp_5f_code_5f_bash_5f_7.2" style:display-name="dvp_code_bash_7.2" style:family="table-row">
      <style:table-row-properties fo:background-color="#ffffcc" style:font="Courier New">
        <style:background-image/>
      </style:table-row-properties>
    </style:style>
    <style:style style:name="dvp_5f_code_5f_bash_5f_8" style:display-name="dvp_code_bash_8" style:family="table">
      <style:table-properties style:width="17.099cm" style:rel-width="90%" fo:margin-top="0.4cm" fo:margin-bottom="0.4cm" table:align="center" fo:background-color="#ffffcc">
        <style:background-image/>
      </style:table-properties>
    </style:style>
    <style:style style:name="dvp_5f_code_5f_bash_5f_8.A" style:display-name="dvp_code_bash_8.A" style:family="table-column">
      <style:table-column-properties style:column-width="2.85cm" style:rel-column-width="23*"/>
    </style:style>
    <style:style style:name="dvp_5f_code_5f_bash_5f_8.1" style:display-name="dvp_code_bash_8.1" style:family="table-row">
      <style:table-row-properties fo:background-color="#e6e6ff" style:weight="bold">
        <style:background-image/>
      </style:table-row-properties>
    </style:style>
    <style:style style:name="dvp_5f_code_5f_bash_5f_8.A1" style:display-name="dvp_code_bash_8.A1" style:family="table-cell">
      <style:table-cell-properties fo:padding="0cm" fo:border="0.55pt solid #000000"/>
    </style:style>
    <style:style style:name="dvp_5f_code_5f_bash_5f_8.2" style:display-name="dvp_code_bash_8.2" style:family="table-row">
      <style:table-row-properties fo:background-color="#ffffcc" style:font="Courier New">
        <style:background-image/>
      </style:table-row-properties>
    </style:style>
    <style:style style:name="dvp_5f_code_5f_bash_5f_9" style:display-name="dvp_code_bash_9" style:family="table">
      <style:table-properties style:width="17.099cm" style:rel-width="90%" fo:margin-top="0.4cm" fo:margin-bottom="0.4cm" table:align="center" fo:background-color="#ffffcc">
        <style:background-image/>
      </style:table-properties>
    </style:style>
    <style:style style:name="dvp_5f_code_5f_bash_5f_9.A" style:display-name="dvp_code_bash_9.A" style:family="table-column">
      <style:table-column-properties style:column-width="2.85cm" style:rel-column-width="23*"/>
    </style:style>
    <style:style style:name="dvp_5f_code_5f_bash_5f_9.1" style:display-name="dvp_code_bash_9.1" style:family="table-row">
      <style:table-row-properties fo:background-color="#e6e6ff" style:weight="bold">
        <style:background-image/>
      </style:table-row-properties>
    </style:style>
    <style:style style:name="dvp_5f_code_5f_bash_5f_9.A1" style:display-name="dvp_code_bash_9.A1" style:family="table-cell">
      <style:table-cell-properties fo:padding="0cm" fo:border="0.55pt solid #000000"/>
    </style:style>
    <style:style style:name="dvp_5f_code_5f_bash_5f_9.2" style:display-name="dvp_code_bash_9.2" style:family="table-row">
      <style:table-row-properties fo:background-color="#ffffcc" style:font="Courier New">
        <style:background-image/>
      </style:table-row-properties>
    </style:style>
    <style:style style:name="dvp_5f_code_5f_bash_5f_10" style:display-name="dvp_code_bash_10" style:family="table">
      <style:table-properties style:width="17.099cm" style:rel-width="90%" fo:margin-top="0.4cm" fo:margin-bottom="0.4cm" table:align="center" fo:background-color="#ffffcc">
        <style:background-image/>
      </style:table-properties>
    </style:style>
    <style:style style:name="dvp_5f_code_5f_bash_5f_10.A" style:display-name="dvp_code_bash_10.A" style:family="table-column">
      <style:table-column-properties style:column-width="2.85cm" style:rel-column-width="23*"/>
    </style:style>
    <style:style style:name="dvp_5f_code_5f_bash_5f_10.1" style:display-name="dvp_code_bash_10.1" style:family="table-row">
      <style:table-row-properties fo:background-color="#e6e6ff" style:weight="bold">
        <style:background-image/>
      </style:table-row-properties>
    </style:style>
    <style:style style:name="dvp_5f_code_5f_bash_5f_10.A1" style:display-name="dvp_code_bash_10.A1" style:family="table-cell">
      <style:table-cell-properties fo:padding="0cm" fo:border="0.55pt solid #000000"/>
    </style:style>
    <style:style style:name="dvp_5f_code_5f_bash_5f_10.2" style:display-name="dvp_code_bash_10.2" style:family="table-row">
      <style:table-row-properties fo:background-color="#ffffcc" style:font="Courier New">
        <style:background-image/>
      </style:table-row-properties>
    </style:style>
    <style:style style:name="dvp_5f_code_5f_bash_5f_11" style:display-name="dvp_code_bash_11" style:family="table">
      <style:table-properties style:width="17.099cm" style:rel-width="90%" fo:margin-top="0.4cm" fo:margin-bottom="0.4cm" table:align="center" fo:background-color="#ffffcc">
        <style:background-image/>
      </style:table-properties>
    </style:style>
    <style:style style:name="dvp_5f_code_5f_bash_5f_11.A" style:display-name="dvp_code_bash_11.A" style:family="table-column">
      <style:table-column-properties style:column-width="2.85cm" style:rel-column-width="23*"/>
    </style:style>
    <style:style style:name="dvp_5f_code_5f_bash_5f_11.1" style:display-name="dvp_code_bash_11.1" style:family="table-row">
      <style:table-row-properties fo:background-color="#e6e6ff" style:weight="bold">
        <style:background-image/>
      </style:table-row-properties>
    </style:style>
    <style:style style:name="dvp_5f_code_5f_bash_5f_11.A1" style:display-name="dvp_code_bash_11.A1" style:family="table-cell">
      <style:table-cell-properties fo:padding="0cm" fo:border="0.55pt solid #000000"/>
    </style:style>
    <style:style style:name="dvp_5f_code_5f_bash_5f_11.2" style:display-name="dvp_code_bash_11.2" style:family="table-row">
      <style:table-row-properties fo:background-color="#ffffcc" style:font="Courier New">
        <style:background-image/>
      </style:table-row-properties>
    </style:style>
    <style:style style:name="dvp_5f_code_5f_bash_5f_12" style:display-name="dvp_code_bash_12" style:family="table">
      <style:table-properties style:width="17.099cm" style:rel-width="90%" fo:margin-top="0.4cm" fo:margin-bottom="0.4cm" table:align="center" fo:background-color="#ffffcc">
        <style:background-image/>
      </style:table-properties>
    </style:style>
    <style:style style:name="dvp_5f_code_5f_bash_5f_12.A" style:display-name="dvp_code_bash_12.A" style:family="table-column">
      <style:table-column-properties style:column-width="2.85cm" style:rel-column-width="23*"/>
    </style:style>
    <style:style style:name="dvp_5f_code_5f_bash_5f_12.1" style:display-name="dvp_code_bash_12.1" style:family="table-row">
      <style:table-row-properties fo:background-color="#e6e6ff" style:weight="bold">
        <style:background-image/>
      </style:table-row-properties>
    </style:style>
    <style:style style:name="dvp_5f_code_5f_bash_5f_12.A1" style:display-name="dvp_code_bash_12.A1" style:family="table-cell">
      <style:table-cell-properties fo:padding="0cm" fo:border="0.55pt solid #000000"/>
    </style:style>
    <style:style style:name="dvp_5f_code_5f_bash_5f_12.2" style:display-name="dvp_code_bash_12.2" style:family="table-row">
      <style:table-row-properties fo:background-color="#ffffcc" style:font="Courier New">
        <style:background-image/>
      </style:table-row-properties>
    </style:style>
    <style:style style:name="dvp_5f_code_5f_bash_5f_13" style:display-name="dvp_code_bash_13" style:family="table">
      <style:table-properties style:width="17.099cm" style:rel-width="90%" fo:margin-top="0.4cm" fo:margin-bottom="0.4cm" table:align="center" fo:background-color="#ffffcc">
        <style:background-image/>
      </style:table-properties>
    </style:style>
    <style:style style:name="dvp_5f_code_5f_bash_5f_13.A" style:display-name="dvp_code_bash_13.A" style:family="table-column">
      <style:table-column-properties style:column-width="2.85cm" style:rel-column-width="23*"/>
    </style:style>
    <style:style style:name="dvp_5f_code_5f_bash_5f_13.1" style:display-name="dvp_code_bash_13.1" style:family="table-row">
      <style:table-row-properties fo:background-color="#e6e6ff" style:weight="bold">
        <style:background-image/>
      </style:table-row-properties>
    </style:style>
    <style:style style:name="dvp_5f_code_5f_bash_5f_13.A1" style:display-name="dvp_code_bash_13.A1" style:family="table-cell">
      <style:table-cell-properties fo:padding="0cm" fo:border="0.55pt solid #000000"/>
    </style:style>
    <style:style style:name="dvp_5f_code_5f_bash_5f_13.2" style:display-name="dvp_code_bash_13.2" style:family="table-row">
      <style:table-row-properties fo:background-color="#ffffcc" style:font="Courier New">
        <style:background-image/>
      </style:table-row-properties>
    </style:style>
    <style:style style:name="dvp_5f_code_5f_bash_5f_14" style:display-name="dvp_code_bash_14" style:family="table">
      <style:table-properties style:width="17.099cm" style:rel-width="90%" fo:margin-top="0.4cm" fo:margin-bottom="0.4cm" table:align="center" fo:background-color="#ffffcc">
        <style:background-image/>
      </style:table-properties>
    </style:style>
    <style:style style:name="dvp_5f_code_5f_bash_5f_14.A" style:display-name="dvp_code_bash_14.A" style:family="table-column">
      <style:table-column-properties style:column-width="2.85cm" style:rel-column-width="23*"/>
    </style:style>
    <style:style style:name="dvp_5f_code_5f_bash_5f_14.1" style:display-name="dvp_code_bash_14.1" style:family="table-row">
      <style:table-row-properties fo:background-color="#e6e6ff" style:weight="bold">
        <style:background-image/>
      </style:table-row-properties>
    </style:style>
    <style:style style:name="dvp_5f_code_5f_bash_5f_14.A1" style:display-name="dvp_code_bash_14.A1" style:family="table-cell">
      <style:table-cell-properties fo:padding="0cm" fo:border="0.55pt solid #000000"/>
    </style:style>
    <style:style style:name="dvp_5f_code_5f_bash_5f_14.2" style:display-name="dvp_code_bash_14.2" style:family="table-row">
      <style:table-row-properties fo:background-color="#ffffcc" style:font="Courier New">
        <style:background-image/>
      </style:table-row-properties>
    </style:style>
    <style:style style:name="dvp_5f_code_5f_bash_5f_15" style:display-name="dvp_code_bash_15" style:family="table">
      <style:table-properties style:width="17.099cm" style:rel-width="90%" fo:margin-top="0.4cm" fo:margin-bottom="0.4cm" table:align="center" fo:background-color="#ffffcc">
        <style:background-image/>
      </style:table-properties>
    </style:style>
    <style:style style:name="dvp_5f_code_5f_bash_5f_15.A" style:display-name="dvp_code_bash_15.A" style:family="table-column">
      <style:table-column-properties style:column-width="2.85cm" style:rel-column-width="23*"/>
    </style:style>
    <style:style style:name="dvp_5f_code_5f_bash_5f_15.1" style:display-name="dvp_code_bash_15.1" style:family="table-row">
      <style:table-row-properties fo:background-color="#e6e6ff" style:weight="bold">
        <style:background-image/>
      </style:table-row-properties>
    </style:style>
    <style:style style:name="dvp_5f_code_5f_bash_5f_15.A1" style:display-name="dvp_code_bash_15.A1" style:family="table-cell">
      <style:table-cell-properties fo:padding="0cm" fo:border="0.55pt solid #000000"/>
    </style:style>
    <style:style style:name="dvp_5f_code_5f_bash_5f_15.2" style:display-name="dvp_code_bash_15.2" style:family="table-row">
      <style:table-row-properties fo:background-color="#ffffcc" style:font="Courier New">
        <style:background-image/>
      </style:table-row-properties>
    </style:style>
    <style:style style:name="dvp_5f_code_5f_bash_5f_16" style:display-name="dvp_code_bash_16" style:family="table">
      <style:table-properties style:width="17.099cm" style:rel-width="90%" fo:margin-top="0.4cm" fo:margin-bottom="0.4cm" table:align="center" fo:background-color="#ffffcc">
        <style:background-image/>
      </style:table-properties>
    </style:style>
    <style:style style:name="dvp_5f_code_5f_bash_5f_16.A" style:display-name="dvp_code_bash_16.A" style:family="table-column">
      <style:table-column-properties style:column-width="2.85cm" style:rel-column-width="23*"/>
    </style:style>
    <style:style style:name="dvp_5f_code_5f_bash_5f_16.1" style:display-name="dvp_code_bash_16.1" style:family="table-row">
      <style:table-row-properties fo:background-color="#e6e6ff" style:weight="bold">
        <style:background-image/>
      </style:table-row-properties>
    </style:style>
    <style:style style:name="dvp_5f_code_5f_bash_5f_16.A1" style:display-name="dvp_code_bash_16.A1" style:family="table-cell">
      <style:table-cell-properties fo:padding="0cm" fo:border="0.55pt solid #000000"/>
    </style:style>
    <style:style style:name="dvp_5f_code_5f_bash_5f_16.2" style:display-name="dvp_code_bash_16.2" style:family="table-row">
      <style:table-row-properties fo:background-color="#ffffcc" style:font="Courier New">
        <style:background-image/>
      </style:table-row-properties>
    </style:style>
    <style:style style:name="dvp_5f_code_5f_bash_5f_17" style:display-name="dvp_code_bash_17" style:family="table">
      <style:table-properties style:width="17.099cm" style:rel-width="90%" fo:margin-top="0.4cm" fo:margin-bottom="0.4cm" table:align="center" fo:background-color="#ffffcc">
        <style:background-image/>
      </style:table-properties>
    </style:style>
    <style:style style:name="dvp_5f_code_5f_bash_5f_17.A" style:display-name="dvp_code_bash_17.A" style:family="table-column">
      <style:table-column-properties style:column-width="2.85cm" style:rel-column-width="23*"/>
    </style:style>
    <style:style style:name="dvp_5f_code_5f_bash_5f_17.1" style:display-name="dvp_code_bash_17.1" style:family="table-row">
      <style:table-row-properties fo:background-color="#e6e6ff" style:weight="bold">
        <style:background-image/>
      </style:table-row-properties>
    </style:style>
    <style:style style:name="dvp_5f_code_5f_bash_5f_17.A1" style:display-name="dvp_code_bash_17.A1" style:family="table-cell">
      <style:table-cell-properties fo:padding="0cm" fo:border="0.55pt solid #000000"/>
    </style:style>
    <style:style style:name="dvp_5f_code_5f_bash_5f_17.2" style:display-name="dvp_code_bash_17.2" style:family="table-row">
      <style:table-row-properties fo:background-color="#ffffcc" style:font="Courier New">
        <style:background-image/>
      </style:table-row-properties>
    </style:style>
    <style:style style:name="dvp_5f_code_5f_bash_5f_18" style:display-name="dvp_code_bash_18" style:family="table">
      <style:table-properties style:width="17.099cm" style:rel-width="90%" fo:margin-top="0.4cm" fo:margin-bottom="0.4cm" table:align="center" fo:background-color="#ffffcc">
        <style:background-image/>
      </style:table-properties>
    </style:style>
    <style:style style:name="dvp_5f_code_5f_bash_5f_18.A" style:display-name="dvp_code_bash_18.A" style:family="table-column">
      <style:table-column-properties style:column-width="2.85cm" style:rel-column-width="23*"/>
    </style:style>
    <style:style style:name="dvp_5f_code_5f_bash_5f_18.1" style:display-name="dvp_code_bash_18.1" style:family="table-row">
      <style:table-row-properties fo:background-color="#e6e6ff" style:weight="bold">
        <style:background-image/>
      </style:table-row-properties>
    </style:style>
    <style:style style:name="dvp_5f_code_5f_bash_5f_18.A1" style:display-name="dvp_code_bash_18.A1" style:family="table-cell">
      <style:table-cell-properties fo:padding="0cm" fo:border="0.55pt solid #000000"/>
    </style:style>
    <style:style style:name="dvp_5f_code_5f_bash_5f_18.2" style:display-name="dvp_code_bash_18.2" style:family="table-row">
      <style:table-row-properties fo:background-color="#ffffcc" style:font="Courier New">
        <style:background-image/>
      </style:table-row-properties>
    </style:style>
    <style:style style:name="dvp_5f_code_5f_bash_5f_19" style:display-name="dvp_code_bash_19" style:family="table">
      <style:table-properties style:width="17.099cm" style:rel-width="90%" fo:margin-top="0.4cm" fo:margin-bottom="0.4cm" table:align="center" fo:background-color="#ffffcc">
        <style:background-image/>
      </style:table-properties>
    </style:style>
    <style:style style:name="dvp_5f_code_5f_bash_5f_19.A" style:display-name="dvp_code_bash_19.A" style:family="table-column">
      <style:table-column-properties style:column-width="2.85cm" style:rel-column-width="23*"/>
    </style:style>
    <style:style style:name="dvp_5f_code_5f_bash_5f_19.1" style:display-name="dvp_code_bash_19.1" style:family="table-row">
      <style:table-row-properties fo:background-color="#e6e6ff" style:weight="bold">
        <style:background-image/>
      </style:table-row-properties>
    </style:style>
    <style:style style:name="dvp_5f_code_5f_bash_5f_19.A1" style:display-name="dvp_code_bash_19.A1" style:family="table-cell">
      <style:table-cell-properties fo:padding="0cm" fo:border="0.55pt solid #000000"/>
    </style:style>
    <style:style style:name="dvp_5f_code_5f_bash_5f_19.2" style:display-name="dvp_code_bash_19.2" style:family="table-row">
      <style:table-row-properties fo:background-color="#ffffcc" style:font="Courier New">
        <style:background-image/>
      </style:table-row-properties>
    </style:style>
    <style:style style:name="dvp_5f_code_5f_bash_5f_20" style:display-name="dvp_code_bash_20" style:family="table">
      <style:table-properties style:width="17.099cm" style:rel-width="90%" fo:margin-top="0.4cm" fo:margin-bottom="0.4cm" table:align="center" fo:background-color="#ffffcc">
        <style:background-image/>
      </style:table-properties>
    </style:style>
    <style:style style:name="dvp_5f_code_5f_bash_5f_20.A" style:display-name="dvp_code_bash_20.A" style:family="table-column">
      <style:table-column-properties style:column-width="2.85cm" style:rel-column-width="23*"/>
    </style:style>
    <style:style style:name="dvp_5f_code_5f_bash_5f_20.1" style:display-name="dvp_code_bash_20.1" style:family="table-row">
      <style:table-row-properties fo:background-color="#e6e6ff" style:weight="bold">
        <style:background-image/>
      </style:table-row-properties>
    </style:style>
    <style:style style:name="dvp_5f_code_5f_bash_5f_20.A1" style:display-name="dvp_code_bash_20.A1" style:family="table-cell">
      <style:table-cell-properties fo:padding="0cm" fo:border="0.55pt solid #000000"/>
    </style:style>
    <style:style style:name="dvp_5f_code_5f_bash_5f_20.2" style:display-name="dvp_code_bash_20.2" style:family="table-row">
      <style:table-row-properties fo:background-color="#ffffcc" style:font="Courier New">
        <style:background-image/>
      </style:table-row-properties>
    </style:style>
    <style:style style:name="dvp_5f_code_5f_bash_5f_21" style:display-name="dvp_code_bash_21" style:family="table">
      <style:table-properties style:width="17.099cm" style:rel-width="90%" fo:margin-top="0.4cm" fo:margin-bottom="0.4cm" table:align="center" fo:background-color="#ffffcc">
        <style:background-image/>
      </style:table-properties>
    </style:style>
    <style:style style:name="dvp_5f_code_5f_bash_5f_21.A" style:display-name="dvp_code_bash_21.A" style:family="table-column">
      <style:table-column-properties style:column-width="2.85cm" style:rel-column-width="23*"/>
    </style:style>
    <style:style style:name="dvp_5f_code_5f_bash_5f_21.1" style:display-name="dvp_code_bash_21.1" style:family="table-row">
      <style:table-row-properties fo:background-color="#e6e6ff" style:weight="bold">
        <style:background-image/>
      </style:table-row-properties>
    </style:style>
    <style:style style:name="dvp_5f_code_5f_bash_5f_21.A1" style:display-name="dvp_code_bash_21.A1" style:family="table-cell">
      <style:table-cell-properties fo:padding="0cm" fo:border="0.55pt solid #000000"/>
    </style:style>
    <style:style style:name="dvp_5f_code_5f_bash_5f_21.2" style:display-name="dvp_code_bash_21.2" style:family="table-row">
      <style:table-row-properties fo:background-color="#ffffcc" style:font="Courier New">
        <style:background-image/>
      </style:table-row-properties>
    </style:style>
    <style:style style:name="dvp_5f_code_5f_bash_5f_22" style:display-name="dvp_code_bash_22" style:family="table">
      <style:table-properties style:width="17.099cm" style:rel-width="90%" fo:margin-top="0.4cm" fo:margin-bottom="0.4cm" table:align="center" fo:background-color="#ffffcc">
        <style:background-image/>
      </style:table-properties>
    </style:style>
    <style:style style:name="dvp_5f_code_5f_bash_5f_22.A" style:display-name="dvp_code_bash_22.A" style:family="table-column">
      <style:table-column-properties style:column-width="2.85cm" style:rel-column-width="23*"/>
    </style:style>
    <style:style style:name="dvp_5f_code_5f_bash_5f_22.1" style:display-name="dvp_code_bash_22.1" style:family="table-row">
      <style:table-row-properties fo:background-color="#e6e6ff" style:weight="bold">
        <style:background-image/>
      </style:table-row-properties>
    </style:style>
    <style:style style:name="dvp_5f_code_5f_bash_5f_22.A1" style:display-name="dvp_code_bash_22.A1" style:family="table-cell">
      <style:table-cell-properties fo:padding="0cm" fo:border="0.55pt solid #000000"/>
    </style:style>
    <style:style style:name="dvp_5f_code_5f_bash_5f_22.2" style:display-name="dvp_code_bash_22.2" style:family="table-row">
      <style:table-row-properties fo:background-color="#ffffcc" style:font="Courier New">
        <style:background-image/>
      </style:table-row-properties>
    </style:style>
    <style:style style:name="dvp_5f_code_5f_bash_5f_23" style:display-name="dvp_code_bash_23" style:family="table">
      <style:table-properties style:width="17.099cm" style:rel-width="90%" fo:margin-top="0.4cm" fo:margin-bottom="0.4cm" table:align="center" fo:background-color="#ffffcc">
        <style:background-image/>
      </style:table-properties>
    </style:style>
    <style:style style:name="dvp_5f_code_5f_bash_5f_23.A" style:display-name="dvp_code_bash_23.A" style:family="table-column">
      <style:table-column-properties style:column-width="2.85cm" style:rel-column-width="23*"/>
    </style:style>
    <style:style style:name="dvp_5f_code_5f_bash_5f_23.1" style:display-name="dvp_code_bash_23.1" style:family="table-row">
      <style:table-row-properties fo:background-color="#e6e6ff" style:weight="bold">
        <style:background-image/>
      </style:table-row-properties>
    </style:style>
    <style:style style:name="dvp_5f_code_5f_bash_5f_23.A1" style:display-name="dvp_code_bash_23.A1" style:family="table-cell">
      <style:table-cell-properties fo:padding="0cm" fo:border="0.55pt solid #000000"/>
    </style:style>
    <style:style style:name="dvp_5f_code_5f_bash_5f_23.2" style:display-name="dvp_code_bash_23.2" style:family="table-row">
      <style:table-row-properties fo:background-color="#ffffcc" style:font="Courier New">
        <style:background-image/>
      </style:table-row-properties>
    </style:style>
    <style:style style:name="dvp_5f_code_5f_bash_5f_24" style:display-name="dvp_code_bash_24" style:family="table">
      <style:table-properties style:width="17.099cm" style:rel-width="90%" fo:margin-top="0.4cm" fo:margin-bottom="0.4cm" table:align="center" fo:background-color="#ffffcc">
        <style:background-image/>
      </style:table-properties>
    </style:style>
    <style:style style:name="dvp_5f_code_5f_bash_5f_24.A" style:display-name="dvp_code_bash_24.A" style:family="table-column">
      <style:table-column-properties style:column-width="2.85cm" style:rel-column-width="23*"/>
    </style:style>
    <style:style style:name="dvp_5f_code_5f_bash_5f_24.1" style:display-name="dvp_code_bash_24.1" style:family="table-row">
      <style:table-row-properties fo:background-color="#e6e6ff" style:weight="bold">
        <style:background-image/>
      </style:table-row-properties>
    </style:style>
    <style:style style:name="dvp_5f_code_5f_bash_5f_24.A1" style:display-name="dvp_code_bash_24.A1" style:family="table-cell">
      <style:table-cell-properties fo:padding="0cm" fo:border="0.55pt solid #000000"/>
    </style:style>
    <style:style style:name="dvp_5f_code_5f_bash_5f_24.2" style:display-name="dvp_code_bash_24.2" style:family="table-row">
      <style:table-row-properties fo:background-color="#ffffcc" style:font="Courier New">
        <style:background-image/>
      </style:table-row-properties>
    </style:style>
    <style:style style:name="dvp_5f_code_5f_bash_5f_25" style:display-name="dvp_code_bash_25" style:family="table">
      <style:table-properties style:width="17.099cm" style:rel-width="90%" fo:margin-top="0.4cm" fo:margin-bottom="0.4cm" table:align="center" fo:background-color="#ffffcc">
        <style:background-image/>
      </style:table-properties>
    </style:style>
    <style:style style:name="dvp_5f_code_5f_bash_5f_25.A" style:display-name="dvp_code_bash_25.A" style:family="table-column">
      <style:table-column-properties style:column-width="2.85cm" style:rel-column-width="23*"/>
    </style:style>
    <style:style style:name="dvp_5f_code_5f_bash_5f_25.1" style:display-name="dvp_code_bash_25.1" style:family="table-row">
      <style:table-row-properties fo:background-color="#e6e6ff" style:weight="bold">
        <style:background-image/>
      </style:table-row-properties>
    </style:style>
    <style:style style:name="dvp_5f_code_5f_bash_5f_25.A1" style:display-name="dvp_code_bash_25.A1" style:family="table-cell">
      <style:table-cell-properties fo:padding="0cm" fo:border="0.55pt solid #000000"/>
    </style:style>
    <style:style style:name="dvp_5f_code_5f_bash_5f_25.2" style:display-name="dvp_code_bash_25.2" style:family="table-row">
      <style:table-row-properties fo:background-color="#ffffcc" style:font="Courier New">
        <style:background-image/>
      </style:table-row-properties>
    </style:style>
    <style:style style:name="dvp_5f_code_5f_bash_5f_26" style:display-name="dvp_code_bash_26" style:family="table">
      <style:table-properties style:width="17.099cm" style:rel-width="90%" fo:margin-top="0.4cm" fo:margin-bottom="0.4cm" table:align="center" fo:background-color="#ffffcc">
        <style:background-image/>
      </style:table-properties>
    </style:style>
    <style:style style:name="dvp_5f_code_5f_bash_5f_26.A" style:display-name="dvp_code_bash_26.A" style:family="table-column">
      <style:table-column-properties style:column-width="2.85cm" style:rel-column-width="23*"/>
    </style:style>
    <style:style style:name="dvp_5f_code_5f_bash_5f_26.1" style:display-name="dvp_code_bash_26.1" style:family="table-row">
      <style:table-row-properties fo:background-color="#e6e6ff" style:weight="bold">
        <style:background-image/>
      </style:table-row-properties>
    </style:style>
    <style:style style:name="dvp_5f_code_5f_bash_5f_26.A1" style:display-name="dvp_code_bash_26.A1" style:family="table-cell">
      <style:table-cell-properties fo:padding="0cm" fo:border="0.55pt solid #000000"/>
    </style:style>
    <style:style style:name="dvp_5f_code_5f_bash_5f_26.2" style:display-name="dvp_code_bash_26.2" style:family="table-row">
      <style:table-row-properties fo:background-color="#ffffcc" style:font="Courier New">
        <style:background-image/>
      </style:table-row-properties>
    </style:style>
    <style:style style:name="dvp_5f_code_5f_bash_5f_27" style:display-name="dvp_code_bash_27" style:family="table">
      <style:table-properties style:width="17.099cm" style:rel-width="90%" fo:margin-top="0.4cm" fo:margin-bottom="0.4cm" table:align="center" fo:background-color="#ffffcc">
        <style:background-image/>
      </style:table-properties>
    </style:style>
    <style:style style:name="dvp_5f_code_5f_bash_5f_27.A" style:display-name="dvp_code_bash_27.A" style:family="table-column">
      <style:table-column-properties style:column-width="2.85cm" style:rel-column-width="23*"/>
    </style:style>
    <style:style style:name="dvp_5f_code_5f_bash_5f_27.1" style:display-name="dvp_code_bash_27.1" style:family="table-row">
      <style:table-row-properties fo:background-color="#e6e6ff" style:weight="bold">
        <style:background-image/>
      </style:table-row-properties>
    </style:style>
    <style:style style:name="dvp_5f_code_5f_bash_5f_27.A1" style:display-name="dvp_code_bash_27.A1" style:family="table-cell">
      <style:table-cell-properties fo:padding="0cm" fo:border="0.55pt solid #000000"/>
    </style:style>
    <style:style style:name="dvp_5f_code_5f_bash_5f_27.2" style:display-name="dvp_code_bash_27.2" style:family="table-row">
      <style:table-row-properties fo:background-color="#ffffcc" style:font="Courier New">
        <style:background-image/>
      </style:table-row-properties>
    </style:style>
    <style:style style:name="dvp_5f_code_5f_bash_5f_28" style:display-name="dvp_code_bash_28" style:family="table">
      <style:table-properties style:width="17.099cm" style:rel-width="90%" fo:margin-top="0.4cm" fo:margin-bottom="0.4cm" table:align="center" fo:background-color="#ffffcc">
        <style:background-image/>
      </style:table-properties>
    </style:style>
    <style:style style:name="dvp_5f_code_5f_bash_5f_28.A" style:display-name="dvp_code_bash_28.A" style:family="table-column">
      <style:table-column-properties style:column-width="2.85cm" style:rel-column-width="23*"/>
    </style:style>
    <style:style style:name="dvp_5f_code_5f_bash_5f_28.1" style:display-name="dvp_code_bash_28.1" style:family="table-row">
      <style:table-row-properties fo:background-color="#e6e6ff" style:weight="bold">
        <style:background-image/>
      </style:table-row-properties>
    </style:style>
    <style:style style:name="dvp_5f_code_5f_bash_5f_28.A1" style:display-name="dvp_code_bash_28.A1" style:family="table-cell">
      <style:table-cell-properties fo:padding="0cm" fo:border="0.55pt solid #000000"/>
    </style:style>
    <style:style style:name="dvp_5f_code_5f_bash_5f_28.2" style:display-name="dvp_code_bash_28.2" style:family="table-row">
      <style:table-row-properties fo:background-color="#ffffcc" style:font="Courier New">
        <style:background-image/>
      </style:table-row-properties>
    </style:style>
    <style:style style:name="dvp_5f_code_5f_bash_5f_29" style:display-name="dvp_code_bash_29" style:family="table">
      <style:table-properties style:width="17.099cm" style:rel-width="90%" fo:margin-top="0.4cm" fo:margin-bottom="0.4cm" table:align="center" fo:background-color="#ffffcc">
        <style:background-image/>
      </style:table-properties>
    </style:style>
    <style:style style:name="dvp_5f_code_5f_bash_5f_29.A" style:display-name="dvp_code_bash_29.A" style:family="table-column">
      <style:table-column-properties style:column-width="2.85cm" style:rel-column-width="23*"/>
    </style:style>
    <style:style style:name="dvp_5f_code_5f_bash_5f_29.1" style:display-name="dvp_code_bash_29.1" style:family="table-row">
      <style:table-row-properties fo:background-color="#e6e6ff" style:weight="bold">
        <style:background-image/>
      </style:table-row-properties>
    </style:style>
    <style:style style:name="dvp_5f_code_5f_bash_5f_29.A1" style:display-name="dvp_code_bash_29.A1" style:family="table-cell">
      <style:table-cell-properties fo:padding="0cm" fo:border="0.55pt solid #000000"/>
    </style:style>
    <style:style style:name="dvp_5f_code_5f_bash_5f_29.2" style:display-name="dvp_code_bash_29.2" style:family="table-row">
      <style:table-row-properties fo:background-color="#ffffcc" style:font="Courier New">
        <style:background-image/>
      </style:table-row-properties>
    </style:style>
    <style:style style:name="dvp_5f_code_5f_bash_5f_30" style:display-name="dvp_code_bash_30" style:family="table">
      <style:table-properties style:width="17.099cm" style:rel-width="90%" fo:margin-top="0.4cm" fo:margin-bottom="0.4cm" table:align="center" fo:background-color="#ffffcc">
        <style:background-image/>
      </style:table-properties>
    </style:style>
    <style:style style:name="dvp_5f_code_5f_bash_5f_30.A" style:display-name="dvp_code_bash_30.A" style:family="table-column">
      <style:table-column-properties style:column-width="2.85cm" style:rel-column-width="23*"/>
    </style:style>
    <style:style style:name="dvp_5f_code_5f_bash_5f_30.1" style:display-name="dvp_code_bash_30.1" style:family="table-row">
      <style:table-row-properties fo:background-color="#e6e6ff" style:weight="bold">
        <style:background-image/>
      </style:table-row-properties>
    </style:style>
    <style:style style:name="dvp_5f_code_5f_bash_5f_30.A1" style:display-name="dvp_code_bash_30.A1" style:family="table-cell">
      <style:table-cell-properties fo:padding="0cm" fo:border="0.55pt solid #000000"/>
    </style:style>
    <style:style style:name="dvp_5f_code_5f_bash_5f_30.2" style:display-name="dvp_code_bash_30.2" style:family="table-row">
      <style:table-row-properties fo:background-color="#ffffcc" style:font="Courier New">
        <style:background-image/>
      </style:table-row-properties>
    </style:style>
    <style:style style:name="dvp_5f_code_5f_bash_5f_31" style:display-name="dvp_code_bash_31" style:family="table">
      <style:table-properties style:width="17.099cm" style:rel-width="90%" fo:margin-top="0.4cm" fo:margin-bottom="0.4cm" table:align="center" fo:background-color="#ffffcc">
        <style:background-image/>
      </style:table-properties>
    </style:style>
    <style:style style:name="dvp_5f_code_5f_bash_5f_31.A" style:display-name="dvp_code_bash_31.A" style:family="table-column">
      <style:table-column-properties style:column-width="2.85cm" style:rel-column-width="23*"/>
    </style:style>
    <style:style style:name="dvp_5f_code_5f_bash_5f_31.1" style:display-name="dvp_code_bash_31.1" style:family="table-row">
      <style:table-row-properties fo:background-color="#e6e6ff" style:weight="bold">
        <style:background-image/>
      </style:table-row-properties>
    </style:style>
    <style:style style:name="dvp_5f_code_5f_bash_5f_31.A1" style:display-name="dvp_code_bash_31.A1" style:family="table-cell">
      <style:table-cell-properties fo:padding="0cm" fo:border="0.55pt solid #000000"/>
    </style:style>
    <style:style style:name="dvp_5f_code_5f_bash_5f_31.2" style:display-name="dvp_code_bash_31.2" style:family="table-row">
      <style:table-row-properties fo:background-color="#ffffcc" style:font="Courier New">
        <style:background-image/>
      </style:table-row-properties>
    </style:style>
    <style:style style:name="dvp_5f_code_5f_bash_5f_32" style:display-name="dvp_code_bash_32" style:family="table">
      <style:table-properties style:width="17.099cm" style:rel-width="90%" fo:margin-top="0.4cm" fo:margin-bottom="0.4cm" table:align="center" fo:background-color="#ffffcc">
        <style:background-image/>
      </style:table-properties>
    </style:style>
    <style:style style:name="dvp_5f_code_5f_bash_5f_32.A" style:display-name="dvp_code_bash_32.A" style:family="table-column">
      <style:table-column-properties style:column-width="2.85cm" style:rel-column-width="23*"/>
    </style:style>
    <style:style style:name="dvp_5f_code_5f_bash_5f_32.1" style:display-name="dvp_code_bash_32.1" style:family="table-row">
      <style:table-row-properties fo:background-color="#e6e6ff" style:weight="bold">
        <style:background-image/>
      </style:table-row-properties>
    </style:style>
    <style:style style:name="dvp_5f_code_5f_bash_5f_32.A1" style:display-name="dvp_code_bash_32.A1" style:family="table-cell">
      <style:table-cell-properties fo:padding="0cm" fo:border="0.55pt solid #000000"/>
    </style:style>
    <style:style style:name="dvp_5f_code_5f_bash_5f_32.2" style:display-name="dvp_code_bash_32.2" style:family="table-row">
      <style:table-row-properties fo:background-color="#ffffcc" style:font="Courier New">
        <style:background-image/>
      </style:table-row-properties>
    </style:style>
    <style:style style:name="dvp_5f_code_5f_bash_5f_33" style:display-name="dvp_code_bash_33" style:family="table">
      <style:table-properties style:width="17.099cm" style:rel-width="90%" fo:margin-top="0.4cm" fo:margin-bottom="0.4cm" table:align="center" fo:background-color="#ffffcc">
        <style:background-image/>
      </style:table-properties>
    </style:style>
    <style:style style:name="dvp_5f_code_5f_bash_5f_33.A" style:display-name="dvp_code_bash_33.A" style:family="table-column">
      <style:table-column-properties style:column-width="2.85cm" style:rel-column-width="23*"/>
    </style:style>
    <style:style style:name="dvp_5f_code_5f_bash_5f_33.1" style:display-name="dvp_code_bash_33.1" style:family="table-row">
      <style:table-row-properties fo:background-color="#e6e6ff" style:weight="bold">
        <style:background-image/>
      </style:table-row-properties>
    </style:style>
    <style:style style:name="dvp_5f_code_5f_bash_5f_33.A1" style:display-name="dvp_code_bash_33.A1" style:family="table-cell">
      <style:table-cell-properties fo:padding="0cm" fo:border="0.55pt solid #000000"/>
    </style:style>
    <style:style style:name="dvp_5f_code_5f_bash_5f_33.2" style:display-name="dvp_code_bash_33.2" style:family="table-row">
      <style:table-row-properties fo:background-color="#ffffcc" style:font="Courier New">
        <style:background-image/>
      </style:table-row-properties>
    </style:style>
    <style:style style:name="dvp_5f_code_5f_bash_5f_34" style:display-name="dvp_code_bash_34" style:family="table">
      <style:table-properties style:width="17.099cm" style:rel-width="90%" fo:margin-top="0.4cm" fo:margin-bottom="0.4cm" table:align="center" fo:background-color="#ffffcc">
        <style:background-image/>
      </style:table-properties>
    </style:style>
    <style:style style:name="dvp_5f_code_5f_bash_5f_34.A" style:display-name="dvp_code_bash_34.A" style:family="table-column">
      <style:table-column-properties style:column-width="2.85cm" style:rel-column-width="23*"/>
    </style:style>
    <style:style style:name="dvp_5f_code_5f_bash_5f_34.1" style:display-name="dvp_code_bash_34.1" style:family="table-row">
      <style:table-row-properties fo:background-color="#e6e6ff" style:weight="bold">
        <style:background-image/>
      </style:table-row-properties>
    </style:style>
    <style:style style:name="dvp_5f_code_5f_bash_5f_34.A1" style:display-name="dvp_code_bash_34.A1" style:family="table-cell">
      <style:table-cell-properties fo:padding="0cm" fo:border="0.55pt solid #000000"/>
    </style:style>
    <style:style style:name="dvp_5f_code_5f_bash_5f_34.2" style:display-name="dvp_code_bash_34.2" style:family="table-row">
      <style:table-row-properties fo:background-color="#ffffcc" style:font="Courier New">
        <style:background-image/>
      </style:table-row-properties>
    </style:style>
    <style:style style:name="dvp_5f_code_5f_bash_5f_35" style:display-name="dvp_code_bash_35" style:family="table">
      <style:table-properties style:width="17.099cm" style:rel-width="90%" fo:margin-top="0.4cm" fo:margin-bottom="0.4cm" table:align="center" fo:background-color="#ffffcc">
        <style:background-image/>
      </style:table-properties>
    </style:style>
    <style:style style:name="dvp_5f_code_5f_bash_5f_35.A" style:display-name="dvp_code_bash_35.A" style:family="table-column">
      <style:table-column-properties style:column-width="2.85cm" style:rel-column-width="23*"/>
    </style:style>
    <style:style style:name="dvp_5f_code_5f_bash_5f_35.1" style:display-name="dvp_code_bash_35.1" style:family="table-row">
      <style:table-row-properties fo:background-color="#e6e6ff" style:weight="bold">
        <style:background-image/>
      </style:table-row-properties>
    </style:style>
    <style:style style:name="dvp_5f_code_5f_bash_5f_35.A1" style:display-name="dvp_code_bash_35.A1" style:family="table-cell">
      <style:table-cell-properties fo:padding="0cm" fo:border="0.55pt solid #000000"/>
    </style:style>
    <style:style style:name="dvp_5f_code_5f_bash_5f_35.2" style:display-name="dvp_code_bash_35.2" style:family="table-row">
      <style:table-row-properties fo:background-color="#ffffcc" style:font="Courier New">
        <style:background-image/>
      </style:table-row-properties>
    </style:style>
    <style:style style:name="dvp_5f_code_5f_bash_5f_36" style:display-name="dvp_code_bash_36" style:family="table">
      <style:table-properties style:width="17.099cm" style:rel-width="90%" fo:margin-top="0.4cm" fo:margin-bottom="0.4cm" table:align="center" fo:background-color="#ffffcc">
        <style:background-image/>
      </style:table-properties>
    </style:style>
    <style:style style:name="dvp_5f_code_5f_bash_5f_36.A" style:display-name="dvp_code_bash_36.A" style:family="table-column">
      <style:table-column-properties style:column-width="2.85cm" style:rel-column-width="23*"/>
    </style:style>
    <style:style style:name="dvp_5f_code_5f_bash_5f_36.1" style:display-name="dvp_code_bash_36.1" style:family="table-row">
      <style:table-row-properties fo:background-color="#e6e6ff" style:weight="bold">
        <style:background-image/>
      </style:table-row-properties>
    </style:style>
    <style:style style:name="dvp_5f_code_5f_bash_5f_36.A1" style:display-name="dvp_code_bash_36.A1" style:family="table-cell">
      <style:table-cell-properties fo:padding="0cm" fo:border="0.55pt solid #000000"/>
    </style:style>
    <style:style style:name="dvp_5f_code_5f_bash_5f_36.2" style:display-name="dvp_code_bash_36.2" style:family="table-row">
      <style:table-row-properties fo:background-color="#ffffcc" style:font="Courier New">
        <style:background-image/>
      </style:table-row-properties>
    </style:style>
    <style:style style:name="dvp_5f_code_5f_bash_5f_37" style:display-name="dvp_code_bash_37" style:family="table">
      <style:table-properties style:width="17.099cm" style:rel-width="90%" fo:margin-top="0.4cm" fo:margin-bottom="0.4cm" table:align="center" fo:background-color="#ffffcc">
        <style:background-image/>
      </style:table-properties>
    </style:style>
    <style:style style:name="dvp_5f_code_5f_bash_5f_37.A" style:display-name="dvp_code_bash_37.A" style:family="table-column">
      <style:table-column-properties style:column-width="2.85cm" style:rel-column-width="23*"/>
    </style:style>
    <style:style style:name="dvp_5f_code_5f_bash_5f_37.1" style:display-name="dvp_code_bash_37.1" style:family="table-row">
      <style:table-row-properties fo:background-color="#e6e6ff" style:weight="bold">
        <style:background-image/>
      </style:table-row-properties>
    </style:style>
    <style:style style:name="dvp_5f_code_5f_bash_5f_37.A1" style:display-name="dvp_code_bash_37.A1" style:family="table-cell">
      <style:table-cell-properties fo:padding="0cm" fo:border="0.55pt solid #000000"/>
    </style:style>
    <style:style style:name="dvp_5f_code_5f_bash_5f_37.2" style:display-name="dvp_code_bash_37.2" style:family="table-row">
      <style:table-row-properties fo:background-color="#ffffcc" style:font="Courier New">
        <style:background-image/>
      </style:table-row-properties>
    </style:style>
    <style:style style:name="dvp_5f_code_5f_bash_5f_38" style:display-name="dvp_code_bash_38" style:family="table">
      <style:table-properties style:width="17.099cm" style:rel-width="90%" fo:margin-top="0.4cm" fo:margin-bottom="0.4cm" table:align="center" fo:background-color="#ffffcc">
        <style:background-image/>
      </style:table-properties>
    </style:style>
    <style:style style:name="dvp_5f_code_5f_bash_5f_38.A" style:display-name="dvp_code_bash_38.A" style:family="table-column">
      <style:table-column-properties style:column-width="2.85cm" style:rel-column-width="23*"/>
    </style:style>
    <style:style style:name="dvp_5f_code_5f_bash_5f_38.1" style:display-name="dvp_code_bash_38.1" style:family="table-row">
      <style:table-row-properties fo:background-color="#e6e6ff" style:weight="bold">
        <style:background-image/>
      </style:table-row-properties>
    </style:style>
    <style:style style:name="dvp_5f_code_5f_bash_5f_38.A1" style:display-name="dvp_code_bash_38.A1" style:family="table-cell">
      <style:table-cell-properties fo:padding="0cm" fo:border="0.55pt solid #000000"/>
    </style:style>
    <style:style style:name="dvp_5f_code_5f_bash_5f_38.2" style:display-name="dvp_code_bash_38.2" style:family="table-row">
      <style:table-row-properties fo:background-color="#ffffcc" style:font="Courier New">
        <style:background-image/>
      </style:table-row-properties>
    </style:style>
    <style:style style:name="dvp_5f_code_5f_bash_5f_39" style:display-name="dvp_code_bash_39" style:family="table">
      <style:table-properties style:width="17.099cm" style:rel-width="90%" fo:margin-top="0.4cm" fo:margin-bottom="0.4cm" table:align="center" fo:background-color="#ffffcc">
        <style:background-image/>
      </style:table-properties>
    </style:style>
    <style:style style:name="dvp_5f_code_5f_bash_5f_39.A" style:display-name="dvp_code_bash_39.A" style:family="table-column">
      <style:table-column-properties style:column-width="2.85cm" style:rel-column-width="23*"/>
    </style:style>
    <style:style style:name="dvp_5f_code_5f_bash_5f_39.1" style:display-name="dvp_code_bash_39.1" style:family="table-row">
      <style:table-row-properties fo:background-color="#e6e6ff" style:weight="bold">
        <style:background-image/>
      </style:table-row-properties>
    </style:style>
    <style:style style:name="dvp_5f_code_5f_bash_5f_39.A1" style:display-name="dvp_code_bash_39.A1" style:family="table-cell">
      <style:table-cell-properties fo:padding="0cm" fo:border="0.55pt solid #000000"/>
    </style:style>
    <style:style style:name="dvp_5f_code_5f_bash_5f_39.2" style:display-name="dvp_code_bash_39.2" style:family="table-row">
      <style:table-row-properties fo:background-color="#ffffcc" style:font="Courier New">
        <style:background-image/>
      </style:table-row-properties>
    </style:style>
    <style:style style:name="dvp_5f_code_5f_bash_5f_40" style:display-name="dvp_code_bash_40" style:family="table">
      <style:table-properties style:width="17.099cm" style:rel-width="90%" fo:margin-top="0.4cm" fo:margin-bottom="0.4cm" table:align="center" fo:background-color="#ffffcc">
        <style:background-image/>
      </style:table-properties>
    </style:style>
    <style:style style:name="dvp_5f_code_5f_bash_5f_40.A" style:display-name="dvp_code_bash_40.A" style:family="table-column">
      <style:table-column-properties style:column-width="2.85cm" style:rel-column-width="23*"/>
    </style:style>
    <style:style style:name="dvp_5f_code_5f_bash_5f_40.1" style:display-name="dvp_code_bash_40.1" style:family="table-row">
      <style:table-row-properties fo:background-color="#e6e6ff" style:weight="bold">
        <style:background-image/>
      </style:table-row-properties>
    </style:style>
    <style:style style:name="dvp_5f_code_5f_bash_5f_40.A1" style:display-name="dvp_code_bash_40.A1" style:family="table-cell">
      <style:table-cell-properties fo:padding="0cm" fo:border="0.55pt solid #000000"/>
    </style:style>
    <style:style style:name="dvp_5f_code_5f_bash_5f_40.2" style:display-name="dvp_code_bash_40.2" style:family="table-row">
      <style:table-row-properties fo:background-color="#ffffcc" style:font="Courier New">
        <style:background-image/>
      </style:table-row-properties>
    </style:style>
    <style:style style:name="dvp_5f_code_5f_bash_5f_41" style:display-name="dvp_code_bash_41" style:family="table">
      <style:table-properties style:width="17.099cm" style:rel-width="90%" fo:margin-top="0.4cm" fo:margin-bottom="0.4cm" table:align="center" fo:background-color="#ffffcc">
        <style:background-image/>
      </style:table-properties>
    </style:style>
    <style:style style:name="dvp_5f_code_5f_bash_5f_41.A" style:display-name="dvp_code_bash_41.A" style:family="table-column">
      <style:table-column-properties style:column-width="2.85cm" style:rel-column-width="23*"/>
    </style:style>
    <style:style style:name="dvp_5f_code_5f_bash_5f_41.1" style:display-name="dvp_code_bash_41.1" style:family="table-row">
      <style:table-row-properties fo:background-color="#e6e6ff" style:weight="bold">
        <style:background-image/>
      </style:table-row-properties>
    </style:style>
    <style:style style:name="dvp_5f_code_5f_bash_5f_41.A1" style:display-name="dvp_code_bash_41.A1" style:family="table-cell">
      <style:table-cell-properties fo:padding="0cm" fo:border="0.55pt solid #000000"/>
    </style:style>
    <style:style style:name="dvp_5f_code_5f_bash_5f_41.2" style:display-name="dvp_code_bash_41.2" style:family="table-row">
      <style:table-row-properties fo:background-color="#ffffcc" style:font="Courier New">
        <style:background-image/>
      </style:table-row-properties>
    </style:style>
    <style:style style:name="dvp_5f_code_5f_bash_5f_42" style:display-name="dvp_code_bash_42" style:family="table">
      <style:table-properties style:width="17.099cm" style:rel-width="90%" fo:margin-top="0.4cm" fo:margin-bottom="0.4cm" table:align="center" fo:background-color="#ffffcc">
        <style:background-image/>
      </style:table-properties>
    </style:style>
    <style:style style:name="dvp_5f_code_5f_bash_5f_42.A" style:display-name="dvp_code_bash_42.A" style:family="table-column">
      <style:table-column-properties style:column-width="2.85cm" style:rel-column-width="23*"/>
    </style:style>
    <style:style style:name="dvp_5f_code_5f_bash_5f_42.1" style:display-name="dvp_code_bash_42.1" style:family="table-row">
      <style:table-row-properties fo:background-color="#e6e6ff" style:weight="bold">
        <style:background-image/>
      </style:table-row-properties>
    </style:style>
    <style:style style:name="dvp_5f_code_5f_bash_5f_42.A1" style:display-name="dvp_code_bash_42.A1" style:family="table-cell">
      <style:table-cell-properties fo:padding="0cm" fo:border="0.55pt solid #000000"/>
    </style:style>
    <style:style style:name="dvp_5f_code_5f_bash_5f_42.2" style:display-name="dvp_code_bash_42.2" style:family="table-row">
      <style:table-row-properties fo:background-color="#ffffcc" style:font="Courier New">
        <style:background-image/>
      </style:table-row-properties>
    </style:style>
    <style:style style:name="dvp_5f_code_5f_bash_5f_43" style:display-name="dvp_code_bash_43" style:family="table">
      <style:table-properties style:width="17.099cm" style:rel-width="90%" fo:margin-top="0.4cm" fo:margin-bottom="0.4cm" table:align="center" fo:background-color="#ffffcc">
        <style:background-image/>
      </style:table-properties>
    </style:style>
    <style:style style:name="dvp_5f_code_5f_bash_5f_43.A" style:display-name="dvp_code_bash_43.A" style:family="table-column">
      <style:table-column-properties style:column-width="2.85cm" style:rel-column-width="23*"/>
    </style:style>
    <style:style style:name="dvp_5f_code_5f_bash_5f_43.1" style:display-name="dvp_code_bash_43.1" style:family="table-row">
      <style:table-row-properties fo:background-color="#e6e6ff" style:weight="bold">
        <style:background-image/>
      </style:table-row-properties>
    </style:style>
    <style:style style:name="dvp_5f_code_5f_bash_5f_43.A1" style:display-name="dvp_code_bash_43.A1" style:family="table-cell">
      <style:table-cell-properties fo:padding="0cm" fo:border="0.55pt solid #000000"/>
    </style:style>
    <style:style style:name="dvp_5f_code_5f_bash_5f_43.2" style:display-name="dvp_code_bash_43.2" style:family="table-row">
      <style:table-row-properties fo:background-color="#ffffcc" style:font="Courier New">
        <style:background-image/>
      </style:table-row-properties>
    </style:style>
    <style:style style:name="dvp_5f_code_5f_bash_5f_44" style:display-name="dvp_code_bash_44" style:family="table">
      <style:table-properties style:width="17.099cm" style:rel-width="90%" fo:margin-top="0.4cm" fo:margin-bottom="0.4cm" table:align="center" fo:background-color="#ffffcc">
        <style:background-image/>
      </style:table-properties>
    </style:style>
    <style:style style:name="dvp_5f_code_5f_bash_5f_44.A" style:display-name="dvp_code_bash_44.A" style:family="table-column">
      <style:table-column-properties style:column-width="2.85cm" style:rel-column-width="23*"/>
    </style:style>
    <style:style style:name="dvp_5f_code_5f_bash_5f_44.1" style:display-name="dvp_code_bash_44.1" style:family="table-row">
      <style:table-row-properties fo:background-color="#e6e6ff" style:weight="bold">
        <style:background-image/>
      </style:table-row-properties>
    </style:style>
    <style:style style:name="dvp_5f_code_5f_bash_5f_44.A1" style:display-name="dvp_code_bash_44.A1" style:family="table-cell">
      <style:table-cell-properties fo:padding="0cm" fo:border="0.55pt solid #000000"/>
    </style:style>
    <style:style style:name="dvp_5f_code_5f_bash_5f_44.2" style:display-name="dvp_code_bash_44.2" style:family="table-row">
      <style:table-row-properties fo:background-color="#ffffcc" style:font="Courier New">
        <style:background-image/>
      </style:table-row-properties>
    </style:style>
    <style:style style:name="dvp_5f_code_5f_bash_5f_45" style:display-name="dvp_code_bash_45" style:family="table">
      <style:table-properties style:width="17.099cm" style:rel-width="90%" fo:margin-top="0.4cm" fo:margin-bottom="0.4cm" table:align="center" fo:background-color="#ffffcc">
        <style:background-image/>
      </style:table-properties>
    </style:style>
    <style:style style:name="dvp_5f_code_5f_bash_5f_45.A" style:display-name="dvp_code_bash_45.A" style:family="table-column">
      <style:table-column-properties style:column-width="2.85cm" style:rel-column-width="23*"/>
    </style:style>
    <style:style style:name="dvp_5f_code_5f_bash_5f_45.1" style:display-name="dvp_code_bash_45.1" style:family="table-row">
      <style:table-row-properties fo:background-color="#e6e6ff" style:weight="bold">
        <style:background-image/>
      </style:table-row-properties>
    </style:style>
    <style:style style:name="dvp_5f_code_5f_bash_5f_45.A1" style:display-name="dvp_code_bash_45.A1" style:family="table-cell">
      <style:table-cell-properties fo:padding="0cm" fo:border="0.55pt solid #000000"/>
    </style:style>
    <style:style style:name="dvp_5f_code_5f_bash_5f_45.2" style:display-name="dvp_code_bash_45.2" style:family="table-row">
      <style:table-row-properties fo:background-color="#ffffcc" style:font="Courier New">
        <style:background-image/>
      </style:table-row-properties>
    </style:style>
    <style:style style:name="dvp_5f_code_5f_bash_5f_46" style:display-name="dvp_code_bash_46" style:family="table">
      <style:table-properties style:width="17.099cm" style:rel-width="90%" fo:margin-top="0.4cm" fo:margin-bottom="0.4cm" table:align="center" fo:background-color="#ffffcc">
        <style:background-image/>
      </style:table-properties>
    </style:style>
    <style:style style:name="dvp_5f_code_5f_bash_5f_46.A" style:display-name="dvp_code_bash_46.A" style:family="table-column">
      <style:table-column-properties style:column-width="2.85cm" style:rel-column-width="23*"/>
    </style:style>
    <style:style style:name="dvp_5f_code_5f_bash_5f_46.1" style:display-name="dvp_code_bash_46.1" style:family="table-row">
      <style:table-row-properties fo:background-color="#e6e6ff" style:weight="bold">
        <style:background-image/>
      </style:table-row-properties>
    </style:style>
    <style:style style:name="dvp_5f_code_5f_bash_5f_46.A1" style:display-name="dvp_code_bash_46.A1" style:family="table-cell">
      <style:table-cell-properties fo:padding="0cm" fo:border="0.55pt solid #000000"/>
    </style:style>
    <style:style style:name="dvp_5f_code_5f_bash_5f_46.2" style:display-name="dvp_code_bash_46.2" style:family="table-row">
      <style:table-row-properties fo:background-color="#ffffcc" style:font="Courier New">
        <style:background-image/>
      </style:table-row-properties>
    </style:style>
    <style:style style:name="dvp_5f_code_5f_bash_5f_47" style:display-name="dvp_code_bash_47" style:family="table">
      <style:table-properties style:width="17.099cm" style:rel-width="90%" fo:margin-top="0.4cm" fo:margin-bottom="0.4cm" table:align="center" fo:background-color="#ffffcc">
        <style:background-image/>
      </style:table-properties>
    </style:style>
    <style:style style:name="dvp_5f_code_5f_bash_5f_47.A" style:display-name="dvp_code_bash_47.A" style:family="table-column">
      <style:table-column-properties style:column-width="2.85cm" style:rel-column-width="23*"/>
    </style:style>
    <style:style style:name="dvp_5f_code_5f_bash_5f_47.1" style:display-name="dvp_code_bash_47.1" style:family="table-row">
      <style:table-row-properties fo:background-color="#e6e6ff" style:weight="bold">
        <style:background-image/>
      </style:table-row-properties>
    </style:style>
    <style:style style:name="dvp_5f_code_5f_bash_5f_47.A1" style:display-name="dvp_code_bash_47.A1" style:family="table-cell">
      <style:table-cell-properties fo:padding="0cm" fo:border="0.55pt solid #000000"/>
    </style:style>
    <style:style style:name="dvp_5f_code_5f_bash_5f_47.2" style:display-name="dvp_code_bash_47.2" style:family="table-row">
      <style:table-row-properties fo:background-color="#ffffcc" style:font="Courier New">
        <style:background-image/>
      </style:table-row-properties>
    </style:style>
    <style:style style:name="dvp_5f_code_5f_bash_5f_48" style:display-name="dvp_code_bash_48" style:family="table">
      <style:table-properties style:width="17.099cm" style:rel-width="90%" fo:margin-top="0.4cm" fo:margin-bottom="0.4cm" table:align="center" fo:background-color="#ffffcc">
        <style:background-image/>
      </style:table-properties>
    </style:style>
    <style:style style:name="dvp_5f_code_5f_bash_5f_48.A" style:display-name="dvp_code_bash_48.A" style:family="table-column">
      <style:table-column-properties style:column-width="2.85cm" style:rel-column-width="23*"/>
    </style:style>
    <style:style style:name="dvp_5f_code_5f_bash_5f_48.1" style:display-name="dvp_code_bash_48.1" style:family="table-row">
      <style:table-row-properties fo:background-color="#e6e6ff" style:weight="bold">
        <style:background-image/>
      </style:table-row-properties>
    </style:style>
    <style:style style:name="dvp_5f_code_5f_bash_5f_48.A1" style:display-name="dvp_code_bash_48.A1" style:family="table-cell">
      <style:table-cell-properties fo:padding="0cm" fo:border="0.55pt solid #000000"/>
    </style:style>
    <style:style style:name="dvp_5f_code_5f_bash_5f_48.2" style:display-name="dvp_code_bash_48.2" style:family="table-row">
      <style:table-row-properties fo:background-color="#ffffcc" style:font="Courier New">
        <style:background-image/>
      </style:table-row-properties>
    </style:style>
    <style:style style:name="dvp_5f_code_5f_bash_5f_49" style:display-name="dvp_code_bash_49" style:family="table">
      <style:table-properties style:width="17.099cm" style:rel-width="90%" fo:margin-top="0.4cm" fo:margin-bottom="0.4cm" table:align="center" fo:background-color="#ffffcc">
        <style:background-image/>
      </style:table-properties>
    </style:style>
    <style:style style:name="dvp_5f_code_5f_bash_5f_49.A" style:display-name="dvp_code_bash_49.A" style:family="table-column">
      <style:table-column-properties style:column-width="2.85cm" style:rel-column-width="23*"/>
    </style:style>
    <style:style style:name="dvp_5f_code_5f_bash_5f_49.1" style:display-name="dvp_code_bash_49.1" style:family="table-row">
      <style:table-row-properties fo:background-color="#e6e6ff" style:weight="bold">
        <style:background-image/>
      </style:table-row-properties>
    </style:style>
    <style:style style:name="dvp_5f_code_5f_bash_5f_49.A1" style:display-name="dvp_code_bash_49.A1" style:family="table-cell">
      <style:table-cell-properties fo:padding="0cm" fo:border="0.55pt solid #000000"/>
    </style:style>
    <style:style style:name="dvp_5f_code_5f_bash_5f_49.2" style:display-name="dvp_code_bash_49.2" style:family="table-row">
      <style:table-row-properties fo:background-color="#ffffcc" style:font="Courier New">
        <style:background-image/>
      </style:table-row-properties>
    </style:style>
    <style:style style:name="dvp_5f_code_5f_bash_5f_50" style:display-name="dvp_code_bash_50" style:family="table">
      <style:table-properties style:width="17.099cm" style:rel-width="90%" fo:margin-top="0.4cm" fo:margin-bottom="0.4cm" table:align="center" fo:background-color="#ffffcc">
        <style:background-image/>
      </style:table-properties>
    </style:style>
    <style:style style:name="dvp_5f_code_5f_bash_5f_50.A" style:display-name="dvp_code_bash_50.A" style:family="table-column">
      <style:table-column-properties style:column-width="2.85cm" style:rel-column-width="23*"/>
    </style:style>
    <style:style style:name="dvp_5f_code_5f_bash_5f_50.1" style:display-name="dvp_code_bash_50.1" style:family="table-row">
      <style:table-row-properties fo:background-color="#e6e6ff" style:weight="bold">
        <style:background-image/>
      </style:table-row-properties>
    </style:style>
    <style:style style:name="dvp_5f_code_5f_bash_5f_50.A1" style:display-name="dvp_code_bash_50.A1" style:family="table-cell">
      <style:table-cell-properties fo:padding="0cm" fo:border="0.55pt solid #000000"/>
    </style:style>
    <style:style style:name="dvp_5f_code_5f_bash_5f_50.2" style:display-name="dvp_code_bash_50.2" style:family="table-row">
      <style:table-row-properties fo:background-color="#ffffcc" style:font="Courier New">
        <style:background-image/>
      </style:table-row-properties>
    </style:style>
    <style:style style:name="dvp_5f_code_5f_bash_5f_51" style:display-name="dvp_code_bash_51" style:family="table">
      <style:table-properties style:width="17.099cm" style:rel-width="90%" fo:margin-top="0.4cm" fo:margin-bottom="0.4cm" table:align="center" fo:background-color="#ffffcc">
        <style:background-image/>
      </style:table-properties>
    </style:style>
    <style:style style:name="dvp_5f_code_5f_bash_5f_51.A" style:display-name="dvp_code_bash_51.A" style:family="table-column">
      <style:table-column-properties style:column-width="2.85cm" style:rel-column-width="23*"/>
    </style:style>
    <style:style style:name="dvp_5f_code_5f_bash_5f_51.1" style:display-name="dvp_code_bash_51.1" style:family="table-row">
      <style:table-row-properties fo:background-color="#e6e6ff" style:weight="bold">
        <style:background-image/>
      </style:table-row-properties>
    </style:style>
    <style:style style:name="dvp_5f_code_5f_bash_5f_51.A1" style:display-name="dvp_code_bash_51.A1" style:family="table-cell">
      <style:table-cell-properties fo:padding="0cm" fo:border="0.55pt solid #000000"/>
    </style:style>
    <style:style style:name="dvp_5f_code_5f_bash_5f_51.2" style:display-name="dvp_code_bash_51.2" style:family="table-row">
      <style:table-row-properties fo:background-color="#ffffcc" style:font="Courier New">
        <style:background-image/>
      </style:table-row-properties>
    </style:style>
    <style:style style:name="dvp_5f_code_5f_bash_5f_52" style:display-name="dvp_code_bash_52" style:family="table">
      <style:table-properties style:width="17.099cm" style:rel-width="90%" fo:margin-top="0.4cm" fo:margin-bottom="0.4cm" table:align="center" fo:background-color="#ffffcc">
        <style:background-image/>
      </style:table-properties>
    </style:style>
    <style:style style:name="dvp_5f_code_5f_bash_5f_52.A" style:display-name="dvp_code_bash_52.A" style:family="table-column">
      <style:table-column-properties style:column-width="2.85cm" style:rel-column-width="23*"/>
    </style:style>
    <style:style style:name="dvp_5f_code_5f_bash_5f_52.1" style:display-name="dvp_code_bash_52.1" style:family="table-row">
      <style:table-row-properties fo:background-color="#e6e6ff" style:weight="bold">
        <style:background-image/>
      </style:table-row-properties>
    </style:style>
    <style:style style:name="dvp_5f_code_5f_bash_5f_52.A1" style:display-name="dvp_code_bash_52.A1" style:family="table-cell">
      <style:table-cell-properties fo:padding="0cm" fo:border="0.55pt solid #000000"/>
    </style:style>
    <style:style style:name="dvp_5f_code_5f_bash_5f_52.2" style:display-name="dvp_code_bash_52.2" style:family="table-row">
      <style:table-row-properties fo:background-color="#ffffcc" style:font="Courier New">
        <style:background-image/>
      </style:table-row-properties>
    </style:style>
    <style:style style:name="dvp_5f_code_5f_bash_5f_53" style:display-name="dvp_code_bash_53" style:family="table">
      <style:table-properties style:width="17.099cm" style:rel-width="90%" fo:margin-top="0.4cm" fo:margin-bottom="0.4cm" table:align="center" fo:background-color="#ffffcc">
        <style:background-image/>
      </style:table-properties>
    </style:style>
    <style:style style:name="dvp_5f_code_5f_bash_5f_53.A" style:display-name="dvp_code_bash_53.A" style:family="table-column">
      <style:table-column-properties style:column-width="2.85cm" style:rel-column-width="23*"/>
    </style:style>
    <style:style style:name="dvp_5f_code_5f_bash_5f_53.1" style:display-name="dvp_code_bash_53.1" style:family="table-row">
      <style:table-row-properties fo:background-color="#e6e6ff" style:weight="bold">
        <style:background-image/>
      </style:table-row-properties>
    </style:style>
    <style:style style:name="dvp_5f_code_5f_bash_5f_53.A1" style:display-name="dvp_code_bash_53.A1" style:family="table-cell">
      <style:table-cell-properties fo:padding="0cm" fo:border="0.55pt solid #000000"/>
    </style:style>
    <style:style style:name="dvp_5f_code_5f_bash_5f_53.2" style:display-name="dvp_code_bash_53.2" style:family="table-row">
      <style:table-row-properties fo:background-color="#ffffcc" style:font="Courier New">
        <style:background-image/>
      </style:table-row-properties>
    </style:style>
    <style:style style:name="dvp_5f_code_5f_bash_5f_54" style:display-name="dvp_code_bash_54" style:family="table">
      <style:table-properties style:width="17.099cm" style:rel-width="90%" fo:margin-top="0.4cm" fo:margin-bottom="0.4cm" table:align="center" fo:background-color="#ffffcc">
        <style:background-image/>
      </style:table-properties>
    </style:style>
    <style:style style:name="dvp_5f_code_5f_bash_5f_54.A" style:display-name="dvp_code_bash_54.A" style:family="table-column">
      <style:table-column-properties style:column-width="2.85cm" style:rel-column-width="23*"/>
    </style:style>
    <style:style style:name="dvp_5f_code_5f_bash_5f_54.1" style:display-name="dvp_code_bash_54.1" style:family="table-row">
      <style:table-row-properties fo:background-color="#e6e6ff" style:weight="bold">
        <style:background-image/>
      </style:table-row-properties>
    </style:style>
    <style:style style:name="dvp_5f_code_5f_bash_5f_54.A1" style:display-name="dvp_code_bash_54.A1" style:family="table-cell">
      <style:table-cell-properties fo:padding="0cm" fo:border="0.55pt solid #000000"/>
    </style:style>
    <style:style style:name="dvp_5f_code_5f_bash_5f_54.2" style:display-name="dvp_code_bash_54.2" style:family="table-row">
      <style:table-row-properties fo:background-color="#ffffcc" style:font="Courier New">
        <style:background-image/>
      </style:table-row-properties>
    </style:style>
    <style:style style:name="dvp_5f_code_5f_bash_5f_55" style:display-name="dvp_code_bash_55" style:family="table">
      <style:table-properties style:width="17.099cm" style:rel-width="90%" fo:margin-top="0.4cm" fo:margin-bottom="0.4cm" table:align="center" fo:background-color="#ffffcc">
        <style:background-image/>
      </style:table-properties>
    </style:style>
    <style:style style:name="dvp_5f_code_5f_bash_5f_55.A" style:display-name="dvp_code_bash_55.A" style:family="table-column">
      <style:table-column-properties style:column-width="2.85cm" style:rel-column-width="23*"/>
    </style:style>
    <style:style style:name="dvp_5f_code_5f_bash_5f_55.1" style:display-name="dvp_code_bash_55.1" style:family="table-row">
      <style:table-row-properties fo:background-color="#e6e6ff" style:weight="bold">
        <style:background-image/>
      </style:table-row-properties>
    </style:style>
    <style:style style:name="dvp_5f_code_5f_bash_5f_55.A1" style:display-name="dvp_code_bash_55.A1" style:family="table-cell">
      <style:table-cell-properties fo:padding="0cm" fo:border="0.55pt solid #000000"/>
    </style:style>
    <style:style style:name="dvp_5f_code_5f_bash_5f_55.2" style:display-name="dvp_code_bash_55.2" style:family="table-row">
      <style:table-row-properties fo:background-color="#ffffcc" style:font="Courier New">
        <style:background-image/>
      </style:table-row-properties>
    </style:style>
    <style:style style:name="dvp_5f_code_5f_bash_5f_56" style:display-name="dvp_code_bash_56" style:family="table">
      <style:table-properties style:width="17.099cm" style:rel-width="90%" fo:margin-top="0.4cm" fo:margin-bottom="0.4cm" table:align="center" fo:background-color="#ffffcc">
        <style:background-image/>
      </style:table-properties>
    </style:style>
    <style:style style:name="dvp_5f_code_5f_bash_5f_56.A" style:display-name="dvp_code_bash_56.A" style:family="table-column">
      <style:table-column-properties style:column-width="2.85cm" style:rel-column-width="23*"/>
    </style:style>
    <style:style style:name="dvp_5f_code_5f_bash_5f_56.1" style:display-name="dvp_code_bash_56.1" style:family="table-row">
      <style:table-row-properties fo:background-color="#e6e6ff" style:weight="bold">
        <style:background-image/>
      </style:table-row-properties>
    </style:style>
    <style:style style:name="dvp_5f_code_5f_bash_5f_56.A1" style:display-name="dvp_code_bash_56.A1" style:family="table-cell">
      <style:table-cell-properties fo:padding="0cm" fo:border="0.55pt solid #000000"/>
    </style:style>
    <style:style style:name="dvp_5f_code_5f_bash_5f_56.2" style:display-name="dvp_code_bash_56.2" style:family="table-row">
      <style:table-row-properties fo:background-color="#ffffcc" style:font="Courier New">
        <style:background-image/>
      </style:table-row-properties>
    </style:style>
    <style:style style:name="dvp_5f_code_5f_bash_5f_57" style:display-name="dvp_code_bash_57" style:family="table">
      <style:table-properties style:width="17.099cm" style:rel-width="90%" fo:margin-top="0.4cm" fo:margin-bottom="0.4cm" table:align="center" fo:background-color="#ffffcc">
        <style:background-image/>
      </style:table-properties>
    </style:style>
    <style:style style:name="dvp_5f_code_5f_bash_5f_57.A" style:display-name="dvp_code_bash_57.A" style:family="table-column">
      <style:table-column-properties style:column-width="2.85cm" style:rel-column-width="23*"/>
    </style:style>
    <style:style style:name="dvp_5f_code_5f_bash_5f_57.1" style:display-name="dvp_code_bash_57.1" style:family="table-row">
      <style:table-row-properties fo:background-color="#e6e6ff" style:weight="bold">
        <style:background-image/>
      </style:table-row-properties>
    </style:style>
    <style:style style:name="dvp_5f_code_5f_bash_5f_57.A1" style:display-name="dvp_code_bash_57.A1" style:family="table-cell">
      <style:table-cell-properties fo:padding="0cm" fo:border="0.55pt solid #000000"/>
    </style:style>
    <style:style style:name="dvp_5f_code_5f_bash_5f_57.2" style:display-name="dvp_code_bash_57.2" style:family="table-row">
      <style:table-row-properties fo:background-color="#ffffcc" style:font="Courier New">
        <style:background-image/>
      </style:table-row-properties>
    </style:style>
    <style:style style:name="dvp_5f_code_5f_bash_5f_58" style:display-name="dvp_code_bash_58" style:family="table">
      <style:table-properties style:width="17.099cm" style:rel-width="90%" fo:margin-top="0.4cm" fo:margin-bottom="0.4cm" table:align="center" fo:background-color="#ffffcc">
        <style:background-image/>
      </style:table-properties>
    </style:style>
    <style:style style:name="dvp_5f_code_5f_bash_5f_58.A" style:display-name="dvp_code_bash_58.A" style:family="table-column">
      <style:table-column-properties style:column-width="2.85cm" style:rel-column-width="23*"/>
    </style:style>
    <style:style style:name="dvp_5f_code_5f_bash_5f_58.1" style:display-name="dvp_code_bash_58.1" style:family="table-row">
      <style:table-row-properties fo:background-color="#e6e6ff" style:weight="bold">
        <style:background-image/>
      </style:table-row-properties>
    </style:style>
    <style:style style:name="dvp_5f_code_5f_bash_5f_58.A1" style:display-name="dvp_code_bash_58.A1" style:family="table-cell">
      <style:table-cell-properties fo:padding="0cm" fo:border="0.55pt solid #000000"/>
    </style:style>
    <style:style style:name="dvp_5f_code_5f_bash_5f_58.2" style:display-name="dvp_code_bash_58.2" style:family="table-row">
      <style:table-row-properties fo:background-color="#ffffcc" style:font="Courier New">
        <style:background-image/>
      </style:table-row-properties>
    </style:style>
    <style:style style:name="dvp_5f_code_5f_bash_5f_59" style:display-name="dvp_code_bash_59" style:family="table">
      <style:table-properties style:width="17.099cm" style:rel-width="90%" fo:margin-top="0.4cm" fo:margin-bottom="0.4cm" table:align="center" fo:background-color="#ffffcc">
        <style:background-image/>
      </style:table-properties>
    </style:style>
    <style:style style:name="dvp_5f_code_5f_bash_5f_59.A" style:display-name="dvp_code_bash_59.A" style:family="table-column">
      <style:table-column-properties style:column-width="2.85cm" style:rel-column-width="23*"/>
    </style:style>
    <style:style style:name="dvp_5f_code_5f_bash_5f_59.1" style:display-name="dvp_code_bash_59.1" style:family="table-row">
      <style:table-row-properties fo:background-color="#e6e6ff" style:weight="bold">
        <style:background-image/>
      </style:table-row-properties>
    </style:style>
    <style:style style:name="dvp_5f_code_5f_bash_5f_59.A1" style:display-name="dvp_code_bash_59.A1" style:family="table-cell">
      <style:table-cell-properties fo:padding="0cm" fo:border="0.55pt solid #000000"/>
    </style:style>
    <style:style style:name="dvp_5f_code_5f_bash_5f_59.2" style:display-name="dvp_code_bash_59.2" style:family="table-row">
      <style:table-row-properties fo:background-color="#ffffcc" style:font="Courier New">
        <style:background-image/>
      </style:table-row-properties>
    </style:style>
    <style:style style:name="dvp_5f_code_5f_bash_5f_60" style:display-name="dvp_code_bash_60" style:family="table">
      <style:table-properties style:width="17.099cm" style:rel-width="90%" fo:margin-top="0.4cm" fo:margin-bottom="0.4cm" table:align="center" fo:background-color="#ffffcc">
        <style:background-image/>
      </style:table-properties>
    </style:style>
    <style:style style:name="dvp_5f_code_5f_bash_5f_60.A" style:display-name="dvp_code_bash_60.A" style:family="table-column">
      <style:table-column-properties style:column-width="2.85cm" style:rel-column-width="23*"/>
    </style:style>
    <style:style style:name="dvp_5f_code_5f_bash_5f_60.1" style:display-name="dvp_code_bash_60.1" style:family="table-row">
      <style:table-row-properties fo:background-color="#e6e6ff" style:weight="bold">
        <style:background-image/>
      </style:table-row-properties>
    </style:style>
    <style:style style:name="dvp_5f_code_5f_bash_5f_60.A1" style:display-name="dvp_code_bash_60.A1" style:family="table-cell">
      <style:table-cell-properties fo:padding="0cm" fo:border="0.55pt solid #000000"/>
    </style:style>
    <style:style style:name="dvp_5f_code_5f_bash_5f_60.2" style:display-name="dvp_code_bash_60.2" style:family="table-row">
      <style:table-row-properties fo:background-color="#ffffcc" style:font="Courier New">
        <style:background-image/>
      </style:table-row-properties>
    </style:style>
    <style:style style:name="dvp_5f_code_5f_text_5f_61" style:display-name="dvp_code_text_61" style:family="table">
      <style:table-properties style:width="17.099cm" style:rel-width="90%" fo:margin-top="0.4cm" fo:margin-bottom="0.4cm" table:align="center" fo:background-color="#ffffcc">
        <style:background-image/>
      </style:table-properties>
    </style:style>
    <style:style style:name="dvp_5f_code_5f_text_5f_61.A" style:display-name="dvp_code_text_61.A" style:family="table-column">
      <style:table-column-properties style:column-width="2.85cm" style:rel-column-width="23*"/>
    </style:style>
    <style:style style:name="dvp_5f_code_5f_text_5f_61.1" style:display-name="dvp_code_text_61.1" style:family="table-row">
      <style:table-row-properties fo:background-color="#e6e6ff" style:weight="bold">
        <style:background-image/>
      </style:table-row-properties>
    </style:style>
    <style:style style:name="dvp_5f_code_5f_text_5f_61.A1" style:display-name="dvp_code_text_61.A1" style:family="table-cell">
      <style:table-cell-properties fo:padding="0cm" fo:border="0.55pt solid #000000"/>
    </style:style>
    <style:style style:name="dvp_5f_code_5f_text_5f_61.2" style:display-name="dvp_code_text_61.2" style:family="table-row">
      <style:table-row-properties fo:background-color="#ffffcc" style:font="Courier New">
        <style:background-image/>
      </style:table-row-properties>
    </style:style>
    <style:style style:name="dvp_5f_code_5f_text_5f_62" style:display-name="dvp_code_text_62" style:family="table">
      <style:table-properties style:width="17.099cm" style:rel-width="90%" fo:margin-top="0.4cm" fo:margin-bottom="0.4cm" table:align="center" fo:background-color="#ffffcc">
        <style:background-image/>
      </style:table-properties>
    </style:style>
    <style:style style:name="dvp_5f_code_5f_text_5f_62.A" style:display-name="dvp_code_text_62.A" style:family="table-column">
      <style:table-column-properties style:column-width="2.85cm" style:rel-column-width="23*"/>
    </style:style>
    <style:style style:name="dvp_5f_code_5f_text_5f_62.1" style:display-name="dvp_code_text_62.1" style:family="table-row">
      <style:table-row-properties fo:background-color="#e6e6ff" style:weight="bold">
        <style:background-image/>
      </style:table-row-properties>
    </style:style>
    <style:style style:name="dvp_5f_code_5f_text_5f_62.A1" style:display-name="dvp_code_text_62.A1" style:family="table-cell">
      <style:table-cell-properties fo:padding="0cm" fo:border="0.55pt solid #000000"/>
    </style:style>
    <style:style style:name="dvp_5f_code_5f_text_5f_62.2" style:display-name="dvp_code_text_62.2" style:family="table-row">
      <style:table-row-properties fo:background-color="#ffffcc" style:font="Courier New">
        <style:background-image/>
      </style:table-row-properties>
    </style:style>
    <style:style style:name="dvp_5f_code_5f_text_5f_63" style:display-name="dvp_code_text_63" style:family="table">
      <style:table-properties style:width="17.099cm" style:rel-width="90%" fo:margin-top="0.4cm" fo:margin-bottom="0.4cm" table:align="center" fo:background-color="#ffffcc">
        <style:background-image/>
      </style:table-properties>
    </style:style>
    <style:style style:name="dvp_5f_code_5f_text_5f_63.A" style:display-name="dvp_code_text_63.A" style:family="table-column">
      <style:table-column-properties style:column-width="2.85cm" style:rel-column-width="23*"/>
    </style:style>
    <style:style style:name="dvp_5f_code_5f_text_5f_63.1" style:display-name="dvp_code_text_63.1" style:family="table-row">
      <style:table-row-properties fo:background-color="#e6e6ff" style:weight="bold">
        <style:background-image/>
      </style:table-row-properties>
    </style:style>
    <style:style style:name="dvp_5f_code_5f_text_5f_63.A1" style:display-name="dvp_code_text_63.A1" style:family="table-cell">
      <style:table-cell-properties fo:padding="0cm" fo:border="0.55pt solid #000000"/>
    </style:style>
    <style:style style:name="dvp_5f_code_5f_text_5f_63.2" style:display-name="dvp_code_text_63.2" style:family="table-row">
      <style:table-row-properties fo:background-color="#ffffcc" style:font="Courier New">
        <style:background-image/>
      </style:table-row-properties>
    </style:style>
    <style:style style:name="dvp_5f_code_5f_text_5f_64" style:display-name="dvp_code_text_64" style:family="table">
      <style:table-properties style:width="17.099cm" style:rel-width="90%" fo:margin-top="0.4cm" fo:margin-bottom="0.4cm" table:align="center" fo:background-color="#ffffcc">
        <style:background-image/>
      </style:table-properties>
    </style:style>
    <style:style style:name="dvp_5f_code_5f_text_5f_64.A" style:display-name="dvp_code_text_64.A" style:family="table-column">
      <style:table-column-properties style:column-width="2.85cm" style:rel-column-width="23*"/>
    </style:style>
    <style:style style:name="dvp_5f_code_5f_text_5f_64.1" style:display-name="dvp_code_text_64.1" style:family="table-row">
      <style:table-row-properties fo:background-color="#e6e6ff" style:weight="bold">
        <style:background-image/>
      </style:table-row-properties>
    </style:style>
    <style:style style:name="dvp_5f_code_5f_text_5f_64.A1" style:display-name="dvp_code_text_64.A1" style:family="table-cell">
      <style:table-cell-properties fo:padding="0cm" fo:border="0.55pt solid #000000"/>
    </style:style>
    <style:style style:name="dvp_5f_code_5f_text_5f_64.2" style:display-name="dvp_code_text_64.2" style:family="table-row">
      <style:table-row-properties fo:background-color="#ffffcc" style:font="Courier New">
        <style:background-image/>
      </style:table-row-properties>
    </style:style>
    <style:style style:name="dvp_5f_code_5f_text_5f_65" style:display-name="dvp_code_text_65" style:family="table">
      <style:table-properties style:width="17.099cm" style:rel-width="90%" fo:margin-top="0.4cm" fo:margin-bottom="0.4cm" table:align="center" fo:background-color="#ffffcc">
        <style:background-image/>
      </style:table-properties>
    </style:style>
    <style:style style:name="dvp_5f_code_5f_text_5f_65.A" style:display-name="dvp_code_text_65.A" style:family="table-column">
      <style:table-column-properties style:column-width="2.85cm" style:rel-column-width="23*"/>
    </style:style>
    <style:style style:name="dvp_5f_code_5f_text_5f_65.1" style:display-name="dvp_code_text_65.1" style:family="table-row">
      <style:table-row-properties fo:background-color="#e6e6ff" style:weight="bold">
        <style:background-image/>
      </style:table-row-properties>
    </style:style>
    <style:style style:name="dvp_5f_code_5f_text_5f_65.A1" style:display-name="dvp_code_text_65.A1" style:family="table-cell">
      <style:table-cell-properties fo:padding="0cm" fo:border="0.55pt solid #000000"/>
    </style:style>
    <style:style style:name="dvp_5f_code_5f_text_5f_65.2" style:display-name="dvp_code_text_65.2" style:family="table-row">
      <style:table-row-properties fo:background-color="#ffffcc" style:font="Courier New">
        <style:background-image/>
      </style:table-row-properties>
    </style:style>
    <style:style style:name="dvp_5f_code_5f_text_5f_66" style:display-name="dvp_code_text_66" style:family="table">
      <style:table-properties style:width="17.099cm" style:rel-width="90%" fo:margin-top="0.4cm" fo:margin-bottom="0.4cm" table:align="center" fo:background-color="#ffffcc">
        <style:background-image/>
      </style:table-properties>
    </style:style>
    <style:style style:name="dvp_5f_code_5f_text_5f_66.A" style:display-name="dvp_code_text_66.A" style:family="table-column">
      <style:table-column-properties style:column-width="2.85cm" style:rel-column-width="23*"/>
    </style:style>
    <style:style style:name="dvp_5f_code_5f_text_5f_66.1" style:display-name="dvp_code_text_66.1" style:family="table-row">
      <style:table-row-properties fo:background-color="#e6e6ff" style:weight="bold">
        <style:background-image/>
      </style:table-row-properties>
    </style:style>
    <style:style style:name="dvp_5f_code_5f_text_5f_66.A1" style:display-name="dvp_code_text_66.A1" style:family="table-cell">
      <style:table-cell-properties fo:padding="0cm" fo:border="0.55pt solid #000000"/>
    </style:style>
    <style:style style:name="dvp_5f_code_5f_text_5f_66.2" style:display-name="dvp_code_text_66.2" style:family="table-row">
      <style:table-row-properties fo:background-color="#ffffcc" style:font="Courier New">
        <style:background-image/>
      </style:table-row-properties>
    </style:style>
    <style:style style:name="dvp_5f_code_5f_text_5f_67" style:display-name="dvp_code_text_67" style:family="table">
      <style:table-properties style:width="17.099cm" style:rel-width="90%" fo:margin-top="0.4cm" fo:margin-bottom="0.4cm" table:align="center" fo:background-color="#ffffcc">
        <style:background-image/>
      </style:table-properties>
    </style:style>
    <style:style style:name="dvp_5f_code_5f_text_5f_67.A" style:display-name="dvp_code_text_67.A" style:family="table-column">
      <style:table-column-properties style:column-width="2.85cm" style:rel-column-width="23*"/>
    </style:style>
    <style:style style:name="dvp_5f_code_5f_text_5f_67.1" style:display-name="dvp_code_text_67.1" style:family="table-row">
      <style:table-row-properties fo:background-color="#e6e6ff" style:weight="bold">
        <style:background-image/>
      </style:table-row-properties>
    </style:style>
    <style:style style:name="dvp_5f_code_5f_text_5f_67.A1" style:display-name="dvp_code_text_67.A1" style:family="table-cell">
      <style:table-cell-properties fo:padding="0cm" fo:border="0.55pt solid #000000"/>
    </style:style>
    <style:style style:name="dvp_5f_code_5f_text_5f_67.2" style:display-name="dvp_code_text_67.2" style:family="table-row">
      <style:table-row-properties fo:background-color="#ffffcc" style:font="Courier New">
        <style:background-image/>
      </style:table-row-properties>
    </style:style>
    <style:style style:name="dvp_5f_code_5f_text_5f_68" style:display-name="dvp_code_text_68" style:family="table">
      <style:table-properties style:width="17.099cm" style:rel-width="90%" fo:margin-top="0.4cm" fo:margin-bottom="0.4cm" table:align="center" fo:background-color="#ffffcc">
        <style:background-image/>
      </style:table-properties>
    </style:style>
    <style:style style:name="dvp_5f_code_5f_text_5f_68.A" style:display-name="dvp_code_text_68.A" style:family="table-column">
      <style:table-column-properties style:column-width="2.85cm" style:rel-column-width="23*"/>
    </style:style>
    <style:style style:name="dvp_5f_code_5f_text_5f_68.1" style:display-name="dvp_code_text_68.1" style:family="table-row">
      <style:table-row-properties fo:background-color="#e6e6ff" style:weight="bold">
        <style:background-image/>
      </style:table-row-properties>
    </style:style>
    <style:style style:name="dvp_5f_code_5f_text_5f_68.A1" style:display-name="dvp_code_text_68.A1" style:family="table-cell">
      <style:table-cell-properties fo:padding="0cm" fo:border="0.55pt solid #000000"/>
    </style:style>
    <style:style style:name="dvp_5f_code_5f_text_5f_68.2" style:display-name="dvp_code_text_68.2" style:family="table-row">
      <style:table-row-properties fo:background-color="#ffffcc" style:font="Courier New">
        <style:background-image/>
      </style:table-row-properties>
    </style:style>
    <style:style style:name="dvp_5f_code_5f_text_5f_69" style:display-name="dvp_code_text_69" style:family="table">
      <style:table-properties style:width="17.099cm" style:rel-width="90%" fo:margin-top="0.4cm" fo:margin-bottom="0.4cm" table:align="center" fo:background-color="#ffffcc">
        <style:background-image/>
      </style:table-properties>
    </style:style>
    <style:style style:name="dvp_5f_code_5f_text_5f_69.A" style:display-name="dvp_code_text_69.A" style:family="table-column">
      <style:table-column-properties style:column-width="2.85cm" style:rel-column-width="23*"/>
    </style:style>
    <style:style style:name="dvp_5f_code_5f_text_5f_69.1" style:display-name="dvp_code_text_69.1" style:family="table-row">
      <style:table-row-properties fo:background-color="#e6e6ff" style:weight="bold">
        <style:background-image/>
      </style:table-row-properties>
    </style:style>
    <style:style style:name="dvp_5f_code_5f_text_5f_69.A1" style:display-name="dvp_code_text_69.A1" style:family="table-cell">
      <style:table-cell-properties fo:padding="0cm" fo:border="0.55pt solid #000000"/>
    </style:style>
    <style:style style:name="dvp_5f_code_5f_text_5f_69.2" style:display-name="dvp_code_text_69.2" style:family="table-row">
      <style:table-row-properties fo:background-color="#ffffcc" style:font="Courier New">
        <style:background-image/>
      </style:table-row-properties>
    </style:style>
    <style:style style:name="dvp_5f_code_5f_text_5f_70" style:display-name="dvp_code_text_70" style:family="table">
      <style:table-properties style:width="17.099cm" style:rel-width="90%" fo:margin-top="0.4cm" fo:margin-bottom="0.4cm" table:align="center" fo:background-color="#ffffcc">
        <style:background-image/>
      </style:table-properties>
    </style:style>
    <style:style style:name="dvp_5f_code_5f_text_5f_70.A" style:display-name="dvp_code_text_70.A" style:family="table-column">
      <style:table-column-properties style:column-width="2.85cm" style:rel-column-width="23*"/>
    </style:style>
    <style:style style:name="dvp_5f_code_5f_text_5f_70.1" style:display-name="dvp_code_text_70.1" style:family="table-row">
      <style:table-row-properties fo:background-color="#e6e6ff" style:weight="bold">
        <style:background-image/>
      </style:table-row-properties>
    </style:style>
    <style:style style:name="dvp_5f_code_5f_text_5f_70.A1" style:display-name="dvp_code_text_70.A1" style:family="table-cell">
      <style:table-cell-properties fo:padding="0cm" fo:border="0.55pt solid #000000"/>
    </style:style>
    <style:style style:name="dvp_5f_code_5f_text_5f_70.2" style:display-name="dvp_code_text_70.2" style:family="table-row">
      <style:table-row-properties fo:background-color="#ffffcc" style:font="Courier New">
        <style:background-image/>
      </style:table-row-properties>
    </style:style>
    <style:style style:name="dvp_5f_code_5f_text_5f_71" style:display-name="dvp_code_text_71" style:family="table">
      <style:table-properties style:width="17.099cm" style:rel-width="90%" fo:margin-top="0.4cm" fo:margin-bottom="0.4cm" table:align="center" fo:background-color="#ffffcc">
        <style:background-image/>
      </style:table-properties>
    </style:style>
    <style:style style:name="dvp_5f_code_5f_text_5f_71.A" style:display-name="dvp_code_text_71.A" style:family="table-column">
      <style:table-column-properties style:column-width="2.85cm" style:rel-column-width="23*"/>
    </style:style>
    <style:style style:name="dvp_5f_code_5f_text_5f_71.1" style:display-name="dvp_code_text_71.1" style:family="table-row">
      <style:table-row-properties fo:background-color="#e6e6ff" style:weight="bold">
        <style:background-image/>
      </style:table-row-properties>
    </style:style>
    <style:style style:name="dvp_5f_code_5f_text_5f_71.A1" style:display-name="dvp_code_text_71.A1" style:family="table-cell">
      <style:table-cell-properties fo:padding="0cm" fo:border="0.55pt solid #000000"/>
    </style:style>
    <style:style style:name="dvp_5f_code_5f_text_5f_71.2" style:display-name="dvp_code_text_71.2" style:family="table-row">
      <style:table-row-properties fo:background-color="#ffffcc" style:font="Courier New">
        <style:background-image/>
      </style:table-row-properties>
    </style:style>
    <style:style style:name="dvp_5f_code_5f_text_5f_72" style:display-name="dvp_code_text_72" style:family="table">
      <style:table-properties style:width="17.099cm" style:rel-width="90%" fo:margin-top="0.4cm" fo:margin-bottom="0.4cm" table:align="center" fo:background-color="#ffffcc">
        <style:background-image/>
      </style:table-properties>
    </style:style>
    <style:style style:name="dvp_5f_code_5f_text_5f_72.A" style:display-name="dvp_code_text_72.A" style:family="table-column">
      <style:table-column-properties style:column-width="2.85cm" style:rel-column-width="23*"/>
    </style:style>
    <style:style style:name="dvp_5f_code_5f_text_5f_72.1" style:display-name="dvp_code_text_72.1" style:family="table-row">
      <style:table-row-properties fo:background-color="#e6e6ff" style:weight="bold">
        <style:background-image/>
      </style:table-row-properties>
    </style:style>
    <style:style style:name="dvp_5f_code_5f_text_5f_72.A1" style:display-name="dvp_code_text_72.A1" style:family="table-cell">
      <style:table-cell-properties fo:padding="0cm" fo:border="0.55pt solid #000000"/>
    </style:style>
    <style:style style:name="dvp_5f_code_5f_text_5f_72.2" style:display-name="dvp_code_text_72.2" style:family="table-row">
      <style:table-row-properties fo:background-color="#ffffcc" style:font="Courier New">
        <style:background-image/>
      </style:table-row-properties>
    </style:style>
    <style:style style:name="dvp_5f_code_5f_text_5f_73" style:display-name="dvp_code_text_73" style:family="table">
      <style:table-properties style:width="17.099cm" style:rel-width="90%" fo:margin-top="0.4cm" fo:margin-bottom="0.4cm" table:align="center" fo:background-color="#ffffcc">
        <style:background-image/>
      </style:table-properties>
    </style:style>
    <style:style style:name="dvp_5f_code_5f_text_5f_73.A" style:display-name="dvp_code_text_73.A" style:family="table-column">
      <style:table-column-properties style:column-width="2.85cm" style:rel-column-width="23*"/>
    </style:style>
    <style:style style:name="dvp_5f_code_5f_text_5f_73.1" style:display-name="dvp_code_text_73.1" style:family="table-row">
      <style:table-row-properties fo:background-color="#e6e6ff" style:weight="bold">
        <style:background-image/>
      </style:table-row-properties>
    </style:style>
    <style:style style:name="dvp_5f_code_5f_text_5f_73.A1" style:display-name="dvp_code_text_73.A1" style:family="table-cell">
      <style:table-cell-properties fo:padding="0cm" fo:border="0.55pt solid #000000"/>
    </style:style>
    <style:style style:name="dvp_5f_code_5f_text_5f_73.2" style:display-name="dvp_code_text_73.2" style:family="table-row">
      <style:table-row-properties fo:background-color="#ffffcc" style:font="Courier New">
        <style:background-image/>
      </style:table-row-properties>
    </style:style>
    <style:style style:name="dvp_5f_code_5f_text_5f_74" style:display-name="dvp_code_text_74" style:family="table">
      <style:table-properties style:width="17.099cm" style:rel-width="90%" fo:margin-top="0.4cm" fo:margin-bottom="0.4cm" table:align="center" fo:background-color="#ffffcc">
        <style:background-image/>
      </style:table-properties>
    </style:style>
    <style:style style:name="dvp_5f_code_5f_text_5f_74.A" style:display-name="dvp_code_text_74.A" style:family="table-column">
      <style:table-column-properties style:column-width="2.85cm" style:rel-column-width="23*"/>
    </style:style>
    <style:style style:name="dvp_5f_code_5f_text_5f_74.1" style:display-name="dvp_code_text_74.1" style:family="table-row">
      <style:table-row-properties fo:background-color="#e6e6ff" style:weight="bold">
        <style:background-image/>
      </style:table-row-properties>
    </style:style>
    <style:style style:name="dvp_5f_code_5f_text_5f_74.A1" style:display-name="dvp_code_text_74.A1" style:family="table-cell">
      <style:table-cell-properties fo:padding="0cm" fo:border="0.55pt solid #000000"/>
    </style:style>
    <style:style style:name="dvp_5f_code_5f_text_5f_74.2" style:display-name="dvp_code_text_74.2" style:family="table-row">
      <style:table-row-properties fo:background-color="#ffffcc" style:font="Courier New">
        <style:background-image/>
      </style:table-row-properties>
    </style:style>
    <style:style style:name="dvp_5f_code_5f_text_5f_75" style:display-name="dvp_code_text_75" style:family="table">
      <style:table-properties style:width="17.099cm" style:rel-width="90%" fo:margin-top="0.4cm" fo:margin-bottom="0.4cm" table:align="center" fo:background-color="#ffffcc">
        <style:background-image/>
      </style:table-properties>
    </style:style>
    <style:style style:name="dvp_5f_code_5f_text_5f_75.A" style:display-name="dvp_code_text_75.A" style:family="table-column">
      <style:table-column-properties style:column-width="2.85cm" style:rel-column-width="23*"/>
    </style:style>
    <style:style style:name="dvp_5f_code_5f_text_5f_75.1" style:display-name="dvp_code_text_75.1" style:family="table-row">
      <style:table-row-properties fo:background-color="#e6e6ff" style:weight="bold">
        <style:background-image/>
      </style:table-row-properties>
    </style:style>
    <style:style style:name="dvp_5f_code_5f_text_5f_75.A1" style:display-name="dvp_code_text_75.A1" style:family="table-cell">
      <style:table-cell-properties fo:padding="0cm" fo:border="0.55pt solid #000000"/>
    </style:style>
    <style:style style:name="dvp_5f_code_5f_text_5f_75.2" style:display-name="dvp_code_text_75.2" style:family="table-row">
      <style:table-row-properties fo:background-color="#ffffcc" style:font="Courier New">
        <style:background-image/>
      </style:table-row-properties>
    </style:style>
    <style:style style:name="dvp_5f_code_5f_text_5f_76" style:display-name="dvp_code_text_76" style:family="table">
      <style:table-properties style:width="17.099cm" style:rel-width="90%" fo:margin-top="0.4cm" fo:margin-bottom="0.4cm" table:align="center" fo:background-color="#ffffcc">
        <style:background-image/>
      </style:table-properties>
    </style:style>
    <style:style style:name="dvp_5f_code_5f_text_5f_76.A" style:display-name="dvp_code_text_76.A" style:family="table-column">
      <style:table-column-properties style:column-width="2.85cm" style:rel-column-width="23*"/>
    </style:style>
    <style:style style:name="dvp_5f_code_5f_text_5f_76.1" style:display-name="dvp_code_text_76.1" style:family="table-row">
      <style:table-row-properties fo:background-color="#e6e6ff" style:weight="bold">
        <style:background-image/>
      </style:table-row-properties>
    </style:style>
    <style:style style:name="dvp_5f_code_5f_text_5f_76.A1" style:display-name="dvp_code_text_76.A1" style:family="table-cell">
      <style:table-cell-properties fo:padding="0cm" fo:border="0.55pt solid #000000"/>
    </style:style>
    <style:style style:name="dvp_5f_code_5f_text_5f_76.2" style:display-name="dvp_code_text_76.2" style:family="table-row">
      <style:table-row-properties fo:background-color="#ffffcc" style:font="Courier New">
        <style:background-image/>
      </style:table-row-properties>
    </style:style>
    <style:style style:name="dvp_5f_code_5f_text_5f_77" style:display-name="dvp_code_text_77" style:family="table">
      <style:table-properties style:width="17.099cm" style:rel-width="90%" fo:margin-top="0.4cm" fo:margin-bottom="0.4cm" table:align="center" fo:background-color="#ffffcc">
        <style:background-image/>
      </style:table-properties>
    </style:style>
    <style:style style:name="dvp_5f_code_5f_text_5f_77.A" style:display-name="dvp_code_text_77.A" style:family="table-column">
      <style:table-column-properties style:column-width="2.85cm" style:rel-column-width="23*"/>
    </style:style>
    <style:style style:name="dvp_5f_code_5f_text_5f_77.1" style:display-name="dvp_code_text_77.1" style:family="table-row">
      <style:table-row-properties fo:background-color="#e6e6ff" style:weight="bold">
        <style:background-image/>
      </style:table-row-properties>
    </style:style>
    <style:style style:name="dvp_5f_code_5f_text_5f_77.A1" style:display-name="dvp_code_text_77.A1" style:family="table-cell">
      <style:table-cell-properties fo:padding="0cm" fo:border="0.55pt solid #000000"/>
    </style:style>
    <style:style style:name="dvp_5f_code_5f_text_5f_77.2" style:display-name="dvp_code_text_77.2" style:family="table-row">
      <style:table-row-properties fo:background-color="#ffffcc" style:font="Courier New">
        <style:background-image/>
      </style:table-row-properties>
    </style:style>
    <style:style style:name="dvp_5f_code_5f_text_5f_78" style:display-name="dvp_code_text_78" style:family="table">
      <style:table-properties style:width="17.099cm" style:rel-width="90%" fo:margin-top="0.4cm" fo:margin-bottom="0.4cm" table:align="center" fo:background-color="#ffffcc">
        <style:background-image/>
      </style:table-properties>
    </style:style>
    <style:style style:name="dvp_5f_code_5f_text_5f_78.A" style:display-name="dvp_code_text_78.A" style:family="table-column">
      <style:table-column-properties style:column-width="2.85cm" style:rel-column-width="23*"/>
    </style:style>
    <style:style style:name="dvp_5f_code_5f_text_5f_78.1" style:display-name="dvp_code_text_78.1" style:family="table-row">
      <style:table-row-properties fo:background-color="#e6e6ff" style:weight="bold">
        <style:background-image/>
      </style:table-row-properties>
    </style:style>
    <style:style style:name="dvp_5f_code_5f_text_5f_78.A1" style:display-name="dvp_code_text_78.A1" style:family="table-cell">
      <style:table-cell-properties fo:padding="0cm" fo:border="0.55pt solid #000000"/>
    </style:style>
    <style:style style:name="dvp_5f_code_5f_text_5f_78.2" style:display-name="dvp_code_text_78.2" style:family="table-row">
      <style:table-row-properties fo:background-color="#ffffcc" style:font="Courier New">
        <style:background-image/>
      </style:table-row-properties>
    </style:style>
    <style:style style:name="dvp_5f_code_5f_text_5f_79" style:display-name="dvp_code_text_79" style:family="table">
      <style:table-properties style:width="17.099cm" style:rel-width="90%" fo:margin-top="0.4cm" fo:margin-bottom="0.4cm" table:align="center" fo:background-color="#ffffcc">
        <style:background-image/>
      </style:table-properties>
    </style:style>
    <style:style style:name="dvp_5f_code_5f_text_5f_79.A" style:display-name="dvp_code_text_79.A" style:family="table-column">
      <style:table-column-properties style:column-width="2.85cm" style:rel-column-width="23*"/>
    </style:style>
    <style:style style:name="dvp_5f_code_5f_text_5f_79.1" style:display-name="dvp_code_text_79.1" style:family="table-row">
      <style:table-row-properties fo:background-color="#e6e6ff" style:weight="bold">
        <style:background-image/>
      </style:table-row-properties>
    </style:style>
    <style:style style:name="dvp_5f_code_5f_text_5f_79.A1" style:display-name="dvp_code_text_79.A1" style:family="table-cell">
      <style:table-cell-properties fo:padding="0cm" fo:border="0.55pt solid #000000"/>
    </style:style>
    <style:style style:name="dvp_5f_code_5f_text_5f_79.2" style:display-name="dvp_code_text_79.2" style:family="table-row">
      <style:table-row-properties fo:background-color="#ffffcc" style:font="Courier New">
        <style:background-image/>
      </style:table-row-properties>
    </style:style>
    <style:style style:name="dvp_5f_code_5f_text_5f_80" style:display-name="dvp_code_text_80" style:family="table">
      <style:table-properties style:width="17.099cm" style:rel-width="90%" fo:margin-top="0.4cm" fo:margin-bottom="0.4cm" table:align="center" fo:background-color="#ffffcc">
        <style:background-image/>
      </style:table-properties>
    </style:style>
    <style:style style:name="dvp_5f_code_5f_text_5f_80.A" style:display-name="dvp_code_text_80.A" style:family="table-column">
      <style:table-column-properties style:column-width="2.85cm" style:rel-column-width="23*"/>
    </style:style>
    <style:style style:name="dvp_5f_code_5f_text_5f_80.1" style:display-name="dvp_code_text_80.1" style:family="table-row">
      <style:table-row-properties fo:background-color="#e6e6ff" style:weight="bold">
        <style:background-image/>
      </style:table-row-properties>
    </style:style>
    <style:style style:name="dvp_5f_code_5f_text_5f_80.A1" style:display-name="dvp_code_text_80.A1" style:family="table-cell">
      <style:table-cell-properties fo:padding="0cm" fo:border="0.55pt solid #000000"/>
    </style:style>
    <style:style style:name="dvp_5f_code_5f_text_5f_80.2" style:display-name="dvp_code_text_80.2" style:family="table-row">
      <style:table-row-properties fo:background-color="#ffffcc" style:font="Courier New">
        <style:background-image/>
      </style:table-row-properties>
    </style:style>
    <style:style style:name="dvp_5f_code_5f_text_5f_81" style:display-name="dvp_code_text_81" style:family="table">
      <style:table-properties style:width="17.099cm" style:rel-width="90%" fo:margin-top="0.4cm" fo:margin-bottom="0.4cm" table:align="center" fo:background-color="#ffffcc">
        <style:background-image/>
      </style:table-properties>
    </style:style>
    <style:style style:name="dvp_5f_code_5f_text_5f_81.A" style:display-name="dvp_code_text_81.A" style:family="table-column">
      <style:table-column-properties style:column-width="2.85cm" style:rel-column-width="23*"/>
    </style:style>
    <style:style style:name="dvp_5f_code_5f_text_5f_81.1" style:display-name="dvp_code_text_81.1" style:family="table-row">
      <style:table-row-properties fo:background-color="#e6e6ff" style:weight="bold">
        <style:background-image/>
      </style:table-row-properties>
    </style:style>
    <style:style style:name="dvp_5f_code_5f_text_5f_81.A1" style:display-name="dvp_code_text_81.A1" style:family="table-cell">
      <style:table-cell-properties fo:padding="0cm" fo:border="0.55pt solid #000000"/>
    </style:style>
    <style:style style:name="dvp_5f_code_5f_text_5f_81.2" style:display-name="dvp_code_text_81.2" style:family="table-row">
      <style:table-row-properties fo:background-color="#ffffcc" style:font="Courier New">
        <style:background-image/>
      </style:table-row-properties>
    </style:style>
    <style:style style:name="dvp_5f_code_5f_text_5f_82" style:display-name="dvp_code_text_82" style:family="table">
      <style:table-properties style:width="17.099cm" style:rel-width="90%" fo:margin-top="0.4cm" fo:margin-bottom="0.4cm" table:align="center" fo:background-color="#ffffcc">
        <style:background-image/>
      </style:table-properties>
    </style:style>
    <style:style style:name="dvp_5f_code_5f_text_5f_82.A" style:display-name="dvp_code_text_82.A" style:family="table-column">
      <style:table-column-properties style:column-width="2.85cm" style:rel-column-width="23*"/>
    </style:style>
    <style:style style:name="dvp_5f_code_5f_text_5f_82.1" style:display-name="dvp_code_text_82.1" style:family="table-row">
      <style:table-row-properties fo:background-color="#e6e6ff" style:weight="bold">
        <style:background-image/>
      </style:table-row-properties>
    </style:style>
    <style:style style:name="dvp_5f_code_5f_text_5f_82.A1" style:display-name="dvp_code_text_82.A1" style:family="table-cell">
      <style:table-cell-properties fo:padding="0cm" fo:border="0.55pt solid #000000"/>
    </style:style>
    <style:style style:name="dvp_5f_code_5f_text_5f_82.2" style:display-name="dvp_code_text_82.2" style:family="table-row">
      <style:table-row-properties fo:background-color="#ffffcc" style:font="Courier New">
        <style:background-image/>
      </style:table-row-properties>
    </style:style>
    <style:style style:name="dvp_5f_code_5f_bash_5f_83" style:display-name="dvp_code_bash_83" style:family="table">
      <style:table-properties style:width="17.099cm" style:rel-width="90%" fo:margin-top="0.4cm" fo:margin-bottom="0.4cm" table:align="center" fo:background-color="#ffffcc">
        <style:background-image/>
      </style:table-properties>
    </style:style>
    <style:style style:name="dvp_5f_code_5f_bash_5f_83.A" style:display-name="dvp_code_bash_83.A" style:family="table-column">
      <style:table-column-properties style:column-width="2.85cm" style:rel-column-width="23*"/>
    </style:style>
    <style:style style:name="dvp_5f_code_5f_bash_5f_83.1" style:display-name="dvp_code_bash_83.1" style:family="table-row">
      <style:table-row-properties fo:background-color="#e6e6ff" style:weight="bold">
        <style:background-image/>
      </style:table-row-properties>
    </style:style>
    <style:style style:name="dvp_5f_code_5f_bash_5f_83.A1" style:display-name="dvp_code_bash_83.A1" style:family="table-cell">
      <style:table-cell-properties fo:padding="0cm" fo:border="0.55pt solid #000000"/>
    </style:style>
    <style:style style:name="dvp_5f_code_5f_bash_5f_83.2" style:display-name="dvp_code_bash_83.2" style:family="table-row">
      <style:table-row-properties fo:background-color="#ffffcc" style:font="Courier New">
        <style:background-image/>
      </style:table-row-properties>
    </style:style>
    <style:style style:name="dvp_5f_code_5f_text_5f_84" style:display-name="dvp_code_text_84" style:family="table">
      <style:table-properties style:width="17.099cm" style:rel-width="90%" fo:margin-top="0.4cm" fo:margin-bottom="0.4cm" table:align="center" fo:background-color="#ffffcc">
        <style:background-image/>
      </style:table-properties>
    </style:style>
    <style:style style:name="dvp_5f_code_5f_text_5f_84.A" style:display-name="dvp_code_text_84.A" style:family="table-column">
      <style:table-column-properties style:column-width="2.85cm" style:rel-column-width="23*"/>
    </style:style>
    <style:style style:name="dvp_5f_code_5f_text_5f_84.1" style:display-name="dvp_code_text_84.1" style:family="table-row">
      <style:table-row-properties fo:background-color="#e6e6ff" style:weight="bold">
        <style:background-image/>
      </style:table-row-properties>
    </style:style>
    <style:style style:name="dvp_5f_code_5f_text_5f_84.A1" style:display-name="dvp_code_text_84.A1" style:family="table-cell">
      <style:table-cell-properties fo:padding="0cm" fo:border="0.55pt solid #000000"/>
    </style:style>
    <style:style style:name="dvp_5f_code_5f_text_5f_84.2" style:display-name="dvp_code_text_84.2" style:family="table-row">
      <style:table-row-properties fo:background-color="#ffffcc" style:font="Courier New">
        <style:background-image/>
      </style:table-row-properties>
    </style:style>
    <style:style style:name="dvp_5f_code_5f_text_5f_85" style:display-name="dvp_code_text_85" style:family="table">
      <style:table-properties style:width="17.099cm" style:rel-width="90%" fo:margin-top="0.4cm" fo:margin-bottom="0.4cm" table:align="center" fo:background-color="#ffffcc">
        <style:background-image/>
      </style:table-properties>
    </style:style>
    <style:style style:name="dvp_5f_code_5f_text_5f_85.A" style:display-name="dvp_code_text_85.A" style:family="table-column">
      <style:table-column-properties style:column-width="2.85cm" style:rel-column-width="23*"/>
    </style:style>
    <style:style style:name="dvp_5f_code_5f_text_5f_85.1" style:display-name="dvp_code_text_85.1" style:family="table-row">
      <style:table-row-properties fo:background-color="#e6e6ff" style:weight="bold">
        <style:background-image/>
      </style:table-row-properties>
    </style:style>
    <style:style style:name="dvp_5f_code_5f_text_5f_85.A1" style:display-name="dvp_code_text_85.A1" style:family="table-cell">
      <style:table-cell-properties fo:padding="0cm" fo:border="0.55pt solid #000000"/>
    </style:style>
    <style:style style:name="dvp_5f_code_5f_text_5f_85.2" style:display-name="dvp_code_text_85.2" style:family="table-row">
      <style:table-row-properties fo:background-color="#ffffcc" style:font="Courier New">
        <style:background-image/>
      </style:table-row-properties>
    </style:style>
    <style:style style:name="dvp_5f_code_5f_bash_5f_86" style:display-name="dvp_code_bash_86" style:family="table">
      <style:table-properties style:width="17.099cm" style:rel-width="90%" fo:margin-top="0.4cm" fo:margin-bottom="0.4cm" table:align="center" fo:background-color="#ffffcc">
        <style:background-image/>
      </style:table-properties>
    </style:style>
    <style:style style:name="dvp_5f_code_5f_bash_5f_86.A" style:display-name="dvp_code_bash_86.A" style:family="table-column">
      <style:table-column-properties style:column-width="2.85cm" style:rel-column-width="23*"/>
    </style:style>
    <style:style style:name="dvp_5f_code_5f_bash_5f_86.1" style:display-name="dvp_code_bash_86.1" style:family="table-row">
      <style:table-row-properties fo:background-color="#e6e6ff" style:weight="bold">
        <style:background-image/>
      </style:table-row-properties>
    </style:style>
    <style:style style:name="dvp_5f_code_5f_bash_5f_86.A1" style:display-name="dvp_code_bash_86.A1" style:family="table-cell">
      <style:table-cell-properties fo:padding="0cm" fo:border="0.55pt solid #000000"/>
    </style:style>
    <style:style style:name="dvp_5f_code_5f_bash_5f_86.2" style:display-name="dvp_code_bash_86.2" style:family="table-row">
      <style:table-row-properties fo:background-color="#ffffcc" style:font="Courier New">
        <style:background-image/>
      </style:table-row-properties>
    </style:style>
    <style:style style:name="dvp_5f_code_5f_bash_5f_87" style:display-name="dvp_code_bash_87" style:family="table">
      <style:table-properties style:width="17.099cm" style:rel-width="90%" fo:margin-top="0.4cm" fo:margin-bottom="0.4cm" table:align="center" fo:background-color="#ffffcc">
        <style:background-image/>
      </style:table-properties>
    </style:style>
    <style:style style:name="dvp_5f_code_5f_bash_5f_87.A" style:display-name="dvp_code_bash_87.A" style:family="table-column">
      <style:table-column-properties style:column-width="2.85cm" style:rel-column-width="23*"/>
    </style:style>
    <style:style style:name="dvp_5f_code_5f_bash_5f_87.1" style:display-name="dvp_code_bash_87.1" style:family="table-row">
      <style:table-row-properties fo:background-color="#e6e6ff" style:weight="bold">
        <style:background-image/>
      </style:table-row-properties>
    </style:style>
    <style:style style:name="dvp_5f_code_5f_bash_5f_87.A1" style:display-name="dvp_code_bash_87.A1" style:family="table-cell">
      <style:table-cell-properties fo:padding="0cm" fo:border="0.55pt solid #000000"/>
    </style:style>
    <style:style style:name="dvp_5f_code_5f_bash_5f_87.2" style:display-name="dvp_code_bash_87.2" style:family="table-row">
      <style:table-row-properties fo:background-color="#ffffcc" style:font="Courier New">
        <style:background-image/>
      </style:table-row-properties>
    </style:style>
    <style:style style:name="dvp_5f_code_5f_bash_5f_88" style:display-name="dvp_code_bash_88" style:family="table">
      <style:table-properties style:width="17.099cm" style:rel-width="90%" fo:margin-top="0.4cm" fo:margin-bottom="0.4cm" table:align="center" fo:background-color="#ffffcc">
        <style:background-image/>
      </style:table-properties>
    </style:style>
    <style:style style:name="dvp_5f_code_5f_bash_5f_88.A" style:display-name="dvp_code_bash_88.A" style:family="table-column">
      <style:table-column-properties style:column-width="2.85cm" style:rel-column-width="23*"/>
    </style:style>
    <style:style style:name="dvp_5f_code_5f_bash_5f_88.1" style:display-name="dvp_code_bash_88.1" style:family="table-row">
      <style:table-row-properties fo:background-color="#e6e6ff" style:weight="bold">
        <style:background-image/>
      </style:table-row-properties>
    </style:style>
    <style:style style:name="dvp_5f_code_5f_bash_5f_88.A1" style:display-name="dvp_code_bash_88.A1" style:family="table-cell">
      <style:table-cell-properties fo:padding="0cm" fo:border="0.55pt solid #000000"/>
    </style:style>
    <style:style style:name="dvp_5f_code_5f_bash_5f_88.2" style:display-name="dvp_code_bash_88.2" style:family="table-row">
      <style:table-row-properties fo:background-color="#ffffcc" style:font="Courier New">
        <style:background-image/>
      </style:table-row-properties>
    </style:style>
    <style:style style:name="dvp_5f_code_5f_text_5f_89" style:display-name="dvp_code_text_89" style:family="table">
      <style:table-properties style:width="17.099cm" style:rel-width="90%" fo:margin-top="0.4cm" fo:margin-bottom="0.4cm" table:align="center" fo:background-color="#ffffcc">
        <style:background-image/>
      </style:table-properties>
    </style:style>
    <style:style style:name="dvp_5f_code_5f_text_5f_89.A" style:display-name="dvp_code_text_89.A" style:family="table-column">
      <style:table-column-properties style:column-width="2.85cm" style:rel-column-width="23*"/>
    </style:style>
    <style:style style:name="dvp_5f_code_5f_text_5f_89.1" style:display-name="dvp_code_text_89.1" style:family="table-row">
      <style:table-row-properties fo:background-color="#e6e6ff" style:weight="bold">
        <style:background-image/>
      </style:table-row-properties>
    </style:style>
    <style:style style:name="dvp_5f_code_5f_text_5f_89.A1" style:display-name="dvp_code_text_89.A1" style:family="table-cell">
      <style:table-cell-properties fo:padding="0cm" fo:border="0.55pt solid #000000"/>
    </style:style>
    <style:style style:name="dvp_5f_code_5f_text_5f_89.2" style:display-name="dvp_code_text_89.2" style:family="table-row">
      <style:table-row-properties fo:background-color="#ffffcc" style:font="Courier New">
        <style:background-image/>
      </style:table-row-properties>
    </style:style>
    <style:style style:name="dvp_5f_code_5f_text_5f_90" style:display-name="dvp_code_text_90" style:family="table">
      <style:table-properties style:width="17.099cm" style:rel-width="90%" fo:margin-top="0.4cm" fo:margin-bottom="0.4cm" table:align="center" fo:background-color="#ffffcc">
        <style:background-image/>
      </style:table-properties>
    </style:style>
    <style:style style:name="dvp_5f_code_5f_text_5f_90.A" style:display-name="dvp_code_text_90.A" style:family="table-column">
      <style:table-column-properties style:column-width="2.85cm" style:rel-column-width="23*"/>
    </style:style>
    <style:style style:name="dvp_5f_code_5f_text_5f_90.1" style:display-name="dvp_code_text_90.1" style:family="table-row">
      <style:table-row-properties fo:background-color="#e6e6ff" style:weight="bold">
        <style:background-image/>
      </style:table-row-properties>
    </style:style>
    <style:style style:name="dvp_5f_code_5f_text_5f_90.A1" style:display-name="dvp_code_text_90.A1" style:family="table-cell">
      <style:table-cell-properties fo:padding="0cm" fo:border="0.55pt solid #000000"/>
    </style:style>
    <style:style style:name="dvp_5f_code_5f_text_5f_90.2" style:display-name="dvp_code_text_90.2" style:family="table-row">
      <style:table-row-properties fo:background-color="#ffffcc" style:font="Courier New">
        <style:background-image/>
      </style:table-row-properties>
    </style:style>
    <style:style style:name="dvp_5f_code_5f_bash_5f_91" style:display-name="dvp_code_bash_91" style:family="table">
      <style:table-properties style:width="17.099cm" style:rel-width="90%" fo:margin-top="0.4cm" fo:margin-bottom="0.4cm" table:align="center" fo:background-color="#ffffcc">
        <style:background-image/>
      </style:table-properties>
    </style:style>
    <style:style style:name="dvp_5f_code_5f_bash_5f_91.A" style:display-name="dvp_code_bash_91.A" style:family="table-column">
      <style:table-column-properties style:column-width="2.85cm" style:rel-column-width="23*"/>
    </style:style>
    <style:style style:name="dvp_5f_code_5f_bash_5f_91.1" style:display-name="dvp_code_bash_91.1" style:family="table-row">
      <style:table-row-properties fo:background-color="#e6e6ff" style:weight="bold">
        <style:background-image/>
      </style:table-row-properties>
    </style:style>
    <style:style style:name="dvp_5f_code_5f_bash_5f_91.A1" style:display-name="dvp_code_bash_91.A1" style:family="table-cell">
      <style:table-cell-properties fo:padding="0cm" fo:border="0.55pt solid #000000"/>
    </style:style>
    <style:style style:name="dvp_5f_code_5f_bash_5f_91.2" style:display-name="dvp_code_bash_91.2" style:family="table-row">
      <style:table-row-properties fo:background-color="#ffffcc" style:font="Courier New">
        <style:background-image/>
      </style:table-row-properties>
    </style:style>
    <style:style style:name="dvp_5f_code_5f_bash_5f_92" style:display-name="dvp_code_bash_92" style:family="table">
      <style:table-properties style:width="17.099cm" style:rel-width="90%" fo:margin-top="0.4cm" fo:margin-bottom="0.4cm" table:align="center" fo:background-color="#ffffcc">
        <style:background-image/>
      </style:table-properties>
    </style:style>
    <style:style style:name="dvp_5f_code_5f_bash_5f_92.A" style:display-name="dvp_code_bash_92.A" style:family="table-column">
      <style:table-column-properties style:column-width="2.85cm" style:rel-column-width="23*"/>
    </style:style>
    <style:style style:name="dvp_5f_code_5f_bash_5f_92.1" style:display-name="dvp_code_bash_92.1" style:family="table-row">
      <style:table-row-properties fo:background-color="#e6e6ff" style:weight="bold">
        <style:background-image/>
      </style:table-row-properties>
    </style:style>
    <style:style style:name="dvp_5f_code_5f_bash_5f_92.A1" style:display-name="dvp_code_bash_92.A1" style:family="table-cell">
      <style:table-cell-properties fo:padding="0cm" fo:border="0.55pt solid #000000"/>
    </style:style>
    <style:style style:name="dvp_5f_code_5f_bash_5f_92.2" style:display-name="dvp_code_bash_92.2" style:family="table-row">
      <style:table-row-properties fo:background-color="#ffffcc" style:font="Courier New">
        <style:background-image/>
      </style:table-row-properties>
    </style:style>
    <style:style style:name="dvp_5f_code_5f_bash_5f_93" style:display-name="dvp_code_bash_93" style:family="table">
      <style:table-properties style:width="17.099cm" style:rel-width="90%" fo:margin-top="0.4cm" fo:margin-bottom="0.4cm" table:align="center" fo:background-color="#ffffcc">
        <style:background-image/>
      </style:table-properties>
    </style:style>
    <style:style style:name="dvp_5f_code_5f_bash_5f_93.A" style:display-name="dvp_code_bash_93.A" style:family="table-column">
      <style:table-column-properties style:column-width="2.85cm" style:rel-column-width="23*"/>
    </style:style>
    <style:style style:name="dvp_5f_code_5f_bash_5f_93.1" style:display-name="dvp_code_bash_93.1" style:family="table-row">
      <style:table-row-properties fo:background-color="#e6e6ff" style:weight="bold">
        <style:background-image/>
      </style:table-row-properties>
    </style:style>
    <style:style style:name="dvp_5f_code_5f_bash_5f_93.A1" style:display-name="dvp_code_bash_93.A1" style:family="table-cell">
      <style:table-cell-properties fo:padding="0cm" fo:border="0.55pt solid #000000"/>
    </style:style>
    <style:style style:name="dvp_5f_code_5f_bash_5f_93.2" style:display-name="dvp_code_bash_93.2" style:family="table-row">
      <style:table-row-properties fo:background-color="#ffffcc" style:font="Courier New">
        <style:background-image/>
      </style:table-row-properties>
    </style:style>
    <style:style style:name="dvp_5f_code_5f_bash_5f_94" style:display-name="dvp_code_bash_94" style:family="table">
      <style:table-properties style:width="17.099cm" style:rel-width="90%" fo:margin-top="0.4cm" fo:margin-bottom="0.4cm" table:align="center" fo:background-color="#ffffcc">
        <style:background-image/>
      </style:table-properties>
    </style:style>
    <style:style style:name="dvp_5f_code_5f_bash_5f_94.A" style:display-name="dvp_code_bash_94.A" style:family="table-column">
      <style:table-column-properties style:column-width="2.85cm" style:rel-column-width="23*"/>
    </style:style>
    <style:style style:name="dvp_5f_code_5f_bash_5f_94.1" style:display-name="dvp_code_bash_94.1" style:family="table-row">
      <style:table-row-properties fo:background-color="#e6e6ff" style:weight="bold">
        <style:background-image/>
      </style:table-row-properties>
    </style:style>
    <style:style style:name="dvp_5f_code_5f_bash_5f_94.A1" style:display-name="dvp_code_bash_94.A1" style:family="table-cell">
      <style:table-cell-properties fo:padding="0cm" fo:border="0.55pt solid #000000"/>
    </style:style>
    <style:style style:name="dvp_5f_code_5f_bash_5f_94.2" style:display-name="dvp_code_bash_94.2" style:family="table-row">
      <style:table-row-properties fo:background-color="#ffffcc" style:font="Courier New">
        <style:background-image/>
      </style:table-row-properties>
    </style:style>
    <style:style style:name="dvp_5f_code_5f_bash_5f_95" style:display-name="dvp_code_bash_95" style:family="table">
      <style:table-properties style:width="17.099cm" style:rel-width="90%" fo:margin-top="0.4cm" fo:margin-bottom="0.4cm" table:align="center" fo:background-color="#ffffcc">
        <style:background-image/>
      </style:table-properties>
    </style:style>
    <style:style style:name="dvp_5f_code_5f_bash_5f_95.A" style:display-name="dvp_code_bash_95.A" style:family="table-column">
      <style:table-column-properties style:column-width="2.85cm" style:rel-column-width="23*"/>
    </style:style>
    <style:style style:name="dvp_5f_code_5f_bash_5f_95.1" style:display-name="dvp_code_bash_95.1" style:family="table-row">
      <style:table-row-properties fo:background-color="#e6e6ff" style:weight="bold">
        <style:background-image/>
      </style:table-row-properties>
    </style:style>
    <style:style style:name="dvp_5f_code_5f_bash_5f_95.A1" style:display-name="dvp_code_bash_95.A1" style:family="table-cell">
      <style:table-cell-properties fo:padding="0cm" fo:border="0.55pt solid #000000"/>
    </style:style>
    <style:style style:name="dvp_5f_code_5f_bash_5f_95.2" style:display-name="dvp_code_bash_95.2" style:family="table-row">
      <style:table-row-properties fo:background-color="#ffffcc" style:font="Courier New">
        <style:background-image/>
      </style:table-row-properties>
    </style:style>
    <style:style style:name="dvp_5f_code_5f_bash_5f_96" style:display-name="dvp_code_bash_96" style:family="table">
      <style:table-properties style:width="17.099cm" style:rel-width="90%" fo:margin-top="0.4cm" fo:margin-bottom="0.4cm" table:align="center" fo:background-color="#ffffcc">
        <style:background-image/>
      </style:table-properties>
    </style:style>
    <style:style style:name="dvp_5f_code_5f_bash_5f_96.A" style:display-name="dvp_code_bash_96.A" style:family="table-column">
      <style:table-column-properties style:column-width="2.85cm" style:rel-column-width="23*"/>
    </style:style>
    <style:style style:name="dvp_5f_code_5f_bash_5f_96.1" style:display-name="dvp_code_bash_96.1" style:family="table-row">
      <style:table-row-properties fo:background-color="#e6e6ff" style:weight="bold">
        <style:background-image/>
      </style:table-row-properties>
    </style:style>
    <style:style style:name="dvp_5f_code_5f_bash_5f_96.A1" style:display-name="dvp_code_bash_96.A1" style:family="table-cell">
      <style:table-cell-properties fo:padding="0cm" fo:border="0.55pt solid #000000"/>
    </style:style>
    <style:style style:name="dvp_5f_code_5f_bash_5f_96.2" style:display-name="dvp_code_bash_96.2" style:family="table-row">
      <style:table-row-properties fo:background-color="#ffffcc" style:font="Courier New">
        <style:background-image/>
      </style:table-row-properties>
    </style:style>
    <style:style style:name="dvp_5f_code_5f_bash_5f_97" style:display-name="dvp_code_bash_97" style:family="table">
      <style:table-properties style:width="17.099cm" style:rel-width="90%" fo:margin-top="0.4cm" fo:margin-bottom="0.4cm" table:align="center" fo:background-color="#ffffcc">
        <style:background-image/>
      </style:table-properties>
    </style:style>
    <style:style style:name="dvp_5f_code_5f_bash_5f_97.A" style:display-name="dvp_code_bash_97.A" style:family="table-column">
      <style:table-column-properties style:column-width="2.85cm" style:rel-column-width="23*"/>
    </style:style>
    <style:style style:name="dvp_5f_code_5f_bash_5f_97.1" style:display-name="dvp_code_bash_97.1" style:family="table-row">
      <style:table-row-properties fo:background-color="#e6e6ff" style:weight="bold">
        <style:background-image/>
      </style:table-row-properties>
    </style:style>
    <style:style style:name="dvp_5f_code_5f_bash_5f_97.A1" style:display-name="dvp_code_bash_97.A1" style:family="table-cell">
      <style:table-cell-properties fo:padding="0cm" fo:border="0.55pt solid #000000"/>
    </style:style>
    <style:style style:name="dvp_5f_code_5f_bash_5f_97.2" style:display-name="dvp_code_bash_97.2" style:family="table-row">
      <style:table-row-properties fo:background-color="#ffffcc" style:font="Courier New">
        <style:background-image/>
      </style:table-row-properties>
    </style:style>
    <style:style style:name="dvp_5f_code_5f_bash_5f_98" style:display-name="dvp_code_bash_98" style:family="table">
      <style:table-properties style:width="17.099cm" style:rel-width="90%" fo:margin-top="0.4cm" fo:margin-bottom="0.4cm" table:align="center" fo:background-color="#ffffcc">
        <style:background-image/>
      </style:table-properties>
    </style:style>
    <style:style style:name="dvp_5f_code_5f_bash_5f_98.A" style:display-name="dvp_code_bash_98.A" style:family="table-column">
      <style:table-column-properties style:column-width="2.85cm" style:rel-column-width="23*"/>
    </style:style>
    <style:style style:name="dvp_5f_code_5f_bash_5f_98.1" style:display-name="dvp_code_bash_98.1" style:family="table-row">
      <style:table-row-properties fo:background-color="#e6e6ff" style:weight="bold">
        <style:background-image/>
      </style:table-row-properties>
    </style:style>
    <style:style style:name="dvp_5f_code_5f_bash_5f_98.A1" style:display-name="dvp_code_bash_98.A1" style:family="table-cell">
      <style:table-cell-properties fo:padding="0cm" fo:border="0.55pt solid #000000"/>
    </style:style>
    <style:style style:name="dvp_5f_code_5f_bash_5f_98.2" style:display-name="dvp_code_bash_98.2" style:family="table-row">
      <style:table-row-properties fo:background-color="#ffffcc" style:font="Courier New">
        <style:background-image/>
      </style:table-row-properties>
    </style:style>
    <style:style style:name="dvp_5f_code_5f_bash_5f_99" style:display-name="dvp_code_bash_99" style:family="table">
      <style:table-properties style:width="17.099cm" style:rel-width="90%" fo:margin-top="0.4cm" fo:margin-bottom="0.4cm" table:align="center" fo:background-color="#ffffcc">
        <style:background-image/>
      </style:table-properties>
    </style:style>
    <style:style style:name="dvp_5f_code_5f_bash_5f_99.A" style:display-name="dvp_code_bash_99.A" style:family="table-column">
      <style:table-column-properties style:column-width="2.85cm" style:rel-column-width="23*"/>
    </style:style>
    <style:style style:name="dvp_5f_code_5f_bash_5f_99.1" style:display-name="dvp_code_bash_99.1" style:family="table-row">
      <style:table-row-properties fo:background-color="#e6e6ff" style:weight="bold">
        <style:background-image/>
      </style:table-row-properties>
    </style:style>
    <style:style style:name="dvp_5f_code_5f_bash_5f_99.A1" style:display-name="dvp_code_bash_99.A1" style:family="table-cell">
      <style:table-cell-properties fo:padding="0cm" fo:border="0.55pt solid #000000"/>
    </style:style>
    <style:style style:name="dvp_5f_code_5f_bash_5f_99.2" style:display-name="dvp_code_bash_99.2" style:family="table-row">
      <style:table-row-properties fo:background-color="#ffffcc" style:font="Courier New">
        <style:background-image/>
      </style:table-row-properties>
    </style:style>
    <style:style style:name="dvp_5f_code_5f_bash_5f_100" style:display-name="dvp_code_bash_100" style:family="table">
      <style:table-properties style:width="17.099cm" style:rel-width="90%" fo:margin-top="0.4cm" fo:margin-bottom="0.4cm" table:align="center" fo:background-color="#ffffcc">
        <style:background-image/>
      </style:table-properties>
    </style:style>
    <style:style style:name="dvp_5f_code_5f_bash_5f_100.A" style:display-name="dvp_code_bash_100.A" style:family="table-column">
      <style:table-column-properties style:column-width="2.85cm" style:rel-column-width="23*"/>
    </style:style>
    <style:style style:name="dvp_5f_code_5f_bash_5f_100.1" style:display-name="dvp_code_bash_100.1" style:family="table-row">
      <style:table-row-properties fo:background-color="#e6e6ff" style:weight="bold">
        <style:background-image/>
      </style:table-row-properties>
    </style:style>
    <style:style style:name="dvp_5f_code_5f_bash_5f_100.A1" style:display-name="dvp_code_bash_100.A1" style:family="table-cell">
      <style:table-cell-properties fo:padding="0cm" fo:border="0.55pt solid #000000"/>
    </style:style>
    <style:style style:name="dvp_5f_code_5f_bash_5f_100.2" style:display-name="dvp_code_bash_100.2" style:family="table-row">
      <style:table-row-properties fo:background-color="#ffffcc" style:font="Courier New">
        <style:background-image/>
      </style:table-row-properties>
    </style:style>
    <style:style style:name="dvp_5f_code_5f_bash_5f_101" style:display-name="dvp_code_bash_101" style:family="table">
      <style:table-properties style:width="17.099cm" style:rel-width="90%" fo:margin-top="0.4cm" fo:margin-bottom="0.4cm" table:align="center" fo:background-color="#ffffcc">
        <style:background-image/>
      </style:table-properties>
    </style:style>
    <style:style style:name="dvp_5f_code_5f_bash_5f_101.A" style:display-name="dvp_code_bash_101.A" style:family="table-column">
      <style:table-column-properties style:column-width="2.85cm" style:rel-column-width="23*"/>
    </style:style>
    <style:style style:name="dvp_5f_code_5f_bash_5f_101.1" style:display-name="dvp_code_bash_101.1" style:family="table-row">
      <style:table-row-properties fo:background-color="#e6e6ff" style:weight="bold">
        <style:background-image/>
      </style:table-row-properties>
    </style:style>
    <style:style style:name="dvp_5f_code_5f_bash_5f_101.A1" style:display-name="dvp_code_bash_101.A1" style:family="table-cell">
      <style:table-cell-properties fo:padding="0cm" fo:border="0.55pt solid #000000"/>
    </style:style>
    <style:style style:name="dvp_5f_code_5f_bash_5f_101.2" style:display-name="dvp_code_bash_101.2" style:family="table-row">
      <style:table-row-properties fo:background-color="#ffffcc" style:font="Courier New">
        <style:background-image/>
      </style:table-row-properties>
    </style:style>
    <style:style style:name="dvp_5f_code_5f_bash_5f_102" style:display-name="dvp_code_bash_102" style:family="table">
      <style:table-properties style:width="17.099cm" style:rel-width="90%" fo:margin-top="0.4cm" fo:margin-bottom="0.4cm" table:align="center" fo:background-color="#ffffcc">
        <style:background-image/>
      </style:table-properties>
    </style:style>
    <style:style style:name="dvp_5f_code_5f_bash_5f_102.A" style:display-name="dvp_code_bash_102.A" style:family="table-column">
      <style:table-column-properties style:column-width="2.85cm" style:rel-column-width="23*"/>
    </style:style>
    <style:style style:name="dvp_5f_code_5f_bash_5f_102.1" style:display-name="dvp_code_bash_102.1" style:family="table-row">
      <style:table-row-properties fo:background-color="#e6e6ff" style:weight="bold">
        <style:background-image/>
      </style:table-row-properties>
    </style:style>
    <style:style style:name="dvp_5f_code_5f_bash_5f_102.A1" style:display-name="dvp_code_bash_102.A1" style:family="table-cell">
      <style:table-cell-properties fo:padding="0cm" fo:border="0.55pt solid #000000"/>
    </style:style>
    <style:style style:name="dvp_5f_code_5f_bash_5f_102.2" style:display-name="dvp_code_bash_102.2" style:family="table-row">
      <style:table-row-properties fo:background-color="#ffffcc" style:font="Courier New">
        <style:background-image/>
      </style:table-row-properties>
    </style:style>
    <style:style style:name="dvp_5f_code_5f_bash_5f_103" style:display-name="dvp_code_bash_103" style:family="table">
      <style:table-properties style:width="17.099cm" style:rel-width="90%" fo:margin-top="0.4cm" fo:margin-bottom="0.4cm" table:align="center" fo:background-color="#ffffcc">
        <style:background-image/>
      </style:table-properties>
    </style:style>
    <style:style style:name="dvp_5f_code_5f_bash_5f_103.A" style:display-name="dvp_code_bash_103.A" style:family="table-column">
      <style:table-column-properties style:column-width="2.85cm" style:rel-column-width="23*"/>
    </style:style>
    <style:style style:name="dvp_5f_code_5f_bash_5f_103.1" style:display-name="dvp_code_bash_103.1" style:family="table-row">
      <style:table-row-properties fo:background-color="#e6e6ff" style:weight="bold">
        <style:background-image/>
      </style:table-row-properties>
    </style:style>
    <style:style style:name="dvp_5f_code_5f_bash_5f_103.A1" style:display-name="dvp_code_bash_103.A1" style:family="table-cell">
      <style:table-cell-properties fo:padding="0cm" fo:border="0.55pt solid #000000"/>
    </style:style>
    <style:style style:name="dvp_5f_code_5f_bash_5f_103.2" style:display-name="dvp_code_bash_103.2" style:family="table-row">
      <style:table-row-properties fo:background-color="#ffffcc" style:font="Courier New">
        <style:background-image/>
      </style:table-row-properties>
    </style:style>
    <style:style style:name="dvp_5f_code_5f_bash_5f_104" style:display-name="dvp_code_bash_104" style:family="table">
      <style:table-properties style:width="17.099cm" style:rel-width="90%" fo:margin-top="0.4cm" fo:margin-bottom="0.4cm" table:align="center" fo:background-color="#ffffcc">
        <style:background-image/>
      </style:table-properties>
    </style:style>
    <style:style style:name="dvp_5f_code_5f_bash_5f_104.A" style:display-name="dvp_code_bash_104.A" style:family="table-column">
      <style:table-column-properties style:column-width="2.85cm" style:rel-column-width="23*"/>
    </style:style>
    <style:style style:name="dvp_5f_code_5f_bash_5f_104.1" style:display-name="dvp_code_bash_104.1" style:family="table-row">
      <style:table-row-properties fo:background-color="#e6e6ff" style:weight="bold">
        <style:background-image/>
      </style:table-row-properties>
    </style:style>
    <style:style style:name="dvp_5f_code_5f_bash_5f_104.A1" style:display-name="dvp_code_bash_104.A1" style:family="table-cell">
      <style:table-cell-properties fo:padding="0cm" fo:border="0.55pt solid #000000"/>
    </style:style>
    <style:style style:name="dvp_5f_code_5f_bash_5f_104.2" style:display-name="dvp_code_bash_104.2" style:family="table-row">
      <style:table-row-properties fo:background-color="#ffffcc" style:font="Courier New">
        <style:background-image/>
      </style:table-row-properties>
    </style:style>
    <style:style style:name="P1" style:family="paragraph" style:parent-style-name="Standard">
      <style:text-properties officeooo:paragraph-rsid="0029cf53"/>
    </style:style>
    <style:style style:name="P2" style:family="paragraph" style:parent-style-name="Standard">
      <style:text-properties officeooo:paragraph-rsid="00399f87"/>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199cm" loext:contextual-spacing="false" fo:text-align="center" style:justify-single-word="false"/>
    </style:style>
    <style:style style:name="P5" style:family="paragraph" style:parent-style-name="Standard">
      <style:paragraph-properties fo:margin-top="0cm" fo:margin-bottom="0.199cm" loext:contextual-spacing="false"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list-style-name="List_20_1"/>
    <style:style style:name="P7" style:family="paragraph" style:parent-style-name="Standard" style:list-style-name="liste_20_1_20_dvp"/>
    <style:style style:name="P8" style:family="paragraph" style:parent-style-name="Standard" style:list-style-name="liste_20_1_20_dvp">
      <style:text-properties officeooo:paragraph-rsid="001a17e0"/>
    </style:style>
    <style:style style:name="T1" style:family="text">
      <style:text-properties officeooo:rsid="00456251"/>
    </style:style>
    <style:style style:name="T2" style:family="text">
      <style:text-properties officeooo:rsid="00351339"/>
    </style:style>
    <style:style style:name="T3" style:family="text">
      <style:text-properties officeooo:rsid="001e57b3"/>
    </style:style>
    <style:style style:name="T4" style:family="text">
      <style:text-properties officeooo:rsid="00399f87"/>
    </style:style>
    <style:style style:name="T5" style:family="text">
      <style:text-properties officeooo:rsid="003b1517"/>
    </style:style>
    <style:style style:name="T6" style:family="text">
      <style:text-properties officeooo:rsid="00356162"/>
    </style:style>
    <style:style style:name="T7" style:family="text">
      <style:text-properties officeooo:rsid="0032ff54"/>
    </style:style>
    <style:style style:name="T8" style:family="text">
      <style:text-properties officeooo:rsid="0017ec23"/>
    </style:style>
    <style:style style:name="T9" style:family="text">
      <style:text-properties officeooo:rsid="0018f1e8"/>
    </style:style>
    <style:style style:name="T10" style:family="text">
      <style:text-properties officeooo:rsid="001a17e0"/>
    </style:style>
    <style:style style:name="T11" style:family="text">
      <style:text-properties officeooo:rsid="001b7152"/>
    </style:style>
    <style:style style:name="T12" style:family="text">
      <style:text-properties officeooo:rsid="001d3b58"/>
    </style:style>
    <style:style style:name="T13" style:family="text">
      <style:text-properties officeooo:rsid="0021fb79"/>
    </style:style>
    <style:style style:name="T14" style:family="text">
      <style:text-properties officeooo:rsid="0022497b"/>
    </style:style>
    <style:style style:name="T15" style:family="text">
      <style:text-properties officeooo:rsid="002310b1"/>
    </style:style>
    <style:style style:name="T16" style:family="text">
      <style:text-properties officeooo:rsid="0023f118"/>
    </style:style>
    <style:style style:name="T17" style:family="text">
      <style:text-properties officeooo:rsid="002502a8"/>
    </style:style>
    <style:style style:name="T18" style:family="text">
      <style:text-properties officeooo:rsid="00255bd9"/>
    </style:style>
    <style:style style:name="T19" style:family="text">
      <style:text-properties officeooo:rsid="00258ad0"/>
    </style:style>
    <style:style style:name="T20" style:family="text">
      <style:text-properties officeooo:rsid="00274631"/>
    </style:style>
    <style:style style:name="T21" style:family="text">
      <style:text-properties officeooo:rsid="00277008"/>
    </style:style>
    <style:style style:name="T22" style:family="text">
      <style:text-properties officeooo:rsid="002a9905"/>
    </style:style>
    <style:style style:name="T23" style:family="text">
      <style:text-properties fo:color="#ffffff" style:font-name="Verdana1" fo:font-size="14pt" fo:font-style="normal" fo:font-weight="bold" style:font-name-asian="MS Mincho" style:font-size-asian="14pt" style:font-style-asian="italic" style:font-weight-asian="bold" style:font-name-complex="Tahoma" style:font-size-complex="14pt" style:font-style-complex="italic" style:font-weight-complex="bold"/>
    </style:style>
    <style:style style:name="T24" style:family="text">
      <style:text-properties style:font-name="Verdana" fo:font-size="10pt"/>
    </style:style>
    <style:style style:name="T25" style:family="text">
      <style:text-properties fo:font-style="italic" style:font-style-asian="italic" style:font-style-complex="italic"/>
    </style:style>
    <style:style style:name="T26" style:family="text">
      <style:text-properties fo:font-weight="normal" officeooo:rsid="00255bd9" style:font-weight-asian="normal" style:font-weight-complex="normal"/>
    </style:style>
    <style:style style:name="T27" style:family="text">
      <style:text-properties officeooo:rsid="0029cf53"/>
    </style:style>
    <style:style style:name="T28" style:family="text">
      <style:text-properties officeooo:rsid="002d52d7"/>
    </style:style>
    <style:style style:name="T29" style:family="text">
      <style:text-properties officeooo:rsid="0031178d"/>
    </style:style>
    <style:style style:name="T30" style:family="text">
      <style:text-properties officeooo:rsid="0038384e"/>
    </style:style>
    <style:style style:name="T31" style:family="text">
      <style:text-properties officeooo:rsid="003a1644"/>
    </style:style>
    <style:style style:name="T32" style:family="text">
      <style:text-properties officeooo:rsid="003e247b"/>
    </style:style>
    <style:style style:name="T33" style:family="text">
      <style:text-properties officeooo:rsid="0041af9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018-12-01" text:name="cu_miseajour"/>
        <text:user-field-decl office:value-type="string" office:string-value="2018-12-01" text:name="cu_date"/>
        <text:user-field-decl office:value-type="string" office:string-value="Developpez" text:name="cu_licauteur"/>
        <text:user-field-decl office:value-type="string" office:string-value="Marc Loupias" text:name="cu_fullname1"/>
        <text:user-field-decl office:value-type="string" office:string-value="marco46" text:name="cu_alias1"/>
        <text:user-field-decl office:value-type="string" office:string-value="https://www.developpez.net/forums/u70899/marco46/" text:name="cu_url1"/>
        <text:user-field-decl office:value-type="string" office:string-value="" text:name="cu_homepagetitle1"/>
        <text:user-field-decl office:value-type="string" office:string-value="" text:name="cu_homepageurl1"/>
        <text:user-field-decl office:value-type="string" office:string-value="" text:name="cu_blog1"/>
        <text:user-field-decl office:value-type="string" office:string-value="0" text:name="cu_sautDePageAvantSection"/>
        <text:user-field-decl office:value-type="string" office:string-value="FinDocument" text:name="cu_notesBasPage"/>
        <text:user-field-decl office:value-type="string" office:string-value="42" text:name="cu_rubrique"/>
        <text:user-field-decl office:value-type="string" office:string-value="4" text:name="cu_lictype"/>
        <text:user-field-decl office:value-type="string" office:string-value="marco46-http" text:name="cu_serveur"/>
        <text:user-field-decl office:value-type="string" office:string-value="faq/git/" text:name="cu_chemin"/>
        <text:user-field-decl office:value-type="string" office:string-value="https://alm.developpez.com/faq/git/" text:name="cu_urlhttp"/>
        <text:user-field-decl office:value-type="string" office:string-value="" text:name="cu_pdffilename"/>
        <text:user-field-decl office:value-type="string" office:string-value="" text:name="cu_cssperso"/>
        <text:user-field-decl office:value-type="string" office:string-value="" text:name="cu_largeur_max_image"/>
        <text:user-field-decl office:value-type="string" office:string-value="" text:name="cu_hauteur_max_image"/>
        <text:user-field-decl office:value-type="string" office:string-value="" text:name="cu_xiti_alias"/>
        <text:user-field-decl office:value-type="string" office:string-value="" text:name="cu_xiti_logger"/>
        <text:user-field-decl office:value-type="string" office:string-value="" text:name="cu_xiti_id"/>
        <text:user-field-decl office:value-type="string" office:string-value="" text:name="cu_xiti_nom"/>
        <text:user-field-decl office:value-type="string" office:string-value="" text:name="cu_google-analytics"/>
        <text:user-field-decl office:value-type="string" office:string-value="0" text:name="cu_nosummary"/>
        <text:user-field-decl office:value-type="string" office:string-value="0" text:name="cu_nosummarypage"/>
        <text:user-field-decl office:value-type="string" office:string-value="1" text:name="cu_nozip"/>
        <text:user-field-decl office:value-type="string" office:string-value="1" text:name="cu_nodownload"/>
        <text:user-field-decl office:value-type="string" office:string-value="1" text:name="cu_nopdf"/>
        <text:user-field-decl office:value-type="string" office:string-value="0" text:name="cu_nobookmarks"/>
        <text:user-field-decl office:value-type="string" office:string-value="1" text:name="cu_noebook"/>
        <text:user-field-decl office:value-type="string" office:string-value="0" text:name="cu_microsofttraduction"/>
        <text:user-field-decl office:value-type="string" office:string-value="/home/marco/dev/dev.com/kit-dev.com" text:name="cu_kitodt_racine"/>
        <text:user-field-decl office:value-type="string" office:string-value="/home/marco/dev/dev.com/kit-dev.com/kitodt/perl/buildxml_from_oooxml.pl" text:name="cu_kitodt_programme"/>
        <text:user-field-decl office:value-type="string" office:string-value="dvlp-faq-git" text:name="cu_kitodt_nomarticle"/>
        <text:user-field-decl office:value-type="string" office:string-value="0" text:name="cu_kitodt_indent"/>
        <text:user-field-decl office:value-type="string" office:string-value="/home/marco/dev/dev.com/kit-dev.com/documents/dvlp-faq-git" text:name="cu_repertoire_article"/>
        <text:user-field-decl office:value-type="string" office:string-value="16" text:name="cu_version_kitodt"/>
        <text:user-field-decl office:value-type="string" office:string-value="19" text:name="cu_version_kitooodvp"/>
        <text:user-field-decl office:value-type="string" office:string-value="FAQ Git" text:name="cu_description"/>
        <text:user-field-decl office:value-type="string" office:string-value="faq, SCM, Git" text:name="cu_keywords"/>
        <text:user-field-decl office:value-type="string" office:string-value="FAQ Git" text:name="cu_page"/>
        <text:user-field-decl office:value-type="string" office:string-value="FAQ Git" text:name="cu_article"/>
        <text:user-field-decl office:value-type="string" office:string-value="2018" text:name="cu_licannee"/>
        <text:user-field-decl office:value-type="string" office:string-value="FAQGIT" text:name="cu_nomfaq"/>
        <text:user-field-decl office:value-type="string" office:string-value="auteur" text:name="cu_role_auteur1"/>
        <text:user-field-decl office:value-type="string" office:string-value="correcteur" text:name="cu_role_auteur2"/>
        <text:user-field-decl office:value-type="string" office:string-value="littlewhite" text:name="cu_alias2"/>
        <text:user-field-decl office:value-type="string" office:string-value="Little White" text:name="cu_fullname2"/>
        <text:user-field-decl office:value-type="string" office:string-value="https://www.developpez.net/forums/u240267/littlewhite/" text:name="cu_url2"/>
        <text:user-field-decl office:value-type="string" office:string-value="correcteur" text:name="cu_role_auteur3"/>
        <text:user-field-decl office:value-type="string" office:string-value="mickael-baron" text:name="cu_alias3"/>
        <text:user-field-decl office:value-type="string" office:string-value="Mickael Baron" text:name="cu_fullname3"/>
        <text:user-field-decl office:value-type="string" office:string-value="https://www.developpez.net/forums/u69211/mickael-baron/" text:name="cu_url3"/>
        <text:user-field-decl office:value-type="string" office:string-value="correcteur" text:name="cu_role_auteur4"/>
        <text:user-field-decl office:value-type="string" office:string-value="songbird" text:name="cu_alias4"/>
        <text:user-field-decl office:value-type="string" office:string-value="Songbird" text:name="cu_fullname4"/>
        <text:user-field-decl office:value-type="string" office:string-value="https://www.developpez.net/forums/u897329/songbird/" text:name="cu_url4"/>
        <text:user-field-decl office:value-type="string" office:string-value="file:///C:/DVP/Article_Dvp/documents/" text:name="RepertoireOuverture"/>
        <text:user-field-decl office:value-type="string" office:string-value="C:\DVP\Article_Dvp\documents\auteurs-kitooodvp.ods" text:name="cu_fichier_auteurs"/>
        <text:user-field-decl office:value-type="string" office:string-value="escartefigue" text:name="cu_alias5"/>
        <text:user-field-decl office:value-type="string" office:string-value="Bruno Barthel" text:name="cu_fullname5"/>
        <text:user-field-decl office:value-type="string" office:string-value="https://www.developpez.net/forums/u795608/escartefigue/" text:name="cu_url5"/>
        <text:user-field-decl office:value-type="string" office:string-value="" text:name="cu_homepageurl5"/>
        <text:user-field-decl office:value-type="string" office:string-value="" text:name="cu_homepagetitle5"/>
        <text:user-field-decl office:value-type="string" office:string-value="" text:name="cu_blog5"/>
        <text:user-field-decl office:value-type="string" office:string-value="" text:name="cu_badge5"/>
        <text:user-field-decl office:value-type="string" office:string-value="" text:name="cu_google-plus5"/>
        <text:user-field-decl office:value-type="string" office:string-value="correcteur" text:name="cu_role_auteur5"/>
        <text:user-field-decl office:value-type="string" office:string-value="Perso" text:name="cu_liens5_lien1_type"/>
        <text:user-field-decl office:value-type="string" office:string-value="" text:name="cu_liens5_lien1_icone"/>
        <text:user-field-decl office:value-type="string" office:string-value="" text:name="cu_liens5_lien1_title"/>
        <text:user-field-decl office:value-type="string" office:string-value="" text:name="cu_liens5_lien1_url"/>
      </text:user-field-decls>
      <text:section text:style-name="Sect1" text:name="dvp_sec_titre">
        <text:p text:style-name="modele_20_kitodt"><text:span text:style-name="titre_5f_page">FAQ Git</text:span> </text:p>
      </text:section>
      <text:section text:style-name="Sect1" text:name="dvp_avant_sous_titre" text:display="none" text:protected="true">
        <text:p text:style-name="P5"/>
      </text:section>
      <text:section text:style-name="Sect1" text:name="dvp_sec_sous_titre">
        <text:p text:style-name="Standard"/>
      </text:section>
      <text:section text:style-name="Sect1" text:name="dvp_sec_auteur" text:protected="true">
        <text:p text:style-name="P4">Date de publication : <text:user-field-get text:name="cu_date">2018-12-01</text:user-field-get>, date de mise à jour : <text:user-field-get text:name="cu_miseajour">2018-12-01</text:user-field-get></text:p>
        <text:p text:style-name="P4">Auteur principal : <text:user-field-get text:name="cu_fullname1">Marc Loupias</text:user-field-get></text:p>
      </text:section>
      <text:section text:style-name="Sect1" text:name="dvp_sec_synopsis">
        <table:table table:name="dvp_tab_synopsis" table:style-name="dvp_5f_tab_5f_synopsis">
          <table:table-column table:style-name="dvp_5f_tab_5f_synopsis.A"/>
          <table:table-row>
            <table:table-cell table:style-name="dvp_5f_tab_5f_synopsis.A1" office:value-type="string">
              <text:p text:style-name="Standard">FAQ Git en français pour developpez.com</text:p>
            </table:table-cell>
          </table:table-row>
        </table:table>
        <text:p text:style-name="P3"/>
      </text:section>
      <text:h text:style-name="Heading_20_1" text:outline-level="1">Généralités</text:h>
      <text:h text:style-name="Heading_20_2" text:outline-level="2">Qu’est ce que Git ?</text:h>
      <text:p text:style-name="Standard">Git est un système de contrôle de révision décentralisé et rapide.</text:p>
      <text:p text:style-name="Standard">Il a été écrit en 2005 à l’initiative de Linus Torvalds pour gérer les sources du kernel Linux.</text:p>
      <text:h text:style-name="Heading_20_2" text:outline-level="2">Que signifie Git ?</text:h>
      <text:p text:style-name="Standard">Il n’y a pas de réponses précises, on ne sait pas s’il s’agit d’un acronyme ou d’un mot. Le nom date de la toute première livraison du projet.<text:line-break/>Le fichier <text:a xlink:type="simple" xlink:href="https://github.com/git/git/blob/master/README.md" text:style-name="Internet_20_link" text:visited-style-name="Visited_20_Internet_20_Link">README du projet</text:a> contient quelques explications.<text:line-break/>En argot britannique il s’agit également d’une insulte.</text:p>
      <text:h text:style-name="Heading_20_2" text:outline-level="2">Où trouver de la documentation pour Git ?</text:h>
      <text:p text:style-name="Standard">Le site officiel est disponible à l’adresse <text:a xlink:type="simple" xlink:href="https://git-scm.com/" text:style-name="Internet_20_link" text:visited-style-name="Visited_20_Internet_20_Link">https://git-scm.com/</text:a>. La documentation est hébergée <text:a xlink:type="simple" xlink:href="https://git-scm.com/doc" text:style-name="Internet_20_link" text:visited-style-name="Visited_20_Internet_20_Link">au même endroit</text:a>.</text:p>
      <text:h text:style-name="Heading_20_2" text:outline-level="2">Où trouver le code source de Git ?</text:h>
      <text:p text:style-name="Standard">Un miroir du code du projet est hébergé sur <text:a xlink:type="simple" xlink:href="https://github.com/git/git" text:style-name="Internet_20_link" text:visited-style-name="Visited_20_Internet_20_Link">GitHub</text:a>.</text:p>
      <text:h text:style-name="Heading_20_2" text:outline-level="2"><text:soft-page-break/>Quelles sont les différences entre un SCM centralisé comme Subversion et un SCM décentralisé comme Git ?</text:h>
      <text:p text:style-name="Standard">Elles sont trop nombreuses pour être listées dans une FAQ, mais d’une manière générale :</text:p>
      <text:list xml:id="list1179141561624759408" text:style-name="List_20_1">
        <text:list-item>
          <text:p text:style-name="P6">pas d’autorité centrale obligatoire ;</text:p>
        </text:list-item>
        <text:list-item>
          <text:p text:style-name="P6">un utilisateur clonant un projet dispose de la totalité de l’historique sur sa machine ;</text:p>
        </text:list-item>
        <text:list-item>
          <text:p text:style-name="P6">tout est fait hors-ligne ;</text:p>
        </text:list-item>
        <text:list-item>
          <text:p text:style-name="P6">il n’y a pas besoin d’un serveur central pour partager du code entre deux développeurs.</text:p>
        </text:list-item>
      </text:list>
      <text:h text:style-name="Heading_20_2" text:outline-level="2">Qu’est-ce qu’un dépôt (repository) Git ?</text:h>
      <text:p text:style-name="Standard">Il s’agit d’un répertoire versionné par Git. Ce répertoire contient à sa racine un répertoire <text:span text:style-name="Teletype">.git</text:span> <text:span text:style-name="T30">incluant</text:span> toutes les données liées à ce dépôt.<text:line-break/>Un dépôt Git est donc autoporté via ce répertoire et peut être déplacé depuis le répertoire racine (pour backup ou autre).<text:line-break/>Aucune information nécessaire à l’usage du dépôt n’est stockée à l’extérieur.</text:p>
      <text:p text:style-name="Standard">Un dépôt Git correspond généralement à un projet unique, mais ce n’est pas forcément le cas.<text:line-break/>Certaines organisations utilisent un dépôt unique pour gérer les codes sources de tous leurs projets.<text:line-break/>Cette stratégie est nommée la <text:span text:style-name="T24">« </text:span>monorepo strategy<text:span text:style-name="T24"> »</text:span>.<text:line-break/>C’est notamment le cas de Google qui a expliqué en détail sa stratégie lors d’<text:a xlink:type="simple" xlink:href="https://www.youtube.com/watch?v=W71BTkUbdqE" text:style-name="Internet_20_link" text:visited-style-name="Visited_20_Internet_20_Link">une conférence en 2015</text:a>.</text:p>
      <text:p text:style-name="Standard">Un dépôt est donc composé d’un répertoire <text:span text:style-name="Teletype">.git</text:span> et du répertoire de travail.<text:line-break/>Le répertoire <text:span text:style-name="Teletype">.git</text:span> contient toutes les meta-données du dépôt.<text:line-break/>Le répertoire de travail (le répertoire courant) reflète l’état actuel <text:span text:style-name="Teletype">checkout</text:span> par Git (un commit, une branche ou un tag).</text:p>
      <text:p text:style-name="Standard">Il est à noter qu’un dépôt Git peut être utilisé entièrement en local et cela même s’il n’est pas partagé et que vous êtes le seul utilisateur.</text:p>
      <text:h text:style-name="Heading_20_2" text:outline-level="2">Qu’est-ce qu’dépôt distant (remote) ?</text:h>
      <text:p text:style-name="Standard">Il s’agit d’un dépôt nu (<text:span text:style-name="Italique">bare repository</text:span> en anglais) servant d’espace de partage.<text:line-break/>Il peut être local (si vous exposez vos sources depuis votre propre machine) ou distant.<text:line-break/>Il est généralement accompagné d’un client web pour fournir une solution de gestion de projet intégrée (GitHub, GitLab, Gitblit…).</text:p>
      <text:h text:style-name="Heading_20_2" text:outline-level="2"><text:soft-page-break/>Que désignent les termes upstream et downstream ?</text:h>
      <text:p text:style-name="Standard">Ces termes sont souvent employés dans les conversations en anglais à propos de Git et également dans sa documentation officielle.</text:p>
      <text:p text:style-name="Standard"><text:span text:style-name="Italique"><text:span text:style-name="T30">U</text:span></text:span><text:span text:style-name="Italique">pstream</text:span> désigne le dépôt distant depuis lequel vous tirez des informations vers votre dépôt local (<text:span text:style-name="Teletype">clone</text:span>, <text:span text:style-name="Teletype">pull</text:span>, <text:span text:style-name="Teletype">fetch</text:span>…) ou vers lequel vous poussez des informations (<text:span text:style-name="Teletype">push</text:span>). Par conséquent, c’est la centralisation du travail de tous les contributeurs.</text:p>
      <text:p text:style-name="Standard"><text:span text:style-name="Italique"><text:span text:style-name="T30">D</text:span></text:span><text:span text:style-name="Italique">ownstream</text:span> désigne tous les dépôts qui dépendent d’un <text:span text:style-name="Italique">upstream</text:span> pour leur synchronisation.</text:p>
      <text:p text:style-name="Standard">Si par exemple vous avez un projet hébergé sur un site comme GitHub ou GitLab, le dépôt sur ce site est l’<text:span text:style-name="Italique">upstream</text:span>, le dép<text:span text:style-name="T8">ô</text:span>t officiel du projet, et chaque dépôt cloné depuis l’<text:span text:style-name="Italique">upstream</text:span> est un <text:span text:style-name="Italique">downstream</text:span>.</text:p>
      <text:h text:style-name="Heading_20_1" text:outline-level="1">Installation et configuration</text:h>
      <text:h text:style-name="Heading_20_2" text:outline-level="2">Comment installer Git sur Windows ?</text:h>
      <text:p text:style-name="Standard">Téléchargez le client Git approprié depuis <text:a xlink:type="simple" xlink:href="https://git-scm.com/downloads" text:style-name="Internet_20_link" text:visited-style-name="Visited_20_Internet_20_Link">la page officielle</text:a>, lancez l’installeur et suivez les instructions.</text:p>
      <text:h text:style-name="Heading_20_2" text:outline-level="2">Comment installer Git sur macOS ?</text:h>
      <text:p text:style-name="Standard">Il existe plusieurs façons d’installer Git sous macOS :</text:p>
      <text:list xml:id="list224310521202999" text:style-name="List_20_1">
        <text:list-item>
          <text:p text:style-name="P6"><text:span text:style-name="T8">l</text:span>a première consiste à installer XCode qui inclut Git (Apple Git-xy). <text:line-break/>Depuis un terminal, saisi<text:span text:style-name="T9">ssez</text:span> la ligne de commande =&gt; <text:span text:style-name="Teletype">xcode-select --install</text:span>.</text:p>
        </text:list-item>
        <text:list-item>
          <text:p text:style-name="P6"><text:span text:style-name="T8">l</text:span>a deuxième r<text:span text:style-name="T9">epose sur l’utilisation de</text:span> <text:a xlink:type="simple" xlink:href="https://sourceforge.net/projects/git-osx-installer/" text:style-name="Internet_20_link" text:visited-style-name="Visited_20_Internet_20_Link">Git-osx-install</text:a>. <text:line-break/>Téléchargez le fichier .dmg et lancez l’installation en suivant les instructions.</text:p>
        </text:list-item>
        <text:list-item>
          <text:p text:style-name="P6"><text:span text:style-name="T8">l</text:span>a troisième <text:span text:style-name="T9">réside dans l’utilisation de</text:span> <text:a xlink:type="simple" xlink:href="https://brew.sh/index_fr" text:style-name="Internet_20_link" text:visited-style-name="Visited_20_Internet_20_Link">Homebrew</text:a>. <text:line-break/>En supposant que <text:a xlink:type="simple" xlink:href="https://brew.sh/index_fr" text:style-name="Internet_20_link" text:visited-style-name="Visited_20_Internet_20_Link">Homebrew</text:a> soit installé, depuis un terminal saisi<text:span text:style-name="T9">ssez</text:span> la ligne <text:line-break/>de commande =&gt; <text:span text:style-name="Teletype">brew install git</text:span>.</text:p>
        </text:list-item>
      </text:list>
      <text:h text:style-name="Heading_20_2" text:outline-level="2">Comment installer Git sur Linux ?</text:h>
      <text:p text:style-name="Standard">Pour la majorité des distributions, Git sera disponible au travers du gestionnaire de paquets.<text:line-break/>Par exemple, pour Debian, vous pouvez l’installer ainsi :</text:p>
      <table:table table:name="dvp_code_bash_1" table:style-name="dvp_5f_code_5f_bash_5f_1">
        <table:table-column table:style-name="dvp_5f_code_5f_bash_5f_1.A" table:number-columns-repeated="6"/>
        <table:table-row table:style-name="dvp_5f_code_5f_bash_5f_1.1">
          <table:table-cell table:style-name="dvp_5f_code_5f_bash_5f_1.A1" office:value-type="string">
            <text:p text:style-name="Standard"/>
          </table:table-cell>
          <table:table-cell table:style-name="dvp_5f_code_5f_bash_5f_1.A1" office:value-type="string">
            <text:p text:style-name="Standard">bash</text:p>
          </table:table-cell>
          <table:table-cell table:style-name="dvp_5f_code_5f_bash_5f_1.A1" office:value-type="string">
            <text:p text:style-name="Standard"/>
          </table:table-cell>
          <table:table-cell table:style-name="dvp_5f_code_5f_bash_5f_1.A1" office:value-type="string">
            <text:p text:style-name="Standard">1</text:p>
          </table:table-cell>
          <table:table-cell table:style-name="dvp_5f_code_5f_bash_5f_1.A1" office:value-type="string">
            <text:p text:style-name="Standard">1</text:p>
          </table:table-cell>
          <table:table-cell table:style-name="dvp_5f_code_5f_bash_5f_1.A1" office:value-type="string">
            <text:p text:style-name="Standard"/>
          </table:table-cell>
        </table:table-row>
        <text:soft-page-break/>
        <table:table-row table:style-name="dvp_5f_code_5f_bash_5f_1.2">
          <table:table-cell table:style-name="dvp_5f_code_5f_bash_5f_1.A1" table:number-columns-spanned="6" office:value-type="string">
            <text:p text:style-name="dvp_5f_code">apt-get install git</text:p>
          </table:table-cell>
          <table:covered-table-cell/>
          <table:covered-table-cell/>
          <table:covered-table-cell/>
          <table:covered-table-cell/>
          <table:covered-table-cell/>
        </table:table-row>
      </table:table>
      <text:p text:style-name="Standard"/>
      <text:h text:style-name="Heading_20_2" text:outline-level="2">Comment conna<text:span text:style-name="T10">î</text:span>tre la liste des commandes Git ?</text:h>
      <table:table table:name="dvp_code_bash_2" table:style-name="dvp_5f_code_5f_bash_5f_2">
        <table:table-column table:style-name="dvp_5f_code_5f_bash_5f_2.A" table:number-columns-repeated="6"/>
        <table:table-row table:style-name="dvp_5f_code_5f_bash_5f_2.1">
          <table:table-cell table:style-name="dvp_5f_code_5f_bash_5f_2.A1" office:value-type="string">
            <text:p text:style-name="Standard"/>
          </table:table-cell>
          <table:table-cell table:style-name="dvp_5f_code_5f_bash_5f_2.A1" office:value-type="string">
            <text:p text:style-name="Standard">bash</text:p>
          </table:table-cell>
          <table:table-cell table:style-name="dvp_5f_code_5f_bash_5f_2.A1" office:value-type="string">
            <text:p text:style-name="Standard"/>
          </table:table-cell>
          <table:table-cell table:style-name="dvp_5f_code_5f_bash_5f_2.A1" office:value-type="string">
            <text:p text:style-name="Standard">1</text:p>
          </table:table-cell>
          <table:table-cell table:style-name="dvp_5f_code_5f_bash_5f_2.A1" office:value-type="string">
            <text:p text:style-name="Standard">1</text:p>
          </table:table-cell>
          <table:table-cell table:style-name="dvp_5f_code_5f_bash_5f_2.A1" office:value-type="string">
            <text:p text:style-name="Standard"/>
          </table:table-cell>
        </table:table-row>
        <table:table-row table:style-name="dvp_5f_code_5f_bash_5f_2.2">
          <table:table-cell table:style-name="dvp_5f_code_5f_bash_5f_2.A1" table:number-columns-spanned="6" office:value-type="string">
            <text:p text:style-name="dvp_5f_code">$ git help<text:line-break/>usage: git [--version] [--help] [-C &lt;path&gt;] [-c name=value]<text:line-break/> <text:s text:c="10"/>[--exec-path[=&lt;path&gt;]] [--html-path] [--man-path] [--info-path]<text:line-break/> <text:s text:c="10"/>[-p | --paginate | --no-pager] [--no-replace-objects] [--bare]<text:line-break/> <text:s text:c="10"/>[--git-dir=&lt;path&gt;] [--work-tree=&lt;path&gt;] [--namespace=&lt;name&gt;]<text:line-break/> <text:s text:c="10"/>&lt;command&gt; [&lt;args&gt;]<text:line-break/><text:line-break/>These are common Git commands used in various situations:<text:line-break/><text:line-break/>start a working area (see also: git help tutorial)<text:line-break/> <text:s text:c="2"/>clone <text:s text:c="5"/>Clone a repository into a new directory<text:line-break/> <text:s text:c="2"/>init <text:s text:c="6"/>Create an empty Git repository or reinitialize an existing one<text:line-break/><text:line-break/>work on the current change (see also: git help everyday)<text:line-break/> <text:s text:c="2"/>add <text:s text:c="7"/>Add file contents to the index<text:line-break/> <text:s text:c="2"/>mv <text:s text:c="8"/>Move or rename a file, a directory, or a symlink<text:line-break/> <text:s text:c="2"/>reset <text:s text:c="5"/>Reset current HEAD to the specified state<text:line-break/> <text:s text:c="2"/>rm <text:s text:c="8"/>Remove files from the working tree and from the index<text:line-break/><text:line-break/>examine the history and state (see also: git help revisions)<text:line-break/> <text:s text:c="2"/>bisect <text:s text:c="4"/>Use binary search to find the commit that introduced a bug<text:line-break/> <text:s text:c="2"/>grep <text:s text:c="6"/>Print lines matching a pattern<text:line-break/> <text:s text:c="2"/>log <text:s text:c="7"/>Show commit logs<text:line-break/> <text:s text:c="2"/>show <text:s text:c="6"/>Show various types of objects<text:line-break/> <text:s text:c="2"/>status <text:s text:c="4"/>Show the working tree status<text:line-break/><text:line-break/>grow, mark and tweak your common history<text:line-break/> <text:s text:c="2"/>branch <text:s text:c="4"/>List, create, or delete branches<text:line-break/> <text:s text:c="2"/>checkout <text:s text:c="2"/>Switch branches or restore working tree files<text:line-break/> <text:s text:c="2"/>commit <text:s text:c="4"/>Record changes to the repository<text:line-break/> <text:s text:c="2"/>diff <text:s text:c="6"/>Show changes between commits, commit and working tree, etc<text:line-break/> <text:s text:c="2"/>merge <text:s text:c="5"/>Join two or more development histories together<text:line-break/> <text:s text:c="2"/>rebase <text:s text:c="4"/>Reapply commits on top of another base tip<text:line-break/> <text:s text:c="2"/>tag <text:s text:c="7"/>Create, list, delete or verify a tag object signed with GPG<text:line-break/><text:line-break/>collaborate (see also: git help workflows)<text:line-break/> <text:s text:c="2"/>fetch <text:s text:c="5"/>Download objects and refs from another repository<text:line-break/> <text:s text:c="2"/>pull <text:s text:c="6"/>Fetch from and integrate with another repository or a local branch<text:line-break/> <text:s text:c="2"/>push <text:s text:c="6"/>Update remote refs along with associated objects<text:line-break/><text:line-break/>'git help -a' and 'git help -g' list available subcommands and some<text:line-break/>concept guides. See 'git help &lt;command&gt;' or 'git help &lt;concept&gt;'<text:line-break/><text:soft-page-break/>to read about a specific subcommand or concept.</text:p>
          </table:table-cell>
          <table:covered-table-cell/>
          <table:covered-table-cell/>
          <table:covered-table-cell/>
          <table:covered-table-cell/>
          <table:covered-table-cell/>
        </table:table-row>
      </table:table>
      <text:p text:style-name="Standard"/>
      <text:h text:style-name="Heading_20_2" text:outline-level="2">Comment conna<text:span text:style-name="T9">î</text:span>tre la version de votre Git ?</text:h>
      <table:table table:name="dvp_code_bash_3" table:style-name="dvp_5f_code_5f_bash_5f_3">
        <table:table-column table:style-name="dvp_5f_code_5f_bash_5f_3.A" table:number-columns-repeated="6"/>
        <table:table-row table:style-name="dvp_5f_code_5f_bash_5f_3.1">
          <table:table-cell table:style-name="dvp_5f_code_5f_bash_5f_3.A1" office:value-type="string">
            <text:p text:style-name="Standard"/>
          </table:table-cell>
          <table:table-cell table:style-name="dvp_5f_code_5f_bash_5f_3.A1" office:value-type="string">
            <text:p text:style-name="Standard">bash</text:p>
          </table:table-cell>
          <table:table-cell table:style-name="dvp_5f_code_5f_bash_5f_3.A1" office:value-type="string">
            <text:p text:style-name="Standard"/>
          </table:table-cell>
          <table:table-cell table:style-name="dvp_5f_code_5f_bash_5f_3.A1" office:value-type="string">
            <text:p text:style-name="Standard">1</text:p>
          </table:table-cell>
          <table:table-cell table:style-name="dvp_5f_code_5f_bash_5f_3.A1" office:value-type="string">
            <text:p text:style-name="Standard">1</text:p>
          </table:table-cell>
          <table:table-cell table:style-name="dvp_5f_code_5f_bash_5f_3.A1" office:value-type="string">
            <text:p text:style-name="Standard"/>
          </table:table-cell>
        </table:table-row>
        <table:table-row table:style-name="dvp_5f_code_5f_bash_5f_3.2">
          <table:table-cell table:style-name="dvp_5f_code_5f_bash_5f_3.A1" table:number-columns-spanned="6" office:value-type="string">
            <text:p text:style-name="dvp_5f_code">$ git version<text:line-break/>git version 2.19.1</text:p>
          </table:table-cell>
          <table:covered-table-cell/>
          <table:covered-table-cell/>
          <table:covered-table-cell/>
          <table:covered-table-cell/>
          <table:covered-table-cell/>
        </table:table-row>
      </table:table>
      <text:p text:style-name="Standard"/>
      <text:h text:style-name="Heading_20_2" text:outline-level="2">Quels sont les fichiers de configuration de Git ?</text:h>
      <text:p text:style-name="Standard">Les fichiers de configuration de Git sont <text:span text:style-name="T11">pris dans</text:span> les <text:span text:style-name="T11">emplacements </text:span>suivants (l’ordre ci-dessous correspond à l’ordre de lecture par Git, la dernière valeur lue est la valeur prise en compte) :</text:p>
      <text:list xml:id="list2898423220754601789" text:style-name="liste_20_1_20_dvp">
        <text:list-item>
          <text:p text:style-name="P7">le répertoire d’installation de Git (<text:span text:style-name="T10">p. ex.</text:span> <text:span text:style-name="Teletype">C:\ProgramData\Git\config</text:span>) ;</text:p>
        </text:list-item>
        <text:list-item>
          <text:p text:style-name="P8">la configuration système (<text:span text:style-name="T10">p. ex.</text:span> <text:span text:style-name="Teletype">C:\Program Files\Git\mingw64\etc\gitconfig</text:span>) ;</text:p>
        </text:list-item>
        <text:list-item>
          <text:p text:style-name="P7">la configuration globale dans le répertoire utilisateur (<text:span text:style-name="Teletype">%HOMEPATH%\.gitconfig</text:span>) ;</text:p>
        </text:list-item>
        <text:list-item>
          <text:p text:style-name="P7">la configuration locale (spécifique à un répertoire) (<text:span text:style-name="Teletype">.git/config</text:span>).</text:p>
        </text:list-item>
      </text:list>
      <text:h text:style-name="Heading_20_2" text:outline-level="2">Comment afficher la configuration courante de Git ?</text:h>
      <table:table table:name="dvp_code_bash_4" table:style-name="dvp_5f_code_5f_bash_5f_4">
        <table:table-column table:style-name="dvp_5f_code_5f_bash_5f_4.A" table:number-columns-repeated="6"/>
        <table:table-row table:style-name="dvp_5f_code_5f_bash_5f_4.1">
          <table:table-cell table:style-name="dvp_5f_code_5f_bash_5f_4.A1" office:value-type="string">
            <text:p text:style-name="Standard"/>
          </table:table-cell>
          <table:table-cell table:style-name="dvp_5f_code_5f_bash_5f_4.A1" office:value-type="string">
            <text:p text:style-name="Standard">bash</text:p>
          </table:table-cell>
          <table:table-cell table:style-name="dvp_5f_code_5f_bash_5f_4.A1" office:value-type="string">
            <text:p text:style-name="Standard"/>
          </table:table-cell>
          <table:table-cell table:style-name="dvp_5f_code_5f_bash_5f_4.A1" office:value-type="string">
            <text:p text:style-name="Standard">1</text:p>
          </table:table-cell>
          <table:table-cell table:style-name="dvp_5f_code_5f_bash_5f_4.A1" office:value-type="string">
            <text:p text:style-name="Standard">1</text:p>
          </table:table-cell>
          <table:table-cell table:style-name="dvp_5f_code_5f_bash_5f_4.A1" office:value-type="string">
            <text:p text:style-name="Standard"/>
          </table:table-cell>
        </table:table-row>
        <table:table-row table:style-name="dvp_5f_code_5f_bash_5f_4.2">
          <table:table-cell table:style-name="dvp_5f_code_5f_bash_5f_4.A1" table:number-columns-spanned="6" office:value-type="string">
            <text:p text:style-name="dvp_5f_code">$ git config --list<text:line-break/>user.name=marlou<text:line-break/>user.email=pro@marc-loupias.fr<text:line-break/>core.autocrlf=false<text:line-break/>core.excludesfile=/home/marco/.gitignore_global<text:line-break/>core.repositoryformatversion=0<text:line-break/>core.filemode=true<text:line-break/>core.bare=false<text:line-break/>core.logallrefupdates=true<text:line-break/>remote.origin.url=https://github.com/MarcLoupias/dev.com-faq-git.git<text:line-break/>remote.origin.fetch=+refs/heads/*:refs/remotes/origin/*<text:line-break/>branch.master.remote=origin<text:line-break/>branch.master.merge=refs/heads/master</text:p>
          </table:table-cell>
          <table:covered-table-cell/>
          <table:covered-table-cell/>
          <table:covered-table-cell/>
          <table:covered-table-cell/>
          <table:covered-table-cell/>
        </table:table-row>
      </table:table>
      <text:p text:style-name="Standard"><text:soft-page-break/></text:p>
      <text:p text:style-name="Standard">L’option <text:span text:style-name="Teletype">--show-origin</text:span> permet d’afficher, en face d’une option, dans quel fichier de configuration la configuration est définie.</text:p>
      <table:table table:name="dvp_code_bash_5" table:style-name="dvp_5f_code_5f_bash_5f_5">
        <table:table-column table:style-name="dvp_5f_code_5f_bash_5f_5.A" table:number-columns-repeated="6"/>
        <table:table-row table:style-name="dvp_5f_code_5f_bash_5f_5.1">
          <table:table-cell table:style-name="dvp_5f_code_5f_bash_5f_5.A1" office:value-type="string">
            <text:p text:style-name="Standard"/>
          </table:table-cell>
          <table:table-cell table:style-name="dvp_5f_code_5f_bash_5f_5.A1" office:value-type="string">
            <text:p text:style-name="Standard">bash</text:p>
          </table:table-cell>
          <table:table-cell table:style-name="dvp_5f_code_5f_bash_5f_5.A1" office:value-type="string">
            <text:p text:style-name="Standard"/>
          </table:table-cell>
          <table:table-cell table:style-name="dvp_5f_code_5f_bash_5f_5.A1" office:value-type="string">
            <text:p text:style-name="Standard">1</text:p>
          </table:table-cell>
          <table:table-cell table:style-name="dvp_5f_code_5f_bash_5f_5.A1" office:value-type="string">
            <text:p text:style-name="Standard">1</text:p>
          </table:table-cell>
          <table:table-cell table:style-name="dvp_5f_code_5f_bash_5f_5.A1" office:value-type="string">
            <text:p text:style-name="Standard"/>
          </table:table-cell>
        </table:table-row>
        <table:table-row table:style-name="dvp_5f_code_5f_bash_5f_5.2">
          <table:table-cell table:style-name="dvp_5f_code_5f_bash_5f_5.A1" table:number-columns-spanned="6" office:value-type="string">
            <text:p text:style-name="dvp_5f_code">$ git config --list --show-origin<text:line-break/>file:/home/marco/.gitconfig <text:s text:c="4"/>user.name=marlou<text:line-break/>file:/home/marco/.gitconfig <text:s text:c="4"/>user.email=pro@marc-loupias.fr<text:line-break/>file:/home/marco/.gitconfig <text:s text:c="4"/>core.autocrlf=false<text:line-break/>file:/home/marco/.gitconfig <text:s text:c="4"/>core.excludesfile=/home/marco/.gitignore_global<text:line-break/>file:.git/config <text:s text:c="7"/>core.repositoryformatversion=0<text:line-break/>file:.git/config <text:s text:c="7"/>core.filemode=true<text:line-break/>file:.git/config <text:s text:c="7"/>core.bare=false<text:line-break/>file:.git/config <text:s text:c="7"/>core.logallrefupdates=true<text:line-break/>file:.git/config <text:s text:c="7"/>remote.origin.url=https://github.com/MarcLoupias/dev.com-faq-git.git<text:line-break/>file:.git/config <text:s text:c="7"/>remote.origin.fetch=+refs/heads/*:refs/remotes/origin/*<text:line-break/>file:.git/config <text:s text:c="7"/>branch.master.remote=origin<text:line-break/>file:.git/config <text:s text:c="7"/>branch.master.merge=refs/heads/master<text:line-break/></text:p>
          </table:table-cell>
          <table:covered-table-cell/>
          <table:covered-table-cell/>
          <table:covered-table-cell/>
          <table:covered-table-cell/>
          <table:covered-table-cell/>
        </table:table-row>
      </table:table>
      <text:p text:style-name="Standard"/>
      <text:h text:style-name="Heading_20_2" text:outline-level="2">Comment exclure des fichiers ?</text:h>
      <text:p text:style-name="Standard">Il existe trois manières d’exclure des fichiers du champ de Git :</text:p>
      <text:list xml:id="list224311254159158" text:style-name="List_20_1">
        <text:list-item>
          <text:p text:style-name="P6">par projet : créer un fichier <text:span text:style-name="Teletype">.gitignore</text:span> dans le dépôt ;</text:p>
        </text:list-item>
        <text:list-item>
          <text:p text:style-name="P6">par dépôt : dans le fichier <text:span text:style-name="Teletype">.git/info/excludes</text:span> ;</text:p>
        </text:list-item>
        <text:list-item>
          <text:p text:style-name="P6">par machine : au travers du fichier <text:span text:style-name="Teletype">~/.gitignore_global</text:span> qui est un fichier référencé par défaut depuis la configuration utilisateur de <text:span text:style-name="Teletype">~/.gitconfig</text:span>.</text:p>
        </text:list-item>
      </text:list>
      <text:h text:style-name="Heading_20_2" text:outline-level="2">Comment changer son nom d’utilisateur ?</text:h>
      <table:table table:name="dvp_code_bash_6" table:style-name="dvp_5f_code_5f_bash_5f_6">
        <table:table-column table:style-name="dvp_5f_code_5f_bash_5f_6.A" table:number-columns-repeated="6"/>
        <table:table-row table:style-name="dvp_5f_code_5f_bash_5f_6.1">
          <table:table-cell table:style-name="dvp_5f_code_5f_bash_5f_6.A1" office:value-type="string">
            <text:p text:style-name="Standard"/>
          </table:table-cell>
          <table:table-cell table:style-name="dvp_5f_code_5f_bash_5f_6.A1" office:value-type="string">
            <text:p text:style-name="Standard">bash</text:p>
          </table:table-cell>
          <table:table-cell table:style-name="dvp_5f_code_5f_bash_5f_6.A1" office:value-type="string">
            <text:p text:style-name="Standard"/>
          </table:table-cell>
          <table:table-cell table:style-name="dvp_5f_code_5f_bash_5f_6.A1" office:value-type="string">
            <text:p text:style-name="Standard">1</text:p>
          </table:table-cell>
          <table:table-cell table:style-name="dvp_5f_code_5f_bash_5f_6.A1" office:value-type="string">
            <text:p text:style-name="Standard">1</text:p>
          </table:table-cell>
          <table:table-cell table:style-name="dvp_5f_code_5f_bash_5f_6.A1" office:value-type="string">
            <text:p text:style-name="Standard"/>
          </table:table-cell>
        </table:table-row>
        <table:table-row table:style-name="dvp_5f_code_5f_bash_5f_6.2">
          <table:table-cell table:style-name="dvp_5f_code_5f_bash_5f_6.A1" table:number-columns-spanned="6" office:value-type="string">
            <text:p text:style-name="dvp_5f_code">git config --global user.name "votre nom"</text:p>
          </table:table-cell>
          <table:covered-table-cell/>
          <table:covered-table-cell/>
          <table:covered-table-cell/>
          <table:covered-table-cell/>
          <table:covered-table-cell/>
        </table:table-row>
      </table:table>
      <text:p text:style-name="Standard"/>
      <text:h text:style-name="Heading_20_2" text:outline-level="2"><text:soft-page-break/>Comment changer son <text:span text:style-name="T11">adresse courriel</text:span> ?</text:h>
      <table:table table:name="dvp_code_bash_7" table:style-name="dvp_5f_code_5f_bash_5f_7">
        <table:table-column table:style-name="dvp_5f_code_5f_bash_5f_7.A" table:number-columns-repeated="6"/>
        <table:table-row table:style-name="dvp_5f_code_5f_bash_5f_7.1">
          <table:table-cell table:style-name="dvp_5f_code_5f_bash_5f_7.A1" office:value-type="string">
            <text:p text:style-name="Standard"/>
          </table:table-cell>
          <table:table-cell table:style-name="dvp_5f_code_5f_bash_5f_7.A1" office:value-type="string">
            <text:p text:style-name="Standard">bash</text:p>
          </table:table-cell>
          <table:table-cell table:style-name="dvp_5f_code_5f_bash_5f_7.A1" office:value-type="string">
            <text:p text:style-name="Standard"/>
          </table:table-cell>
          <table:table-cell table:style-name="dvp_5f_code_5f_bash_5f_7.A1" office:value-type="string">
            <text:p text:style-name="Standard">1</text:p>
          </table:table-cell>
          <table:table-cell table:style-name="dvp_5f_code_5f_bash_5f_7.A1" office:value-type="string">
            <text:p text:style-name="Standard">1</text:p>
          </table:table-cell>
          <table:table-cell table:style-name="dvp_5f_code_5f_bash_5f_7.A1" office:value-type="string">
            <text:p text:style-name="Standard"/>
          </table:table-cell>
        </table:table-row>
        <table:table-row table:style-name="dvp_5f_code_5f_bash_5f_7.2">
          <table:table-cell table:style-name="dvp_5f_code_5f_bash_5f_7.A1" table:number-columns-spanned="6" office:value-type="string">
            <text:p text:style-name="dvp_5f_code">git config --global user.email moi@domaine.tld</text:p>
          </table:table-cell>
          <table:covered-table-cell/>
          <table:covered-table-cell/>
          <table:covered-table-cell/>
          <table:covered-table-cell/>
          <table:covered-table-cell/>
        </table:table-row>
      </table:table>
      <text:p text:style-name="Standard"/>
      <text:h text:style-name="Heading_20_2" text:outline-level="2">Comment changer l’URL d’un dépôt distant ?</text:h>
      <table:table table:name="dvp_code_bash_8" table:style-name="dvp_5f_code_5f_bash_5f_8">
        <table:table-column table:style-name="dvp_5f_code_5f_bash_5f_8.A" table:number-columns-repeated="6"/>
        <table:table-row table:style-name="dvp_5f_code_5f_bash_5f_8.1">
          <table:table-cell table:style-name="dvp_5f_code_5f_bash_5f_8.A1" office:value-type="string">
            <text:p text:style-name="Standard"/>
          </table:table-cell>
          <table:table-cell table:style-name="dvp_5f_code_5f_bash_5f_8.A1" office:value-type="string">
            <text:p text:style-name="Standard">bash</text:p>
          </table:table-cell>
          <table:table-cell table:style-name="dvp_5f_code_5f_bash_5f_8.A1" office:value-type="string">
            <text:p text:style-name="Standard"/>
          </table:table-cell>
          <table:table-cell table:style-name="dvp_5f_code_5f_bash_5f_8.A1" office:value-type="string">
            <text:p text:style-name="Standard">1</text:p>
          </table:table-cell>
          <table:table-cell table:style-name="dvp_5f_code_5f_bash_5f_8.A1" office:value-type="string">
            <text:p text:style-name="Standard">1</text:p>
          </table:table-cell>
          <table:table-cell table:style-name="dvp_5f_code_5f_bash_5f_8.A1" office:value-type="string">
            <text:p text:style-name="Standard"/>
          </table:table-cell>
        </table:table-row>
        <table:table-row table:style-name="dvp_5f_code_5f_bash_5f_8.2">
          <table:table-cell table:style-name="dvp_5f_code_5f_bash_5f_8.A1" table:number-columns-spanned="6" office:value-type="string">
            <text:p text:style-name="dvp_5f_code">$ git remote set-url origin https://domaine.tld/repo.git<text:line-break/># ou<text:line-break/>$ git remote add origin https://domaine.tld/repo.git</text:p>
          </table:table-cell>
          <table:covered-table-cell/>
          <table:covered-table-cell/>
          <table:covered-table-cell/>
          <table:covered-table-cell/>
          <table:covered-table-cell/>
        </table:table-row>
      </table:table>
      <text:p text:style-name="Standard"/>
      <text:p text:style-name="Standard"><text:span text:style-name="T11">Cette commande a</text:span> pour effet de changer l’url pour le <text:span text:style-name="Teletype">fetch</text:span> et pour le <text:span text:style-name="Teletype">push</text:span>.</text:p>
      <text:p text:style-name="Standard">Pour limiter l’effet du changement à la <text:span text:style-name="Teletype">push</text:span> url uniquement, ajouter l’option <text:span text:style-name="Teletype">--push</text:span> :</text:p>
      <table:table table:name="dvp_code_bash_9" table:style-name="dvp_5f_code_5f_bash_5f_9">
        <table:table-column table:style-name="dvp_5f_code_5f_bash_5f_9.A" table:number-columns-repeated="6"/>
        <table:table-row table:style-name="dvp_5f_code_5f_bash_5f_9.1">
          <table:table-cell table:style-name="dvp_5f_code_5f_bash_5f_9.A1" office:value-type="string">
            <text:p text:style-name="Standard"/>
          </table:table-cell>
          <table:table-cell table:style-name="dvp_5f_code_5f_bash_5f_9.A1" office:value-type="string">
            <text:p text:style-name="Standard">bash</text:p>
          </table:table-cell>
          <table:table-cell table:style-name="dvp_5f_code_5f_bash_5f_9.A1" office:value-type="string">
            <text:p text:style-name="Standard"/>
          </table:table-cell>
          <table:table-cell table:style-name="dvp_5f_code_5f_bash_5f_9.A1" office:value-type="string">
            <text:p text:style-name="Standard">1</text:p>
          </table:table-cell>
          <table:table-cell table:style-name="dvp_5f_code_5f_bash_5f_9.A1" office:value-type="string">
            <text:p text:style-name="Standard">1</text:p>
          </table:table-cell>
          <table:table-cell table:style-name="dvp_5f_code_5f_bash_5f_9.A1" office:value-type="string">
            <text:p text:style-name="Standard"/>
          </table:table-cell>
        </table:table-row>
        <table:table-row table:style-name="dvp_5f_code_5f_bash_5f_9.2">
          <table:table-cell table:style-name="dvp_5f_code_5f_bash_5f_9.A1" table:number-columns-spanned="6" office:value-type="string">
            <text:p text:style-name="dvp_5f_code">git remote set-url --push origin https://domain.tld/repo.git</text:p>
          </table:table-cell>
          <table:covered-table-cell/>
          <table:covered-table-cell/>
          <table:covered-table-cell/>
          <table:covered-table-cell/>
          <table:covered-table-cell/>
        </table:table-row>
      </table:table>
      <text:p text:style-name="Standard"/>
      <text:p text:style-name="Standard">Notez l’absence d’une option <text:span text:style-name="Teletype">-fetch</text:span> pour changer la <text:span text:style-name="Teletype">fetch</text:span> url. Lorsque l’upstream de <text:span text:style-name="Teletype">pull</text:span> et l’upstream de <text:span text:style-name="Teletype">push</text:span> sont différents, il est recommandé d’avoir des alias différents pour les remotes plutôt qu’un seul alias avec deux urls différentes.</text:p>
      <text:h text:style-name="Heading_20_1" text:outline-level="1">Initialisation d’un dépôt</text:h>
      <text:h text:style-name="Heading_20_2" text:outline-level="2">Comment initialiser un dépôt ?</text:h>
      <table:table table:name="dvp_code_bash_10" table:style-name="dvp_5f_code_5f_bash_5f_10">
        <table:table-column table:style-name="dvp_5f_code_5f_bash_5f_10.A" table:number-columns-repeated="6"/>
        <table:table-row table:style-name="dvp_5f_code_5f_bash_5f_10.1">
          <table:table-cell table:style-name="dvp_5f_code_5f_bash_5f_10.A1" office:value-type="string">
            <text:p text:style-name="Standard"/>
          </table:table-cell>
          <table:table-cell table:style-name="dvp_5f_code_5f_bash_5f_10.A1" office:value-type="string">
            <text:p text:style-name="Standard">bash</text:p>
          </table:table-cell>
          <table:table-cell table:style-name="dvp_5f_code_5f_bash_5f_10.A1" office:value-type="string">
            <text:p text:style-name="Standard"/>
          </table:table-cell>
          <table:table-cell table:style-name="dvp_5f_code_5f_bash_5f_10.A1" office:value-type="string">
            <text:p text:style-name="Standard">1</text:p>
          </table:table-cell>
          <table:table-cell table:style-name="dvp_5f_code_5f_bash_5f_10.A1" office:value-type="string">
            <text:p text:style-name="Standard">1</text:p>
          </table:table-cell>
          <table:table-cell table:style-name="dvp_5f_code_5f_bash_5f_10.A1" office:value-type="string">
            <text:p text:style-name="Standard"/>
          </table:table-cell>
        </table:table-row>
        <table:table-row table:style-name="dvp_5f_code_5f_bash_5f_10.2">
          <table:table-cell table:style-name="dvp_5f_code_5f_bash_5f_10.A1" table:number-columns-spanned="6" office:value-type="string">
            <text:p text:style-name="dvp_5f_code">$ cd /home/user/dev/projet-toto<text:line-break/>$ git init<text:line-break/><text:soft-page-break/>Initialized empty Git repository in /home/user/dev/projet-toto/.git/</text:p>
          </table:table-cell>
          <table:covered-table-cell/>
          <table:covered-table-cell/>
          <table:covered-table-cell/>
          <table:covered-table-cell/>
          <table:covered-table-cell/>
        </table:table-row>
      </table:table>
      <text:p text:style-name="Standard"/>
      <text:p text:style-name="Standard"><text:span text:style-name="T11">Cette commande i</text:span>nitialise un dépôt dans le répertoire courant. Le dépôt est composé du répertoire <text:span text:style-name="Teletype">.git</text:span> contenant les métadonnées du dépôt et le répertoire de travail (<text:span text:style-name="Italique">working directory</text:span>).</text:p>
      <text:h text:style-name="Heading_20_2" text:outline-level="2">Comment initialiser un dépôt nu (bare repository) ?</text:h>
      <table:table table:name="dvp_code_bash_11" table:style-name="dvp_5f_code_5f_bash_5f_11">
        <table:table-column table:style-name="dvp_5f_code_5f_bash_5f_11.A" table:number-columns-repeated="6"/>
        <table:table-row table:style-name="dvp_5f_code_5f_bash_5f_11.1">
          <table:table-cell table:style-name="dvp_5f_code_5f_bash_5f_11.A1" office:value-type="string">
            <text:p text:style-name="Standard"/>
          </table:table-cell>
          <table:table-cell table:style-name="dvp_5f_code_5f_bash_5f_11.A1" office:value-type="string">
            <text:p text:style-name="Standard">bash</text:p>
          </table:table-cell>
          <table:table-cell table:style-name="dvp_5f_code_5f_bash_5f_11.A1" office:value-type="string">
            <text:p text:style-name="Standard"/>
          </table:table-cell>
          <table:table-cell table:style-name="dvp_5f_code_5f_bash_5f_11.A1" office:value-type="string">
            <text:p text:style-name="Standard">1</text:p>
          </table:table-cell>
          <table:table-cell table:style-name="dvp_5f_code_5f_bash_5f_11.A1" office:value-type="string">
            <text:p text:style-name="Standard">1</text:p>
          </table:table-cell>
          <table:table-cell table:style-name="dvp_5f_code_5f_bash_5f_11.A1" office:value-type="string">
            <text:p text:style-name="Standard"/>
          </table:table-cell>
        </table:table-row>
        <table:table-row table:style-name="dvp_5f_code_5f_bash_5f_11.2">
          <table:table-cell table:style-name="dvp_5f_code_5f_bash_5f_11.A1" table:number-columns-spanned="6" office:value-type="string">
            <text:p text:style-name="dvp_5f_code">git init --bare</text:p>
          </table:table-cell>
          <table:covered-table-cell/>
          <table:covered-table-cell/>
          <table:covered-table-cell/>
          <table:covered-table-cell/>
          <table:covered-table-cell/>
        </table:table-row>
      </table:table>
      <text:p text:style-name="Standard"/>
      <text:p text:style-name="Standard">Un dépôt nu ne contient pas de répertoire de travail. On ne peut donc pas travailler avec (créer des commits etc.). Il sert seulement à partager son travail (utilisé comme source pour les autres). Généralement, les dépôts sans répertoire de travail (<text:span text:style-name="Italique">bare repository</text:span>) sont créés par des outils web comme GitHub ou GitLab, pour centraliser le travail entre développeurs et faciliter la collaboration via diverses fonctionnalités (gestion des issues, des milestones…)</text:p>
      <text:h text:style-name="Heading_20_2" text:outline-level="2">Comment cloner un dépôt ?</text:h>
      <table:table table:name="dvp_code_bash_12" table:style-name="dvp_5f_code_5f_bash_5f_12">
        <table:table-column table:style-name="dvp_5f_code_5f_bash_5f_12.A" table:number-columns-repeated="6"/>
        <table:table-row table:style-name="dvp_5f_code_5f_bash_5f_12.1">
          <table:table-cell table:style-name="dvp_5f_code_5f_bash_5f_12.A1" office:value-type="string">
            <text:p text:style-name="Standard"/>
          </table:table-cell>
          <table:table-cell table:style-name="dvp_5f_code_5f_bash_5f_12.A1" office:value-type="string">
            <text:p text:style-name="Standard">bash</text:p>
          </table:table-cell>
          <table:table-cell table:style-name="dvp_5f_code_5f_bash_5f_12.A1" office:value-type="string">
            <text:p text:style-name="Standard"/>
          </table:table-cell>
          <table:table-cell table:style-name="dvp_5f_code_5f_bash_5f_12.A1" office:value-type="string">
            <text:p text:style-name="Standard">1</text:p>
          </table:table-cell>
          <table:table-cell table:style-name="dvp_5f_code_5f_bash_5f_12.A1" office:value-type="string">
            <text:p text:style-name="Standard">1</text:p>
          </table:table-cell>
          <table:table-cell table:style-name="dvp_5f_code_5f_bash_5f_12.A1" office:value-type="string">
            <text:p text:style-name="Standard"/>
          </table:table-cell>
        </table:table-row>
        <table:table-row table:style-name="dvp_5f_code_5f_bash_5f_12.2">
          <table:table-cell table:style-name="dvp_5f_code_5f_bash_5f_12.A1" table:number-columns-spanned="6" office:value-type="string">
            <text:p text:style-name="dvp_5f_code">git clone &lt;url&gt;</text:p>
          </table:table-cell>
          <table:covered-table-cell/>
          <table:covered-table-cell/>
          <table:covered-table-cell/>
          <table:covered-table-cell/>
          <table:covered-table-cell/>
        </table:table-row>
      </table:table>
      <text:p text:style-name="Standard"/>
      <text:p text:style-name="Standard">Où <text:span text:style-name="Teletype">&lt;url&gt;</text:span> est l’url du dépôt Git à cloner.</text:p>
      <text:h text:style-name="Heading_20_2" text:outline-level="2">Comment conna<text:span text:style-name="T11">î</text:span>tre l’état du dépôt ?</text:h>
      <text:p text:style-name="Standard"><text:span text:style-name="T12">La commande ci-dessous i</text:span>ndique sur quelle branche on se trouve actuellement et donne l’état du répertoire de travail (<text:span text:style-name="Italique">working directory</text:span>).</text:p>
      <text:p text:style-name="Standard">Par exemple avec un répertoire de travail (<text:span text:style-name="Italique">working directory</text:span>) propre :</text:p>
      <table:table table:name="dvp_code_bash_13" table:style-name="dvp_5f_code_5f_bash_5f_13">
        <table:table-column table:style-name="dvp_5f_code_5f_bash_5f_13.A" table:number-columns-repeated="6"/>
        <table:table-row table:style-name="dvp_5f_code_5f_bash_5f_13.1">
          <table:table-cell table:style-name="dvp_5f_code_5f_bash_5f_13.A1" office:value-type="string">
            <text:p text:style-name="Standard"/>
          </table:table-cell>
          <table:table-cell table:style-name="dvp_5f_code_5f_bash_5f_13.A1" office:value-type="string">
            <text:p text:style-name="Standard">bash</text:p>
          </table:table-cell>
          <table:table-cell table:style-name="dvp_5f_code_5f_bash_5f_13.A1" office:value-type="string">
            <text:p text:style-name="Standard"/>
          </table:table-cell>
          <table:table-cell table:style-name="dvp_5f_code_5f_bash_5f_13.A1" office:value-type="string">
            <text:p text:style-name="Standard">1</text:p>
          </table:table-cell>
          <table:table-cell table:style-name="dvp_5f_code_5f_bash_5f_13.A1" office:value-type="string">
            <text:p text:style-name="Standard">1</text:p>
          </table:table-cell>
          <table:table-cell table:style-name="dvp_5f_code_5f_bash_5f_13.A1" office:value-type="string">
            <text:p text:style-name="Standard"/>
          </table:table-cell>
        </table:table-row>
        <table:table-row table:style-name="dvp_5f_code_5f_bash_5f_13.2">
          <table:table-cell table:style-name="dvp_5f_code_5f_bash_5f_13.A1" table:number-columns-spanned="6" office:value-type="string">
            <text:p text:style-name="dvp_5f_code">$ git status<text:line-break/><text:soft-page-break/># On branch master<text:line-break/>nothing to commit, working directory clean</text:p>
          </table:table-cell>
          <table:covered-table-cell/>
          <table:covered-table-cell/>
          <table:covered-table-cell/>
          <table:covered-table-cell/>
          <table:covered-table-cell/>
        </table:table-row>
      </table:table>
      <text:p text:style-name="Standard"/>
      <text:p text:style-name="Standard">Autre exemple avec un répertoire de travail (<text:span text:style-name="Italique">working directory</text:span>) contenant des modifications en cours :</text:p>
      <table:table table:name="dvp_code_bash_14" table:style-name="dvp_5f_code_5f_bash_5f_14">
        <table:table-column table:style-name="dvp_5f_code_5f_bash_5f_14.A" table:number-columns-repeated="6"/>
        <table:table-row table:style-name="dvp_5f_code_5f_bash_5f_14.1">
          <table:table-cell table:style-name="dvp_5f_code_5f_bash_5f_14.A1" office:value-type="string">
            <text:p text:style-name="Standard"/>
          </table:table-cell>
          <table:table-cell table:style-name="dvp_5f_code_5f_bash_5f_14.A1" office:value-type="string">
            <text:p text:style-name="Standard">bash</text:p>
          </table:table-cell>
          <table:table-cell table:style-name="dvp_5f_code_5f_bash_5f_14.A1" office:value-type="string">
            <text:p text:style-name="Standard"/>
          </table:table-cell>
          <table:table-cell table:style-name="dvp_5f_code_5f_bash_5f_14.A1" office:value-type="string">
            <text:p text:style-name="Standard">1</text:p>
          </table:table-cell>
          <table:table-cell table:style-name="dvp_5f_code_5f_bash_5f_14.A1" office:value-type="string">
            <text:p text:style-name="Standard">1</text:p>
          </table:table-cell>
          <table:table-cell table:style-name="dvp_5f_code_5f_bash_5f_14.A1" office:value-type="string">
            <text:p text:style-name="Standard"/>
          </table:table-cell>
        </table:table-row>
        <table:table-row table:style-name="dvp_5f_code_5f_bash_5f_14.2">
          <table:table-cell table:style-name="dvp_5f_code_5f_bash_5f_14.A1" table:number-columns-spanned="6" office:value-type="string">
            <text:p text:style-name="dvp_5f_code">$ git status<text:line-break/># On branch master<text:line-break/># Changes to be committed:<text:line-break/># <text:s text:c="2"/>(use "git reset HEAD &lt;file&gt;..." to unstage)<text:line-break/>#<text:line-break/># <text:s text:c="5"/>modified: <text:s text:c="2"/>index.html<text:line-break/>#<text:line-break/># Changes not staged for commit:<text:line-break/># <text:s text:c="2"/>(use "git add &lt;file&gt;..." to update what will be committed)<text:line-break/>#<text:line-break/># <text:s text:c="5"/>modified: <text:s text:c="2"/>lib/simplegit.rb<text:line-break/>#</text:p>
          </table:table-cell>
          <table:covered-table-cell/>
          <table:covered-table-cell/>
          <table:covered-table-cell/>
          <table:covered-table-cell/>
          <table:covered-table-cell/>
        </table:table-row>
      </table:table>
      <text:p text:style-name="Standard"/>
      <text:p text:style-name="Standard">Dans cet exemple, le fichier <text:span text:style-name="Teletype">index.html</text:span> a été modifié et a été indexé pour être embarqué dans le prochain commit. Le fichier <text:span text:style-name="Teletype">lib/simplegit.rb</text:span> a été modifié mais n’est pas indexé.</text:p>
      <text:h text:style-name="Heading_20_1" text:outline-level="1">Les dépôts distants (remotes)</text:h>
      <text:h text:style-name="Heading_20_2" text:outline-level="2">Comment lister les dépôts distants d’un dépôt ?</text:h>
      <table:table table:name="dvp_code_bash_15" table:style-name="dvp_5f_code_5f_bash_5f_15">
        <table:table-column table:style-name="dvp_5f_code_5f_bash_5f_15.A" table:number-columns-repeated="6"/>
        <table:table-row table:style-name="dvp_5f_code_5f_bash_5f_15.1">
          <table:table-cell table:style-name="dvp_5f_code_5f_bash_5f_15.A1" office:value-type="string">
            <text:p text:style-name="Standard"/>
          </table:table-cell>
          <table:table-cell table:style-name="dvp_5f_code_5f_bash_5f_15.A1" office:value-type="string">
            <text:p text:style-name="Standard">bash</text:p>
          </table:table-cell>
          <table:table-cell table:style-name="dvp_5f_code_5f_bash_5f_15.A1" office:value-type="string">
            <text:p text:style-name="Standard"/>
          </table:table-cell>
          <table:table-cell table:style-name="dvp_5f_code_5f_bash_5f_15.A1" office:value-type="string">
            <text:p text:style-name="Standard">1</text:p>
          </table:table-cell>
          <table:table-cell table:style-name="dvp_5f_code_5f_bash_5f_15.A1" office:value-type="string">
            <text:p text:style-name="Standard">1</text:p>
          </table:table-cell>
          <table:table-cell table:style-name="dvp_5f_code_5f_bash_5f_15.A1" office:value-type="string">
            <text:p text:style-name="Standard"/>
          </table:table-cell>
        </table:table-row>
        <table:table-row table:style-name="dvp_5f_code_5f_bash_5f_15.2">
          <table:table-cell table:style-name="dvp_5f_code_5f_bash_5f_15.A1" table:number-columns-spanned="6" office:value-type="string">
            <text:p text:style-name="dvp_5f_code">$ git remote -v<text:line-break/>origin https://www.domain.tld/git/repo.git (fetch)<text:line-break/>origin https://www.domain.tld/git/repo.git (push)</text:p>
          </table:table-cell>
          <table:covered-table-cell/>
          <table:covered-table-cell/>
          <table:covered-table-cell/>
          <table:covered-table-cell/>
          <table:covered-table-cell/>
        </table:table-row>
      </table:table>
      <text:p text:style-name="Standard"/>
      <text:p text:style-name="Standard">Un dépôt distant (<text:span text:style-name="Italique">remote</text:span>) est désigné par deux URL, une URL de <text:span text:style-name="Teletype">fetch</text:span> (indique où tirer les modifications effectuées par les autres développeurs) et une URL de <text:span text:style-name="Teletype">push</text:span> (indique où pousser ses propres modifications).</text:p>
      <text:p text:style-name="Standard">Certaines organisations adoptent le <text:span text:style-name="Teletype">forking model</text:span> pour gérer la collaboration dans le projet. Un nouveau <text:soft-page-break/>développeur clonera le projet depuis le dépôt central, «<text:span text:style-name="T25"> forkera </text:span>» ensuite ce dépôt puis changera l’URL pour pousser sur son fork au lieu du dépôt central. Les modifications du fork vers le dép<text:span text:style-name="T8">ô</text:span>t central seront effectuées au travers pull/merge request depuis l’outil web présent sur le dép<text:span text:style-name="T12">ô</text:span>t central (GitHub, GitLab…). Ce modèle a pour avantage de simplifier et de sécuriser fortement la gestion des droits en écriture sur le dépôt central.</text:p>
      <text:h text:style-name="Heading_20_2" text:outline-level="2">Comment ajouter un dépôt distant ?</text:h>
      <table:table table:name="dvp_code_bash_16" table:style-name="dvp_5f_code_5f_bash_5f_16">
        <table:table-column table:style-name="dvp_5f_code_5f_bash_5f_16.A" table:number-columns-repeated="6"/>
        <table:table-row table:style-name="dvp_5f_code_5f_bash_5f_16.1">
          <table:table-cell table:style-name="dvp_5f_code_5f_bash_5f_16.A1" office:value-type="string">
            <text:p text:style-name="Standard"/>
          </table:table-cell>
          <table:table-cell table:style-name="dvp_5f_code_5f_bash_5f_16.A1" office:value-type="string">
            <text:p text:style-name="Standard">bash</text:p>
          </table:table-cell>
          <table:table-cell table:style-name="dvp_5f_code_5f_bash_5f_16.A1" office:value-type="string">
            <text:p text:style-name="Standard"/>
          </table:table-cell>
          <table:table-cell table:style-name="dvp_5f_code_5f_bash_5f_16.A1" office:value-type="string">
            <text:p text:style-name="Standard">1</text:p>
          </table:table-cell>
          <table:table-cell table:style-name="dvp_5f_code_5f_bash_5f_16.A1" office:value-type="string">
            <text:p text:style-name="Standard">1</text:p>
          </table:table-cell>
          <table:table-cell table:style-name="dvp_5f_code_5f_bash_5f_16.A1" office:value-type="string">
            <text:p text:style-name="Standard"/>
          </table:table-cell>
        </table:table-row>
        <table:table-row table:style-name="dvp_5f_code_5f_bash_5f_16.2">
          <table:table-cell table:style-name="dvp_5f_code_5f_bash_5f_16.A1" table:number-columns-spanned="6" office:value-type="string">
            <text:p text:style-name="dvp_5f_code">git remote add &lt;alias&gt; &lt;chemin/url&gt;</text:p>
          </table:table-cell>
          <table:covered-table-cell/>
          <table:covered-table-cell/>
          <table:covered-table-cell/>
          <table:covered-table-cell/>
          <table:covered-table-cell/>
        </table:table-row>
      </table:table>
      <text:p text:style-name="Standard"/>
      <text:p text:style-name="Standard">Où <text:span text:style-name="Teletype">&lt;alias&gt;</text:span> désigne le nom du dépôt distant (<text:span text:style-name="Italique">remote</text:span>).</text:p>
      <text:h text:style-name="Heading_20_2" text:outline-level="2">Comment inspecter un dépôt distant ?</text:h>
      <table:table table:name="dvp_code_bash_17" table:style-name="dvp_5f_code_5f_bash_5f_17">
        <table:table-column table:style-name="dvp_5f_code_5f_bash_5f_17.A" table:number-columns-repeated="6"/>
        <table:table-row table:style-name="dvp_5f_code_5f_bash_5f_17.1">
          <table:table-cell table:style-name="dvp_5f_code_5f_bash_5f_17.A1" office:value-type="string">
            <text:p text:style-name="Standard"/>
          </table:table-cell>
          <table:table-cell table:style-name="dvp_5f_code_5f_bash_5f_17.A1" office:value-type="string">
            <text:p text:style-name="Standard">bash</text:p>
          </table:table-cell>
          <table:table-cell table:style-name="dvp_5f_code_5f_bash_5f_17.A1" office:value-type="string">
            <text:p text:style-name="Standard"/>
          </table:table-cell>
          <table:table-cell table:style-name="dvp_5f_code_5f_bash_5f_17.A1" office:value-type="string">
            <text:p text:style-name="Standard">1</text:p>
          </table:table-cell>
          <table:table-cell table:style-name="dvp_5f_code_5f_bash_5f_17.A1" office:value-type="string">
            <text:p text:style-name="Standard">1</text:p>
          </table:table-cell>
          <table:table-cell table:style-name="dvp_5f_code_5f_bash_5f_17.A1" office:value-type="string">
            <text:p text:style-name="Standard"/>
          </table:table-cell>
        </table:table-row>
        <table:table-row table:style-name="dvp_5f_code_5f_bash_5f_17.2">
          <table:table-cell table:style-name="dvp_5f_code_5f_bash_5f_17.A1" table:number-columns-spanned="6" office:value-type="string">
            <text:p text:style-name="dvp_5f_code">$ git remote show origin<text:line-break/>* distante origin<text:line-break/> <text:s/>URL de rapatriement : https://github.com/MarcLoupias/dev.com-faq-git.git<text:line-break/> <text:s/>URL push : https://github.com/MarcLoupias/dev.com-faq-git.git<text:line-break/> <text:s/>Branche HEAD : master<text:line-break/> <text:s/>Branche distante :<text:line-break/> <text:s text:c="3"/>master suivi<text:line-break/> <text:s/>Branche locale configurée pour 'git pull' :<text:line-break/> <text:s text:c="3"/>master fusionne avec la distante master<text:line-break/> <text:s/>Référence locale configurée pour 'git push' :<text:line-break/> <text:s text:c="3"/>master pousse vers master (à jour)</text:p>
          </table:table-cell>
          <table:covered-table-cell/>
          <table:covered-table-cell/>
          <table:covered-table-cell/>
          <table:covered-table-cell/>
          <table:covered-table-cell/>
        </table:table-row>
      </table:table>
      <text:p text:style-name="Standard"/>
      <text:p text:style-name="Standard"><text:span text:style-name="T3">Cette commande a</text:span>ffiche l’état du dépôt distant (<text:span text:style-name="Teletype">fetch</text:span> et <text:span text:style-name="Teletype">push</text:span>), <text:span text:style-name="T3">la </text:span>liste des branches, si elles sont trackées ou non, <text:span text:style-name="T3">et les </text:span>branches locales <text:span text:style-name="T28">qui sont </text:span>configurées pour un <text:span text:style-name="Teletype">pull</text:span> et pour un <text:span text:style-name="Teletype">push</text:span>.</text:p>
      <text:h text:style-name="Heading_20_2" text:outline-level="2">Comment supprimer un dépôt distant ?</text:h>
      <table:table table:name="dvp_code_bash_18" table:style-name="dvp_5f_code_5f_bash_5f_18">
        <table:table-column table:style-name="dvp_5f_code_5f_bash_5f_18.A" table:number-columns-repeated="6"/>
        <table:table-row table:style-name="dvp_5f_code_5f_bash_5f_18.1">
          <table:table-cell table:style-name="dvp_5f_code_5f_bash_5f_18.A1" office:value-type="string">
            <text:p text:style-name="Standard"/>
          </table:table-cell>
          <table:table-cell table:style-name="dvp_5f_code_5f_bash_5f_18.A1" office:value-type="string">
            <text:p text:style-name="Standard">bash</text:p>
          </table:table-cell>
          <table:table-cell table:style-name="dvp_5f_code_5f_bash_5f_18.A1" office:value-type="string">
            <text:p text:style-name="Standard"/>
          </table:table-cell>
          <table:table-cell table:style-name="dvp_5f_code_5f_bash_5f_18.A1" office:value-type="string">
            <text:p text:style-name="Standard">1</text:p>
          </table:table-cell>
          <table:table-cell table:style-name="dvp_5f_code_5f_bash_5f_18.A1" office:value-type="string">
            <text:p text:style-name="Standard">1</text:p>
          </table:table-cell>
          <table:table-cell table:style-name="dvp_5f_code_5f_bash_5f_18.A1" office:value-type="string">
            <text:p text:style-name="Standard"/>
          </table:table-cell>
        </table:table-row>
        <table:table-row table:style-name="dvp_5f_code_5f_bash_5f_18.2">
          <table:table-cell table:style-name="dvp_5f_code_5f_bash_5f_18.A1" table:number-columns-spanned="6" office:value-type="string">
            <text:p text:style-name="dvp_5f_code">git remote rm &lt;remote&gt;</text:p>
          </table:table-cell>
          <table:covered-table-cell/>
          <table:covered-table-cell/>
          <table:covered-table-cell/>
          <table:covered-table-cell/>
          <table:covered-table-cell/>
        </table:table-row>
      </table:table>
      <text:p text:style-name="Standard"><text:soft-page-break/></text:p>
      <text:p text:style-name="Standard">Où <text:span text:style-name="Teletype">remote</text:span> désigne le nom du dépôt distant.</text:p>
      <text:h text:style-name="Heading_20_2" text:outline-level="2">Comment renommer un dépôt distant ?</text:h>
      <table:table table:name="dvp_code_bash_19" table:style-name="dvp_5f_code_5f_bash_5f_19">
        <table:table-column table:style-name="dvp_5f_code_5f_bash_5f_19.A" table:number-columns-repeated="6"/>
        <table:table-row table:style-name="dvp_5f_code_5f_bash_5f_19.1">
          <table:table-cell table:style-name="dvp_5f_code_5f_bash_5f_19.A1" office:value-type="string">
            <text:p text:style-name="Standard"/>
          </table:table-cell>
          <table:table-cell table:style-name="dvp_5f_code_5f_bash_5f_19.A1" office:value-type="string">
            <text:p text:style-name="Standard">bash</text:p>
          </table:table-cell>
          <table:table-cell table:style-name="dvp_5f_code_5f_bash_5f_19.A1" office:value-type="string">
            <text:p text:style-name="Standard"/>
          </table:table-cell>
          <table:table-cell table:style-name="dvp_5f_code_5f_bash_5f_19.A1" office:value-type="string">
            <text:p text:style-name="Standard">1</text:p>
          </table:table-cell>
          <table:table-cell table:style-name="dvp_5f_code_5f_bash_5f_19.A1" office:value-type="string">
            <text:p text:style-name="Standard">1</text:p>
          </table:table-cell>
          <table:table-cell table:style-name="dvp_5f_code_5f_bash_5f_19.A1" office:value-type="string">
            <text:p text:style-name="Standard"/>
          </table:table-cell>
        </table:table-row>
        <table:table-row table:style-name="dvp_5f_code_5f_bash_5f_19.2">
          <table:table-cell table:style-name="dvp_5f_code_5f_bash_5f_19.A1" table:number-columns-spanned="6" office:value-type="string">
            <text:p text:style-name="dvp_5f_code">git remote rename &lt;old&gt; &lt;new&gt;</text:p>
          </table:table-cell>
          <table:covered-table-cell/>
          <table:covered-table-cell/>
          <table:covered-table-cell/>
          <table:covered-table-cell/>
          <table:covered-table-cell/>
        </table:table-row>
      </table:table>
      <text:p text:style-name="Standard"/>
      <text:p text:style-name="Standard">Où <text:span text:style-name="Teletype">&lt;old&gt;</text:span> désigne le nom du dépôt distant à changer et <text:span text:style-name="Teletype">&lt;new&gt;</text:span> le nouveau nom à donner.</text:p>
      <text:p text:style-name="Standard">Par exemple :</text:p>
      <table:table table:name="dvp_code_bash_20" table:style-name="dvp_5f_code_5f_bash_5f_20">
        <table:table-column table:style-name="dvp_5f_code_5f_bash_5f_20.A" table:number-columns-repeated="6"/>
        <table:table-row table:style-name="dvp_5f_code_5f_bash_5f_20.1">
          <table:table-cell table:style-name="dvp_5f_code_5f_bash_5f_20.A1" office:value-type="string">
            <text:p text:style-name="Standard"/>
          </table:table-cell>
          <table:table-cell table:style-name="dvp_5f_code_5f_bash_5f_20.A1" office:value-type="string">
            <text:p text:style-name="Standard">bash</text:p>
          </table:table-cell>
          <table:table-cell table:style-name="dvp_5f_code_5f_bash_5f_20.A1" office:value-type="string">
            <text:p text:style-name="Standard"/>
          </table:table-cell>
          <table:table-cell table:style-name="dvp_5f_code_5f_bash_5f_20.A1" office:value-type="string">
            <text:p text:style-name="Standard">1</text:p>
          </table:table-cell>
          <table:table-cell table:style-name="dvp_5f_code_5f_bash_5f_20.A1" office:value-type="string">
            <text:p text:style-name="Standard">1</text:p>
          </table:table-cell>
          <table:table-cell table:style-name="dvp_5f_code_5f_bash_5f_20.A1" office:value-type="string">
            <text:p text:style-name="Standard"/>
          </table:table-cell>
        </table:table-row>
        <table:table-row table:style-name="dvp_5f_code_5f_bash_5f_20.2">
          <table:table-cell table:style-name="dvp_5f_code_5f_bash_5f_20.A1" table:number-columns-spanned="6" office:value-type="string">
            <text:p text:style-name="dvp_5f_code">git remote rename origin dist</text:p>
          </table:table-cell>
          <table:covered-table-cell/>
          <table:covered-table-cell/>
          <table:covered-table-cell/>
          <table:covered-table-cell/>
          <table:covered-table-cell/>
        </table:table-row>
      </table:table>
      <text:p text:style-name="Standard"/>
      <text:p text:style-name="Standard"><text:span text:style-name="T3">a</text:span> pour effet de modifier le nom du dépôt distant de <text:span text:style-name="Teletype">origin</text:span> en <text:span text:style-name="Teletype">dist</text:span>.</text:p>
      <text:h text:style-name="Heading_20_2" text:outline-level="2">Comment mettre à jour la représentation locale d’un dépôt distant (fetch) ?</text:h>
      <table:table table:name="dvp_code_bash_21" table:style-name="dvp_5f_code_5f_bash_5f_21">
        <table:table-column table:style-name="dvp_5f_code_5f_bash_5f_21.A" table:number-columns-repeated="6"/>
        <table:table-row table:style-name="dvp_5f_code_5f_bash_5f_21.1">
          <table:table-cell table:style-name="dvp_5f_code_5f_bash_5f_21.A1" office:value-type="string">
            <text:p text:style-name="Standard"/>
          </table:table-cell>
          <table:table-cell table:style-name="dvp_5f_code_5f_bash_5f_21.A1" office:value-type="string">
            <text:p text:style-name="Standard">bash</text:p>
          </table:table-cell>
          <table:table-cell table:style-name="dvp_5f_code_5f_bash_5f_21.A1" office:value-type="string">
            <text:p text:style-name="Standard"/>
          </table:table-cell>
          <table:table-cell table:style-name="dvp_5f_code_5f_bash_5f_21.A1" office:value-type="string">
            <text:p text:style-name="Standard">1</text:p>
          </table:table-cell>
          <table:table-cell table:style-name="dvp_5f_code_5f_bash_5f_21.A1" office:value-type="string">
            <text:p text:style-name="Standard">1</text:p>
          </table:table-cell>
          <table:table-cell table:style-name="dvp_5f_code_5f_bash_5f_21.A1" office:value-type="string">
            <text:p text:style-name="Standard"/>
          </table:table-cell>
        </table:table-row>
        <table:table-row table:style-name="dvp_5f_code_5f_bash_5f_21.2">
          <table:table-cell table:style-name="dvp_5f_code_5f_bash_5f_21.A1" table:number-columns-spanned="6" office:value-type="string">
            <text:p text:style-name="dvp_5f_code">git fetch &lt;remote&gt;</text:p>
          </table:table-cell>
          <table:covered-table-cell/>
          <table:covered-table-cell/>
          <table:covered-table-cell/>
          <table:covered-table-cell/>
          <table:covered-table-cell/>
        </table:table-row>
      </table:table>
      <text:p text:style-name="Standard"/>
      <text:p text:style-name="Standard">Où <text:span text:style-name="Teletype">&lt;remote&gt;</text:span> correspond au nom du dépôt distant (<text:span text:style-name="Teletype">origin</text:span> par défaut lors d’un clone).</text:p>
      <text:h text:style-name="Heading_20_2" text:outline-level="2">Comment mettre à jour une branche locale avec une branche distante (pull) ?</text:h>
      <table:table table:name="dvp_code_bash_22" table:style-name="dvp_5f_code_5f_bash_5f_22">
        <table:table-column table:style-name="dvp_5f_code_5f_bash_5f_22.A" table:number-columns-repeated="6"/>
        <table:table-row table:style-name="dvp_5f_code_5f_bash_5f_22.1">
          <table:table-cell table:style-name="dvp_5f_code_5f_bash_5f_22.A1" office:value-type="string">
            <text:p text:style-name="Standard"/>
          </table:table-cell>
          <table:table-cell table:style-name="dvp_5f_code_5f_bash_5f_22.A1" office:value-type="string">
            <text:p text:style-name="Standard">bash</text:p>
          </table:table-cell>
          <table:table-cell table:style-name="dvp_5f_code_5f_bash_5f_22.A1" office:value-type="string">
            <text:p text:style-name="Standard"/>
          </table:table-cell>
          <table:table-cell table:style-name="dvp_5f_code_5f_bash_5f_22.A1" office:value-type="string">
            <text:p text:style-name="Standard">1</text:p>
          </table:table-cell>
          <table:table-cell table:style-name="dvp_5f_code_5f_bash_5f_22.A1" office:value-type="string">
            <text:p text:style-name="Standard">1</text:p>
          </table:table-cell>
          <table:table-cell table:style-name="dvp_5f_code_5f_bash_5f_22.A1" office:value-type="string">
            <text:p text:style-name="Standard"/>
          </table:table-cell>
        </table:table-row>
        <text:soft-page-break/>
        <table:table-row table:style-name="dvp_5f_code_5f_bash_5f_22.2">
          <table:table-cell table:style-name="dvp_5f_code_5f_bash_5f_22.A1" table:number-columns-spanned="6" office:value-type="string">
            <text:p text:style-name="dvp_5f_code">git checkout &lt;branche&gt;<text:line-break/>git pull &lt;remote&gt; &lt;branche&gt;</text:p>
          </table:table-cell>
          <table:covered-table-cell/>
          <table:covered-table-cell/>
          <table:covered-table-cell/>
          <table:covered-table-cell/>
          <table:covered-table-cell/>
        </table:table-row>
      </table:table>
      <text:p text:style-name="Standard"/>
      <text:p text:style-name="Standard">Où <text:span text:style-name="Teletype">&lt;remote&gt;</text:span> correspond au nom du dépôt distant (<text:span text:style-name="Teletype">origin</text:span> par défaut lors d’un clone) et <text:span text:style-name="Teletype">&lt;branche&gt;</text:span> au nom de la branche.</text:p>
      <text:p text:style-name="Standard">La commande <text:span text:style-name="Teletype">pull</text:span> exécute en réalité un <text:span text:style-name="Teletype">fetch</text:span> suivi d’un <text:span text:style-name="Teletype">merge</text:span>, au détail cela donnerait :</text:p>
      <table:table table:name="dvp_code_bash_23" table:style-name="dvp_5f_code_5f_bash_5f_23">
        <table:table-column table:style-name="dvp_5f_code_5f_bash_5f_23.A" table:number-columns-repeated="6"/>
        <table:table-row table:style-name="dvp_5f_code_5f_bash_5f_23.1">
          <table:table-cell table:style-name="dvp_5f_code_5f_bash_5f_23.A1" office:value-type="string">
            <text:p text:style-name="Standard"/>
          </table:table-cell>
          <table:table-cell table:style-name="dvp_5f_code_5f_bash_5f_23.A1" office:value-type="string">
            <text:p text:style-name="Standard">bash</text:p>
          </table:table-cell>
          <table:table-cell table:style-name="dvp_5f_code_5f_bash_5f_23.A1" office:value-type="string">
            <text:p text:style-name="Standard"/>
          </table:table-cell>
          <table:table-cell table:style-name="dvp_5f_code_5f_bash_5f_23.A1" office:value-type="string">
            <text:p text:style-name="Standard">1</text:p>
          </table:table-cell>
          <table:table-cell table:style-name="dvp_5f_code_5f_bash_5f_23.A1" office:value-type="string">
            <text:p text:style-name="Standard">1</text:p>
          </table:table-cell>
          <table:table-cell table:style-name="dvp_5f_code_5f_bash_5f_23.A1" office:value-type="string">
            <text:p text:style-name="Standard"/>
          </table:table-cell>
        </table:table-row>
        <table:table-row table:style-name="dvp_5f_code_5f_bash_5f_23.2">
          <table:table-cell table:style-name="dvp_5f_code_5f_bash_5f_23.A1" table:number-columns-spanned="6" office:value-type="string">
            <text:p text:style-name="dvp_5f_code">git checkout master<text:line-break/>git fetch origin<text:line-break/>git merge origin/master</text:p>
          </table:table-cell>
          <table:covered-table-cell/>
          <table:covered-table-cell/>
          <table:covered-table-cell/>
          <table:covered-table-cell/>
          <table:covered-table-cell/>
        </table:table-row>
      </table:table>
      <text:p text:style-name="Standard"/>
      <text:p text:style-name="Standard">L’exécution d’une commande <text:span text:style-name="Teletype">pull</text:span> peut donc nécessiter de résoudre des conflits puisqu’il s’agit d’un <text:span text:style-name="Teletype">merge</text:span>.</text:p>
      <text:h text:style-name="Heading_20_2" text:outline-level="2">Comment mettre à jour un dépôt distant (push) ?</text:h>
      <table:table table:name="dvp_code_bash_24" table:style-name="dvp_5f_code_5f_bash_5f_24">
        <table:table-column table:style-name="dvp_5f_code_5f_bash_5f_24.A" table:number-columns-repeated="6"/>
        <table:table-row table:style-name="dvp_5f_code_5f_bash_5f_24.1">
          <table:table-cell table:style-name="dvp_5f_code_5f_bash_5f_24.A1" office:value-type="string">
            <text:p text:style-name="Standard"/>
          </table:table-cell>
          <table:table-cell table:style-name="dvp_5f_code_5f_bash_5f_24.A1" office:value-type="string">
            <text:p text:style-name="Standard">bash</text:p>
          </table:table-cell>
          <table:table-cell table:style-name="dvp_5f_code_5f_bash_5f_24.A1" office:value-type="string">
            <text:p text:style-name="Standard"/>
          </table:table-cell>
          <table:table-cell table:style-name="dvp_5f_code_5f_bash_5f_24.A1" office:value-type="string">
            <text:p text:style-name="Standard">1</text:p>
          </table:table-cell>
          <table:table-cell table:style-name="dvp_5f_code_5f_bash_5f_24.A1" office:value-type="string">
            <text:p text:style-name="Standard">1</text:p>
          </table:table-cell>
          <table:table-cell table:style-name="dvp_5f_code_5f_bash_5f_24.A1" office:value-type="string">
            <text:p text:style-name="Standard"/>
          </table:table-cell>
        </table:table-row>
        <table:table-row table:style-name="dvp_5f_code_5f_bash_5f_24.2">
          <table:table-cell table:style-name="dvp_5f_code_5f_bash_5f_24.A1" table:number-columns-spanned="6" office:value-type="string">
            <text:p text:style-name="dvp_5f_code">git push origin toto</text:p>
          </table:table-cell>
          <table:covered-table-cell/>
          <table:covered-table-cell/>
          <table:covered-table-cell/>
          <table:covered-table-cell/>
          <table:covered-table-cell/>
        </table:table-row>
      </table:table>
      <text:p text:style-name="Standard"/>
      <text:p text:style-name="Standard"><text:span text:style-name="T3">Cette commande a</text:span> pour effet de mettre à jour la branche <text:span text:style-name="Teletype">toto</text:span> sur le dépôt distant nommé <text:span text:style-name="Teletype">origin</text:span>.</text:p>
      <text:p text:style-name="Standard">Si la branche n’existe pas sur le dépôt distant, elle est créée.</text:p>
      <text:h text:style-name="Heading_20_1" text:outline-level="1">Le répertoire de travail (working directory)</text:h>
      <text:h text:style-name="Heading_20_2" text:outline-level="2">Qu’est-ce que le répertoire de travail (working directory) ?</text:h>
      <text:p text:style-name="Standard">Littéralement, il s’agit du répertoire de travail de votre dépôt. C’est<text:line-break/>le répertoire qui contient tous les fichiers su<text:span text:style-name="T3">s</text:span>ceptibles d’être dans le dépôt.<text:line-break/>Il contient le dossier <text:span text:style-name="Teletype">.git</text:span> permettant à Git de sauvegarder les métadonnées.</text:p>
      <text:p text:style-name="Standard"><text:soft-page-break/>Il expose l’état actuel d’une branche, d’un commit ou d’un tag du projet.</text:p>
      <text:p text:style-name="Standard">C’est depuis le répertoire de travail (<text:span text:style-name="Italique">working directory</text:span>) que l’on effectue les modifications souhaitées sur nos fichiers.</text:p>
      <text:h text:style-name="Heading_20_2" text:outline-level="2">Comment changer l’état du répertoire de travail (working directory) ?</text:h>
      <text:p text:style-name="Standard">La commande <text:span text:style-name="Teletype">git checkout</text:span> peut prendre en paramètre un hash de commit, un nom de branche ou un nom de tag. L’exécution de cette commande change le répertoire de travail (<text:span text:style-name="Italique">working directory</text:span>) pour exposer l’état du commit, de la branche ou du tag.</text:p>
      <table:table table:name="dvp_code_bash_25" table:style-name="dvp_5f_code_5f_bash_5f_25">
        <table:table-column table:style-name="dvp_5f_code_5f_bash_5f_25.A" table:number-columns-repeated="6"/>
        <table:table-row table:style-name="dvp_5f_code_5f_bash_5f_25.1">
          <table:table-cell table:style-name="dvp_5f_code_5f_bash_5f_25.A1" office:value-type="string">
            <text:p text:style-name="Standard"/>
          </table:table-cell>
          <table:table-cell table:style-name="dvp_5f_code_5f_bash_5f_25.A1" office:value-type="string">
            <text:p text:style-name="Standard">bash</text:p>
          </table:table-cell>
          <table:table-cell table:style-name="dvp_5f_code_5f_bash_5f_25.A1" office:value-type="string">
            <text:p text:style-name="Standard"/>
          </table:table-cell>
          <table:table-cell table:style-name="dvp_5f_code_5f_bash_5f_25.A1" office:value-type="string">
            <text:p text:style-name="Standard">1</text:p>
          </table:table-cell>
          <table:table-cell table:style-name="dvp_5f_code_5f_bash_5f_25.A1" office:value-type="string">
            <text:p text:style-name="Standard">1</text:p>
          </table:table-cell>
          <table:table-cell table:style-name="dvp_5f_code_5f_bash_5f_25.A1" office:value-type="string">
            <text:p text:style-name="Standard"/>
          </table:table-cell>
        </table:table-row>
        <table:table-row table:style-name="dvp_5f_code_5f_bash_5f_25.2">
          <table:table-cell table:style-name="dvp_5f_code_5f_bash_5f_25.A1" table:number-columns-spanned="6" office:value-type="string">
            <text:p text:style-name="dvp_5f_code">git checkout 3ffb92fe20b6785d801023783d2f18c4de6e1593</text:p>
          </table:table-cell>
          <table:covered-table-cell/>
          <table:covered-table-cell/>
          <table:covered-table-cell/>
          <table:covered-table-cell/>
          <table:covered-table-cell/>
        </table:table-row>
      </table:table>
      <text:p text:style-name="Standard"/>
      <text:p text:style-name="Standard"><text:span text:style-name="T3">La commande ci-dessus a</text:span> pour effet de changer l’état du répertoire de travail (<text:span text:style-name="Italique">working directory</text:span>) en l’état correspondant au commit désigné. Concrètement, Git modifie les fichiers traqués pour les mettre dans l’état correspondant au commit désigné.</text:p>
      <text:p text:style-name="Standard">Idem avec un nom de branche :</text:p>
      <table:table table:name="dvp_code_bash_26" table:style-name="dvp_5f_code_5f_bash_5f_26">
        <table:table-column table:style-name="dvp_5f_code_5f_bash_5f_26.A" table:number-columns-repeated="6"/>
        <table:table-row table:style-name="dvp_5f_code_5f_bash_5f_26.1">
          <table:table-cell table:style-name="dvp_5f_code_5f_bash_5f_26.A1" office:value-type="string">
            <text:p text:style-name="Standard"/>
          </table:table-cell>
          <table:table-cell table:style-name="dvp_5f_code_5f_bash_5f_26.A1" office:value-type="string">
            <text:p text:style-name="Standard">bash</text:p>
          </table:table-cell>
          <table:table-cell table:style-name="dvp_5f_code_5f_bash_5f_26.A1" office:value-type="string">
            <text:p text:style-name="Standard"/>
          </table:table-cell>
          <table:table-cell table:style-name="dvp_5f_code_5f_bash_5f_26.A1" office:value-type="string">
            <text:p text:style-name="Standard">1</text:p>
          </table:table-cell>
          <table:table-cell table:style-name="dvp_5f_code_5f_bash_5f_26.A1" office:value-type="string">
            <text:p text:style-name="Standard">1</text:p>
          </table:table-cell>
          <table:table-cell table:style-name="dvp_5f_code_5f_bash_5f_26.A1" office:value-type="string">
            <text:p text:style-name="Standard"/>
          </table:table-cell>
        </table:table-row>
        <table:table-row table:style-name="dvp_5f_code_5f_bash_5f_26.2">
          <table:table-cell table:style-name="dvp_5f_code_5f_bash_5f_26.A1" table:number-columns-spanned="6" office:value-type="string">
            <text:p text:style-name="dvp_5f_code">git checkout master</text:p>
          </table:table-cell>
          <table:covered-table-cell/>
          <table:covered-table-cell/>
          <table:covered-table-cell/>
          <table:covered-table-cell/>
          <table:covered-table-cell/>
        </table:table-row>
      </table:table>
      <text:p text:style-name="Standard"/>
      <text:p text:style-name="Standard">Ou avec un tag :</text:p>
      <table:table table:name="dvp_code_bash_27" table:style-name="dvp_5f_code_5f_bash_5f_27">
        <table:table-column table:style-name="dvp_5f_code_5f_bash_5f_27.A" table:number-columns-repeated="6"/>
        <table:table-row table:style-name="dvp_5f_code_5f_bash_5f_27.1">
          <table:table-cell table:style-name="dvp_5f_code_5f_bash_5f_27.A1" office:value-type="string">
            <text:p text:style-name="Standard"/>
          </table:table-cell>
          <table:table-cell table:style-name="dvp_5f_code_5f_bash_5f_27.A1" office:value-type="string">
            <text:p text:style-name="Standard">bash</text:p>
          </table:table-cell>
          <table:table-cell table:style-name="dvp_5f_code_5f_bash_5f_27.A1" office:value-type="string">
            <text:p text:style-name="Standard"/>
          </table:table-cell>
          <table:table-cell table:style-name="dvp_5f_code_5f_bash_5f_27.A1" office:value-type="string">
            <text:p text:style-name="Standard">1</text:p>
          </table:table-cell>
          <table:table-cell table:style-name="dvp_5f_code_5f_bash_5f_27.A1" office:value-type="string">
            <text:p text:style-name="Standard">1</text:p>
          </table:table-cell>
          <table:table-cell table:style-name="dvp_5f_code_5f_bash_5f_27.A1" office:value-type="string">
            <text:p text:style-name="Standard"/>
          </table:table-cell>
        </table:table-row>
        <table:table-row table:style-name="dvp_5f_code_5f_bash_5f_27.2">
          <table:table-cell table:style-name="dvp_5f_code_5f_bash_5f_27.A1" table:number-columns-spanned="6" office:value-type="string">
            <text:p text:style-name="dvp_5f_code">git checkout 1.0.0</text:p>
          </table:table-cell>
          <table:covered-table-cell/>
          <table:covered-table-cell/>
          <table:covered-table-cell/>
          <table:covered-table-cell/>
          <table:covered-table-cell/>
        </table:table-row>
      </table:table>
      <text:p text:style-name="Standard"/>
      <text:h text:style-name="Heading_20_2" text:outline-level="2"><text:soft-page-break/>Comment conna<text:span text:style-name="T4">î</text:span>tre l’état du répertoire de travail (working directory) selon Git ?</text:h>
      <table:table table:name="dvp_code_bash_28" table:style-name="dvp_5f_code_5f_bash_5f_28">
        <table:table-column table:style-name="dvp_5f_code_5f_bash_5f_28.A" table:number-columns-repeated="6"/>
        <table:table-row table:style-name="dvp_5f_code_5f_bash_5f_28.1">
          <table:table-cell table:style-name="dvp_5f_code_5f_bash_5f_28.A1" office:value-type="string">
            <text:p text:style-name="Standard"/>
          </table:table-cell>
          <table:table-cell table:style-name="dvp_5f_code_5f_bash_5f_28.A1" office:value-type="string">
            <text:p text:style-name="Standard">bash</text:p>
          </table:table-cell>
          <table:table-cell table:style-name="dvp_5f_code_5f_bash_5f_28.A1" office:value-type="string">
            <text:p text:style-name="Standard"/>
          </table:table-cell>
          <table:table-cell table:style-name="dvp_5f_code_5f_bash_5f_28.A1" office:value-type="string">
            <text:p text:style-name="Standard">1</text:p>
          </table:table-cell>
          <table:table-cell table:style-name="dvp_5f_code_5f_bash_5f_28.A1" office:value-type="string">
            <text:p text:style-name="Standard">1</text:p>
          </table:table-cell>
          <table:table-cell table:style-name="dvp_5f_code_5f_bash_5f_28.A1" office:value-type="string">
            <text:p text:style-name="Standard"/>
          </table:table-cell>
        </table:table-row>
        <table:table-row table:style-name="dvp_5f_code_5f_bash_5f_28.2">
          <table:table-cell table:style-name="dvp_5f_code_5f_bash_5f_28.A1" table:number-columns-spanned="6" office:value-type="string">
            <text:p text:style-name="dvp_5f_code">$ git status<text:line-break/>On branch master<text:line-break/>nothing to commit, working directory clean</text:p>
          </table:table-cell>
          <table:covered-table-cell/>
          <table:covered-table-cell/>
          <table:covered-table-cell/>
          <table:covered-table-cell/>
          <table:covered-table-cell/>
        </table:table-row>
      </table:table>
      <text:p text:style-name="Standard"/>
      <text:p text:style-name="Standard"><text:span text:style-name="T3">Cette commande i</text:span>ndique qu’on a f<text:span text:style-name="T13">ait un </text:span><text:span text:style-name="Teletype">checkout</text:span> <text:span text:style-name="T13">de </text:span>la branche <text:span text:style-name="Teletype">master</text:span> et que rien n’est modifié.</text:p>
      <text:p text:style-name="Standard"><text:span text:style-name="Gras">En cas de doute</text:span>, exécute<text:span text:style-name="T3">z</text:span> <text:span text:style-name="T3">toujours</text:span> un <text:span text:style-name="Teletype">git status</text:span> pour savoir dans quel état se situe Git<text:line-break/>et surtout, pour savoir si vous avez des fichiers en attente d’être commité<text:span text:style-name="T3">s</text:span>, à ajouter à votre commit ou<text:line-break/>non versionné<text:span text:style-name="T3">s</text:span>.</text:p>
      <text:h text:style-name="Heading_20_2" text:outline-level="2">Comment annuler les modifications effectuées sur un fichier du répertoire de travail ?</text:h>
      <text:p text:style-name="Standard">Si nous avons modifié le fichier <text:span text:style-name="Teletype">nom-fichier.txt</text:span> :</text:p>
      <table:table table:name="dvp_code_bash_29" table:style-name="dvp_5f_code_5f_bash_5f_29">
        <table:table-column table:style-name="dvp_5f_code_5f_bash_5f_29.A" table:number-columns-repeated="6"/>
        <table:table-row table:style-name="dvp_5f_code_5f_bash_5f_29.1">
          <table:table-cell table:style-name="dvp_5f_code_5f_bash_5f_29.A1" office:value-type="string">
            <text:p text:style-name="Standard"/>
          </table:table-cell>
          <table:table-cell table:style-name="dvp_5f_code_5f_bash_5f_29.A1" office:value-type="string">
            <text:p text:style-name="Standard">bash</text:p>
          </table:table-cell>
          <table:table-cell table:style-name="dvp_5f_code_5f_bash_5f_29.A1" office:value-type="string">
            <text:p text:style-name="Standard"/>
          </table:table-cell>
          <table:table-cell table:style-name="dvp_5f_code_5f_bash_5f_29.A1" office:value-type="string">
            <text:p text:style-name="Standard">1</text:p>
          </table:table-cell>
          <table:table-cell table:style-name="dvp_5f_code_5f_bash_5f_29.A1" office:value-type="string">
            <text:p text:style-name="Standard">1</text:p>
          </table:table-cell>
          <table:table-cell table:style-name="dvp_5f_code_5f_bash_5f_29.A1" office:value-type="string">
            <text:p text:style-name="Standard"/>
          </table:table-cell>
        </table:table-row>
        <table:table-row table:style-name="dvp_5f_code_5f_bash_5f_29.2">
          <table:table-cell table:style-name="dvp_5f_code_5f_bash_5f_29.A1" table:number-columns-spanned="6" office:value-type="string">
            <text:p text:style-name="dvp_5f_code">git checkout -- nom-fichier.txt</text:p>
          </table:table-cell>
          <table:covered-table-cell/>
          <table:covered-table-cell/>
          <table:covered-table-cell/>
          <table:covered-table-cell/>
          <table:covered-table-cell/>
        </table:table-row>
      </table:table>
      <text:p text:style-name="Standard"/>
      <text:p text:style-name="Standard"><text:span text:style-name="T3">Cette commande a</text:span> pour effet de supprimer toutes les modifications effectuées dans le fichier.</text:p>
      <text:h text:style-name="Heading_20_2" text:outline-level="2">Que veut dire <text:span text:style-name="T23">« detached HEAD »</text:span> state après avoir effectué un git checkout ?</text:h>
      <text:p text:style-name="Standard">Vous obtenez ce genre de message après un <text:span text:style-name="Teletype">checkout</text:span> sur un commit ou sur un tag :</text:p>
      <table:table table:name="dvp_code_bash_30" table:style-name="dvp_5f_code_5f_bash_5f_30">
        <table:table-column table:style-name="dvp_5f_code_5f_bash_5f_30.A" table:number-columns-repeated="6"/>
        <table:table-row table:style-name="dvp_5f_code_5f_bash_5f_30.1">
          <table:table-cell table:style-name="dvp_5f_code_5f_bash_5f_30.A1" office:value-type="string">
            <text:p text:style-name="Standard"/>
          </table:table-cell>
          <table:table-cell table:style-name="dvp_5f_code_5f_bash_5f_30.A1" office:value-type="string">
            <text:p text:style-name="Standard">bash</text:p>
          </table:table-cell>
          <table:table-cell table:style-name="dvp_5f_code_5f_bash_5f_30.A1" office:value-type="string">
            <text:p text:style-name="Standard"/>
          </table:table-cell>
          <table:table-cell table:style-name="dvp_5f_code_5f_bash_5f_30.A1" office:value-type="string">
            <text:p text:style-name="Standard">1</text:p>
          </table:table-cell>
          <table:table-cell table:style-name="dvp_5f_code_5f_bash_5f_30.A1" office:value-type="string">
            <text:p text:style-name="Standard">1</text:p>
          </table:table-cell>
          <table:table-cell table:style-name="dvp_5f_code_5f_bash_5f_30.A1" office:value-type="string">
            <text:p text:style-name="Standard"/>
          </table:table-cell>
        </table:table-row>
        <table:table-row table:style-name="dvp_5f_code_5f_bash_5f_30.2">
          <table:table-cell table:style-name="dvp_5f_code_5f_bash_5f_30.A1" table:number-columns-spanned="6" office:value-type="string">
            <text:p text:style-name="dvp_5f_code">$ git checkout 0.4.14<text:line-break/>Note: checking out '0.4.14'.<text:line-break/><text:line-break/>You are in 'detached HEAD' state. You can look around, make experimental<text:line-break/><text:soft-page-break/>changes and commit them, and you can discard any commits you make in this<text:line-break/>state without impacting any branches by performing another checkout.<text:line-break/><text:line-break/>If you want to create a new branch to retain commits you create, you may<text:line-break/>do so (now or later) by using -b with the checkout command again. Example:<text:line-break/><text:line-break/> <text:s/>git checkout -b &lt;new-branch-name&gt;<text:line-break/><text:line-break/>HEAD est maintenant sur 2ef6cee... Version bump</text:p>
          </table:table-cell>
          <table:covered-table-cell/>
          <table:covered-table-cell/>
          <table:covered-table-cell/>
          <table:covered-table-cell/>
          <table:covered-table-cell/>
        </table:table-row>
      </table:table>
      <text:p text:style-name="Standard"/>
      <text:p text:style-name="Standard">La variable <text:span text:style-name="Teletype">HEAD</text:span> est un alias du commit de tête de la branche courante. Lorsque vous ajoutez des commits à la branche, la variable <text:span text:style-name="Teletype">HEAD</text:span> est mise à jour.</text:p>
      <text:p text:style-name="Standard">En mode détaché ce ne sera plus le cas.</text:p>
      <text:p text:style-name="Standard">Pour ajouter des commits au dépôt, il est donc nécessaire de se trouver sur une branche ; c’est le concept qui représente une ligne de développement.</text:p>
      <text:h text:style-name="Heading_20_2" text:outline-level="2">Quel est l’intérêt de faire un checkout sur un tag ?</text:h>
      <text:p text:style-name="Standard">Une raison courante de vouloir <text:span text:style-name="T13">exécuter un</text:span> <text:span text:style-name="Teletype">checkout</text:span> <text:span text:style-name="T13">sur </text:span>un tag est de vouloir créer un hotfix. Dans ce cas, on va <text:span text:style-name="T13">faire un </text:span><text:span text:style-name="Teletype">checkout</text:span> <text:span text:style-name="T13">du</text:span> tag, puis immédiatement créer une nouvelle branche :</text:p>
      <table:table table:name="dvp_code_bash_31" table:style-name="dvp_5f_code_5f_bash_5f_31">
        <table:table-column table:style-name="dvp_5f_code_5f_bash_5f_31.A" table:number-columns-repeated="6"/>
        <table:table-row table:style-name="dvp_5f_code_5f_bash_5f_31.1">
          <table:table-cell table:style-name="dvp_5f_code_5f_bash_5f_31.A1" office:value-type="string">
            <text:p text:style-name="Standard"/>
          </table:table-cell>
          <table:table-cell table:style-name="dvp_5f_code_5f_bash_5f_31.A1" office:value-type="string">
            <text:p text:style-name="Standard">bash</text:p>
          </table:table-cell>
          <table:table-cell table:style-name="dvp_5f_code_5f_bash_5f_31.A1" office:value-type="string">
            <text:p text:style-name="Standard"/>
          </table:table-cell>
          <table:table-cell table:style-name="dvp_5f_code_5f_bash_5f_31.A1" office:value-type="string">
            <text:p text:style-name="Standard">1</text:p>
          </table:table-cell>
          <table:table-cell table:style-name="dvp_5f_code_5f_bash_5f_31.A1" office:value-type="string">
            <text:p text:style-name="Standard">1</text:p>
          </table:table-cell>
          <table:table-cell table:style-name="dvp_5f_code_5f_bash_5f_31.A1" office:value-type="string">
            <text:p text:style-name="Standard"/>
          </table:table-cell>
        </table:table-row>
        <table:table-row table:style-name="dvp_5f_code_5f_bash_5f_31.2">
          <table:table-cell table:style-name="dvp_5f_code_5f_bash_5f_31.A1" table:number-columns-spanned="6" office:value-type="string">
            <text:p text:style-name="dvp_5f_code">git checkout 0.4.14<text:line-break/>git checkout -b hotfix/0.4.15</text:p>
          </table:table-cell>
          <table:covered-table-cell/>
          <table:covered-table-cell/>
          <table:covered-table-cell/>
          <table:covered-table-cell/>
          <table:covered-table-cell/>
        </table:table-row>
      </table:table>
      <text:p text:style-name="Standard"/>
      <text:p text:style-name="Standard">Le développement du hotfix peut alors démarrer sur la branche <text:span text:style-name="Teletype">hotfix/0.4.15</text:span><text:line-break/>tout en repartant de <text:span text:style-name="T13">l’endroit </text:span>où la branche 0.4.14 était restée.</text:p>
      <text:h text:style-name="Heading_20_1" text:outline-level="1">L’index (staging area)</text:h>
      <text:h text:style-name="Heading_20_2" text:outline-level="2">Qu’est ce que l’index ?</text:h>
      <text:p text:style-name="Standard"><text:span text:style-name="T13">L’index est n</text:span>ommé également <text:span text:style-name="Italique">zone de staging</text:span> ou encore la <text:span text:style-name="Italique">staging area</text:span>.</text:p>
      <text:p text:style-name="Standard">C’est le creuset dans lequel vous préparez le prochain commit à créer sur la branche courante.</text:p>
      <text:p text:style-name="Standard"><text:soft-page-break/>Lorsque vous modifiez un fichier du répertoire de travail (<text:span text:style-name="Italique">working directory</text:span>), la modification doit être indexée (on dit aussi placée dans l’index) pour être embarquée dans le prochain commit.</text:p>
      <text:h text:style-name="Heading_20_2" text:outline-level="2">Comment ajouter un fichier à l’index ?</text:h>
      <text:p text:style-name="Standard">Sur la branche <text:span text:style-name="Teletype">master</text:span>, vous créez un fichier <text:span text:style-name="Teletype">nom-fichier.txt</text:span>, un <text:span text:style-name="Teletype">git status</text:span> vous indique l’état du répertoire de travail :</text:p>
      <table:table table:name="dvp_code_bash_32" table:style-name="dvp_5f_code_5f_bash_5f_32">
        <table:table-column table:style-name="dvp_5f_code_5f_bash_5f_32.A" table:number-columns-repeated="6"/>
        <table:table-row table:style-name="dvp_5f_code_5f_bash_5f_32.1">
          <table:table-cell table:style-name="dvp_5f_code_5f_bash_5f_32.A1" office:value-type="string">
            <text:p text:style-name="Standard"/>
          </table:table-cell>
          <table:table-cell table:style-name="dvp_5f_code_5f_bash_5f_32.A1" office:value-type="string">
            <text:p text:style-name="Standard">bash</text:p>
          </table:table-cell>
          <table:table-cell table:style-name="dvp_5f_code_5f_bash_5f_32.A1" office:value-type="string">
            <text:p text:style-name="Standard"/>
          </table:table-cell>
          <table:table-cell table:style-name="dvp_5f_code_5f_bash_5f_32.A1" office:value-type="string">
            <text:p text:style-name="Standard">1</text:p>
          </table:table-cell>
          <table:table-cell table:style-name="dvp_5f_code_5f_bash_5f_32.A1" office:value-type="string">
            <text:p text:style-name="Standard">1</text:p>
          </table:table-cell>
          <table:table-cell table:style-name="dvp_5f_code_5f_bash_5f_32.A1" office:value-type="string">
            <text:p text:style-name="Standard"/>
          </table:table-cell>
        </table:table-row>
        <table:table-row table:style-name="dvp_5f_code_5f_bash_5f_32.2">
          <table:table-cell table:style-name="dvp_5f_code_5f_bash_5f_32.A1" table:number-columns-spanned="6" office:value-type="string">
            <text:p text:style-name="dvp_5f_code">$ git status<text:line-break/>On branch master<text:line-break/><text:line-break/>Initial commit<text:line-break/><text:line-break/>Untracked files:<text:line-break/> <text:s/>(use "git add &lt;file&gt;..." to include in what will be committed)<text:line-break/><text:line-break/> <text:s text:c="7"/>nom-fichier.txt<text:line-break/><text:line-break/>nothing added to commit but untracked files present (use "git add" to track)</text:p>
          </table:table-cell>
          <table:covered-table-cell/>
          <table:covered-table-cell/>
          <table:covered-table-cell/>
          <table:covered-table-cell/>
          <table:covered-table-cell/>
        </table:table-row>
      </table:table>
      <text:p text:style-name="Standard"/>
      <text:p text:style-name="Standard">Il suffit de lire la sortie de la ligne de commande pour comprendre ce qu’il faut exécuter :</text:p>
      <table:table table:name="dvp_code_bash_33" table:style-name="dvp_5f_code_5f_bash_5f_33">
        <table:table-column table:style-name="dvp_5f_code_5f_bash_5f_33.A" table:number-columns-repeated="6"/>
        <table:table-row table:style-name="dvp_5f_code_5f_bash_5f_33.1">
          <table:table-cell table:style-name="dvp_5f_code_5f_bash_5f_33.A1" office:value-type="string">
            <text:p text:style-name="Standard"/>
          </table:table-cell>
          <table:table-cell table:style-name="dvp_5f_code_5f_bash_5f_33.A1" office:value-type="string">
            <text:p text:style-name="Standard">bash</text:p>
          </table:table-cell>
          <table:table-cell table:style-name="dvp_5f_code_5f_bash_5f_33.A1" office:value-type="string">
            <text:p text:style-name="Standard"/>
          </table:table-cell>
          <table:table-cell table:style-name="dvp_5f_code_5f_bash_5f_33.A1" office:value-type="string">
            <text:p text:style-name="Standard">1</text:p>
          </table:table-cell>
          <table:table-cell table:style-name="dvp_5f_code_5f_bash_5f_33.A1" office:value-type="string">
            <text:p text:style-name="Standard">1</text:p>
          </table:table-cell>
          <table:table-cell table:style-name="dvp_5f_code_5f_bash_5f_33.A1" office:value-type="string">
            <text:p text:style-name="Standard"/>
          </table:table-cell>
        </table:table-row>
        <table:table-row table:style-name="dvp_5f_code_5f_bash_5f_33.2">
          <table:table-cell table:style-name="dvp_5f_code_5f_bash_5f_33.A1" table:number-columns-spanned="6" office:value-type="string">
            <text:p text:style-name="dvp_5f_code">git add nom-fichier.txt</text:p>
          </table:table-cell>
          <table:covered-table-cell/>
          <table:covered-table-cell/>
          <table:covered-table-cell/>
          <table:covered-table-cell/>
          <table:covered-table-cell/>
        </table:table-row>
      </table:table>
      <text:p text:style-name="Standard"/>
      <text:p text:style-name="Standard"><text:span text:style-name="T14">La commande ci-dessus a</text:span>joute le fichier <text:span text:style-name="Teletype">nom-fichier.txt</text:span> à l’index. <text:line-break/>Un <text:span text:style-name="Teletype">git status</text:span> le confirme :</text:p>
      <table:table table:name="dvp_code_bash_34" table:style-name="dvp_5f_code_5f_bash_5f_34">
        <table:table-column table:style-name="dvp_5f_code_5f_bash_5f_34.A" table:number-columns-repeated="6"/>
        <table:table-row table:style-name="dvp_5f_code_5f_bash_5f_34.1">
          <table:table-cell table:style-name="dvp_5f_code_5f_bash_5f_34.A1" office:value-type="string">
            <text:p text:style-name="Standard"/>
          </table:table-cell>
          <table:table-cell table:style-name="dvp_5f_code_5f_bash_5f_34.A1" office:value-type="string">
            <text:p text:style-name="Standard">bash</text:p>
          </table:table-cell>
          <table:table-cell table:style-name="dvp_5f_code_5f_bash_5f_34.A1" office:value-type="string">
            <text:p text:style-name="Standard"/>
          </table:table-cell>
          <table:table-cell table:style-name="dvp_5f_code_5f_bash_5f_34.A1" office:value-type="string">
            <text:p text:style-name="Standard">1</text:p>
          </table:table-cell>
          <table:table-cell table:style-name="dvp_5f_code_5f_bash_5f_34.A1" office:value-type="string">
            <text:p text:style-name="Standard">1</text:p>
          </table:table-cell>
          <table:table-cell table:style-name="dvp_5f_code_5f_bash_5f_34.A1" office:value-type="string">
            <text:p text:style-name="Standard"/>
          </table:table-cell>
        </table:table-row>
        <table:table-row table:style-name="dvp_5f_code_5f_bash_5f_34.2">
          <table:table-cell table:style-name="dvp_5f_code_5f_bash_5f_34.A1" table:number-columns-spanned="6" office:value-type="string">
            <text:p text:style-name="dvp_5f_code">$ git status<text:line-break/>On branch master<text:line-break/><text:line-break/>Initial commit<text:line-break/><text:line-break/>Changes to be committed:<text:line-break/> <text:s/>(use "git rm --cached &lt;file&gt;..." to unstage)<text:line-break/><text:line-break/> <text:s text:c="7"/>new file: <text:s text:c="2"/>nom-fichier.txt</text:p>
          </table:table-cell>
          <table:covered-table-cell/>
          <table:covered-table-cell/>
          <table:covered-table-cell/>
          <table:covered-table-cell/>
          <table:covered-table-cell/>
        </table:table-row>
      </table:table>
      <text:p text:style-name="Standard"><text:soft-page-break/></text:p>
      <text:h text:style-name="Heading_20_2" text:outline-level="2">Comment retirer un fichier de l’index ?</text:h>
      <text:p text:style-name="Standard">Cela dépend s’il s’agit d’un fichier qui vient d’être créé et qui n’est donc pas déjà versionné par Git ou s’il s’agit d’une modification d’un fichier existant. Dans l’exemple précédent, nous avons créé un fichier, la commande est donc :</text:p>
      <table:table table:name="dvp_code_bash_35" table:style-name="dvp_5f_code_5f_bash_5f_35">
        <table:table-column table:style-name="dvp_5f_code_5f_bash_5f_35.A" table:number-columns-repeated="6"/>
        <table:table-row table:style-name="dvp_5f_code_5f_bash_5f_35.1">
          <table:table-cell table:style-name="dvp_5f_code_5f_bash_5f_35.A1" office:value-type="string">
            <text:p text:style-name="Standard"/>
          </table:table-cell>
          <table:table-cell table:style-name="dvp_5f_code_5f_bash_5f_35.A1" office:value-type="string">
            <text:p text:style-name="Standard">bash</text:p>
          </table:table-cell>
          <table:table-cell table:style-name="dvp_5f_code_5f_bash_5f_35.A1" office:value-type="string">
            <text:p text:style-name="Standard"/>
          </table:table-cell>
          <table:table-cell table:style-name="dvp_5f_code_5f_bash_5f_35.A1" office:value-type="string">
            <text:p text:style-name="Standard">1</text:p>
          </table:table-cell>
          <table:table-cell table:style-name="dvp_5f_code_5f_bash_5f_35.A1" office:value-type="string">
            <text:p text:style-name="Standard">1</text:p>
          </table:table-cell>
          <table:table-cell table:style-name="dvp_5f_code_5f_bash_5f_35.A1" office:value-type="string">
            <text:p text:style-name="Standard"/>
          </table:table-cell>
        </table:table-row>
        <table:table-row table:style-name="dvp_5f_code_5f_bash_5f_35.2">
          <table:table-cell table:style-name="dvp_5f_code_5f_bash_5f_35.A1" table:number-columns-spanned="6" office:value-type="string">
            <text:p text:style-name="dvp_5f_code">git rm --cached nom-fichier.text</text:p>
          </table:table-cell>
          <table:covered-table-cell/>
          <table:covered-table-cell/>
          <table:covered-table-cell/>
          <table:covered-table-cell/>
          <table:covered-table-cell/>
        </table:table-row>
      </table:table>
      <text:p text:style-name="Standard"/>
      <text:p text:style-name="Standard">Si le fichier existait déjà la commande :</text:p>
      <table:table table:name="dvp_code_bash_36" table:style-name="dvp_5f_code_5f_bash_5f_36">
        <table:table-column table:style-name="dvp_5f_code_5f_bash_5f_36.A" table:number-columns-repeated="6"/>
        <table:table-row table:style-name="dvp_5f_code_5f_bash_5f_36.1">
          <table:table-cell table:style-name="dvp_5f_code_5f_bash_5f_36.A1" office:value-type="string">
            <text:p text:style-name="Standard"/>
          </table:table-cell>
          <table:table-cell table:style-name="dvp_5f_code_5f_bash_5f_36.A1" office:value-type="string">
            <text:p text:style-name="Standard">bash</text:p>
          </table:table-cell>
          <table:table-cell table:style-name="dvp_5f_code_5f_bash_5f_36.A1" office:value-type="string">
            <text:p text:style-name="Standard"/>
          </table:table-cell>
          <table:table-cell table:style-name="dvp_5f_code_5f_bash_5f_36.A1" office:value-type="string">
            <text:p text:style-name="Standard">1</text:p>
          </table:table-cell>
          <table:table-cell table:style-name="dvp_5f_code_5f_bash_5f_36.A1" office:value-type="string">
            <text:p text:style-name="Standard">1</text:p>
          </table:table-cell>
          <table:table-cell table:style-name="dvp_5f_code_5f_bash_5f_36.A1" office:value-type="string">
            <text:p text:style-name="Standard"/>
          </table:table-cell>
        </table:table-row>
        <table:table-row table:style-name="dvp_5f_code_5f_bash_5f_36.2">
          <table:table-cell table:style-name="dvp_5f_code_5f_bash_5f_36.A1" table:number-columns-spanned="6" office:value-type="string">
            <text:p text:style-name="dvp_5f_code">$ git reset HEAD nom-fichier.txt<text:line-break/>Unstaged changes after reset:<text:line-break/>M <text:s text:c="6"/>nom-fichier.txt</text:p>
          </table:table-cell>
          <table:covered-table-cell/>
          <table:covered-table-cell/>
          <table:covered-table-cell/>
          <table:covered-table-cell/>
          <table:covered-table-cell/>
        </table:table-row>
      </table:table>
      <text:p text:style-name="Standard"/>
      <text:p text:style-name="Standard"><text:span text:style-name="T14">p</text:span>ermet de retirer un fichier de l’index. <text:span text:style-name="Gras">Les modifications ne sont pas supprimées</text:span>.</text:p>
      <text:p text:style-name="Standard">Git nous l’indique avec le <text:span text:style-name="Teletype">M</text:span> devant le nom du fichier. Il signifie qu’il y a des modifications dans le fichier <text:span text:style-name="Teletype">nom-fichier.txt</text:span> qui ne sont pas présentes dans l’index.</text:p>
      <text:h text:style-name="Heading_20_1" text:outline-level="1">Les commits</text:h>
      <text:h text:style-name="Heading_20_2" text:outline-level="2">Qu’est ce qu’un commit ?</text:h>
      <text:p text:style-name="Standard">Un <text:span text:style-name="Italique">commit</text:span> est une révision du code source. Il est identifié par une empreinte numérique générée par une fonction de hachage (algorithme SHA-1).</text:p>
      <text:p text:style-name="Standard">Un <text:span text:style-name="Italique">commit</text:span> est composé de métadonnées et du contenu (le code source) à versionner.</text:p>
      <text:p text:style-name="Standard">Les métadonnées sont :</text:p>
      <text:list xml:id="list224310987758964" text:style-name="List_20_1">
        <text:list-item>
          <text:p text:style-name="P6">le message du <text:span text:style-name="Italique">commit</text:span> ;</text:p>
        </text:list-item>
        <text:list-item>
          <text:p text:style-name="P6"><text:soft-page-break/>le <text:span text:style-name="Italique">committer</text:span> (l’utilisateur qui a créé le <text:span text:style-name="Italique">commit</text:span>) ;</text:p>
        </text:list-item>
        <text:list-item>
          <text:p text:style-name="P6">la date de création du <text:span text:style-name="Italique">commit</text:span> (au format <text:span text:style-name="Teletype">RFC2822</text:span> par défaut, par exemple : <text:span text:style-name="Teletype">Tue Oct 9 00:58:43 2018 +0200</text:span>) ;</text:p>
        </text:list-item>
        <text:list-item>
          <text:p text:style-name="P6">l’auteur (l’utilisateur qui a créé le contenu du <text:span text:style-name="Italique">commit</text:span>) ;</text:p>
        </text:list-item>
        <text:list-item>
          <text:p text:style-name="P6">la date de création du contenu (au format <text:span text:style-name="Teletype">RFC2822</text:span>) ;</text:p>
        </text:list-item>
        <text:list-item>
          <text:p text:style-name="P6">l’identifiant (SHA-1 donc) du <text:span text:style-name="Italique">commit</text:span> parent (avec deux exceptions : si vous créez le premier <text:span text:style-name="Italique">commit</text:span> du dépôt, alors il n’y a pas de parents et s’il s’agit d’un <text:span text:style-name="Italique">commit</text:span> de merge alors il en a deux).</text:p>
        </text:list-item>
      </text:list>
      <text:p text:style-name="Standard">Sans entrer dans les détails internes du fonctionnement de Git, retenez simplement que par <text:span text:style-name="T24">« </text:span>contenu<text:span text:style-name="T24"> »</text:span> on entend à la fois les modifications ajoutées à l’index (<text:span text:style-name="Italique">staging area</text:span>) et également les fichiers et répertoires non modifiés.</text:p>
      <text:p text:style-name="Standard">L’empreinte numérique est appliquée sur les <text:span text:style-name="Gras">métadonnées</text:span> et le <text:span text:style-name="Gras">contenu</text:span>.</text:p>
      <text:p text:style-name="Standard">Ainsi, un <text:span text:style-name="Italique">commit</text:span> bénéficie des propriétés des empreintes numériques :</text:p>
      <text:list xml:id="list224310606637082" text:style-name="List_20_1">
        <text:list-item>
          <text:p text:style-name="P6">c’est rapide ;</text:p>
        </text:list-item>
        <text:list-item>
          <text:p text:style-name="P6">deux <text:span text:style-name="Italique">commits</text:span> différents ne peuvent pas avoir le même identifiant ;</text:p>
        </text:list-item>
        <text:list-item>
          <text:p text:style-name="P6">il n’est pas possible de modifier les métadonnées ou le contenu d’un <text:span text:style-name="Italique">commit</text:span> sans modifier son identifiant.</text:p>
        </text:list-item>
      </text:list>
      <text:p text:style-name="Standard">Pour plus de détails, on peut se référer à <text:a xlink:type="simple" xlink:href="https://git-scm.com/book/fr/v2/Les-tripes-de-Git-Plomberie-et-porcelaine" text:style-name="Internet_20_link" text:visited-style-name="Visited_20_Internet_20_Link">la documentation officielle</text:a> ou à <text:a xlink:type="simple" xlink:href="https://alm.developpez.com/tutoriel/fonctionnement-interne-de-git/" text:style-name="Internet_20_link" text:visited-style-name="Visited_20_Internet_20_Link">un tutoriel sur developpez.com</text:a>.</text:p>
      <text:h text:style-name="Heading_20_2" text:outline-level="2">Comment créer un commit ?</text:h>
      <text:p text:style-name="Standard">Il est nécessaire d’avoir au préalable ajouté des fichiers à l’index (<text:span text:style-name="Italique">staging area</text:span>).</text:p>
      <table:table table:name="dvp_code_bash_37" table:style-name="dvp_5f_code_5f_bash_5f_37">
        <table:table-column table:style-name="dvp_5f_code_5f_bash_5f_37.A" table:number-columns-repeated="6"/>
        <table:table-row table:style-name="dvp_5f_code_5f_bash_5f_37.1">
          <table:table-cell table:style-name="dvp_5f_code_5f_bash_5f_37.A1" office:value-type="string">
            <text:p text:style-name="Standard"/>
          </table:table-cell>
          <table:table-cell table:style-name="dvp_5f_code_5f_bash_5f_37.A1" office:value-type="string">
            <text:p text:style-name="Standard">bash</text:p>
          </table:table-cell>
          <table:table-cell table:style-name="dvp_5f_code_5f_bash_5f_37.A1" office:value-type="string">
            <text:p text:style-name="Standard"/>
          </table:table-cell>
          <table:table-cell table:style-name="dvp_5f_code_5f_bash_5f_37.A1" office:value-type="string">
            <text:p text:style-name="Standard">1</text:p>
          </table:table-cell>
          <table:table-cell table:style-name="dvp_5f_code_5f_bash_5f_37.A1" office:value-type="string">
            <text:p text:style-name="Standard">1</text:p>
          </table:table-cell>
          <table:table-cell table:style-name="dvp_5f_code_5f_bash_5f_37.A1" office:value-type="string">
            <text:p text:style-name="Standard"/>
          </table:table-cell>
        </table:table-row>
        <table:table-row table:style-name="dvp_5f_code_5f_bash_5f_37.2">
          <table:table-cell table:style-name="dvp_5f_code_5f_bash_5f_37.A1" table:number-columns-spanned="6" office:value-type="string">
            <text:p text:style-name="dvp_5f_code">git commit</text:p>
          </table:table-cell>
          <table:covered-table-cell/>
          <table:covered-table-cell/>
          <table:covered-table-cell/>
          <table:covered-table-cell/>
          <table:covered-table-cell/>
        </table:table-row>
      </table:table>
      <text:p text:style-name="Standard"/>
      <text:p text:style-name="Standard">Utilisée seule, <text:span text:style-name="T14">cette commande</text:span> permet d’ouvrir l’éditeur de texte de votre ligne de commande (<text:span text:style-name="Gras">vim</text:span> sous macOS et sous Windows via Git BASH, <text:span text:style-name="Gras">nano</text:span> sous Ubuntu par exemple) afin d’y saisir le message de <text:span text:style-name="Italique">commit</text:span>.</text:p>
      <text:p text:style-name="Standard">Si aucun fichier n’a été ajouté à l’index, il est possible de passer l’option <text:span text:style-name="Teletype">-a</text:span> qui demande à Git de prendre tous les fichiers modifiés présents dans le répertoire de travail (<text:span text:style-name="Italique">working directory</text:span>).</text:p>
      <text:p text:style-name="Standard"><text:soft-page-break/>Une utilisation courante des options est : <text:span text:style-name="Teletype">git commit -am "message de commit"</text:span> ce qui permet de prendre toutes les modifications en cours et d’ajouter un message de <text:span text:style-name="Italique">commit</text:span> dans le même temps.</text:p>
      <text:h text:style-name="Heading_20_2" text:outline-level="2">Comment ajouter un message en créant un commit ?</text:h>
      <text:p text:style-name="Standard">L’option <text:span text:style-name="Teletype">-m</text:span> permet d’ajouter un message.</text:p>
      <text:p text:style-name="Standard">Par exemple :</text:p>
      <table:table table:name="dvp_code_bash_38" table:style-name="dvp_5f_code_5f_bash_5f_38">
        <table:table-column table:style-name="dvp_5f_code_5f_bash_5f_38.A" table:number-columns-repeated="6"/>
        <table:table-row table:style-name="dvp_5f_code_5f_bash_5f_38.1">
          <table:table-cell table:style-name="dvp_5f_code_5f_bash_5f_38.A1" office:value-type="string">
            <text:p text:style-name="Standard"/>
          </table:table-cell>
          <table:table-cell table:style-name="dvp_5f_code_5f_bash_5f_38.A1" office:value-type="string">
            <text:p text:style-name="Standard">bash</text:p>
          </table:table-cell>
          <table:table-cell table:style-name="dvp_5f_code_5f_bash_5f_38.A1" office:value-type="string">
            <text:p text:style-name="Standard"/>
          </table:table-cell>
          <table:table-cell table:style-name="dvp_5f_code_5f_bash_5f_38.A1" office:value-type="string">
            <text:p text:style-name="Standard">1</text:p>
          </table:table-cell>
          <table:table-cell table:style-name="dvp_5f_code_5f_bash_5f_38.A1" office:value-type="string">
            <text:p text:style-name="Standard">1</text:p>
          </table:table-cell>
          <table:table-cell table:style-name="dvp_5f_code_5f_bash_5f_38.A1" office:value-type="string">
            <text:p text:style-name="Standard"/>
          </table:table-cell>
        </table:table-row>
        <table:table-row table:style-name="dvp_5f_code_5f_bash_5f_38.2">
          <table:table-cell table:style-name="dvp_5f_code_5f_bash_5f_38.A1" table:number-columns-spanned="6" office:value-type="string">
            <text:p text:style-name="dvp_5f_code">git commit -m "message de commit"</text:p>
          </table:table-cell>
          <table:covered-table-cell/>
          <table:covered-table-cell/>
          <table:covered-table-cell/>
          <table:covered-table-cell/>
          <table:covered-table-cell/>
        </table:table-row>
      </table:table>
      <text:p text:style-name="Standard"/>
      <text:h text:style-name="Heading_20_2" text:outline-level="2">Comment modifier le message d’un commit existant ?</text:h>
      <table:table table:name="dvp_code_bash_39" table:style-name="dvp_5f_code_5f_bash_5f_39">
        <table:table-column table:style-name="dvp_5f_code_5f_bash_5f_39.A" table:number-columns-repeated="6"/>
        <table:table-row table:style-name="dvp_5f_code_5f_bash_5f_39.1">
          <table:table-cell table:style-name="dvp_5f_code_5f_bash_5f_39.A1" office:value-type="string">
            <text:p text:style-name="Standard"/>
          </table:table-cell>
          <table:table-cell table:style-name="dvp_5f_code_5f_bash_5f_39.A1" office:value-type="string">
            <text:p text:style-name="Standard">bash</text:p>
          </table:table-cell>
          <table:table-cell table:style-name="dvp_5f_code_5f_bash_5f_39.A1" office:value-type="string">
            <text:p text:style-name="Standard"/>
          </table:table-cell>
          <table:table-cell table:style-name="dvp_5f_code_5f_bash_5f_39.A1" office:value-type="string">
            <text:p text:style-name="Standard">1</text:p>
          </table:table-cell>
          <table:table-cell table:style-name="dvp_5f_code_5f_bash_5f_39.A1" office:value-type="string">
            <text:p text:style-name="Standard">1</text:p>
          </table:table-cell>
          <table:table-cell table:style-name="dvp_5f_code_5f_bash_5f_39.A1" office:value-type="string">
            <text:p text:style-name="Standard"/>
          </table:table-cell>
        </table:table-row>
        <table:table-row table:style-name="dvp_5f_code_5f_bash_5f_39.2">
          <table:table-cell table:style-name="dvp_5f_code_5f_bash_5f_39.A1" table:number-columns-spanned="6" office:value-type="string">
            <text:p text:style-name="dvp_5f_code">git commit --amend -m "nouveau message de commit"</text:p>
          </table:table-cell>
          <table:covered-table-cell/>
          <table:covered-table-cell/>
          <table:covered-table-cell/>
          <table:covered-table-cell/>
          <table:covered-table-cell/>
        </table:table-row>
      </table:table>
      <text:p text:style-name="Standard"/>
      <text:p text:style-name="Standard">Comme expliqué dans la première question, ceci a pour effet de modifier le SHA-1 du <text:span text:style-name="Italique">commit</text:span>.</text:p>
      <text:h text:style-name="Heading_20_2" text:outline-level="2">Comment supprimer le dernier commit de la branche courante sans perdre les modifications ?</text:h>
      <table:table table:name="dvp_code_bash_40" table:style-name="dvp_5f_code_5f_bash_5f_40">
        <table:table-column table:style-name="dvp_5f_code_5f_bash_5f_40.A" table:number-columns-repeated="6"/>
        <table:table-row table:style-name="dvp_5f_code_5f_bash_5f_40.1">
          <table:table-cell table:style-name="dvp_5f_code_5f_bash_5f_40.A1" office:value-type="string">
            <text:p text:style-name="Standard"/>
          </table:table-cell>
          <table:table-cell table:style-name="dvp_5f_code_5f_bash_5f_40.A1" office:value-type="string">
            <text:p text:style-name="Standard">bash</text:p>
          </table:table-cell>
          <table:table-cell table:style-name="dvp_5f_code_5f_bash_5f_40.A1" office:value-type="string">
            <text:p text:style-name="Standard"/>
          </table:table-cell>
          <table:table-cell table:style-name="dvp_5f_code_5f_bash_5f_40.A1" office:value-type="string">
            <text:p text:style-name="Standard">1</text:p>
          </table:table-cell>
          <table:table-cell table:style-name="dvp_5f_code_5f_bash_5f_40.A1" office:value-type="string">
            <text:p text:style-name="Standard">1</text:p>
          </table:table-cell>
          <table:table-cell table:style-name="dvp_5f_code_5f_bash_5f_40.A1" office:value-type="string">
            <text:p text:style-name="Standard"/>
          </table:table-cell>
        </table:table-row>
        <table:table-row table:style-name="dvp_5f_code_5f_bash_5f_40.2">
          <table:table-cell table:style-name="dvp_5f_code_5f_bash_5f_40.A1" table:number-columns-spanned="6" office:value-type="string">
            <text:p text:style-name="dvp_5f_code">git reset --soft HEAD^</text:p>
          </table:table-cell>
          <table:covered-table-cell/>
          <table:covered-table-cell/>
          <table:covered-table-cell/>
          <table:covered-table-cell/>
          <table:covered-table-cell/>
        </table:table-row>
      </table:table>
      <text:p text:style-name="Standard"/>
      <text:p text:style-name="Standard">Les modifications qui étaient présentes dans le <text:span text:style-name="Italique">commit</text:span> supprimé sont encore présente dans l’index.</text:p>
      <text:h text:style-name="Heading_20_2" text:outline-level="2"><text:soft-page-break/>Comment supprimer le dernier commit de la branche courante avec les modifications ?</text:h>
      <table:table table:name="dvp_code_bash_41" table:style-name="dvp_5f_code_5f_bash_5f_41">
        <table:table-column table:style-name="dvp_5f_code_5f_bash_5f_41.A" table:number-columns-repeated="6"/>
        <table:table-row table:style-name="dvp_5f_code_5f_bash_5f_41.1">
          <table:table-cell table:style-name="dvp_5f_code_5f_bash_5f_41.A1" office:value-type="string">
            <text:p text:style-name="Standard"/>
          </table:table-cell>
          <table:table-cell table:style-name="dvp_5f_code_5f_bash_5f_41.A1" office:value-type="string">
            <text:p text:style-name="Standard">bash</text:p>
          </table:table-cell>
          <table:table-cell table:style-name="dvp_5f_code_5f_bash_5f_41.A1" office:value-type="string">
            <text:p text:style-name="Standard"/>
          </table:table-cell>
          <table:table-cell table:style-name="dvp_5f_code_5f_bash_5f_41.A1" office:value-type="string">
            <text:p text:style-name="Standard">1</text:p>
          </table:table-cell>
          <table:table-cell table:style-name="dvp_5f_code_5f_bash_5f_41.A1" office:value-type="string">
            <text:p text:style-name="Standard">1</text:p>
          </table:table-cell>
          <table:table-cell table:style-name="dvp_5f_code_5f_bash_5f_41.A1" office:value-type="string">
            <text:p text:style-name="Standard"/>
          </table:table-cell>
        </table:table-row>
        <table:table-row table:style-name="dvp_5f_code_5f_bash_5f_41.2">
          <table:table-cell table:style-name="dvp_5f_code_5f_bash_5f_41.A1" table:number-columns-spanned="6" office:value-type="string">
            <text:p text:style-name="dvp_5f_code">git reset --hard HEAD^</text:p>
          </table:table-cell>
          <table:covered-table-cell/>
          <table:covered-table-cell/>
          <table:covered-table-cell/>
          <table:covered-table-cell/>
          <table:covered-table-cell/>
        </table:table-row>
      </table:table>
      <text:p text:style-name="Standard"/>
      <text:p text:style-name="Standard">Les modifications qui étaient présentes dans le <text:span text:style-name="Italique">commit</text:span> supprimé sont supprimées.</text:p>
      <text:h text:style-name="Heading_20_2" text:outline-level="2">Comment supprimer les “n” derniers commits de la branche courante sans perdre les modifications ?</text:h>
      <table:table table:name="dvp_code_bash_42" table:style-name="dvp_5f_code_5f_bash_5f_42">
        <table:table-column table:style-name="dvp_5f_code_5f_bash_5f_42.A" table:number-columns-repeated="6"/>
        <table:table-row table:style-name="dvp_5f_code_5f_bash_5f_42.1">
          <table:table-cell table:style-name="dvp_5f_code_5f_bash_5f_42.A1" office:value-type="string">
            <text:p text:style-name="Standard"/>
          </table:table-cell>
          <table:table-cell table:style-name="dvp_5f_code_5f_bash_5f_42.A1" office:value-type="string">
            <text:p text:style-name="Standard">bash</text:p>
          </table:table-cell>
          <table:table-cell table:style-name="dvp_5f_code_5f_bash_5f_42.A1" office:value-type="string">
            <text:p text:style-name="Standard"/>
          </table:table-cell>
          <table:table-cell table:style-name="dvp_5f_code_5f_bash_5f_42.A1" office:value-type="string">
            <text:p text:style-name="Standard">1</text:p>
          </table:table-cell>
          <table:table-cell table:style-name="dvp_5f_code_5f_bash_5f_42.A1" office:value-type="string">
            <text:p text:style-name="Standard">1</text:p>
          </table:table-cell>
          <table:table-cell table:style-name="dvp_5f_code_5f_bash_5f_42.A1" office:value-type="string">
            <text:p text:style-name="Standard"/>
          </table:table-cell>
        </table:table-row>
        <table:table-row table:style-name="dvp_5f_code_5f_bash_5f_42.2">
          <table:table-cell table:style-name="dvp_5f_code_5f_bash_5f_42.A1" table:number-columns-spanned="6" office:value-type="string">
            <text:p text:style-name="dvp_5f_code">git reset --soft HEAD~3</text:p>
          </table:table-cell>
          <table:covered-table-cell/>
          <table:covered-table-cell/>
          <table:covered-table-cell/>
          <table:covered-table-cell/>
          <table:covered-table-cell/>
        </table:table-row>
      </table:table>
      <text:p text:style-name="Standard"/>
      <text:p text:style-name="Standard">Les trois derniers <text:span text:style-name="Italique">commits</text:span> sont supprimés. Les modifications des trois derniers <text:span text:style-name="Italique">commits</text:span> sont présentes dans l’index.</text:p>
      <text:h text:style-name="Heading_20_2" text:outline-level="2">Comment supprimer les “n” derniers commits de la branche courante avec les modifications ?</text:h>
      <table:table table:name="dvp_code_bash_43" table:style-name="dvp_5f_code_5f_bash_5f_43">
        <table:table-column table:style-name="dvp_5f_code_5f_bash_5f_43.A" table:number-columns-repeated="6"/>
        <table:table-row table:style-name="dvp_5f_code_5f_bash_5f_43.1">
          <table:table-cell table:style-name="dvp_5f_code_5f_bash_5f_43.A1" office:value-type="string">
            <text:p text:style-name="Standard"/>
          </table:table-cell>
          <table:table-cell table:style-name="dvp_5f_code_5f_bash_5f_43.A1" office:value-type="string">
            <text:p text:style-name="Standard">bash</text:p>
          </table:table-cell>
          <table:table-cell table:style-name="dvp_5f_code_5f_bash_5f_43.A1" office:value-type="string">
            <text:p text:style-name="Standard"/>
          </table:table-cell>
          <table:table-cell table:style-name="dvp_5f_code_5f_bash_5f_43.A1" office:value-type="string">
            <text:p text:style-name="Standard">1</text:p>
          </table:table-cell>
          <table:table-cell table:style-name="dvp_5f_code_5f_bash_5f_43.A1" office:value-type="string">
            <text:p text:style-name="Standard">1</text:p>
          </table:table-cell>
          <table:table-cell table:style-name="dvp_5f_code_5f_bash_5f_43.A1" office:value-type="string">
            <text:p text:style-name="Standard"/>
          </table:table-cell>
        </table:table-row>
        <table:table-row table:style-name="dvp_5f_code_5f_bash_5f_43.2">
          <table:table-cell table:style-name="dvp_5f_code_5f_bash_5f_43.A1" table:number-columns-spanned="6" office:value-type="string">
            <text:p text:style-name="dvp_5f_code">git reset --hard HEAD~3</text:p>
          </table:table-cell>
          <table:covered-table-cell/>
          <table:covered-table-cell/>
          <table:covered-table-cell/>
          <table:covered-table-cell/>
          <table:covered-table-cell/>
        </table:table-row>
      </table:table>
      <text:p text:style-name="Standard"/>
      <text:p text:style-name="Standard">Les trois derniers <text:span text:style-name="Italique">commits</text:span> sont supprimés et les modifications qu’ils comportaient le sont avec.</text:p>
      <text:h text:style-name="Heading_20_2" text:outline-level="2"><text:soft-page-break/>Comment ajouter un commit d’une branche A dans une branche B sans effectuer un merge (cherry-pick) ?</text:h>
      <text:p text:style-name="Standard">Vous devez avoir <text:span text:style-name="T14">effectué un </text:span><text:span text:style-name="Teletype">checkout</text:span> <text:span text:style-name="T14">de </text:span>la branche de destination, puis vous exécutez un <text:span text:style-name="Teletype">cherry-pick</text:span> en lui passant en paramètre le hash du <text:span text:style-name="Italique">commit</text:span> désiré.</text:p>
      <text:p text:style-name="Standard">Par exemple, pour ajouter le <text:span text:style-name="Italique">commit</text:span> <text:span text:style-name="Teletype">1234abcd</text:span> à la branche <text:span text:style-name="Teletype">master</text:span> :</text:p>
      <table:table table:name="dvp_code_bash_44" table:style-name="dvp_5f_code_5f_bash_5f_44">
        <table:table-column table:style-name="dvp_5f_code_5f_bash_5f_44.A" table:number-columns-repeated="6"/>
        <table:table-row table:style-name="dvp_5f_code_5f_bash_5f_44.1">
          <table:table-cell table:style-name="dvp_5f_code_5f_bash_5f_44.A1" office:value-type="string">
            <text:p text:style-name="Standard"/>
          </table:table-cell>
          <table:table-cell table:style-name="dvp_5f_code_5f_bash_5f_44.A1" office:value-type="string">
            <text:p text:style-name="Standard">bash</text:p>
          </table:table-cell>
          <table:table-cell table:style-name="dvp_5f_code_5f_bash_5f_44.A1" office:value-type="string">
            <text:p text:style-name="Standard"/>
          </table:table-cell>
          <table:table-cell table:style-name="dvp_5f_code_5f_bash_5f_44.A1" office:value-type="string">
            <text:p text:style-name="Standard">1</text:p>
          </table:table-cell>
          <table:table-cell table:style-name="dvp_5f_code_5f_bash_5f_44.A1" office:value-type="string">
            <text:p text:style-name="Standard">1</text:p>
          </table:table-cell>
          <table:table-cell table:style-name="dvp_5f_code_5f_bash_5f_44.A1" office:value-type="string">
            <text:p text:style-name="Standard"/>
          </table:table-cell>
        </table:table-row>
        <table:table-row table:style-name="dvp_5f_code_5f_bash_5f_44.2">
          <table:table-cell table:style-name="dvp_5f_code_5f_bash_5f_44.A1" table:number-columns-spanned="6" office:value-type="string">
            <text:p text:style-name="dvp_5f_code">git checkout master<text:line-break/>git cherry-pick 1234abcd</text:p>
          </table:table-cell>
          <table:covered-table-cell/>
          <table:covered-table-cell/>
          <table:covered-table-cell/>
          <table:covered-table-cell/>
          <table:covered-table-cell/>
        </table:table-row>
      </table:table>
      <text:p text:style-name="Standard"/>
      <text:h text:style-name="Heading_20_2" text:outline-level="2">Comment ajouter un commit provenant d’une branche d’un autre dépôt à la branche courante de ce dépôt ? (cherry-pick)</text:h>
      <text:p text:style-name="Standard">L’astuce consiste à ajouter le dépôt source en tant que <text:span text:style-name="Teletype">remote</text:span> du dépôt courant et à <text:span text:style-name="T14">faire un </text:span><text:span text:style-name="Teletype">fetch</text:span> (et seulement <text:span text:style-name="Teletype">fetch</text:span>) <text:span text:style-name="T14">de </text:span>ses branches.</text:p>
      <text:p text:style-name="P2">Par exemple, pour ajouter à <text:span text:style-name="Teletype">master</text:span> le <text:span text:style-name="Italique">commit</text:span> <text:span text:style-name="Teletype">1234abcd</text:span> existant sur le dépôt <text:span text:style-name="Teletype">boubou</text:span> de l’utilisateur <text:span text:style-name="Teletype">toto,</text:span> la marche à suivre est la suivante :</text:p>
      <table:table table:name="dvp_code_bash_45" table:style-name="dvp_5f_code_5f_bash_5f_45">
        <table:table-column table:style-name="dvp_5f_code_5f_bash_5f_45.A" table:number-columns-repeated="6"/>
        <table:table-row table:style-name="dvp_5f_code_5f_bash_5f_45.1">
          <table:table-cell table:style-name="dvp_5f_code_5f_bash_5f_45.A1" office:value-type="string">
            <text:p text:style-name="Standard"/>
          </table:table-cell>
          <table:table-cell table:style-name="dvp_5f_code_5f_bash_5f_45.A1" office:value-type="string">
            <text:p text:style-name="Standard">bash</text:p>
          </table:table-cell>
          <table:table-cell table:style-name="dvp_5f_code_5f_bash_5f_45.A1" office:value-type="string">
            <text:p text:style-name="Standard"/>
          </table:table-cell>
          <table:table-cell table:style-name="dvp_5f_code_5f_bash_5f_45.A1" office:value-type="string">
            <text:p text:style-name="Standard">1</text:p>
          </table:table-cell>
          <table:table-cell table:style-name="dvp_5f_code_5f_bash_5f_45.A1" office:value-type="string">
            <text:p text:style-name="Standard">1</text:p>
          </table:table-cell>
          <table:table-cell table:style-name="dvp_5f_code_5f_bash_5f_45.A1" office:value-type="string">
            <text:p text:style-name="Standard"/>
          </table:table-cell>
        </table:table-row>
        <table:table-row table:style-name="dvp_5f_code_5f_bash_5f_45.2">
          <table:table-cell table:style-name="dvp_5f_code_5f_bash_5f_45.A1" table:number-columns-spanned="6" office:value-type="string">
            <text:p text:style-name="dvp_5f_code">git remote add boubou git://github.com/toto/boubou.git<text:line-break/>git fetch boubou<text:line-break/>git checkout master<text:line-break/>git cherry-pick 1234abcd</text:p>
          </table:table-cell>
          <table:covered-table-cell/>
          <table:covered-table-cell/>
          <table:covered-table-cell/>
          <table:covered-table-cell/>
          <table:covered-table-cell/>
        </table:table-row>
      </table:table>
      <text:p text:style-name="Standard"/>
      <text:h text:style-name="Heading_20_2" text:outline-level="2">Comment annuler un commit existant (revert) ?</text:h>
      <text:p text:style-name="Standard"><text:span text:style-name="T15">U</text:span>ne pratique essentielle est de ne jamais réécrire ou supprimer un historique qui a été publié et qui a donc pu être récupéré par un autre utilisateur.</text:p>
      <text:p text:style-name="Standard">Le <text:span text:style-name="Teletype">revert</text:span> ne supprime rien, il crée un nouveau <text:span text:style-name="Italique">commit</text:span> qui est un miroir inverse du <text:span text:style-name="Italique">commit</text:span> source.</text:p>
      <table:table table:name="dvp_code_bash_46" table:style-name="dvp_5f_code_5f_bash_5f_46">
        <table:table-column table:style-name="dvp_5f_code_5f_bash_5f_46.A" table:number-columns-repeated="6"/>
        <table:table-row table:style-name="dvp_5f_code_5f_bash_5f_46.1">
          <table:table-cell table:style-name="dvp_5f_code_5f_bash_5f_46.A1" office:value-type="string">
            <text:p text:style-name="Standard"/>
          </table:table-cell>
          <table:table-cell table:style-name="dvp_5f_code_5f_bash_5f_46.A1" office:value-type="string">
            <text:p text:style-name="Standard">bash</text:p>
          </table:table-cell>
          <table:table-cell table:style-name="dvp_5f_code_5f_bash_5f_46.A1" office:value-type="string">
            <text:p text:style-name="Standard"/>
          </table:table-cell>
          <table:table-cell table:style-name="dvp_5f_code_5f_bash_5f_46.A1" office:value-type="string">
            <text:p text:style-name="Standard">1</text:p>
          </table:table-cell>
          <table:table-cell table:style-name="dvp_5f_code_5f_bash_5f_46.A1" office:value-type="string">
            <text:p text:style-name="Standard">1</text:p>
          </table:table-cell>
          <table:table-cell table:style-name="dvp_5f_code_5f_bash_5f_46.A1" office:value-type="string">
            <text:p text:style-name="Standard"/>
          </table:table-cell>
        </table:table-row>
        <text:soft-page-break/>
        <table:table-row table:style-name="dvp_5f_code_5f_bash_5f_46.2">
          <table:table-cell table:style-name="dvp_5f_code_5f_bash_5f_46.A1" table:number-columns-spanned="6" office:value-type="string">
            <text:p text:style-name="dvp_5f_code">git revert 1234abcd</text:p>
          </table:table-cell>
          <table:covered-table-cell/>
          <table:covered-table-cell/>
          <table:covered-table-cell/>
          <table:covered-table-cell/>
          <table:covered-table-cell/>
        </table:table-row>
      </table:table>
      <text:p text:style-name="Standard"/>
      <text:p text:style-name="Standard">Cette commande ajoute à la branche courante un nouveau <text:span text:style-name="Italique">commit</text:span> qui sera l’exact inverse du <text:span text:style-name="Italique">commit</text:span> <text:span text:style-name="Teletype">1234abcd</text:span>. <text:span text:style-name="T15">C’est la seule bonne manière d’annuler un commit existant qui a été publié.</text:span></text:p>
      <text:h text:style-name="Heading_20_1" text:outline-level="1">Les branches</text:h>
      <text:h text:style-name="Heading_20_2" text:outline-level="2">Qu’est-ce qu’une branche ?</text:h>
      <text:p text:style-name="Standard">Conceptuellement, une branche est une ligne de développement dont le but est d’ajouter de nouveaux <text:span text:style-name="Italique">commits</text:span> à l’arbre des <text:span text:style-name="Italique">commits</text:span> constituants le dépôt.</text:p>
      <text:p text:style-name="Standard">C’est depuis une branche que l’utilisateur :</text:p>
      <text:list xml:id="list224310526773890" text:style-name="List_20_1">
        <text:list-item>
          <text:p text:style-name="P6">modifie le répertoire de travail <text:span text:style-name="Italique">working directory</text:span> (modification des sources) ;</text:p>
        </text:list-item>
        <text:list-item>
          <text:p text:style-name="P6">ajoute à l’index ces modifications ;</text:p>
        </text:list-item>
        <text:list-item>
          <text:p text:style-name="P6">et qu’il crée des <text:span text:style-name="Italique">commits</text:span>.</text:p>
        </text:list-item>
      </text:list>
      <text:p text:style-name="Standard">Techniquement, une branche est une référence sur le dernier <text:span text:style-name="Italique">commit</text:span> d’une série de <text:span text:style-name="Italique">commits</text:span>. Tous les <text:span text:style-name="Italique">commits</text:span> descendants font donc parti<text:span text:style-name="T15">e</text:span> de la branche.</text:p>
      <text:p text:style-name="Standard">Ainsi, manipuler une branche est une opération très rapide à exécuter puisqu’il s’agit d’un pointeur et non d’un cont<text:span text:style-name="T15">eneur</text:span>.</text:p>
      <text:h text:style-name="Heading_20_2" text:outline-level="2">Comment lister les branches locales ?</text:h>
      <table:table table:name="dvp_code_bash_47" table:style-name="dvp_5f_code_5f_bash_5f_47">
        <table:table-column table:style-name="dvp_5f_code_5f_bash_5f_47.A" table:number-columns-repeated="6"/>
        <table:table-row table:style-name="dvp_5f_code_5f_bash_5f_47.1">
          <table:table-cell table:style-name="dvp_5f_code_5f_bash_5f_47.A1" office:value-type="string">
            <text:p text:style-name="Standard"/>
          </table:table-cell>
          <table:table-cell table:style-name="dvp_5f_code_5f_bash_5f_47.A1" office:value-type="string">
            <text:p text:style-name="Standard">bash</text:p>
          </table:table-cell>
          <table:table-cell table:style-name="dvp_5f_code_5f_bash_5f_47.A1" office:value-type="string">
            <text:p text:style-name="Standard"/>
          </table:table-cell>
          <table:table-cell table:style-name="dvp_5f_code_5f_bash_5f_47.A1" office:value-type="string">
            <text:p text:style-name="Standard">1</text:p>
          </table:table-cell>
          <table:table-cell table:style-name="dvp_5f_code_5f_bash_5f_47.A1" office:value-type="string">
            <text:p text:style-name="Standard">1</text:p>
          </table:table-cell>
          <table:table-cell table:style-name="dvp_5f_code_5f_bash_5f_47.A1" office:value-type="string">
            <text:p text:style-name="Standard"/>
          </table:table-cell>
        </table:table-row>
        <table:table-row table:style-name="dvp_5f_code_5f_bash_5f_47.2">
          <table:table-cell table:style-name="dvp_5f_code_5f_bash_5f_47.A1" table:number-columns-spanned="6" office:value-type="string">
            <text:p text:style-name="dvp_5f_code">$ git branch -l<text:line-break/>* master</text:p>
          </table:table-cell>
          <table:covered-table-cell/>
          <table:covered-table-cell/>
          <table:covered-table-cell/>
          <table:covered-table-cell/>
          <table:covered-table-cell/>
        </table:table-row>
      </table:table>
      <text:p text:style-name="Standard"/>
      <text:h text:style-name="Heading_20_2" text:outline-level="2"><text:soft-page-break/>Comment lister toutes les branches (locales, distantes, traquées, non-traquées) ?</text:h>
      <table:table table:name="dvp_code_bash_48" table:style-name="dvp_5f_code_5f_bash_5f_48">
        <table:table-column table:style-name="dvp_5f_code_5f_bash_5f_48.A" table:number-columns-repeated="6"/>
        <table:table-row table:style-name="dvp_5f_code_5f_bash_5f_48.1">
          <table:table-cell table:style-name="dvp_5f_code_5f_bash_5f_48.A1" office:value-type="string">
            <text:p text:style-name="Standard"/>
          </table:table-cell>
          <table:table-cell table:style-name="dvp_5f_code_5f_bash_5f_48.A1" office:value-type="string">
            <text:p text:style-name="Standard">bash</text:p>
          </table:table-cell>
          <table:table-cell table:style-name="dvp_5f_code_5f_bash_5f_48.A1" office:value-type="string">
            <text:p text:style-name="Standard"/>
          </table:table-cell>
          <table:table-cell table:style-name="dvp_5f_code_5f_bash_5f_48.A1" office:value-type="string">
            <text:p text:style-name="Standard">1</text:p>
          </table:table-cell>
          <table:table-cell table:style-name="dvp_5f_code_5f_bash_5f_48.A1" office:value-type="string">
            <text:p text:style-name="Standard">1</text:p>
          </table:table-cell>
          <table:table-cell table:style-name="dvp_5f_code_5f_bash_5f_48.A1" office:value-type="string">
            <text:p text:style-name="Standard"/>
          </table:table-cell>
        </table:table-row>
        <table:table-row table:style-name="dvp_5f_code_5f_bash_5f_48.2">
          <table:table-cell table:style-name="dvp_5f_code_5f_bash_5f_48.A1" table:number-columns-spanned="6" office:value-type="string">
            <text:p text:style-name="dvp_5f_code">$ git remote show origin<text:line-break/><text:line-break/>* distante origin<text:line-break/> <text:s/>URL de rapatriement : https://github.com/&lt;user&gt;/&lt;repo&gt;.git<text:line-break/> <text:s/>URL push : https://github.com/&lt;user&gt;/&lt;repo&gt;.git<text:line-break/> <text:s/>Branche HEAD : master<text:line-break/> <text:s/>Branche distante :<text:line-break/> <text:s text:c="3"/>master suivi<text:line-break/> <text:s/>Branche locale configurée pour 'git pull' :<text:line-break/> <text:s text:c="3"/>master fusionne avec la distante master<text:line-break/> <text:s/>Référence locale configurée pour 'git push' :<text:line-break/> <text:s text:c="3"/>master pousse vers master (à jour)<text:line-break/></text:p>
          </table:table-cell>
          <table:covered-table-cell/>
          <table:covered-table-cell/>
          <table:covered-table-cell/>
          <table:covered-table-cell/>
          <table:covered-table-cell/>
        </table:table-row>
      </table:table>
      <text:p text:style-name="Standard"/>
      <text:h text:style-name="Heading_20_2" text:outline-level="2">Comment créer une branche ?</text:h>
      <table:table table:name="dvp_code_bash_49" table:style-name="dvp_5f_code_5f_bash_5f_49">
        <table:table-column table:style-name="dvp_5f_code_5f_bash_5f_49.A" table:number-columns-repeated="6"/>
        <table:table-row table:style-name="dvp_5f_code_5f_bash_5f_49.1">
          <table:table-cell table:style-name="dvp_5f_code_5f_bash_5f_49.A1" office:value-type="string">
            <text:p text:style-name="Standard"/>
          </table:table-cell>
          <table:table-cell table:style-name="dvp_5f_code_5f_bash_5f_49.A1" office:value-type="string">
            <text:p text:style-name="Standard">bash</text:p>
          </table:table-cell>
          <table:table-cell table:style-name="dvp_5f_code_5f_bash_5f_49.A1" office:value-type="string">
            <text:p text:style-name="Standard"/>
          </table:table-cell>
          <table:table-cell table:style-name="dvp_5f_code_5f_bash_5f_49.A1" office:value-type="string">
            <text:p text:style-name="Standard">1</text:p>
          </table:table-cell>
          <table:table-cell table:style-name="dvp_5f_code_5f_bash_5f_49.A1" office:value-type="string">
            <text:p text:style-name="Standard">1</text:p>
          </table:table-cell>
          <table:table-cell table:style-name="dvp_5f_code_5f_bash_5f_49.A1" office:value-type="string">
            <text:p text:style-name="Standard"/>
          </table:table-cell>
        </table:table-row>
        <table:table-row table:style-name="dvp_5f_code_5f_bash_5f_49.2">
          <table:table-cell table:style-name="dvp_5f_code_5f_bash_5f_49.A1" table:number-columns-spanned="6" office:value-type="string">
            <text:p text:style-name="dvp_5f_code">git checkout -b &lt;nom-branche&gt;</text:p>
          </table:table-cell>
          <table:covered-table-cell/>
          <table:covered-table-cell/>
          <table:covered-table-cell/>
          <table:covered-table-cell/>
          <table:covered-table-cell/>
        </table:table-row>
      </table:table>
      <text:p text:style-name="Standard"/>
      <text:p text:style-name="Standard">Cette commande a pour effet <text:span text:style-name="T15">de créer </text:span>une branche sur la base de celle actuellement active, puis de <text:span text:style-name="T15">faire un</text:span> <text:span text:style-name="Teletype">checkout</text:span> <text:span text:style-name="T15">de </text:span>la branche nouvellement créée (la rendre active).</text:p>
      <text:p text:style-name="Standard">Cette création est évidemment seulement locale.</text:p>
      <text:h text:style-name="Heading_20_2" text:outline-level="2">Comment créer une branche sur une dépôt distant ?</text:h>
      <text:p text:style-name="Standard">Il faut créer la branche en local, puis la pousser sur le dépôt distant :</text:p>
      <table:table table:name="dvp_code_bash_50" table:style-name="dvp_5f_code_5f_bash_5f_50">
        <table:table-column table:style-name="dvp_5f_code_5f_bash_5f_50.A" table:number-columns-repeated="6"/>
        <table:table-row table:style-name="dvp_5f_code_5f_bash_5f_50.1">
          <table:table-cell table:style-name="dvp_5f_code_5f_bash_5f_50.A1" office:value-type="string">
            <text:p text:style-name="Standard"/>
          </table:table-cell>
          <table:table-cell table:style-name="dvp_5f_code_5f_bash_5f_50.A1" office:value-type="string">
            <text:p text:style-name="Standard">bash</text:p>
          </table:table-cell>
          <table:table-cell table:style-name="dvp_5f_code_5f_bash_5f_50.A1" office:value-type="string">
            <text:p text:style-name="Standard"/>
          </table:table-cell>
          <table:table-cell table:style-name="dvp_5f_code_5f_bash_5f_50.A1" office:value-type="string">
            <text:p text:style-name="Standard">1</text:p>
          </table:table-cell>
          <table:table-cell table:style-name="dvp_5f_code_5f_bash_5f_50.A1" office:value-type="string">
            <text:p text:style-name="Standard">1</text:p>
          </table:table-cell>
          <table:table-cell table:style-name="dvp_5f_code_5f_bash_5f_50.A1" office:value-type="string">
            <text:p text:style-name="Standard"/>
          </table:table-cell>
        </table:table-row>
        <table:table-row table:style-name="dvp_5f_code_5f_bash_5f_50.2">
          <table:table-cell table:style-name="dvp_5f_code_5f_bash_5f_50.A1" table:number-columns-spanned="6" office:value-type="string">
            <text:p text:style-name="dvp_5f_code">git checkout -b &lt;nom-branche&gt;<text:line-break/>git push &lt;nom-remote&gt; &lt;nom-branche&gt;</text:p>
          </table:table-cell>
          <table:covered-table-cell/>
          <table:covered-table-cell/>
          <table:covered-table-cell/>
          <table:covered-table-cell/>
          <table:covered-table-cell/>
        </table:table-row>
      </table:table>
      <text:p text:style-name="Standard"><text:soft-page-break/></text:p>
      <text:h text:style-name="Heading_20_2" text:outline-level="2">Comment supprimer une branche ?</text:h>
      <table:table table:name="dvp_code_bash_51" table:style-name="dvp_5f_code_5f_bash_5f_51">
        <table:table-column table:style-name="dvp_5f_code_5f_bash_5f_51.A" table:number-columns-repeated="6"/>
        <table:table-row table:style-name="dvp_5f_code_5f_bash_5f_51.1">
          <table:table-cell table:style-name="dvp_5f_code_5f_bash_5f_51.A1" office:value-type="string">
            <text:p text:style-name="Standard"/>
          </table:table-cell>
          <table:table-cell table:style-name="dvp_5f_code_5f_bash_5f_51.A1" office:value-type="string">
            <text:p text:style-name="Standard">bash</text:p>
          </table:table-cell>
          <table:table-cell table:style-name="dvp_5f_code_5f_bash_5f_51.A1" office:value-type="string">
            <text:p text:style-name="Standard"/>
          </table:table-cell>
          <table:table-cell table:style-name="dvp_5f_code_5f_bash_5f_51.A1" office:value-type="string">
            <text:p text:style-name="Standard">1</text:p>
          </table:table-cell>
          <table:table-cell table:style-name="dvp_5f_code_5f_bash_5f_51.A1" office:value-type="string">
            <text:p text:style-name="Standard">1</text:p>
          </table:table-cell>
          <table:table-cell table:style-name="dvp_5f_code_5f_bash_5f_51.A1" office:value-type="string">
            <text:p text:style-name="Standard"/>
          </table:table-cell>
        </table:table-row>
        <table:table-row table:style-name="dvp_5f_code_5f_bash_5f_51.2">
          <table:table-cell table:style-name="dvp_5f_code_5f_bash_5f_51.A1" table:number-columns-spanned="6" office:value-type="string">
            <text:p text:style-name="dvp_5f_code">git branch -D &lt;nom-branche&gt;</text:p>
          </table:table-cell>
          <table:covered-table-cell/>
          <table:covered-table-cell/>
          <table:covered-table-cell/>
          <table:covered-table-cell/>
          <table:covered-table-cell/>
        </table:table-row>
      </table:table>
      <text:p text:style-name="Standard"/>
      <text:p text:style-name="Standard">L’option <text:span text:style-name="Teletype">-d</text:span> peut être utilisée à la place de l’option <text:span text:style-name="Teletype">-D</text:span> mais seulement si la branche a auparavant été <text:span text:style-name="T2">fusionnée par la commande </text:span><text:span text:style-name="Teletype">merge</text:span> dans la branche parente.</text:p>
      <text:h text:style-name="Heading_20_2" text:outline-level="2">Comment supprimer une branche distante ?</text:h>
      <table:table table:name="dvp_code_bash_52" table:style-name="dvp_5f_code_5f_bash_5f_52">
        <table:table-column table:style-name="dvp_5f_code_5f_bash_5f_52.A" table:number-columns-repeated="6"/>
        <table:table-row table:style-name="dvp_5f_code_5f_bash_5f_52.1">
          <table:table-cell table:style-name="dvp_5f_code_5f_bash_5f_52.A1" office:value-type="string">
            <text:p text:style-name="Standard"/>
          </table:table-cell>
          <table:table-cell table:style-name="dvp_5f_code_5f_bash_5f_52.A1" office:value-type="string">
            <text:p text:style-name="Standard">bash</text:p>
          </table:table-cell>
          <table:table-cell table:style-name="dvp_5f_code_5f_bash_5f_52.A1" office:value-type="string">
            <text:p text:style-name="Standard"/>
          </table:table-cell>
          <table:table-cell table:style-name="dvp_5f_code_5f_bash_5f_52.A1" office:value-type="string">
            <text:p text:style-name="Standard">1</text:p>
          </table:table-cell>
          <table:table-cell table:style-name="dvp_5f_code_5f_bash_5f_52.A1" office:value-type="string">
            <text:p text:style-name="Standard">1</text:p>
          </table:table-cell>
          <table:table-cell table:style-name="dvp_5f_code_5f_bash_5f_52.A1" office:value-type="string">
            <text:p text:style-name="Standard"/>
          </table:table-cell>
        </table:table-row>
        <table:table-row table:style-name="dvp_5f_code_5f_bash_5f_52.2">
          <table:table-cell table:style-name="dvp_5f_code_5f_bash_5f_52.A1" table:number-columns-spanned="6" office:value-type="string">
            <text:p text:style-name="dvp_5f_code">git push &lt;nom-remote&gt; --delete &lt;nom-branche&gt;</text:p>
          </table:table-cell>
          <table:covered-table-cell/>
          <table:covered-table-cell/>
          <table:covered-table-cell/>
          <table:covered-table-cell/>
          <table:covered-table-cell/>
        </table:table-row>
      </table:table>
      <text:p text:style-name="Standard"/>
      <text:p text:style-name="Standard">La branche à supprimer doit avoir été fusionnée dans son parent, sinon la suppression sera refusée.</text:p>
      <text:h text:style-name="Heading_20_2" text:outline-level="2">Comment renommer une branche ?</text:h>
      <table:table table:name="dvp_code_bash_53" table:style-name="dvp_5f_code_5f_bash_5f_53">
        <table:table-column table:style-name="dvp_5f_code_5f_bash_5f_53.A" table:number-columns-repeated="6"/>
        <table:table-row table:style-name="dvp_5f_code_5f_bash_5f_53.1">
          <table:table-cell table:style-name="dvp_5f_code_5f_bash_5f_53.A1" office:value-type="string">
            <text:p text:style-name="Standard"/>
          </table:table-cell>
          <table:table-cell table:style-name="dvp_5f_code_5f_bash_5f_53.A1" office:value-type="string">
            <text:p text:style-name="Standard">bash</text:p>
          </table:table-cell>
          <table:table-cell table:style-name="dvp_5f_code_5f_bash_5f_53.A1" office:value-type="string">
            <text:p text:style-name="Standard"/>
          </table:table-cell>
          <table:table-cell table:style-name="dvp_5f_code_5f_bash_5f_53.A1" office:value-type="string">
            <text:p text:style-name="Standard">1</text:p>
          </table:table-cell>
          <table:table-cell table:style-name="dvp_5f_code_5f_bash_5f_53.A1" office:value-type="string">
            <text:p text:style-name="Standard">1</text:p>
          </table:table-cell>
          <table:table-cell table:style-name="dvp_5f_code_5f_bash_5f_53.A1" office:value-type="string">
            <text:p text:style-name="Standard"/>
          </table:table-cell>
        </table:table-row>
        <table:table-row table:style-name="dvp_5f_code_5f_bash_5f_53.2">
          <table:table-cell table:style-name="dvp_5f_code_5f_bash_5f_53.A1" table:number-columns-spanned="6" office:value-type="string">
            <text:p text:style-name="dvp_5f_code">git branch -m &lt;nouveau-nom&gt;</text:p>
          </table:table-cell>
          <table:covered-table-cell/>
          <table:covered-table-cell/>
          <table:covered-table-cell/>
          <table:covered-table-cell/>
          <table:covered-table-cell/>
        </table:table-row>
      </table:table>
      <text:p text:style-name="Standard"/>
      <text:p text:style-name="Standard"><text:span text:style-name="T15">Cette commande n</text:span>e fonctionnera pas si <text:span text:style-name="Teletype">&lt;nouveau-nom&gt;</text:span> est déjà utilisé pour un nom de branche.</text:p>
      <text:h text:style-name="Heading_20_2" text:outline-level="2">Comment comparer deux branches ?</text:h>
      <text:p text:style-name="Standard">Il y a deux axes de comparaison possibles, on peut vouloir comparer :</text:p>
      <text:list xml:id="list224312022308468" text:style-name="List_20_1">
        <text:list-item>
          <text:p text:style-name="P6">les séries de <text:span text:style-name="Italique">commits</text:span> des branches (les historiques des <text:span text:style-name="Italique">commits</text:span>) ;</text:p>
        </text:list-item>
        <text:list-item>
          <text:p text:style-name="P6"><text:soft-page-break/>l’état des fichiers (les contenus des <text:span text:style-name="Italique">commits</text:span>).</text:p>
        </text:list-item>
      </text:list>
      <text:h text:style-name="Heading_20_2" text:outline-level="2">Comment comparer deux branches pour connaître les historiques des commits ?</text:h>
      <text:p text:style-name="Standard"/>
      <text:p text:style-name="Standard">Pour comparer les historiques de deux branches, on se réf<text:span text:style-name="T15">é</text:span>rera à la commande <text:span text:style-name="Teletype">git log</text:span>, pour comparer l’état des fichiers on se réf<text:span text:style-name="T15">é</text:span>rera à la commande <text:span text:style-name="Teletype">git diff</text:span>.</text:p>
      <text:h text:style-name="Heading_20_2" text:outline-level="2">Comment comparer deux branches pour connaître les contenus des commits ?</text:h>
      <text:p text:style-name="Standard"/>
      <text:p text:style-name="Standard"><text:span text:style-name="T15">Le type de comparaison</text:span> est déterminé par les <text:span text:style-name="Italique">range operator</text:span> <text:span text:style-name="T24">« </text:span>double dot<text:span text:style-name="T24"> »</text:span> (<text:span text:style-name="Teletype">..</text:span>) et <text:span text:style-name="T24">« </text:span>triple dot<text:span text:style-name="T24"> »</text:span> (<text:span text:style-name="Teletype">...</text:span>).</text:p>
      <text:p text:style-name="Standard">L’usage se fait de cette manière : <text:span text:style-name="Teletype">git log A..B</text:span> ou <text:span text:style-name="Teletype">git diff A..B</text:span>.</text:p>
      <text:p text:style-name="Standard">Attention, selon la commande utilisée (<text:span text:style-name="Teletype">log</text:span> ou <text:span text:style-name="Teletype">diff</text:span>), la sémantique des opérateurs est différente.</text:p>
      <text:p text:style-name="Standard">Dans le cas de <text:span text:style-name="Teletype">git log</text:span>.</text:p>
      <text:list xml:id="list224310842980349" text:style-name="List_20_1">
        <text:list-item>
          <text:p text:style-name="P6"><text:span text:style-name="Teletype">..</text:span> permet de conna<text:span text:style-name="T16">î</text:span>tre les éléments présents dans l’un mais pas dans l’autre.</text:p>
        </text:list-item>
        <text:list-item>
          <text:p text:style-name="P6"><text:span text:style-name="Teletype">...</text:span> permet de conna<text:span text:style-name="T16">î</text:span>tre tous les éléments qui ne sont pas partagés.</text:p>
        </text:list-item>
      </text:list>
      <text:p text:style-name="Standard">Dans le cas de <text:span text:style-name="Teletype">git diff</text:span>.</text:p>
      <text:list xml:id="list224312313825544" text:style-name="List_20_1">
        <text:list-item>
          <text:p text:style-name="P6"><text:span text:style-name="Teletype">..</text:span> permet de conna<text:span text:style-name="T16">î</text:span>tre les différences de contenu entre les têtes (dernier <text:span text:style-name="Italique">commit</text:span>, nommé souvent <text:span text:style-name="Italique">tip</text:span> en anglais) des deux branches.</text:p>
        </text:list-item>
        <text:list-item>
          <text:p text:style-name="P6"><text:span text:style-name="Teletype">...</text:span> permet de conna<text:span text:style-name="T16">î</text:span>tre les différences entre la tête de B et la <text:span text:style-name="Italique">merge base</text:span> (le dernier <text:span text:style-name="Italique">commit</text:span> commun dans l’arbre) commune avec A.</text:p>
        </text:list-item>
      </text:list>
      <text:h text:style-name="Heading_20_2" text:outline-level="2">Comment comparer les historiques de deux branches ?</text:h>
      <text:p text:style-name="Standard">Si je souhaite conna<text:span text:style-name="T16">î</text:span>tre la liste des <text:span text:style-name="Italique">commits</text:span> existants dans <text:span text:style-name="Teletype">release/v1.0.0</text:span> et qui n’existent pas dans <text:span text:style-name="Teletype">master</text:span> :</text:p>
      <table:table table:name="dvp_code_bash_54" table:style-name="dvp_5f_code_5f_bash_5f_54">
        <table:table-column table:style-name="dvp_5f_code_5f_bash_5f_54.A" table:number-columns-repeated="6"/>
        <table:table-row table:style-name="dvp_5f_code_5f_bash_5f_54.1">
          <table:table-cell table:style-name="dvp_5f_code_5f_bash_5f_54.A1" office:value-type="string">
            <text:p text:style-name="Standard"/>
          </table:table-cell>
          <table:table-cell table:style-name="dvp_5f_code_5f_bash_5f_54.A1" office:value-type="string">
            <text:p text:style-name="Standard">bash</text:p>
          </table:table-cell>
          <table:table-cell table:style-name="dvp_5f_code_5f_bash_5f_54.A1" office:value-type="string">
            <text:p text:style-name="Standard"/>
          </table:table-cell>
          <table:table-cell table:style-name="dvp_5f_code_5f_bash_5f_54.A1" office:value-type="string">
            <text:p text:style-name="Standard">1</text:p>
          </table:table-cell>
          <table:table-cell table:style-name="dvp_5f_code_5f_bash_5f_54.A1" office:value-type="string">
            <text:p text:style-name="Standard">1</text:p>
          </table:table-cell>
          <table:table-cell table:style-name="dvp_5f_code_5f_bash_5f_54.A1" office:value-type="string">
            <text:p text:style-name="Standard"/>
          </table:table-cell>
        </table:table-row>
        <text:soft-page-break/>
        <table:table-row table:style-name="dvp_5f_code_5f_bash_5f_54.2">
          <table:table-cell table:style-name="dvp_5f_code_5f_bash_5f_54.A1" table:number-columns-spanned="6" office:value-type="string">
            <text:p text:style-name="dvp_5f_code">git log release/v1.0.0..master</text:p>
          </table:table-cell>
          <table:covered-table-cell/>
          <table:covered-table-cell/>
          <table:covered-table-cell/>
          <table:covered-table-cell/>
          <table:covered-table-cell/>
        </table:table-row>
      </table:table>
      <text:p text:style-name="Standard"/>
      <text:p text:style-name="Standard">Pour conna<text:span text:style-name="T16">î</text:span>tre la liste des <text:span text:style-name="Italique">commits</text:span> existants dans <text:span text:style-name="Teletype">master</text:span> et qui n’existent pas dans <text:span text:style-name="Teletype">release/v1.0.0</text:span>, on inverse simplement l’ordre :</text:p>
      <table:table table:name="dvp_code_bash_55" table:style-name="dvp_5f_code_5f_bash_5f_55">
        <table:table-column table:style-name="dvp_5f_code_5f_bash_5f_55.A" table:number-columns-repeated="6"/>
        <table:table-row table:style-name="dvp_5f_code_5f_bash_5f_55.1">
          <table:table-cell table:style-name="dvp_5f_code_5f_bash_5f_55.A1" office:value-type="string">
            <text:p text:style-name="Standard"/>
          </table:table-cell>
          <table:table-cell table:style-name="dvp_5f_code_5f_bash_5f_55.A1" office:value-type="string">
            <text:p text:style-name="Standard">bash</text:p>
          </table:table-cell>
          <table:table-cell table:style-name="dvp_5f_code_5f_bash_5f_55.A1" office:value-type="string">
            <text:p text:style-name="Standard"/>
          </table:table-cell>
          <table:table-cell table:style-name="dvp_5f_code_5f_bash_5f_55.A1" office:value-type="string">
            <text:p text:style-name="Standard">1</text:p>
          </table:table-cell>
          <table:table-cell table:style-name="dvp_5f_code_5f_bash_5f_55.A1" office:value-type="string">
            <text:p text:style-name="Standard">1</text:p>
          </table:table-cell>
          <table:table-cell table:style-name="dvp_5f_code_5f_bash_5f_55.A1" office:value-type="string">
            <text:p text:style-name="Standard"/>
          </table:table-cell>
        </table:table-row>
        <table:table-row table:style-name="dvp_5f_code_5f_bash_5f_55.2">
          <table:table-cell table:style-name="dvp_5f_code_5f_bash_5f_55.A1" table:number-columns-spanned="6" office:value-type="string">
            <text:p text:style-name="dvp_5f_code">git log master..release/v1.0.0</text:p>
          </table:table-cell>
          <table:covered-table-cell/>
          <table:covered-table-cell/>
          <table:covered-table-cell/>
          <table:covered-table-cell/>
          <table:covered-table-cell/>
        </table:table-row>
      </table:table>
      <text:p text:style-name="Standard"/>
      <text:p text:style-name="Standard">Certaines options de la commande <text:span text:style-name="Teletype">log</text:span> sont très pratiques pour affiner l’affichage brut de <text:span text:style-name="Teletype">git log</text:span>, elles peuvent être combinées.</text:p>
      <text:list xml:id="list224311613583602" text:style-name="List_20_1">
        <text:list-item>
          <text:p text:style-name="P6"><text:span text:style-name="Teletype">--oneline</text:span> permet de limiter l’affichage de chaque <text:span text:style-name="Italique">commit</text:span> sur une seule ligne.</text:p>
        </text:list-item>
        <text:list-item>
          <text:p text:style-name="P6"><text:span text:style-name="Teletype">--stat</text:span> affiche la liste des fichiers modifiés et le nombre d’ajouts et suppressions, par ex<text:span text:style-name="T16">emple</text:span> :</text:p>
        </text:list-item>
      </text:list>
      <table:table table:name="dvp_code_bash_56" table:style-name="dvp_5f_code_5f_bash_5f_56">
        <table:table-column table:style-name="dvp_5f_code_5f_bash_5f_56.A" table:number-columns-repeated="6"/>
        <table:table-row table:style-name="dvp_5f_code_5f_bash_5f_56.1">
          <table:table-cell table:style-name="dvp_5f_code_5f_bash_5f_56.A1" office:value-type="string">
            <text:p text:style-name="Standard"/>
          </table:table-cell>
          <table:table-cell table:style-name="dvp_5f_code_5f_bash_5f_56.A1" office:value-type="string">
            <text:p text:style-name="Standard">bash</text:p>
          </table:table-cell>
          <table:table-cell table:style-name="dvp_5f_code_5f_bash_5f_56.A1" office:value-type="string">
            <text:p text:style-name="Standard"/>
          </table:table-cell>
          <table:table-cell table:style-name="dvp_5f_code_5f_bash_5f_56.A1" office:value-type="string">
            <text:p text:style-name="Standard">1</text:p>
          </table:table-cell>
          <table:table-cell table:style-name="dvp_5f_code_5f_bash_5f_56.A1" office:value-type="string">
            <text:p text:style-name="Standard">1</text:p>
          </table:table-cell>
          <table:table-cell table:style-name="dvp_5f_code_5f_bash_5f_56.A1" office:value-type="string">
            <text:p text:style-name="Standard"/>
          </table:table-cell>
        </table:table-row>
        <table:table-row table:style-name="dvp_5f_code_5f_bash_5f_56.2">
          <table:table-cell table:style-name="dvp_5f_code_5f_bash_5f_56.A1" table:number-columns-spanned="6" office:value-type="string">
            <text:p text:style-name="dvp_5f_code">$ git log --oneline --stat release/v1.0.0..master<text:line-break/><text:line-break/>df76163 Logs the correct path to jsonresume.json<text:line-break/> lib/login/login-request.js | 2 +-<text:line-break/> 1 file changed, 1 insertion(+), 1 deletion(-)<text:line-break/>7ee2e20 update node version in engine section to drop unmaintained node version and match travis config<text:line-break/> package.json | 2 +-<text:line-break/> 1 file changed, 1 insertion(+), 1 deletion(-)<text:line-break/>e9a998f update superagent from 2.+ to 3.+<text:line-break/> package.json | 2 +-<text:line-break/> 1 file changed, 1 insertion(+), 1 deletion(-)</text:p>
          </table:table-cell>
          <table:covered-table-cell/>
          <table:covered-table-cell/>
          <table:covered-table-cell/>
          <table:covered-table-cell/>
          <table:covered-table-cell/>
        </table:table-row>
      </table:table>
      <text:p text:style-name="Standard"/>
      <text:p text:style-name="Standard">Dans le cas de l’usage de l’opérateur <text:span text:style-name="Italique">triple dot</text:span> (<text:span text:style-name="Teletype">...</text:span>), l’ajout des options <text:span text:style-name="Teletype">--left-right</text:span>, <text:span text:style-name="Teletype">--decorate</text:span> et <text:span text:style-name="Teletype">--graph</text:span> permet de rendre plus lisible le résultat.</text:p>
      <text:list xml:id="list224311214011859" text:style-name="List_20_1">
        <text:list-item>
          <text:p text:style-name="P6"><text:span text:style-name="Teletype">--left-right</text:span> ajoute à chaque ligne un <text:span text:style-name="Teletype">&lt;</text:span> ou un <text:span text:style-name="Teletype">&gt;</text:span> selon <text:span text:style-name="T17">que</text:span> la ligne fait référence à la première ou à la deuxième branche.</text:p>
        </text:list-item>
        <text:list-item>
          <text:p text:style-name="P6"><text:span text:style-name="Teletype">--decorate</text:span> affiche clairement les <text:span text:style-name="T24">« </text:span>refs<text:span text:style-name="T24"> »</text:span> (tags, branches, <text:span text:style-name="Teletype">HEAD</text:span>) entre parenthèses après le SHA-1 des <text:span text:style-name="Italique">commits</text:span>.</text:p>
        </text:list-item>
        <text:list-item>
          <text:p text:style-name="P6"><text:soft-page-break/><text:span text:style-name="Teletype">--graph</text:span> constitue un graphe en ASCII art.</text:p>
        </text:list-item>
      </text:list>
      <text:p text:style-name="Standard">Par exemple :</text:p>
      <table:table table:name="dvp_code_bash_57" table:style-name="dvp_5f_code_5f_bash_5f_57">
        <table:table-column table:style-name="dvp_5f_code_5f_bash_5f_57.A" table:number-columns-repeated="6"/>
        <table:table-row table:style-name="dvp_5f_code_5f_bash_5f_57.1">
          <table:table-cell table:style-name="dvp_5f_code_5f_bash_5f_57.A1" office:value-type="string">
            <text:p text:style-name="Standard"/>
          </table:table-cell>
          <table:table-cell table:style-name="dvp_5f_code_5f_bash_5f_57.A1" office:value-type="string">
            <text:p text:style-name="Standard">bash</text:p>
          </table:table-cell>
          <table:table-cell table:style-name="dvp_5f_code_5f_bash_5f_57.A1" office:value-type="string">
            <text:p text:style-name="Standard"/>
          </table:table-cell>
          <table:table-cell table:style-name="dvp_5f_code_5f_bash_5f_57.A1" office:value-type="string">
            <text:p text:style-name="Standard">1</text:p>
          </table:table-cell>
          <table:table-cell table:style-name="dvp_5f_code_5f_bash_5f_57.A1" office:value-type="string">
            <text:p text:style-name="Standard">1</text:p>
          </table:table-cell>
          <table:table-cell table:style-name="dvp_5f_code_5f_bash_5f_57.A1" office:value-type="string">
            <text:p text:style-name="Standard"/>
          </table:table-cell>
        </table:table-row>
        <table:table-row table:style-name="dvp_5f_code_5f_bash_5f_57.2">
          <table:table-cell table:style-name="dvp_5f_code_5f_bash_5f_57.A1" table:number-columns-spanned="6" office:value-type="string">
            <text:p text:style-name="dvp_5f_code">$ git log --oneline --decorate --left-right --graph release/v1.0.0...master<text:line-break/><text:line-break/>&gt; 332d9e9 (HEAD -&gt; master, origin/master) Fix for themes and version bump<text:line-break/>&gt; 7d5f8a7 Fixed delete account issues. removed PDF exports for now<text:line-break/>&gt; <text:s text:c="2"/>6d6c792 Merge pull request #290 from MarcLoupias/fix/security<text:line-break/>|\ <text:s/><text:line-break/>| &gt; 7ee2e20 (fork/fix/security, fix/security) update node version in engine section to drop unmaintained node version and match travis config<text:line-break/>| &gt; e9a998f update superagent from 2.+ to 3.+<text:line-break/>| &gt; be7e49d moving to an up-to-date and actively maintained package to open the browser<text:line-break/>&gt; | df76163 Logs the correct path to jsonresume.json<text:line-break/>|/ <text:s/><text:line-break/>&gt; <text:s text:c="2"/>5aaf9b8 (fork/master, fork/HEAD) Merge pull request #275 from brandenbird/pr/change-export-to-puppeteer<text:line-break/>|\ <text:s/><text:line-break/>| &gt; 6e1ec92 Fixed exports for pdfs<text:line-break/>&gt; | f0af5f6 Update node.js version to be tested on Travis CI<text:line-break/>&gt; | 4938d0e Update .nvmrc to use node.js v8.x LTS<text:line-break/>&gt; | <text:s text:c="2"/>eef87b2 Merge pull request #273 from jouk0/patch-1<text:line-break/>|\ \ <text:s/><text:line-break/>| |/ <text:s/><text:line-break/>|/|<text:line-break/>| &gt; fa5130e Updated resume.json path change on the process arg<text:line-break/>|/ <text:s/><text:line-break/>&gt; ed2106d Added https to all external requests<text:line-break/></text:p>
          </table:table-cell>
          <table:covered-table-cell/>
          <table:covered-table-cell/>
          <table:covered-table-cell/>
          <table:covered-table-cell/>
          <table:covered-table-cell/>
        </table:table-row>
      </table:table>
      <text:p text:style-name="Standard"/>
      <text:h text:style-name="Heading_20_2" text:outline-level="2">Comment comparer l’état de tous les fichiers présents dans deux branches ?</text:h>
      <table:table table:name="dvp_code_bash_58" table:style-name="dvp_5f_code_5f_bash_5f_58">
        <table:table-column table:style-name="dvp_5f_code_5f_bash_5f_58.A" table:number-columns-repeated="6"/>
        <table:table-row table:style-name="dvp_5f_code_5f_bash_5f_58.1">
          <table:table-cell table:style-name="dvp_5f_code_5f_bash_5f_58.A1" office:value-type="string">
            <text:p text:style-name="Standard"/>
          </table:table-cell>
          <table:table-cell table:style-name="dvp_5f_code_5f_bash_5f_58.A1" office:value-type="string">
            <text:p text:style-name="Standard">bash</text:p>
          </table:table-cell>
          <table:table-cell table:style-name="dvp_5f_code_5f_bash_5f_58.A1" office:value-type="string">
            <text:p text:style-name="Standard"/>
          </table:table-cell>
          <table:table-cell table:style-name="dvp_5f_code_5f_bash_5f_58.A1" office:value-type="string">
            <text:p text:style-name="Standard">1</text:p>
          </table:table-cell>
          <table:table-cell table:style-name="dvp_5f_code_5f_bash_5f_58.A1" office:value-type="string">
            <text:p text:style-name="Standard">1</text:p>
          </table:table-cell>
          <table:table-cell table:style-name="dvp_5f_code_5f_bash_5f_58.A1" office:value-type="string">
            <text:p text:style-name="Standard"/>
          </table:table-cell>
        </table:table-row>
        <table:table-row table:style-name="dvp_5f_code_5f_bash_5f_58.2">
          <table:table-cell table:style-name="dvp_5f_code_5f_bash_5f_58.A1" table:number-columns-spanned="6" office:value-type="string">
            <text:p text:style-name="dvp_5f_code">git diff release/v1.0.0..master</text:p>
          </table:table-cell>
          <table:covered-table-cell/>
          <table:covered-table-cell/>
          <table:covered-table-cell/>
          <table:covered-table-cell/>
          <table:covered-table-cell/>
        </table:table-row>
      </table:table>
      <text:p text:style-name="Standard"/>
      <text:p text:style-name="Standard">Cet affichage risque d’être assez indigeste si vous avez beaucoup de fichiers et de différences.</text:p>
      <text:p text:style-name="Standard"><text:soft-page-break/>Une première étape pour trier, pourrait être de ne pas afficher les différences en tant que telles, mais de liste<text:span text:style-name="T17">r</text:span> les fichiers et le nombre de différences qu’ils contiennent avec l’option <text:span text:style-name="Teletype">--stat</text:span> :</text:p>
      <table:table table:name="dvp_code_bash_59" table:style-name="dvp_5f_code_5f_bash_5f_59">
        <table:table-column table:style-name="dvp_5f_code_5f_bash_5f_59.A" table:number-columns-repeated="6"/>
        <table:table-row table:style-name="dvp_5f_code_5f_bash_5f_59.1">
          <table:table-cell table:style-name="dvp_5f_code_5f_bash_5f_59.A1" office:value-type="string">
            <text:p text:style-name="Standard"/>
          </table:table-cell>
          <table:table-cell table:style-name="dvp_5f_code_5f_bash_5f_59.A1" office:value-type="string">
            <text:p text:style-name="Standard">bash</text:p>
          </table:table-cell>
          <table:table-cell table:style-name="dvp_5f_code_5f_bash_5f_59.A1" office:value-type="string">
            <text:p text:style-name="Standard"/>
          </table:table-cell>
          <table:table-cell table:style-name="dvp_5f_code_5f_bash_5f_59.A1" office:value-type="string">
            <text:p text:style-name="Standard">1</text:p>
          </table:table-cell>
          <table:table-cell table:style-name="dvp_5f_code_5f_bash_5f_59.A1" office:value-type="string">
            <text:p text:style-name="Standard">1</text:p>
          </table:table-cell>
          <table:table-cell table:style-name="dvp_5f_code_5f_bash_5f_59.A1" office:value-type="string">
            <text:p text:style-name="Standard"/>
          </table:table-cell>
        </table:table-row>
        <table:table-row table:style-name="dvp_5f_code_5f_bash_5f_59.2">
          <table:table-cell table:style-name="dvp_5f_code_5f_bash_5f_59.A1" table:number-columns-spanned="6" office:value-type="string">
            <text:p text:style-name="dvp_5f_code">$ git diff --stat release/v1.0.0..master<text:line-break/><text:line-break/> .env <text:s text:c="29"/>| <text:s text:c="3"/>2 +-<text:line-break/> .nvmrc <text:s text:c="27"/>| <text:s text:c="3"/>2 +-<text:line-break/> .travis.yml <text:s text:c="22"/>| <text:s text:c="2"/>12 +-<text:line-break/> README.md <text:s text:c="24"/>| <text:s text:c="2"/>88 ++---<text:line-break/> index.js <text:s text:c="25"/>| <text:s/>111 ++++--<text:line-break/> lib/builder/index.js <text:s text:c="13"/>| <text:s text:c="2"/>29 +-<text:line-break/> lib/export-resume/index.js <text:s text:c="7"/>| <text:s/>145 ++++----<text:line-break/> lib/export-resume/menu.js <text:s text:c="8"/>| <text:s text:c="2"/>24 --<text:line-break/> lib/init.js <text:s text:c="22"/>| <text:s/>135 ++++---<text:line-break/> lib/login/login-request.js <text:s text:c="7"/>| <text:s text:c="3"/>4 +-<text:line-break/> lib/pre-flow/check-pkg-version.js | <text:s text:c="3"/>2 +-<text:line-break/> lib/pre-flow/get-resume.js <text:s text:c="7"/>| <text:s text:c="3"/>8 +-<text:line-break/> lib/pre.js <text:s text:c="23"/>| <text:s text:c="3"/>2 +-<text:line-break/> lib/publish/menu.js <text:s text:c="14"/>| <text:s text:c="2"/>44 +--<text:line-break/> lib/publish/publish-resume.js <text:s text:c="4"/>| <text:s text:c="3"/>6 +-<text:line-break/> lib/register/register-user.js <text:s text:c="4"/>| <text:s text:c="3"/>4 +-<text:line-break/> lib/register/validate.js <text:s text:c="9"/>| <text:s text:c="3"/>2 +-<text:line-break/> lib/serve.js <text:s text:c="21"/>| <text:s text:c="2"/>33 +-<text:line-break/> lib/settings/change-password.js <text:s text:c="2"/>| <text:s text:c="3"/>2 +-<text:line-break/> lib/settings/change-theme.js <text:s text:c="5"/>| <text:s text:c="3"/>6 +-<text:line-break/> lib/settings/delete-user.js <text:s text:c="6"/>| <text:s text:c="3"/>2 +-<text:line-break/> lib/settings/menu.js <text:s text:c="13"/>| <text:s text:c="2"/>70 ++--<text:line-break/> lib/test.js <text:s text:c="22"/>| <text:s text:c="3"/>6 +-<text:line-break/> lib/version.js <text:s text:c="19"/>| <text:s text:c="3"/>2 +-<text:line-break/> package-lock.json <text:s text:c="16"/>| 1621 ++++++++++++++++++++++++++++++++++++++++++++++++++++++++++++++++++++++++++++++++++++<text:line-break/> package.json <text:s text:c="21"/>| <text:s text:c="2"/>29 +-<text:line-break/> test/index.js <text:s text:c="20"/>| <text:s text:c="3"/>7 +-<text:line-break/> 27 files changed, 2027 insertions(+), 371 deletions(-)</text:p>
          </table:table-cell>
          <table:covered-table-cell/>
          <table:covered-table-cell/>
          <table:covered-table-cell/>
          <table:covered-table-cell/>
          <table:covered-table-cell/>
        </table:table-row>
      </table:table>
      <text:p text:style-name="Standard"/>
      <text:h text:style-name="Heading_20_2" text:outline-level="2">Comment comparer l’état d’un fichier présent dans deux branches ?</text:h>
      <text:p text:style-name="Standard">On ajoute simplement le chemin relatif du fichier à comparer :</text:p>
      <table:table table:name="dvp_code_bash_60" table:style-name="dvp_5f_code_5f_bash_5f_60">
        <table:table-column table:style-name="dvp_5f_code_5f_bash_5f_60.A" table:number-columns-repeated="6"/>
        <table:table-row table:style-name="dvp_5f_code_5f_bash_5f_60.1">
          <table:table-cell table:style-name="dvp_5f_code_5f_bash_5f_60.A1" office:value-type="string">
            <text:p text:style-name="Standard"/>
          </table:table-cell>
          <table:table-cell table:style-name="dvp_5f_code_5f_bash_5f_60.A1" office:value-type="string">
            <text:p text:style-name="Standard">bash</text:p>
          </table:table-cell>
          <table:table-cell table:style-name="dvp_5f_code_5f_bash_5f_60.A1" office:value-type="string">
            <text:p text:style-name="Standard"/>
          </table:table-cell>
          <table:table-cell table:style-name="dvp_5f_code_5f_bash_5f_60.A1" office:value-type="string">
            <text:p text:style-name="Standard">1</text:p>
          </table:table-cell>
          <table:table-cell table:style-name="dvp_5f_code_5f_bash_5f_60.A1" office:value-type="string">
            <text:p text:style-name="Standard">1</text:p>
          </table:table-cell>
          <table:table-cell table:style-name="dvp_5f_code_5f_bash_5f_60.A1" office:value-type="string">
            <text:p text:style-name="Standard"/>
          </table:table-cell>
        </table:table-row>
        <table:table-row table:style-name="dvp_5f_code_5f_bash_5f_60.2">
          <table:table-cell table:style-name="dvp_5f_code_5f_bash_5f_60.A1" table:number-columns-spanned="6" office:value-type="string">
            <text:p text:style-name="dvp_5f_code">git diff release/v1.0.0..master lib/builder/index.js</text:p>
          </table:table-cell>
          <table:covered-table-cell/>
          <table:covered-table-cell/>
          <table:covered-table-cell/>
          <table:covered-table-cell/>
          <table:covered-table-cell/>
        </table:table-row>
      </table:table>
      <text:p text:style-name="Standard"><text:soft-page-break/></text:p>
      <text:h text:style-name="Heading_20_1" text:outline-level="1">Les fusions de branches (merge)</text:h>
      <text:h text:style-name="Heading_20_2" text:outline-level="2">Qu’est-ce qu’une fusion (merge) ?</text:h>
      <text:p text:style-name="Standard">C’est <text:span text:style-name="T17">la réunion de deux branches</text:span>, généralement d’une branche enfant <text:span text:style-name="T18">avec</text:span> une branche parente.</text:p>
      <text:p text:style-name="Standard">Par exemple :</text:p>
      <text:p text:style-name="Standard">Ici nous avons une seule branche <text:span text:style-name="Teletype">master</text:span> avec un seul <text:span text:style-name="Italique">commit</text:span> <text:span text:style-name="Teletype">M1</text:span>.</text:p>
      <table:table table:name="dvp_code_text_61" table:style-name="dvp_5f_code_5f_text_5f_61">
        <table:table-column table:style-name="dvp_5f_code_5f_text_5f_61.A" table:number-columns-repeated="6"/>
        <table:table-row table:style-name="dvp_5f_code_5f_text_5f_61.1">
          <table:table-cell table:style-name="dvp_5f_code_5f_text_5f_61.A1" office:value-type="string">
            <text:p text:style-name="Standard"/>
          </table:table-cell>
          <table:table-cell table:style-name="dvp_5f_code_5f_text_5f_61.A1" office:value-type="string">
            <text:p text:style-name="Standard">text</text:p>
          </table:table-cell>
          <table:table-cell table:style-name="dvp_5f_code_5f_text_5f_61.A1" office:value-type="string">
            <text:p text:style-name="Standard"/>
          </table:table-cell>
          <table:table-cell table:style-name="dvp_5f_code_5f_text_5f_61.A1" office:value-type="string">
            <text:p text:style-name="Standard">0</text:p>
          </table:table-cell>
          <table:table-cell table:style-name="dvp_5f_code_5f_text_5f_61.A1" office:value-type="string">
            <text:p text:style-name="Standard">1</text:p>
          </table:table-cell>
          <table:table-cell table:style-name="dvp_5f_code_5f_text_5f_61.A1" office:value-type="string">
            <text:p text:style-name="Standard"/>
          </table:table-cell>
        </table:table-row>
        <table:table-row table:style-name="dvp_5f_code_5f_text_5f_61.2">
          <table:table-cell table:style-name="dvp_5f_code_5f_text_5f_61.A1" table:number-columns-spanned="6" office:value-type="string">
            <text:p text:style-name="dvp_5f_code">---M1 master</text:p>
          </table:table-cell>
          <table:covered-table-cell/>
          <table:covered-table-cell/>
          <table:covered-table-cell/>
          <table:covered-table-cell/>
          <table:covered-table-cell/>
        </table:table-row>
      </table:table>
      <text:p text:style-name="Standard"/>
      <text:p text:style-name="Standard">Nous créons une branche <text:span text:style-name="Teletype">toto</text:span>, à la création, ces deux branches pointent sur le <text:span text:style-name="Italique">commit</text:span> <text:span text:style-name="Teletype">M1</text:span> :</text:p>
      <table:table table:name="dvp_code_text_62" table:style-name="dvp_5f_code_5f_text_5f_62">
        <table:table-column table:style-name="dvp_5f_code_5f_text_5f_62.A" table:number-columns-repeated="6"/>
        <table:table-row table:style-name="dvp_5f_code_5f_text_5f_62.1">
          <table:table-cell table:style-name="dvp_5f_code_5f_text_5f_62.A1" office:value-type="string">
            <text:p text:style-name="Standard"/>
          </table:table-cell>
          <table:table-cell table:style-name="dvp_5f_code_5f_text_5f_62.A1" office:value-type="string">
            <text:p text:style-name="Standard">text</text:p>
          </table:table-cell>
          <table:table-cell table:style-name="dvp_5f_code_5f_text_5f_62.A1" office:value-type="string">
            <text:p text:style-name="Standard"/>
          </table:table-cell>
          <table:table-cell table:style-name="dvp_5f_code_5f_text_5f_62.A1" office:value-type="string">
            <text:p text:style-name="Standard">0</text:p>
          </table:table-cell>
          <table:table-cell table:style-name="dvp_5f_code_5f_text_5f_62.A1" office:value-type="string">
            <text:p text:style-name="Standard">1</text:p>
          </table:table-cell>
          <table:table-cell table:style-name="dvp_5f_code_5f_text_5f_62.A1" office:value-type="string">
            <text:p text:style-name="Standard"/>
          </table:table-cell>
        </table:table-row>
        <table:table-row table:style-name="dvp_5f_code_5f_text_5f_62.2">
          <table:table-cell table:style-name="dvp_5f_code_5f_text_5f_62.A1" table:number-columns-spanned="6" office:value-type="string">
            <text:p text:style-name="dvp_5f_code">---M1 master, toto</text:p>
          </table:table-cell>
          <table:covered-table-cell/>
          <table:covered-table-cell/>
          <table:covered-table-cell/>
          <table:covered-table-cell/>
          <table:covered-table-cell/>
        </table:table-row>
      </table:table>
      <text:p text:style-name="Standard"/>
      <text:p text:style-name="Standard">Nous ajoutons un <text:span text:style-name="Italique">commit</text:span> à la branche <text:span text:style-name="Teletype">toto</text:span> :</text:p>
      <table:table table:name="dvp_code_text_63" table:style-name="dvp_5f_code_5f_text_5f_63">
        <table:table-column table:style-name="dvp_5f_code_5f_text_5f_63.A" table:number-columns-repeated="6"/>
        <table:table-row table:style-name="dvp_5f_code_5f_text_5f_63.1">
          <table:table-cell table:style-name="dvp_5f_code_5f_text_5f_63.A1" office:value-type="string">
            <text:p text:style-name="Standard"/>
          </table:table-cell>
          <table:table-cell table:style-name="dvp_5f_code_5f_text_5f_63.A1" office:value-type="string">
            <text:p text:style-name="Standard">text</text:p>
          </table:table-cell>
          <table:table-cell table:style-name="dvp_5f_code_5f_text_5f_63.A1" office:value-type="string">
            <text:p text:style-name="Standard"/>
          </table:table-cell>
          <table:table-cell table:style-name="dvp_5f_code_5f_text_5f_63.A1" office:value-type="string">
            <text:p text:style-name="Standard">0</text:p>
          </table:table-cell>
          <table:table-cell table:style-name="dvp_5f_code_5f_text_5f_63.A1" office:value-type="string">
            <text:p text:style-name="Standard">1</text:p>
          </table:table-cell>
          <table:table-cell table:style-name="dvp_5f_code_5f_text_5f_63.A1" office:value-type="string">
            <text:p text:style-name="Standard"/>
          </table:table-cell>
        </table:table-row>
        <table:table-row table:style-name="dvp_5f_code_5f_text_5f_63.2">
          <table:table-cell table:style-name="dvp_5f_code_5f_text_5f_63.A1" table:number-columns-spanned="6" office:value-type="string">
            <text:p text:style-name="dvp_5f_code">---M1 master<text:line-break/> <text:s text:c="2"/>\<text:line-break/> <text:s text:c="2"/>B1 toto</text:p>
          </table:table-cell>
          <table:covered-table-cell/>
          <table:covered-table-cell/>
          <table:covered-table-cell/>
          <table:covered-table-cell/>
          <table:covered-table-cell/>
        </table:table-row>
      </table:table>
      <text:p text:style-name="Standard"/>
      <text:p text:style-name="Standard">La branche <text:span text:style-name="Teletype">master</text:span> est toujours constituée seulement du <text:span text:style-name="Italique">commit</text:span> <text:span text:style-name="Teletype">M1</text:span>, la branche <text:span text:style-name="Teletype">toto</text:span> elle, est constituée du <text:span text:style-name="Italique">commit</text:span> <text:span text:style-name="Teletype">M1</text:span> suivi du <text:span text:style-name="Italique">commit</text:span> <text:span text:style-name="Teletype">B1</text:span> qui a pour parent le <text:span text:style-name="Italique">commit</text:span> <text:span text:style-name="Teletype">M1</text:span>.</text:p>
      <text:p text:style-name="Standard">Nous ajoutons de nouveaux <text:span text:style-name="Italique">commits</text:span> sur la branche <text:span text:style-name="Teletype">toto</text:span> :</text:p>
      <table:table table:name="dvp_code_text_64" table:style-name="dvp_5f_code_5f_text_5f_64">
        <table:table-column table:style-name="dvp_5f_code_5f_text_5f_64.A" table:number-columns-repeated="6"/>
        <text:soft-page-break/>
        <table:table-row table:style-name="dvp_5f_code_5f_text_5f_64.1">
          <table:table-cell table:style-name="dvp_5f_code_5f_text_5f_64.A1" office:value-type="string">
            <text:p text:style-name="Standard"/>
          </table:table-cell>
          <table:table-cell table:style-name="dvp_5f_code_5f_text_5f_64.A1" office:value-type="string">
            <text:p text:style-name="Standard">text</text:p>
          </table:table-cell>
          <table:table-cell table:style-name="dvp_5f_code_5f_text_5f_64.A1" office:value-type="string">
            <text:p text:style-name="Standard"/>
          </table:table-cell>
          <table:table-cell table:style-name="dvp_5f_code_5f_text_5f_64.A1" office:value-type="string">
            <text:p text:style-name="Standard">0</text:p>
          </table:table-cell>
          <table:table-cell table:style-name="dvp_5f_code_5f_text_5f_64.A1" office:value-type="string">
            <text:p text:style-name="Standard">1</text:p>
          </table:table-cell>
          <table:table-cell table:style-name="dvp_5f_code_5f_text_5f_64.A1" office:value-type="string">
            <text:p text:style-name="Standard"/>
          </table:table-cell>
        </table:table-row>
        <table:table-row table:style-name="dvp_5f_code_5f_text_5f_64.2">
          <table:table-cell table:style-name="dvp_5f_code_5f_text_5f_64.A1" table:number-columns-spanned="6" office:value-type="string">
            <text:p text:style-name="dvp_5f_code">---M1 master<text:line-break/> <text:s text:c="2"/>\<text:line-break/> <text:s text:c="2"/>B1---B2---B3 toto</text:p>
          </table:table-cell>
          <table:covered-table-cell/>
          <table:covered-table-cell/>
          <table:covered-table-cell/>
          <table:covered-table-cell/>
          <table:covered-table-cell/>
        </table:table-row>
      </table:table>
      <text:p text:style-name="Standard"/>
      <text:p text:style-name="Standard">La branche <text:span text:style-name="Teletype">master</text:span> est toujours constituée seulement du <text:span text:style-name="Italique">commit</text:span> <text:span text:style-name="Teletype">M1</text:span>, la branche <text:span text:style-name="Teletype">toto</text:span> elle, est constituée des <text:span text:style-name="Italique">commits</text:span> <text:span text:style-name="Teletype">M1</text:span>, <text:span text:style-name="Teletype">B1</text:span>, <text:span text:style-name="Teletype">B2</text:span> et <text:span text:style-name="Teletype">B3</text:span>.</text:p>
      <text:p text:style-name="Standard">L’action de fusionner les <text:span text:style-name="Italique">commits</text:span> de <text:span text:style-name="Teletype">toto</text:span> dans <text:span text:style-name="Teletype">master</text:span> est l’action pour obtenir par défaut (<text:span text:style-name="Italique">merge fast-forward</text:span>) cet historique :</text:p>
      <table:table table:name="dvp_code_text_65" table:style-name="dvp_5f_code_5f_text_5f_65">
        <table:table-column table:style-name="dvp_5f_code_5f_text_5f_65.A" table:number-columns-repeated="6"/>
        <table:table-row table:style-name="dvp_5f_code_5f_text_5f_65.1">
          <table:table-cell table:style-name="dvp_5f_code_5f_text_5f_65.A1" office:value-type="string">
            <text:p text:style-name="Standard"/>
          </table:table-cell>
          <table:table-cell table:style-name="dvp_5f_code_5f_text_5f_65.A1" office:value-type="string">
            <text:p text:style-name="Standard">text</text:p>
          </table:table-cell>
          <table:table-cell table:style-name="dvp_5f_code_5f_text_5f_65.A1" office:value-type="string">
            <text:p text:style-name="Standard"/>
          </table:table-cell>
          <table:table-cell table:style-name="dvp_5f_code_5f_text_5f_65.A1" office:value-type="string">
            <text:p text:style-name="Standard">0</text:p>
          </table:table-cell>
          <table:table-cell table:style-name="dvp_5f_code_5f_text_5f_65.A1" office:value-type="string">
            <text:p text:style-name="Standard">1</text:p>
          </table:table-cell>
          <table:table-cell table:style-name="dvp_5f_code_5f_text_5f_65.A1" office:value-type="string">
            <text:p text:style-name="Standard"/>
          </table:table-cell>
        </table:table-row>
        <table:table-row table:style-name="dvp_5f_code_5f_text_5f_65.2">
          <table:table-cell table:style-name="dvp_5f_code_5f_text_5f_65.A1" table:number-columns-spanned="6" office:value-type="string">
            <text:p text:style-name="dvp_5f_code">M1---B1---B2---B3 master, toto</text:p>
          </table:table-cell>
          <table:covered-table-cell/>
          <table:covered-table-cell/>
          <table:covered-table-cell/>
          <table:covered-table-cell/>
          <table:covered-table-cell/>
        </table:table-row>
      </table:table>
      <text:p text:style-name="Standard"/>
      <text:p text:style-name="Standard">La branche <text:span text:style-name="Teletype">toto</text:span> qui n’a plus de raisons d’être peut être alors supprimée :</text:p>
      <table:table table:name="dvp_code_text_66" table:style-name="dvp_5f_code_5f_text_5f_66">
        <table:table-column table:style-name="dvp_5f_code_5f_text_5f_66.A" table:number-columns-repeated="6"/>
        <table:table-row table:style-name="dvp_5f_code_5f_text_5f_66.1">
          <table:table-cell table:style-name="dvp_5f_code_5f_text_5f_66.A1" office:value-type="string">
            <text:p text:style-name="Standard"/>
          </table:table-cell>
          <table:table-cell table:style-name="dvp_5f_code_5f_text_5f_66.A1" office:value-type="string">
            <text:p text:style-name="Standard">text</text:p>
          </table:table-cell>
          <table:table-cell table:style-name="dvp_5f_code_5f_text_5f_66.A1" office:value-type="string">
            <text:p text:style-name="Standard"/>
          </table:table-cell>
          <table:table-cell table:style-name="dvp_5f_code_5f_text_5f_66.A1" office:value-type="string">
            <text:p text:style-name="Standard">0</text:p>
          </table:table-cell>
          <table:table-cell table:style-name="dvp_5f_code_5f_text_5f_66.A1" office:value-type="string">
            <text:p text:style-name="Standard">1</text:p>
          </table:table-cell>
          <table:table-cell table:style-name="dvp_5f_code_5f_text_5f_66.A1" office:value-type="string">
            <text:p text:style-name="Standard"/>
          </table:table-cell>
        </table:table-row>
        <table:table-row table:style-name="dvp_5f_code_5f_text_5f_66.2">
          <table:table-cell table:style-name="dvp_5f_code_5f_text_5f_66.A1" table:number-columns-spanned="6" office:value-type="string">
            <text:p text:style-name="dvp_5f_code">M1---B1---B2---B3 master</text:p>
          </table:table-cell>
          <table:covered-table-cell/>
          <table:covered-table-cell/>
          <table:covered-table-cell/>
          <table:covered-table-cell/>
          <table:covered-table-cell/>
        </table:table-row>
      </table:table>
      <text:p text:style-name="Standard"/>
      <text:h text:style-name="Heading_20_2" text:outline-level="2">Comment fusionner une branche toto dans une branche master ?</text:h>
      <text:p text:style-name="Standard">Il faut se positionner sur la branche de destination au préalable (<text:span text:style-name="Italique">checkout</text:span>) :</text:p>
      <table:table table:name="dvp_code_text_67" table:style-name="dvp_5f_code_5f_text_5f_67">
        <table:table-column table:style-name="dvp_5f_code_5f_text_5f_67.A" table:number-columns-repeated="6"/>
        <table:table-row table:style-name="dvp_5f_code_5f_text_5f_67.1">
          <table:table-cell table:style-name="dvp_5f_code_5f_text_5f_67.A1" office:value-type="string">
            <text:p text:style-name="Standard"/>
          </table:table-cell>
          <table:table-cell table:style-name="dvp_5f_code_5f_text_5f_67.A1" office:value-type="string">
            <text:p text:style-name="Standard">text</text:p>
          </table:table-cell>
          <table:table-cell table:style-name="dvp_5f_code_5f_text_5f_67.A1" office:value-type="string">
            <text:p text:style-name="Standard"/>
          </table:table-cell>
          <table:table-cell table:style-name="dvp_5f_code_5f_text_5f_67.A1" office:value-type="string">
            <text:p text:style-name="Standard">0</text:p>
          </table:table-cell>
          <table:table-cell table:style-name="dvp_5f_code_5f_text_5f_67.A1" office:value-type="string">
            <text:p text:style-name="Standard">1</text:p>
          </table:table-cell>
          <table:table-cell table:style-name="dvp_5f_code_5f_text_5f_67.A1" office:value-type="string">
            <text:p text:style-name="Standard"/>
          </table:table-cell>
        </table:table-row>
        <table:table-row table:style-name="dvp_5f_code_5f_text_5f_67.2">
          <table:table-cell table:style-name="dvp_5f_code_5f_text_5f_67.A1" table:number-columns-spanned="6" office:value-type="string">
            <text:p text:style-name="dvp_5f_code">git checkout master</text:p>
          </table:table-cell>
          <table:covered-table-cell/>
          <table:covered-table-cell/>
          <table:covered-table-cell/>
          <table:covered-table-cell/>
          <table:covered-table-cell/>
        </table:table-row>
      </table:table>
      <text:p text:style-name="Standard"/>
      <text:p text:style-name="Standard">Il est également important de n’avoir aucune modification en cours dans le répertoire de travail (<text:span text:style-name="Italique">working directory</text:span>) sinon Git refusera la fusion.</text:p>
      <text:p text:style-name="Standard">Ceci fait, la fusion des deux branches est possible :</text:p>
      <table:table table:name="dvp_code_text_68" table:style-name="dvp_5f_code_5f_text_5f_68">
        <table:table-column table:style-name="dvp_5f_code_5f_text_5f_68.A" table:number-columns-repeated="6"/>
        <text:soft-page-break/>
        <table:table-row table:style-name="dvp_5f_code_5f_text_5f_68.1">
          <table:table-cell table:style-name="dvp_5f_code_5f_text_5f_68.A1" office:value-type="string">
            <text:p text:style-name="Standard"/>
          </table:table-cell>
          <table:table-cell table:style-name="dvp_5f_code_5f_text_5f_68.A1" office:value-type="string">
            <text:p text:style-name="Standard">text</text:p>
          </table:table-cell>
          <table:table-cell table:style-name="dvp_5f_code_5f_text_5f_68.A1" office:value-type="string">
            <text:p text:style-name="Standard"/>
          </table:table-cell>
          <table:table-cell table:style-name="dvp_5f_code_5f_text_5f_68.A1" office:value-type="string">
            <text:p text:style-name="Standard">0</text:p>
          </table:table-cell>
          <table:table-cell table:style-name="dvp_5f_code_5f_text_5f_68.A1" office:value-type="string">
            <text:p text:style-name="Standard">1</text:p>
          </table:table-cell>
          <table:table-cell table:style-name="dvp_5f_code_5f_text_5f_68.A1" office:value-type="string">
            <text:p text:style-name="Standard"/>
          </table:table-cell>
        </table:table-row>
        <table:table-row table:style-name="dvp_5f_code_5f_text_5f_68.2">
          <table:table-cell table:style-name="dvp_5f_code_5f_text_5f_68.A1" table:number-columns-spanned="6" office:value-type="string">
            <text:p text:style-name="dvp_5f_code">git merge toto</text:p>
          </table:table-cell>
          <table:covered-table-cell/>
          <table:covered-table-cell/>
          <table:covered-table-cell/>
          <table:covered-table-cell/>
          <table:covered-table-cell/>
        </table:table-row>
      </table:table>
      <text:p text:style-name="Standard"/>
      <text:p text:style-name="Standard">C’est tout.</text:p>
      <text:h text:style-name="Heading_20_2" text:outline-level="2">Quelle est la différence entre un merge fast-forward et un merge no-fast-forward ?</text:h>
      <text:p text:style-name="Standard">Un <text:span text:style-name="Italique">merge fast-forward</text:span> peut avoir lieu lorsque la branche parente n’a pas évolué depuis la création de la branche à fusionner.</text:p>
      <text:p text:style-name="Standard">Par exemple dans cette situation :</text:p>
      <table:table table:name="dvp_code_text_69" table:style-name="dvp_5f_code_5f_text_5f_69">
        <table:table-column table:style-name="dvp_5f_code_5f_text_5f_69.A" table:number-columns-repeated="6"/>
        <table:table-row table:style-name="dvp_5f_code_5f_text_5f_69.1">
          <table:table-cell table:style-name="dvp_5f_code_5f_text_5f_69.A1" office:value-type="string">
            <text:p text:style-name="Standard"/>
          </table:table-cell>
          <table:table-cell table:style-name="dvp_5f_code_5f_text_5f_69.A1" office:value-type="string">
            <text:p text:style-name="Standard">text</text:p>
          </table:table-cell>
          <table:table-cell table:style-name="dvp_5f_code_5f_text_5f_69.A1" office:value-type="string">
            <text:p text:style-name="Standard"/>
          </table:table-cell>
          <table:table-cell table:style-name="dvp_5f_code_5f_text_5f_69.A1" office:value-type="string">
            <text:p text:style-name="Standard">0</text:p>
          </table:table-cell>
          <table:table-cell table:style-name="dvp_5f_code_5f_text_5f_69.A1" office:value-type="string">
            <text:p text:style-name="Standard">1</text:p>
          </table:table-cell>
          <table:table-cell table:style-name="dvp_5f_code_5f_text_5f_69.A1" office:value-type="string">
            <text:p text:style-name="Standard"/>
          </table:table-cell>
        </table:table-row>
        <table:table-row table:style-name="dvp_5f_code_5f_text_5f_69.2">
          <table:table-cell table:style-name="dvp_5f_code_5f_text_5f_69.A1" table:number-columns-spanned="6" office:value-type="string">
            <text:p text:style-name="dvp_5f_code">---M1 master<text:line-break/> <text:s text:c="2"/>\<text:line-break/> <text:s text:c="2"/>B1---B2---B3 toto</text:p>
          </table:table-cell>
          <table:covered-table-cell/>
          <table:covered-table-cell/>
          <table:covered-table-cell/>
          <table:covered-table-cell/>
          <table:covered-table-cell/>
        </table:table-row>
      </table:table>
      <text:p text:style-name="Standard"/>
      <text:p text:style-name="Standard">L’exécution de <text:span text:style-name="Teletype">git merge toto</text:span> aboutira à un historique linéaire :</text:p>
      <table:table table:name="dvp_code_text_70" table:style-name="dvp_5f_code_5f_text_5f_70">
        <table:table-column table:style-name="dvp_5f_code_5f_text_5f_70.A" table:number-columns-repeated="6"/>
        <table:table-row table:style-name="dvp_5f_code_5f_text_5f_70.1">
          <table:table-cell table:style-name="dvp_5f_code_5f_text_5f_70.A1" office:value-type="string">
            <text:p text:style-name="Standard"/>
          </table:table-cell>
          <table:table-cell table:style-name="dvp_5f_code_5f_text_5f_70.A1" office:value-type="string">
            <text:p text:style-name="Standard">text</text:p>
          </table:table-cell>
          <table:table-cell table:style-name="dvp_5f_code_5f_text_5f_70.A1" office:value-type="string">
            <text:p text:style-name="Standard"/>
          </table:table-cell>
          <table:table-cell table:style-name="dvp_5f_code_5f_text_5f_70.A1" office:value-type="string">
            <text:p text:style-name="Standard">0</text:p>
          </table:table-cell>
          <table:table-cell table:style-name="dvp_5f_code_5f_text_5f_70.A1" office:value-type="string">
            <text:p text:style-name="Standard">1</text:p>
          </table:table-cell>
          <table:table-cell table:style-name="dvp_5f_code_5f_text_5f_70.A1" office:value-type="string">
            <text:p text:style-name="Standard"/>
          </table:table-cell>
        </table:table-row>
        <table:table-row table:style-name="dvp_5f_code_5f_text_5f_70.2">
          <table:table-cell table:style-name="dvp_5f_code_5f_text_5f_70.A1" table:number-columns-spanned="6" office:value-type="string">
            <text:p text:style-name="dvp_5f_code">M1---B1---B2---B3 master, toto</text:p>
          </table:table-cell>
          <table:covered-table-cell/>
          <table:covered-table-cell/>
          <table:covered-table-cell/>
          <table:covered-table-cell/>
          <table:covered-table-cell/>
        </table:table-row>
      </table:table>
      <text:p text:style-name="Standard"/>
      <text:p text:style-name="Standard">Notez que par défaut, Git essaiera d’effectuer un <text:span text:style-name="Italique">merge fast-forward</text:span> sauf configuration ou option explicite pour forcer un <text:span text:style-name="Italique">merge non fast-forward</text:span>.</text:p>
      <text:p text:style-name="Standard">Un <text:span text:style-name="Italique">merge non fast-forward</text:span> a lieu lorsque la branche parente a évolué après la création de la branche enfant.</text:p>
      <text:p text:style-name="Standard">Par exemple avec la situation précédente :</text:p>
      <table:table table:name="dvp_code_text_71" table:style-name="dvp_5f_code_5f_text_5f_71">
        <table:table-column table:style-name="dvp_5f_code_5f_text_5f_71.A" table:number-columns-repeated="6"/>
        <table:table-row table:style-name="dvp_5f_code_5f_text_5f_71.1">
          <table:table-cell table:style-name="dvp_5f_code_5f_text_5f_71.A1" office:value-type="string">
            <text:p text:style-name="Standard"/>
          </table:table-cell>
          <table:table-cell table:style-name="dvp_5f_code_5f_text_5f_71.A1" office:value-type="string">
            <text:p text:style-name="Standard">text</text:p>
          </table:table-cell>
          <table:table-cell table:style-name="dvp_5f_code_5f_text_5f_71.A1" office:value-type="string">
            <text:p text:style-name="Standard"/>
          </table:table-cell>
          <table:table-cell table:style-name="dvp_5f_code_5f_text_5f_71.A1" office:value-type="string">
            <text:p text:style-name="Standard">0</text:p>
          </table:table-cell>
          <table:table-cell table:style-name="dvp_5f_code_5f_text_5f_71.A1" office:value-type="string">
            <text:p text:style-name="Standard">1</text:p>
          </table:table-cell>
          <table:table-cell table:style-name="dvp_5f_code_5f_text_5f_71.A1" office:value-type="string">
            <text:p text:style-name="Standard"/>
          </table:table-cell>
        </table:table-row>
        <table:table-row table:style-name="dvp_5f_code_5f_text_5f_71.2">
          <table:table-cell table:style-name="dvp_5f_code_5f_text_5f_71.A1" table:number-columns-spanned="6" office:value-type="string">
            <text:p text:style-name="dvp_5f_code">---M1 master<text:line-break/> <text:s text:c="2"/>\<text:line-break/><text:soft-page-break/> <text:s text:c="2"/>B1---B2---B3 toto <text:s/></text:p>
          </table:table-cell>
          <table:covered-table-cell/>
          <table:covered-table-cell/>
          <table:covered-table-cell/>
          <table:covered-table-cell/>
          <table:covered-table-cell/>
        </table:table-row>
      </table:table>
      <text:p text:style-name="Standard"/>
      <text:p text:style-name="Standard">Avant de fusionner <text:span text:style-name="Teletype">toto</text:span> dans <text:span text:style-name="Teletype">master</text:span>, admettons que <text:span text:style-name="Teletype">master</text:span> ait reçu des <text:span text:style-name="Italique">commits</text:span>, la situation devient :</text:p>
      <table:table table:name="dvp_code_text_72" table:style-name="dvp_5f_code_5f_text_5f_72">
        <table:table-column table:style-name="dvp_5f_code_5f_text_5f_72.A" table:number-columns-repeated="6"/>
        <table:table-row table:style-name="dvp_5f_code_5f_text_5f_72.1">
          <table:table-cell table:style-name="dvp_5f_code_5f_text_5f_72.A1" office:value-type="string">
            <text:p text:style-name="Standard"/>
          </table:table-cell>
          <table:table-cell table:style-name="dvp_5f_code_5f_text_5f_72.A1" office:value-type="string">
            <text:p text:style-name="Standard">text</text:p>
          </table:table-cell>
          <table:table-cell table:style-name="dvp_5f_code_5f_text_5f_72.A1" office:value-type="string">
            <text:p text:style-name="Standard"/>
          </table:table-cell>
          <table:table-cell table:style-name="dvp_5f_code_5f_text_5f_72.A1" office:value-type="string">
            <text:p text:style-name="Standard">0</text:p>
          </table:table-cell>
          <table:table-cell table:style-name="dvp_5f_code_5f_text_5f_72.A1" office:value-type="string">
            <text:p text:style-name="Standard">1</text:p>
          </table:table-cell>
          <table:table-cell table:style-name="dvp_5f_code_5f_text_5f_72.A1" office:value-type="string">
            <text:p text:style-name="Standard"/>
          </table:table-cell>
        </table:table-row>
        <table:table-row table:style-name="dvp_5f_code_5f_text_5f_72.2">
          <table:table-cell table:style-name="dvp_5f_code_5f_text_5f_72.A1" table:number-columns-spanned="6" office:value-type="string">
            <text:p text:style-name="dvp_5f_code">---M1---M2---M3 master<text:line-break/> <text:s text:c="2"/>\<text:line-break/> <text:s text:c="2"/>B1---B2---B3 toto <text:s/></text:p>
          </table:table-cell>
          <table:covered-table-cell/>
          <table:covered-table-cell/>
          <table:covered-table-cell/>
          <table:covered-table-cell/>
          <table:covered-table-cell/>
        </table:table-row>
      </table:table>
      <text:p text:style-name="Standard"/>
      <text:p text:style-name="Standard">Dans ce cas, Git rajoute un <text:span text:style-name="Italique">commit</text:span> dit <text:span text:style-name="T24">« </text:span>de merge<text:span text:style-name="T24"> »</text:span> qui aura la particularité d’avoir deux parents, ici <text:span text:style-name="Teletype">M3</text:span> et <text:span text:style-name="Teletype">B3</text:span> :</text:p>
      <table:table table:name="dvp_code_text_73" table:style-name="dvp_5f_code_5f_text_5f_73">
        <table:table-column table:style-name="dvp_5f_code_5f_text_5f_73.A" table:number-columns-repeated="6"/>
        <table:table-row table:style-name="dvp_5f_code_5f_text_5f_73.1">
          <table:table-cell table:style-name="dvp_5f_code_5f_text_5f_73.A1" office:value-type="string">
            <text:p text:style-name="Standard"/>
          </table:table-cell>
          <table:table-cell table:style-name="dvp_5f_code_5f_text_5f_73.A1" office:value-type="string">
            <text:p text:style-name="Standard">text</text:p>
          </table:table-cell>
          <table:table-cell table:style-name="dvp_5f_code_5f_text_5f_73.A1" office:value-type="string">
            <text:p text:style-name="Standard"/>
          </table:table-cell>
          <table:table-cell table:style-name="dvp_5f_code_5f_text_5f_73.A1" office:value-type="string">
            <text:p text:style-name="Standard">0</text:p>
          </table:table-cell>
          <table:table-cell table:style-name="dvp_5f_code_5f_text_5f_73.A1" office:value-type="string">
            <text:p text:style-name="Standard">1</text:p>
          </table:table-cell>
          <table:table-cell table:style-name="dvp_5f_code_5f_text_5f_73.A1" office:value-type="string">
            <text:p text:style-name="Standard"/>
          </table:table-cell>
        </table:table-row>
        <table:table-row table:style-name="dvp_5f_code_5f_text_5f_73.2">
          <table:table-cell table:style-name="dvp_5f_code_5f_text_5f_73.A1" table:number-columns-spanned="6" office:value-type="string">
            <text:p text:style-name="dvp_5f_code">---M1---M2---M3---M4 master, toto<text:line-break/> <text:s text:c="3"/>\ <text:s text:c="11"/>/<text:line-break/> <text:s text:c="3"/>B1---B2---B3</text:p>
          </table:table-cell>
          <table:covered-table-cell/>
          <table:covered-table-cell/>
          <table:covered-table-cell/>
          <table:covered-table-cell/>
          <table:covered-table-cell/>
        </table:table-row>
      </table:table>
      <text:p text:style-name="Standard"/>
      <text:p text:style-name="Standard">Le <text:span text:style-name="Italique">commit</text:span> de <text:span text:style-name="Italique">merge</text:span> est noté <text:span text:style-name="Teletype">M4</text:span>, il contient la somme des modifications de <text:span text:style-name="Teletype">B1</text:span>, <text:span text:style-name="Teletype">B2</text:span> et <text:span text:style-name="Teletype">B3</text:span>.</text:p>
      <text:p text:style-name="Standard">Même lorsque une branche peut être fusionnée en <text:span text:style-name="Italique">merge fast-forward,</text:span> on peut forcer la création du <text:span text:style-name="Italique">commit</text:span> de <text:span text:style-name="Italique">merge</text:span>, par exemple avec cette situation :</text:p>
      <table:table table:name="dvp_code_text_74" table:style-name="dvp_5f_code_5f_text_5f_74">
        <table:table-column table:style-name="dvp_5f_code_5f_text_5f_74.A" table:number-columns-repeated="6"/>
        <table:table-row table:style-name="dvp_5f_code_5f_text_5f_74.1">
          <table:table-cell table:style-name="dvp_5f_code_5f_text_5f_74.A1" office:value-type="string">
            <text:p text:style-name="Standard"/>
          </table:table-cell>
          <table:table-cell table:style-name="dvp_5f_code_5f_text_5f_74.A1" office:value-type="string">
            <text:p text:style-name="Standard">text</text:p>
          </table:table-cell>
          <table:table-cell table:style-name="dvp_5f_code_5f_text_5f_74.A1" office:value-type="string">
            <text:p text:style-name="Standard"/>
          </table:table-cell>
          <table:table-cell table:style-name="dvp_5f_code_5f_text_5f_74.A1" office:value-type="string">
            <text:p text:style-name="Standard">0</text:p>
          </table:table-cell>
          <table:table-cell table:style-name="dvp_5f_code_5f_text_5f_74.A1" office:value-type="string">
            <text:p text:style-name="Standard">1</text:p>
          </table:table-cell>
          <table:table-cell table:style-name="dvp_5f_code_5f_text_5f_74.A1" office:value-type="string">
            <text:p text:style-name="Standard"/>
          </table:table-cell>
        </table:table-row>
        <table:table-row table:style-name="dvp_5f_code_5f_text_5f_74.2">
          <table:table-cell table:style-name="dvp_5f_code_5f_text_5f_74.A1" table:number-columns-spanned="6" office:value-type="string">
            <text:p text:style-name="dvp_5f_code">---M1 master<text:line-break/> <text:s text:c="2"/>\<text:line-break/> <text:s text:c="2"/>B1---B2---B3 toto</text:p>
          </table:table-cell>
          <table:covered-table-cell/>
          <table:covered-table-cell/>
          <table:covered-table-cell/>
          <table:covered-table-cell/>
          <table:covered-table-cell/>
        </table:table-row>
      </table:table>
      <text:p text:style-name="Standard"/>
      <text:p text:style-name="Standard">L’exécution de la commande <text:span text:style-name="Teletype">git merge --no-ff toto</text:span> abouti<text:span text:style-name="T31">t</text:span> à cet historique :</text:p>
      <table:table table:name="dvp_code_text_75" table:style-name="dvp_5f_code_5f_text_5f_75">
        <table:table-column table:style-name="dvp_5f_code_5f_text_5f_75.A" table:number-columns-repeated="6"/>
        <table:table-row table:style-name="dvp_5f_code_5f_text_5f_75.1">
          <table:table-cell table:style-name="dvp_5f_code_5f_text_5f_75.A1" office:value-type="string">
            <text:p text:style-name="Standard"/>
          </table:table-cell>
          <table:table-cell table:style-name="dvp_5f_code_5f_text_5f_75.A1" office:value-type="string">
            <text:p text:style-name="Standard">text</text:p>
          </table:table-cell>
          <table:table-cell table:style-name="dvp_5f_code_5f_text_5f_75.A1" office:value-type="string">
            <text:p text:style-name="Standard"/>
          </table:table-cell>
          <table:table-cell table:style-name="dvp_5f_code_5f_text_5f_75.A1" office:value-type="string">
            <text:p text:style-name="Standard">0</text:p>
          </table:table-cell>
          <table:table-cell table:style-name="dvp_5f_code_5f_text_5f_75.A1" office:value-type="string">
            <text:p text:style-name="Standard">1</text:p>
          </table:table-cell>
          <table:table-cell table:style-name="dvp_5f_code_5f_text_5f_75.A1" office:value-type="string">
            <text:p text:style-name="Standard"/>
          </table:table-cell>
        </table:table-row>
        <table:table-row table:style-name="dvp_5f_code_5f_text_5f_75.2">
          <table:table-cell table:style-name="dvp_5f_code_5f_text_5f_75.A1" table:number-columns-spanned="6" office:value-type="string">
            <text:p text:style-name="dvp_5f_code">---M1-------------M4 master, toto<text:line-break/> <text:s text:c="3"/>\ <text:s text:c="11"/>/<text:line-break/> <text:s text:c="3"/>B1---B2---B3</text:p>
          </table:table-cell>
          <table:covered-table-cell/>
          <table:covered-table-cell/>
          <table:covered-table-cell/>
          <table:covered-table-cell/>
          <table:covered-table-cell/>
        </table:table-row>
      </table:table>
      <text:p text:style-name="Standard"><text:soft-page-break/></text:p>
      <text:p text:style-name="Standard">Certains utilisateurs aiment conserver la visibilité de l’exist<text:span text:style-name="T18">e</text:span>nce des branches, même après leur fusion et leur suppression :</text:p>
      <table:table table:name="dvp_code_text_76" table:style-name="dvp_5f_code_5f_text_5f_76">
        <table:table-column table:style-name="dvp_5f_code_5f_text_5f_76.A" table:number-columns-repeated="6"/>
        <table:table-row table:style-name="dvp_5f_code_5f_text_5f_76.1">
          <table:table-cell table:style-name="dvp_5f_code_5f_text_5f_76.A1" office:value-type="string">
            <text:p text:style-name="Standard"/>
          </table:table-cell>
          <table:table-cell table:style-name="dvp_5f_code_5f_text_5f_76.A1" office:value-type="string">
            <text:p text:style-name="Standard">text</text:p>
          </table:table-cell>
          <table:table-cell table:style-name="dvp_5f_code_5f_text_5f_76.A1" office:value-type="string">
            <text:p text:style-name="Standard"/>
          </table:table-cell>
          <table:table-cell table:style-name="dvp_5f_code_5f_text_5f_76.A1" office:value-type="string">
            <text:p text:style-name="Standard">0</text:p>
          </table:table-cell>
          <table:table-cell table:style-name="dvp_5f_code_5f_text_5f_76.A1" office:value-type="string">
            <text:p text:style-name="Standard">1</text:p>
          </table:table-cell>
          <table:table-cell table:style-name="dvp_5f_code_5f_text_5f_76.A1" office:value-type="string">
            <text:p text:style-name="Standard"/>
          </table:table-cell>
        </table:table-row>
        <table:table-row table:style-name="dvp_5f_code_5f_text_5f_76.2">
          <table:table-cell table:style-name="dvp_5f_code_5f_text_5f_76.A1" table:number-columns-spanned="6" office:value-type="string">
            <text:p text:style-name="dvp_5f_code">---M1-------------M4 master<text:line-break/> <text:s text:c="3"/>\ <text:s text:c="11"/>/<text:line-break/> <text:s text:c="3"/>B1---B2---B3</text:p>
          </table:table-cell>
          <table:covered-table-cell/>
          <table:covered-table-cell/>
          <table:covered-table-cell/>
          <table:covered-table-cell/>
          <table:covered-table-cell/>
        </table:table-row>
      </table:table>
      <text:p text:style-name="Standard"/>
      <text:h text:style-name="Heading_20_2" text:outline-level="2">Comment annuler une fusion terminée ?</text:h>
      <text:p text:style-name="Standard">La solution la plus simple consiste à supprimer les <text:span text:style-name="Italique">commits</text:span> sur la branche de destination. <text:line-break/>Par exemple dans cette situation :</text:p>
      <table:table table:name="dvp_code_text_77" table:style-name="dvp_5f_code_5f_text_5f_77">
        <table:table-column table:style-name="dvp_5f_code_5f_text_5f_77.A" table:number-columns-repeated="6"/>
        <table:table-row table:style-name="dvp_5f_code_5f_text_5f_77.1">
          <table:table-cell table:style-name="dvp_5f_code_5f_text_5f_77.A1" office:value-type="string">
            <text:p text:style-name="Standard"/>
          </table:table-cell>
          <table:table-cell table:style-name="dvp_5f_code_5f_text_5f_77.A1" office:value-type="string">
            <text:p text:style-name="Standard">text</text:p>
          </table:table-cell>
          <table:table-cell table:style-name="dvp_5f_code_5f_text_5f_77.A1" office:value-type="string">
            <text:p text:style-name="Standard"/>
          </table:table-cell>
          <table:table-cell table:style-name="dvp_5f_code_5f_text_5f_77.A1" office:value-type="string">
            <text:p text:style-name="Standard">0</text:p>
          </table:table-cell>
          <table:table-cell table:style-name="dvp_5f_code_5f_text_5f_77.A1" office:value-type="string">
            <text:p text:style-name="Standard">1</text:p>
          </table:table-cell>
          <table:table-cell table:style-name="dvp_5f_code_5f_text_5f_77.A1" office:value-type="string">
            <text:p text:style-name="Standard"/>
          </table:table-cell>
        </table:table-row>
        <table:table-row table:style-name="dvp_5f_code_5f_text_5f_77.2">
          <table:table-cell table:style-name="dvp_5f_code_5f_text_5f_77.A1" table:number-columns-spanned="6" office:value-type="string">
            <text:p text:style-name="dvp_5f_code">---M1-------------M4 master, toto<text:line-break/> <text:s text:c="3"/>\ <text:s text:c="11"/>/<text:line-break/> <text:s text:c="3"/>B1---B2---B3</text:p>
          </table:table-cell>
          <table:covered-table-cell/>
          <table:covered-table-cell/>
          <table:covered-table-cell/>
          <table:covered-table-cell/>
          <table:covered-table-cell/>
        </table:table-row>
      </table:table>
      <text:p text:style-name="Standard"/>
      <text:p text:style-name="Standard">En se positionnant (<text:span text:style-name="Italique">checkout</text:span>) sur la branche <text:span text:style-name="Teletype">master</text:span>, on peut soit supprimer le dernier <text:span text:style-name="Italique">commit</text:span> :</text:p>
      <table:table table:name="dvp_code_text_78" table:style-name="dvp_5f_code_5f_text_5f_78">
        <table:table-column table:style-name="dvp_5f_code_5f_text_5f_78.A" table:number-columns-repeated="6"/>
        <table:table-row table:style-name="dvp_5f_code_5f_text_5f_78.1">
          <table:table-cell table:style-name="dvp_5f_code_5f_text_5f_78.A1" office:value-type="string">
            <text:p text:style-name="Standard"/>
          </table:table-cell>
          <table:table-cell table:style-name="dvp_5f_code_5f_text_5f_78.A1" office:value-type="string">
            <text:p text:style-name="Standard">text</text:p>
          </table:table-cell>
          <table:table-cell table:style-name="dvp_5f_code_5f_text_5f_78.A1" office:value-type="string">
            <text:p text:style-name="Standard"/>
          </table:table-cell>
          <table:table-cell table:style-name="dvp_5f_code_5f_text_5f_78.A1" office:value-type="string">
            <text:p text:style-name="Standard">0</text:p>
          </table:table-cell>
          <table:table-cell table:style-name="dvp_5f_code_5f_text_5f_78.A1" office:value-type="string">
            <text:p text:style-name="Standard">1</text:p>
          </table:table-cell>
          <table:table-cell table:style-name="dvp_5f_code_5f_text_5f_78.A1" office:value-type="string">
            <text:p text:style-name="Standard"/>
          </table:table-cell>
        </table:table-row>
        <table:table-row table:style-name="dvp_5f_code_5f_text_5f_78.2">
          <table:table-cell table:style-name="dvp_5f_code_5f_text_5f_78.A1" table:number-columns-spanned="6" office:value-type="string">
            <text:p text:style-name="dvp_5f_code">git reset HEAD^</text:p>
          </table:table-cell>
          <table:covered-table-cell/>
          <table:covered-table-cell/>
          <table:covered-table-cell/>
          <table:covered-table-cell/>
          <table:covered-table-cell/>
        </table:table-row>
      </table:table>
      <text:p text:style-name="Standard"/>
      <text:p text:style-name="Standard"><text:span text:style-name="T18">s</text:span>oit donner à la commande <text:span text:style-name="Teletype">reset</text:span> le SHA-1 du <text:span text:style-name="Italique">commit</text:span> <text:span text:style-name="Teletype">M1</text:span> :</text:p>
      <table:table table:name="dvp_code_text_79" table:style-name="dvp_5f_code_5f_text_5f_79">
        <table:table-column table:style-name="dvp_5f_code_5f_text_5f_79.A" table:number-columns-repeated="6"/>
        <table:table-row table:style-name="dvp_5f_code_5f_text_5f_79.1">
          <table:table-cell table:style-name="dvp_5f_code_5f_text_5f_79.A1" office:value-type="string">
            <text:p text:style-name="Standard"/>
          </table:table-cell>
          <table:table-cell table:style-name="dvp_5f_code_5f_text_5f_79.A1" office:value-type="string">
            <text:p text:style-name="Standard">text</text:p>
          </table:table-cell>
          <table:table-cell table:style-name="dvp_5f_code_5f_text_5f_79.A1" office:value-type="string">
            <text:p text:style-name="Standard"/>
          </table:table-cell>
          <table:table-cell table:style-name="dvp_5f_code_5f_text_5f_79.A1" office:value-type="string">
            <text:p text:style-name="Standard">0</text:p>
          </table:table-cell>
          <table:table-cell table:style-name="dvp_5f_code_5f_text_5f_79.A1" office:value-type="string">
            <text:p text:style-name="Standard">1</text:p>
          </table:table-cell>
          <table:table-cell table:style-name="dvp_5f_code_5f_text_5f_79.A1" office:value-type="string">
            <text:p text:style-name="Standard"/>
          </table:table-cell>
        </table:table-row>
        <table:table-row table:style-name="dvp_5f_code_5f_text_5f_79.2">
          <table:table-cell table:style-name="dvp_5f_code_5f_text_5f_79.A1" table:number-columns-spanned="6" office:value-type="string">
            <text:p text:style-name="dvp_5f_code">git reset --hard 1234abcd</text:p>
          </table:table-cell>
          <table:covered-table-cell/>
          <table:covered-table-cell/>
          <table:covered-table-cell/>
          <table:covered-table-cell/>
          <table:covered-table-cell/>
        </table:table-row>
      </table:table>
      <text:p text:style-name="Standard"/>
      <text:p text:style-name="Standard">On revient alors à la situation précédant la fusion :</text:p>
      <table:table table:name="dvp_code_text_80" table:style-name="dvp_5f_code_5f_text_5f_80">
        <table:table-column table:style-name="dvp_5f_code_5f_text_5f_80.A" table:number-columns-repeated="6"/>
        <text:soft-page-break/>
        <table:table-row table:style-name="dvp_5f_code_5f_text_5f_80.1">
          <table:table-cell table:style-name="dvp_5f_code_5f_text_5f_80.A1" office:value-type="string">
            <text:p text:style-name="Standard"/>
          </table:table-cell>
          <table:table-cell table:style-name="dvp_5f_code_5f_text_5f_80.A1" office:value-type="string">
            <text:p text:style-name="Standard">text</text:p>
          </table:table-cell>
          <table:table-cell table:style-name="dvp_5f_code_5f_text_5f_80.A1" office:value-type="string">
            <text:p text:style-name="Standard"/>
          </table:table-cell>
          <table:table-cell table:style-name="dvp_5f_code_5f_text_5f_80.A1" office:value-type="string">
            <text:p text:style-name="Standard">0</text:p>
          </table:table-cell>
          <table:table-cell table:style-name="dvp_5f_code_5f_text_5f_80.A1" office:value-type="string">
            <text:p text:style-name="Standard">1</text:p>
          </table:table-cell>
          <table:table-cell table:style-name="dvp_5f_code_5f_text_5f_80.A1" office:value-type="string">
            <text:p text:style-name="Standard"/>
          </table:table-cell>
        </table:table-row>
        <table:table-row table:style-name="dvp_5f_code_5f_text_5f_80.2">
          <table:table-cell table:style-name="dvp_5f_code_5f_text_5f_80.A1" table:number-columns-spanned="6" office:value-type="string">
            <text:p text:style-name="dvp_5f_code">---M1 master<text:line-break/> <text:s text:c="2"/>\<text:line-break/> <text:s text:c="2"/>B1---B2---B3 toto</text:p>
          </table:table-cell>
          <table:covered-table-cell/>
          <table:covered-table-cell/>
          <table:covered-table-cell/>
          <table:covered-table-cell/>
          <table:covered-table-cell/>
        </table:table-row>
      </table:table>
      <text:p text:style-name="Standard"/>
      <text:h text:style-name="Heading_20_2" text:outline-level="2">Qu’est-ce qu’un conflit ?</text:h>
      <text:p text:style-name="Standard">Un conflit appara<text:span text:style-name="T18">î</text:span>t lors d’une fusion, lorsque deux fichiers ont évolué sur la même ligne de code, mais différemment.</text:p>
      <text:p text:style-name="Standard">Git ne peut pas savoir où est la vérité, il demande donc à l’utilisateur de trancher en modifiant le fichier source à fusionner. <text:span text:style-name="T18">Git met en évidence </text:span>les deux versions possibles <text:span text:style-name="T18">en les </text:span>encad<text:span text:style-name="T18">rant</text:span> par des marqueurs.</text:p>
      <text:h text:style-name="Heading_20_2" text:outline-level="2">Comment gérer un conflit ?</text:h>
      <text:p text:style-name="Standard">Par exemple, avec un conflit sur le fichier <text:span text:style-name="Teletype">index.html</text:span> lors d’une fusion de <text:span text:style-name="Teletype">toto</text:span> dans <text:span text:style-name="Teletype">master,</text:span> on aurait :</text:p>
      <text:list xml:id="list224310815259806" text:style-name="List_20_1">
        <text:list-item>
          <text:p text:style-name="P6"><text:span text:style-name="Teletype">&lt;&lt;&lt;&lt;&lt;&lt;&lt; HEAD</text:span> qui désigne le début de la version de <text:span text:style-name="Teletype">master</text:span>;</text:p>
        </text:list-item>
        <text:list-item>
          <text:p text:style-name="P6"><text:span text:style-name="Teletype">=======</text:span> qui sépare les deux versions et <text:span text:style-name="T18">commence</text:span> donc la version de <text:span text:style-name="Teletype">toto </text:span>;</text:p>
        </text:list-item>
        <text:list-item>
          <text:p text:style-name="P6"><text:span text:style-name="Teletype">&gt;&gt;&gt;&gt;&gt;&gt;&gt; refs/heads/toto</text:span> qui désigne la fin de la version de <text:span text:style-name="Teletype">toto</text:span>.</text:p>
        </text:list-item>
      </text:list>
      <text:p text:style-name="Standard">Il convient ici de faire le tri et de supprimer ces marqueurs, puis d’ajouter le fichier à l’index via un simple <text:span text:style-name="Teletype">git add index.html</text:span>.</text:p>
      <text:p text:style-name="Standard">Pour terminer la résolution de conflits, vous pouvez utiliser la commande <text:span text:style-name="Teletype">git merge --continue</text:span> si votre version de Git est supérieure ou égale à la 2.12 sinon exécutez simplement un <text:span text:style-name="Teletype">git commit</text:span> sans aucune option.</text:p>
      <text:h text:style-name="Heading_20_2" text:outline-level="2">Comment annuler une fusion en cours ?</text:h>
      <text:p text:style-name="Standard">Pendant la résolution des conflits exécutez simplement un <text:span text:style-name="Teletype">git merge --abort</text:span>.</text:p>
      <text:h text:style-name="Heading_20_1" text:outline-level="1"><text:soft-page-break/>Réécriture de l’historique (rebase)</text:h>
      <text:h text:style-name="Heading_20_2" text:outline-level="2">Qu’est-ce qu’un rebase ?</text:h>
      <text:p text:style-name="Standard">Conceptuellement il s’agit d’une réécriture de l’historique.</text:p>
      <text:p text:style-name="Standard">Techniquement il s’agit de changer le parent du <text:span text:style-name="Italique">commit</text:span> à la base de la branche <text:span text:style-name="T18">dont on veut faire un</text:span> <text:span text:style-name="Italique">rebase,</text:span> ce qui a pour conséquence de recréer tous les <text:span text:style-name="Italique">commits</text:span> descendants (du fait du nouveau <text:span text:style-name="Italique">timestamp</text:span>).</text:p>
      <text:p text:style-name="Standard">De ce fait, il ne faut <text:span text:style-name="Gras">jamais </text:span><text:span text:style-name="Gras"><text:span text:style-name="T26">faire un</text:span></text:span> <text:span text:style-name="Italique">rebase</text:span> <text:span text:style-name="T18">d’</text:span>une branche qui a été publiée quelque part et donc le <text:span text:style-name="Italique">rebase</text:span> ne doit s’appliquer qu’à des branches privées, c’est à dire qui n’existe<text:span text:style-name="T31">nt</text:span> que sur votre machine.</text:p>
      <text:h text:style-name="Heading_20_2" text:outline-level="2">Pourquoi effectuer un rebase ?</text:h>
      <text:p text:style-name="Standard">Principalement pour conserver un historique propre et lisible.</text:p>
      <text:p text:style-name="Standard">La bonne pratique est de systématiquement <text:span text:style-name="T18">faire un </text:span><text:span text:style-name="Italique">rebase</text:span> <text:span text:style-name="T18">d’</text:span>une branche de travail avant de chercher à la fusionner avec une branche de collaboration (nommée généralement <text:span text:style-name="Teletype">master</text:span>).</text:p>
      <text:p text:style-name="Standard">Prenons la situation suivante :</text:p>
      <table:table table:name="dvp_code_text_81" table:style-name="dvp_5f_code_5f_text_5f_81">
        <table:table-column table:style-name="dvp_5f_code_5f_text_5f_81.A" table:number-columns-repeated="6"/>
        <table:table-row table:style-name="dvp_5f_code_5f_text_5f_81.1">
          <table:table-cell table:style-name="dvp_5f_code_5f_text_5f_81.A1" office:value-type="string">
            <text:p text:style-name="Standard"/>
          </table:table-cell>
          <table:table-cell table:style-name="dvp_5f_code_5f_text_5f_81.A1" office:value-type="string">
            <text:p text:style-name="Standard">text</text:p>
          </table:table-cell>
          <table:table-cell table:style-name="dvp_5f_code_5f_text_5f_81.A1" office:value-type="string">
            <text:p text:style-name="Standard"/>
          </table:table-cell>
          <table:table-cell table:style-name="dvp_5f_code_5f_text_5f_81.A1" office:value-type="string">
            <text:p text:style-name="Standard">0</text:p>
          </table:table-cell>
          <table:table-cell table:style-name="dvp_5f_code_5f_text_5f_81.A1" office:value-type="string">
            <text:p text:style-name="Standard">1</text:p>
          </table:table-cell>
          <table:table-cell table:style-name="dvp_5f_code_5f_text_5f_81.A1" office:value-type="string">
            <text:p text:style-name="Standard"/>
          </table:table-cell>
        </table:table-row>
        <table:table-row table:style-name="dvp_5f_code_5f_text_5f_81.2">
          <table:table-cell table:style-name="dvp_5f_code_5f_text_5f_81.A1" table:number-columns-spanned="6" office:value-type="string">
            <text:p text:style-name="dvp_5f_code">---M1 master<text:line-break/> <text:s text:c="2"/>\<text:line-break/> <text:s text:c="2"/>B1---B2---B3 toto</text:p>
          </table:table-cell>
          <table:covered-table-cell/>
          <table:covered-table-cell/>
          <table:covered-table-cell/>
          <table:covered-table-cell/>
          <table:covered-table-cell/>
        </table:table-row>
      </table:table>
      <text:p text:style-name="Standard"/>
      <text:p text:style-name="Standard">Dans ce cas de figure vous avez créé une branche <text:span text:style-name="Teletype">toto</text:span> sur la base d’une branche <text:span text:style-name="Teletype">master</text:span> qui est la branche de collaboration du projet (là où tout le monde déverse ses contributions).</text:p>
      <text:p text:style-name="Standard">Vous avez fini de travailler et vous allez fusionner votre branche avec <text:span text:style-name="Teletype">master</text:span>.</text:p>
      <text:p text:style-name="Standard">Or, d’autres utilisateurs ont fait avanc<text:span text:style-name="T19">er</text:span> <text:span text:style-name="Teletype">master</text:span> et la situation sur le dépôt distant est en réalité :</text:p>
      <table:table table:name="dvp_code_text_82" table:style-name="dvp_5f_code_5f_text_5f_82">
        <table:table-column table:style-name="dvp_5f_code_5f_text_5f_82.A" table:number-columns-repeated="6"/>
        <table:table-row table:style-name="dvp_5f_code_5f_text_5f_82.1">
          <table:table-cell table:style-name="dvp_5f_code_5f_text_5f_82.A1" office:value-type="string">
            <text:p text:style-name="Standard"/>
          </table:table-cell>
          <table:table-cell table:style-name="dvp_5f_code_5f_text_5f_82.A1" office:value-type="string">
            <text:p text:style-name="Standard">text</text:p>
          </table:table-cell>
          <table:table-cell table:style-name="dvp_5f_code_5f_text_5f_82.A1" office:value-type="string">
            <text:p text:style-name="Standard"/>
          </table:table-cell>
          <table:table-cell table:style-name="dvp_5f_code_5f_text_5f_82.A1" office:value-type="string">
            <text:p text:style-name="Standard">0</text:p>
          </table:table-cell>
          <table:table-cell table:style-name="dvp_5f_code_5f_text_5f_82.A1" office:value-type="string">
            <text:p text:style-name="Standard">1</text:p>
          </table:table-cell>
          <table:table-cell table:style-name="dvp_5f_code_5f_text_5f_82.A1" office:value-type="string">
            <text:p text:style-name="Standard"/>
          </table:table-cell>
        </table:table-row>
        <table:table-row table:style-name="dvp_5f_code_5f_text_5f_82.2">
          <table:table-cell table:style-name="dvp_5f_code_5f_text_5f_82.A1" table:number-columns-spanned="6" office:value-type="string">
            <text:p text:style-name="dvp_5f_code">---M1---M2---M3 origin/master <text:s/></text:p>
          </table:table-cell>
          <table:covered-table-cell/>
          <table:covered-table-cell/>
          <table:covered-table-cell/>
          <table:covered-table-cell/>
          <table:covered-table-cell/>
        </table:table-row>
      </table:table>
      <text:p text:style-name="Standard"/>
      <text:p text:style-name="Standard"><text:soft-page-break/>Si vous fusionnez en l’état, vous ne pourrez pas obtenir un <text:span text:style-name="Italique">merge fast-forward</text:span> et vous aurez peut être même des conflits lors de la fusion.</text:p>
      <text:p text:style-name="Standard">Que vous fassiez un <text:span text:style-name="Italique">rebase</text:span> ou non, vous allez d’abord devoir récupérer les modifications du dépôt distant :</text:p>
      <table:table table:name="dvp_code_bash_83" table:style-name="dvp_5f_code_5f_bash_5f_83">
        <table:table-column table:style-name="dvp_5f_code_5f_bash_5f_83.A" table:number-columns-repeated="6"/>
        <table:table-row table:style-name="dvp_5f_code_5f_bash_5f_83.1">
          <table:table-cell table:style-name="dvp_5f_code_5f_bash_5f_83.A1" office:value-type="string">
            <text:p text:style-name="Standard"/>
          </table:table-cell>
          <table:table-cell table:style-name="dvp_5f_code_5f_bash_5f_83.A1" office:value-type="string">
            <text:p text:style-name="Standard">bash</text:p>
          </table:table-cell>
          <table:table-cell table:style-name="dvp_5f_code_5f_bash_5f_83.A1" office:value-type="string">
            <text:p text:style-name="Standard"/>
          </table:table-cell>
          <table:table-cell table:style-name="dvp_5f_code_5f_bash_5f_83.A1" office:value-type="string">
            <text:p text:style-name="Standard">1</text:p>
          </table:table-cell>
          <table:table-cell table:style-name="dvp_5f_code_5f_bash_5f_83.A1" office:value-type="string">
            <text:p text:style-name="Standard">1</text:p>
          </table:table-cell>
          <table:table-cell table:style-name="dvp_5f_code_5f_bash_5f_83.A1" office:value-type="string">
            <text:p text:style-name="Standard"/>
          </table:table-cell>
        </table:table-row>
        <table:table-row table:style-name="dvp_5f_code_5f_bash_5f_83.2">
          <table:table-cell table:style-name="dvp_5f_code_5f_bash_5f_83.A1" table:number-columns-spanned="6" office:value-type="string">
            <text:p text:style-name="dvp_5f_code">git checkout master<text:line-break/>git pull origin master</text:p>
          </table:table-cell>
          <table:covered-table-cell/>
          <table:covered-table-cell/>
          <table:covered-table-cell/>
          <table:covered-table-cell/>
          <table:covered-table-cell/>
        </table:table-row>
      </table:table>
      <text:p text:style-name="Standard"/>
      <text:p text:style-name="Standard">Ceci fait, votre historique local est désormais :</text:p>
      <table:table table:name="dvp_code_text_84" table:style-name="dvp_5f_code_5f_text_5f_84">
        <table:table-column table:style-name="dvp_5f_code_5f_text_5f_84.A" table:number-columns-repeated="6"/>
        <table:table-row table:style-name="dvp_5f_code_5f_text_5f_84.1">
          <table:table-cell table:style-name="dvp_5f_code_5f_text_5f_84.A1" office:value-type="string">
            <text:p text:style-name="Standard"/>
          </table:table-cell>
          <table:table-cell table:style-name="dvp_5f_code_5f_text_5f_84.A1" office:value-type="string">
            <text:p text:style-name="Standard">text</text:p>
          </table:table-cell>
          <table:table-cell table:style-name="dvp_5f_code_5f_text_5f_84.A1" office:value-type="string">
            <text:p text:style-name="Standard"/>
          </table:table-cell>
          <table:table-cell table:style-name="dvp_5f_code_5f_text_5f_84.A1" office:value-type="string">
            <text:p text:style-name="Standard">0</text:p>
          </table:table-cell>
          <table:table-cell table:style-name="dvp_5f_code_5f_text_5f_84.A1" office:value-type="string">
            <text:p text:style-name="Standard">1</text:p>
          </table:table-cell>
          <table:table-cell table:style-name="dvp_5f_code_5f_text_5f_84.A1" office:value-type="string">
            <text:p text:style-name="Standard"/>
          </table:table-cell>
        </table:table-row>
        <table:table-row table:style-name="dvp_5f_code_5f_text_5f_84.2">
          <table:table-cell table:style-name="dvp_5f_code_5f_text_5f_84.A1" table:number-columns-spanned="6" office:value-type="string">
            <text:p text:style-name="dvp_5f_code">---M1---M2---M3 master<text:line-break/> <text:s text:c="2"/>\<text:line-break/> <text:s text:c="2"/>B1---B2---B3 toto</text:p>
          </table:table-cell>
          <table:covered-table-cell/>
          <table:covered-table-cell/>
          <table:covered-table-cell/>
          <table:covered-table-cell/>
          <table:covered-table-cell/>
        </table:table-row>
      </table:table>
      <text:p text:style-name="Standard"/>
      <text:p text:style-name="Standard">Si vous choisissez de <text:span text:style-name="T19">faire un </text:span><text:span text:style-name="Italique">rebase,</text:span> vous allez obtenir ceci :</text:p>
      <table:table table:name="dvp_code_text_85" table:style-name="dvp_5f_code_5f_text_5f_85">
        <table:table-column table:style-name="dvp_5f_code_5f_text_5f_85.A" table:number-columns-repeated="6"/>
        <table:table-row table:style-name="dvp_5f_code_5f_text_5f_85.1">
          <table:table-cell table:style-name="dvp_5f_code_5f_text_5f_85.A1" office:value-type="string">
            <text:p text:style-name="Standard"/>
          </table:table-cell>
          <table:table-cell table:style-name="dvp_5f_code_5f_text_5f_85.A1" office:value-type="string">
            <text:p text:style-name="Standard">text</text:p>
          </table:table-cell>
          <table:table-cell table:style-name="dvp_5f_code_5f_text_5f_85.A1" office:value-type="string">
            <text:p text:style-name="Standard"/>
          </table:table-cell>
          <table:table-cell table:style-name="dvp_5f_code_5f_text_5f_85.A1" office:value-type="string">
            <text:p text:style-name="Standard">0</text:p>
          </table:table-cell>
          <table:table-cell table:style-name="dvp_5f_code_5f_text_5f_85.A1" office:value-type="string">
            <text:p text:style-name="Standard">1</text:p>
          </table:table-cell>
          <table:table-cell table:style-name="dvp_5f_code_5f_text_5f_85.A1" office:value-type="string">
            <text:p text:style-name="Standard"/>
          </table:table-cell>
        </table:table-row>
        <table:table-row table:style-name="dvp_5f_code_5f_text_5f_85.2">
          <table:table-cell table:style-name="dvp_5f_code_5f_text_5f_85.A1" table:number-columns-spanned="6" office:value-type="string">
            <text:p text:style-name="dvp_5f_code">---M1---M2---M3 master<text:line-break/> <text:s text:c="13"/>\<text:line-break/> <text:s text:c="13"/>B1'---B2'---B3' toto</text:p>
          </table:table-cell>
          <table:covered-table-cell/>
          <table:covered-table-cell/>
          <table:covered-table-cell/>
          <table:covered-table-cell/>
          <table:covered-table-cell/>
        </table:table-row>
      </table:table>
      <text:p text:style-name="Standard"/>
      <text:p text:style-name="Standard">Le commit parent de <text:span text:style-name="Teletype">B1</text:span> était <text:span text:style-name="Teletype">M1</text:span> avant le <text:span text:style-name="Italique">rebase</text:span>, il sera <text:span text:style-name="Teletype">M3</text:span> après.</text:p>
      <text:p text:style-name="Standard">De ce fait, Git va rejouer chaque <text:span text:style-name="Italique">commit</text:span> en respectant l’ordre de filiation, d’abord <text:span text:style-name="Teletype">B1</text:span>, puis <text:span text:style-name="Teletype">B2</text:span>, etc.</text:p>
      <text:p text:style-name="Standard">À chaque étape, si Git rencontre un conflit, il vous laissera la main pour le résoudre.</text:p>
      <text:p text:style-name="Standard"><text:span text:style-name="Gras">Important</text:span> : les <text:span text:style-name="Italique">commits</text:span> après <text:span text:style-name="Italique">rebase</text:span> sont identifiés avec un prime (<text:span text:style-name="Teletype">'</text:span>), <text:span text:style-name="Teletype">B1</text:span> devient <text:span text:style-name="Teletype">B1'</text:span>, <text:span text:style-name="Teletype">B2</text:span> devient <text:span text:style-name="Teletype">B2'</text:span> etc.</text:p>
      <text:p text:style-name="Standard">En effet, Git recrée de nouveaux commits même en l’absence d’un conflit, donc avec un <text:span text:style-name="Italique">timestamp</text:span> différent <text:span text:style-name="T5">et un</text:span> SHA-1 identifiant le <text:span text:style-name="Italique">commit</text:span> différent.</text:p>
      <text:h text:style-name="Heading_20_2" text:outline-level="2"><text:soft-page-break/>Comment effectuer un rebase ?</text:h>
      <text:p text:style-name="Standard">Commencez par récupérer l’état de la branche parente sur le dépôt distant :</text:p>
      <table:table table:name="dvp_code_bash_86" table:style-name="dvp_5f_code_5f_bash_5f_86">
        <table:table-column table:style-name="dvp_5f_code_5f_bash_5f_86.A" table:number-columns-repeated="6"/>
        <table:table-row table:style-name="dvp_5f_code_5f_bash_5f_86.1">
          <table:table-cell table:style-name="dvp_5f_code_5f_bash_5f_86.A1" office:value-type="string">
            <text:p text:style-name="Standard"/>
          </table:table-cell>
          <table:table-cell table:style-name="dvp_5f_code_5f_bash_5f_86.A1" office:value-type="string">
            <text:p text:style-name="Standard">bash</text:p>
          </table:table-cell>
          <table:table-cell table:style-name="dvp_5f_code_5f_bash_5f_86.A1" office:value-type="string">
            <text:p text:style-name="Standard"/>
          </table:table-cell>
          <table:table-cell table:style-name="dvp_5f_code_5f_bash_5f_86.A1" office:value-type="string">
            <text:p text:style-name="Standard">1</text:p>
          </table:table-cell>
          <table:table-cell table:style-name="dvp_5f_code_5f_bash_5f_86.A1" office:value-type="string">
            <text:p text:style-name="Standard">1</text:p>
          </table:table-cell>
          <table:table-cell table:style-name="dvp_5f_code_5f_bash_5f_86.A1" office:value-type="string">
            <text:p text:style-name="Standard"/>
          </table:table-cell>
        </table:table-row>
        <table:table-row table:style-name="dvp_5f_code_5f_bash_5f_86.2">
          <table:table-cell table:style-name="dvp_5f_code_5f_bash_5f_86.A1" table:number-columns-spanned="6" office:value-type="string">
            <text:p text:style-name="dvp_5f_code">git checkout master<text:line-break/>git pull origin master</text:p>
          </table:table-cell>
          <table:covered-table-cell/>
          <table:covered-table-cell/>
          <table:covered-table-cell/>
          <table:covered-table-cell/>
          <table:covered-table-cell/>
        </table:table-row>
      </table:table>
      <text:p text:style-name="Standard"/>
      <text:p text:style-name="Standard">Ensuite, placez vous sur la branche <text:span text:style-name="T19">concernée par le</text:span> <text:span text:style-name="Italique">rebase</text:span> et exécutez-le (la commande <text:span text:style-name="Teletype">rebase</text:span> prend en argument la branche servant de base, c’est à dire la branche parente) :</text:p>
      <table:table table:name="dvp_code_bash_87" table:style-name="dvp_5f_code_5f_bash_5f_87">
        <table:table-column table:style-name="dvp_5f_code_5f_bash_5f_87.A" table:number-columns-repeated="6"/>
        <table:table-row table:style-name="dvp_5f_code_5f_bash_5f_87.1">
          <table:table-cell table:style-name="dvp_5f_code_5f_bash_5f_87.A1" office:value-type="string">
            <text:p text:style-name="Standard"/>
          </table:table-cell>
          <table:table-cell table:style-name="dvp_5f_code_5f_bash_5f_87.A1" office:value-type="string">
            <text:p text:style-name="Standard">bash</text:p>
          </table:table-cell>
          <table:table-cell table:style-name="dvp_5f_code_5f_bash_5f_87.A1" office:value-type="string">
            <text:p text:style-name="Standard"/>
          </table:table-cell>
          <table:table-cell table:style-name="dvp_5f_code_5f_bash_5f_87.A1" office:value-type="string">
            <text:p text:style-name="Standard">1</text:p>
          </table:table-cell>
          <table:table-cell table:style-name="dvp_5f_code_5f_bash_5f_87.A1" office:value-type="string">
            <text:p text:style-name="Standard">1</text:p>
          </table:table-cell>
          <table:table-cell table:style-name="dvp_5f_code_5f_bash_5f_87.A1" office:value-type="string">
            <text:p text:style-name="Standard"/>
          </table:table-cell>
        </table:table-row>
        <table:table-row table:style-name="dvp_5f_code_5f_bash_5f_87.2">
          <table:table-cell table:style-name="dvp_5f_code_5f_bash_5f_87.A1" table:number-columns-spanned="6" office:value-type="string">
            <text:p text:style-name="dvp_5f_code">git checkout toto<text:line-break/>git rebase master</text:p>
          </table:table-cell>
          <table:covered-table-cell/>
          <table:covered-table-cell/>
          <table:covered-table-cell/>
          <table:covered-table-cell/>
          <table:covered-table-cell/>
        </table:table-row>
      </table:table>
      <text:p text:style-name="Standard"/>
      <text:h text:style-name="Heading_20_2" text:outline-level="2">Qu’est-ce qu’un rebase int<text:span text:style-name="T19">e</text:span>ractif ?</text:h>
      <text:p text:style-name="Standard">C’est un <text:span text:style-name="Italique">rebase</text:span> étendu qui va vous permettre de définir quelle opération effectuer à chaque <text:span text:style-name="Italique">commit</text:span> de votre branche subissant le <text:span text:style-name="Italique">rebase</text:span>.</text:p>
      <text:p text:style-name="Standard">Les options à chaque étape sont les suivantes :</text:p>
      <text:list xml:id="list224311755332931" text:style-name="List_20_1">
        <text:list-item>
          <text:p text:style-name="P6"><text:span text:style-name="Teletype">pick</text:span> pour utiliser le <text:span text:style-name="Italique">commit</text:span> ;</text:p>
        </text:list-item>
        <text:list-item>
          <text:p text:style-name="P6"><text:span text:style-name="Teletype">reword</text:span> pour utiliser le <text:span text:style-name="Italique">commit</text:span> et changer son message ;</text:p>
        </text:list-item>
        <text:list-item>
          <text:p text:style-name="P6"><text:span text:style-name="Teletype">edit</text:span> pour utiliser le <text:span text:style-name="Italique">commit</text:span> mais pour pouvoir le modifier ;</text:p>
        </text:list-item>
        <text:list-item>
          <text:p text:style-name="P6"><text:span text:style-name="Teletype">squash</text:span> pour fusionner le <text:span text:style-name="Italique">commit</text:span> avec le précédent ;</text:p>
        </text:list-item>
        <text:list-item>
          <text:p text:style-name="P6"><text:span text:style-name="Teletype">fixup</text:span> comme squash mais en supprimant le message de <text:span text:style-name="Italique">commit</text:span> du <text:span text:style-name="Italique">commit</text:span> fusionné ;</text:p>
        </text:list-item>
        <text:list-item>
          <text:p text:style-name="P6"><text:span text:style-name="Teletype">exec</text:span> pour exécuter une commande shell ;</text:p>
        </text:list-item>
        <text:list-item>
          <text:p text:style-name="P6"><text:span text:style-name="Teletype">drop</text:span> pour ignorer le <text:span text:style-name="Italique">commit</text:span> qui n’existera donc plus dans votre historique au terme de l’opération.</text:p>
        </text:list-item>
      </text:list>
      <text:h text:style-name="Heading_20_2" text:outline-level="2"><text:soft-page-break/>Pourquoi effectuer un rebase int<text:span text:style-name="T19">e</text:span>ractif ?</text:h>
      <text:p text:style-name="Standard"><text:span text:style-name="T19">On effectue un rebase interactif p</text:span>our nettoyer son historique avant de le publier.</text:p>
      <text:p text:style-name="Standard">Fusionner les <text:span text:style-name="Italique">commits</text:span> qui n’ont pas lieu d’exister indépendamment, nettoyer les messages de <text:span text:style-name="Italique">commits</text:span>, supprimer des configurations temporaires, modifier leur ordre, etc.</text:p>
      <text:h text:style-name="Heading_20_2" text:outline-level="2">Comment effectuer un rebase int<text:span text:style-name="T6">e</text:span>ractif ?</text:h>
      <text:p text:style-name="Standard">Il suffit d’ajouter le paramètre <text:span text:style-name="Teletype">-i</text:span> à la commande et d’y adjoindre la profondeur (combien de commits depuis la tête de la branche seront concernés).</text:p>
      <text:p text:style-name="Standard">Par exemple :</text:p>
      <table:table table:name="dvp_code_bash_88" table:style-name="dvp_5f_code_5f_bash_5f_88">
        <table:table-column table:style-name="dvp_5f_code_5f_bash_5f_88.A" table:number-columns-repeated="6"/>
        <table:table-row table:style-name="dvp_5f_code_5f_bash_5f_88.1">
          <table:table-cell table:style-name="dvp_5f_code_5f_bash_5f_88.A1" office:value-type="string">
            <text:p text:style-name="Standard"/>
          </table:table-cell>
          <table:table-cell table:style-name="dvp_5f_code_5f_bash_5f_88.A1" office:value-type="string">
            <text:p text:style-name="Standard">bash</text:p>
          </table:table-cell>
          <table:table-cell table:style-name="dvp_5f_code_5f_bash_5f_88.A1" office:value-type="string">
            <text:p text:style-name="Standard"/>
          </table:table-cell>
          <table:table-cell table:style-name="dvp_5f_code_5f_bash_5f_88.A1" office:value-type="string">
            <text:p text:style-name="Standard">1</text:p>
          </table:table-cell>
          <table:table-cell table:style-name="dvp_5f_code_5f_bash_5f_88.A1" office:value-type="string">
            <text:p text:style-name="Standard">1</text:p>
          </table:table-cell>
          <table:table-cell table:style-name="dvp_5f_code_5f_bash_5f_88.A1" office:value-type="string">
            <text:p text:style-name="Standard"/>
          </table:table-cell>
        </table:table-row>
        <table:table-row table:style-name="dvp_5f_code_5f_bash_5f_88.2">
          <table:table-cell table:style-name="dvp_5f_code_5f_bash_5f_88.A1" table:number-columns-spanned="6" office:value-type="string">
            <text:p text:style-name="dvp_5f_code">git rebase -i HEAD~3</text:p>
          </table:table-cell>
          <table:covered-table-cell/>
          <table:covered-table-cell/>
          <table:covered-table-cell/>
          <table:covered-table-cell/>
          <table:covered-table-cell/>
        </table:table-row>
      </table:table>
      <text:p text:style-name="Standard"/>
      <text:p text:style-name="Standard"><text:span text:style-name="T19">a</text:span>ura pour effet de <text:span text:style-name="T19">faire un </text:span><text:span text:style-name="Italique">rebase</text:span> <text:span text:style-name="T19">d</text:span>es trois derniers <text:span text:style-name="Italique">commits</text:span> de votre branche.</text:p>
      <text:p text:style-name="Standard">L’exécution de cette commande entra<text:span text:style-name="T19">î</text:span>ne l’ouverture d’un éditeur de texte depuis votre shell. <text:span text:style-name="T19">S</text:span>ous Windows avec Git BASH c’est <text:a xlink:type="simple" xlink:href="https://www.vim.org/" text:style-name="Internet_20_link" text:visited-style-name="Visited_20_Internet_20_Link">VIM</text:a>, sur macOS c’est <text:a xlink:type="simple" xlink:href="https://www.vim.org/" text:style-name="Internet_20_link" text:visited-style-name="Visited_20_Internet_20_Link">VIM</text:a> également et sur Ubuntu c’est <text:a xlink:type="simple" xlink:href="https://www.nano-editor.org/" text:style-name="Internet_20_link" text:visited-style-name="Visited_20_Internet_20_Link">nano</text:a>.</text:p>
      <text:p text:style-name="Standard">L’éditeur de texte contient un fichier de configuration du <text:span text:style-name="Italique">rebase</text:span> à effectuer, pour dire, à chaque étape, quelle opération vous souhaitez effectuer.</text:p>
      <text:p text:style-name="Standard">Par défaut, on obtient <text:span text:style-name="Teletype">pick</text:span> pour chaque <text:span text:style-name="Italique">commit</text:span>, par exemple :</text:p>
      <table:table table:name="dvp_code_text_89" table:style-name="dvp_5f_code_5f_text_5f_89">
        <table:table-column table:style-name="dvp_5f_code_5f_text_5f_89.A" table:number-columns-repeated="6"/>
        <table:table-row table:style-name="dvp_5f_code_5f_text_5f_89.1">
          <table:table-cell table:style-name="dvp_5f_code_5f_text_5f_89.A1" office:value-type="string">
            <text:p text:style-name="Standard"/>
          </table:table-cell>
          <table:table-cell table:style-name="dvp_5f_code_5f_text_5f_89.A1" office:value-type="string">
            <text:p text:style-name="Standard">text</text:p>
          </table:table-cell>
          <table:table-cell table:style-name="dvp_5f_code_5f_text_5f_89.A1" office:value-type="string">
            <text:p text:style-name="Standard"/>
          </table:table-cell>
          <table:table-cell table:style-name="dvp_5f_code_5f_text_5f_89.A1" office:value-type="string">
            <text:p text:style-name="Standard">0</text:p>
          </table:table-cell>
          <table:table-cell table:style-name="dvp_5f_code_5f_text_5f_89.A1" office:value-type="string">
            <text:p text:style-name="Standard">1</text:p>
          </table:table-cell>
          <table:table-cell table:style-name="dvp_5f_code_5f_text_5f_89.A1" office:value-type="string">
            <text:p text:style-name="Standard"/>
          </table:table-cell>
        </table:table-row>
        <table:table-row table:style-name="dvp_5f_code_5f_text_5f_89.2">
          <table:table-cell table:style-name="dvp_5f_code_5f_text_5f_89.A1" table:number-columns-spanned="6" office:value-type="string">
            <text:p text:style-name="dvp_5f_code">pick d1fdf88 cypress - video recording on<text:line-break/>pick b065479 travis and cypress - some fix in e2e tests + baseUrl conf + http-server devDeps + travis conf<text:line-break/>pick 933cf95 migration from old webapp to jsonresume generated website<text:line-break/><text:line-break/># Rebase 10f5b97..933cf95 onto 10f5b97 (3 command(s))<text:line-break/>#<text:line-break/># Commands:<text:line-break/># p, pick = use commit<text:line-break/># r, reword = use commit, but edit the commit message<text:line-break/># e, edit = use commit, but stop for amending<text:line-break/># s, squash = use commit, but meld into previous commit<text:line-break/># f, fixup = like "squash", but discard this commit's log message<text:line-break/># x, exec = run command (the rest of the line) using shell<text:line-break/><text:soft-page-break/># d, drop = remove commit<text:line-break/>#<text:line-break/># These lines can be re-ordered; they are executed from top to bottom.<text:line-break/>#<text:line-break/># If you remove a line here THAT COMMIT WILL BE LOST.<text:line-break/>#<text:line-break/># However, if you remove everything, the rebase will be aborted.<text:line-break/>#<text:line-break/># Note that empty commits are commented out<text:line-break/></text:p>
          </table:table-cell>
          <table:covered-table-cell/>
          <table:covered-table-cell/>
          <table:covered-table-cell/>
          <table:covered-table-cell/>
          <table:covered-table-cell/>
        </table:table-row>
      </table:table>
      <text:p text:style-name="Standard"/>
      <text:p text:style-name="Standard">Il suffit de changer la commande à effectuer, d’enregistrer ce fichier et de quitter l’éditeur, et Git démarrera l’opération de <text:span text:style-name="Italique">rebase</text:span> int<text:span text:style-name="T19">e</text:span>ractif.</text:p>
      <text:p text:style-name="Standard">Si par exemple je veux changer les messages de <text:span text:style-name="Italique">commit</text:span> des trois commits de ma branche, je vais configurer ainsi :</text:p>
      <table:table table:name="dvp_code_text_90" table:style-name="dvp_5f_code_5f_text_5f_90">
        <table:table-column table:style-name="dvp_5f_code_5f_text_5f_90.A" table:number-columns-repeated="6"/>
        <table:table-row table:style-name="dvp_5f_code_5f_text_5f_90.1">
          <table:table-cell table:style-name="dvp_5f_code_5f_text_5f_90.A1" office:value-type="string">
            <text:p text:style-name="Standard"/>
          </table:table-cell>
          <table:table-cell table:style-name="dvp_5f_code_5f_text_5f_90.A1" office:value-type="string">
            <text:p text:style-name="Standard">text</text:p>
          </table:table-cell>
          <table:table-cell table:style-name="dvp_5f_code_5f_text_5f_90.A1" office:value-type="string">
            <text:p text:style-name="Standard"/>
          </table:table-cell>
          <table:table-cell table:style-name="dvp_5f_code_5f_text_5f_90.A1" office:value-type="string">
            <text:p text:style-name="Standard">0</text:p>
          </table:table-cell>
          <table:table-cell table:style-name="dvp_5f_code_5f_text_5f_90.A1" office:value-type="string">
            <text:p text:style-name="Standard">1</text:p>
          </table:table-cell>
          <table:table-cell table:style-name="dvp_5f_code_5f_text_5f_90.A1" office:value-type="string">
            <text:p text:style-name="Standard"/>
          </table:table-cell>
        </table:table-row>
        <table:table-row table:style-name="dvp_5f_code_5f_text_5f_90.2">
          <table:table-cell table:style-name="dvp_5f_code_5f_text_5f_90.A1" table:number-columns-spanned="6" office:value-type="string">
            <text:p text:style-name="dvp_5f_code">reword d1fdf88 cypress - video recording on<text:line-break/>reword b065479 travis and cypress - some fix in e2e tests + baseUrl conf + http-server devDeps + travis conf<text:line-break/>reword 933cf95 migration from old webapp to jsonresume generated website<text:line-break/><text:line-break/># Rebase 10f5b97..933cf95 onto 10f5b97 (3 command(s))<text:line-break/><text:line-break/>...<text:line-break/></text:p>
          </table:table-cell>
          <table:covered-table-cell/>
          <table:covered-table-cell/>
          <table:covered-table-cell/>
          <table:covered-table-cell/>
          <table:covered-table-cell/>
        </table:table-row>
      </table:table>
      <text:p text:style-name="Standard"/>
      <text:p text:style-name="Standard">Ceci fait, à chaque étape du <text:span text:style-name="Italique">rebase,</text:span> Git me proposera de saisir un nouveau message de <text:span text:style-name="Italique">commit</text:span> via l’éditeur de texte du shell par défaut.</text:p>
      <text:h text:style-name="Heading_20_2" text:outline-level="2">Comment annuler un rebase en cours ?</text:h>
      <text:p text:style-name="Standard">Comme pour annuler une fusion :</text:p>
      <table:table table:name="dvp_code_bash_91" table:style-name="dvp_5f_code_5f_bash_5f_91">
        <table:table-column table:style-name="dvp_5f_code_5f_bash_5f_91.A" table:number-columns-repeated="6"/>
        <table:table-row table:style-name="dvp_5f_code_5f_bash_5f_91.1">
          <table:table-cell table:style-name="dvp_5f_code_5f_bash_5f_91.A1" office:value-type="string">
            <text:p text:style-name="Standard"/>
          </table:table-cell>
          <table:table-cell table:style-name="dvp_5f_code_5f_bash_5f_91.A1" office:value-type="string">
            <text:p text:style-name="Standard">bash</text:p>
          </table:table-cell>
          <table:table-cell table:style-name="dvp_5f_code_5f_bash_5f_91.A1" office:value-type="string">
            <text:p text:style-name="Standard"/>
          </table:table-cell>
          <table:table-cell table:style-name="dvp_5f_code_5f_bash_5f_91.A1" office:value-type="string">
            <text:p text:style-name="Standard">1</text:p>
          </table:table-cell>
          <table:table-cell table:style-name="dvp_5f_code_5f_bash_5f_91.A1" office:value-type="string">
            <text:p text:style-name="Standard">1</text:p>
          </table:table-cell>
          <table:table-cell table:style-name="dvp_5f_code_5f_bash_5f_91.A1" office:value-type="string">
            <text:p text:style-name="Standard"/>
          </table:table-cell>
        </table:table-row>
        <table:table-row table:style-name="dvp_5f_code_5f_bash_5f_91.2">
          <table:table-cell table:style-name="dvp_5f_code_5f_bash_5f_91.A1" table:number-columns-spanned="6" office:value-type="string">
            <text:p text:style-name="dvp_5f_code">git rebase --abort</text:p>
          </table:table-cell>
          <table:covered-table-cell/>
          <table:covered-table-cell/>
          <table:covered-table-cell/>
          <table:covered-table-cell/>
          <table:covered-table-cell/>
        </table:table-row>
      </table:table>
      <text:p text:style-name="Standard"/>
      <text:p text:style-name="Standard"><text:soft-page-break/>Cette commande fonctionne pour le <text:span text:style-name="Italique">rebase</text:span> standard comme pour le <text:span text:style-name="Italique">rebase</text:span> int<text:span text:style-name="T19">e</text:span>ractif.</text:p>
      <text:h text:style-name="Heading_20_2" text:outline-level="2">Comment résoudre un conflit lors d’un rebase ?</text:h>
      <text:p text:style-name="Standard">Comme pour annuler une fusion.</text:p>
      <text:p text:style-name="Standard">Une fois les conflits traités et ajoutés à l’index il vous suffira de dire à Git de poursuivre le <text:span text:style-name="Italique">rebase</text:span> (surtout pas de <text:span text:style-name="Italique">commit</text:span> !)</text:p>
      <table:table table:name="dvp_code_bash_92" table:style-name="dvp_5f_code_5f_bash_5f_92">
        <table:table-column table:style-name="dvp_5f_code_5f_bash_5f_92.A" table:number-columns-repeated="6"/>
        <table:table-row table:style-name="dvp_5f_code_5f_bash_5f_92.1">
          <table:table-cell table:style-name="dvp_5f_code_5f_bash_5f_92.A1" office:value-type="string">
            <text:p text:style-name="Standard"/>
          </table:table-cell>
          <table:table-cell table:style-name="dvp_5f_code_5f_bash_5f_92.A1" office:value-type="string">
            <text:p text:style-name="Standard">bash</text:p>
          </table:table-cell>
          <table:table-cell table:style-name="dvp_5f_code_5f_bash_5f_92.A1" office:value-type="string">
            <text:p text:style-name="Standard"/>
          </table:table-cell>
          <table:table-cell table:style-name="dvp_5f_code_5f_bash_5f_92.A1" office:value-type="string">
            <text:p text:style-name="Standard">1</text:p>
          </table:table-cell>
          <table:table-cell table:style-name="dvp_5f_code_5f_bash_5f_92.A1" office:value-type="string">
            <text:p text:style-name="Standard">1</text:p>
          </table:table-cell>
          <table:table-cell table:style-name="dvp_5f_code_5f_bash_5f_92.A1" office:value-type="string">
            <text:p text:style-name="Standard"/>
          </table:table-cell>
        </table:table-row>
        <table:table-row table:style-name="dvp_5f_code_5f_bash_5f_92.2">
          <table:table-cell table:style-name="dvp_5f_code_5f_bash_5f_92.A1" table:number-columns-spanned="6" office:value-type="string">
            <text:p text:style-name="dvp_5f_code">git rebase --continue</text:p>
          </table:table-cell>
          <table:covered-table-cell/>
          <table:covered-table-cell/>
          <table:covered-table-cell/>
          <table:covered-table-cell/>
          <table:covered-table-cell/>
        </table:table-row>
      </table:table>
      <text:p text:style-name="Standard"/>
      <text:p text:style-name="Standard">Vous pouvez très bien obtenir des conflits à chaque étape, tout dépend des modifications effectu<text:span text:style-name="T19">ées</text:span> par vous et <text:span text:style-name="T19">par </text:span>les autres utilisateurs.</text:p>
      <text:p text:style-name="Standard">Cette commande fonctionne pour le <text:span text:style-name="Italique">rebase</text:span> standard comme pour le <text:span text:style-name="Italique">rebase</text:span> int<text:span text:style-name="T19">e</text:span>ractif.</text:p>
      <text:h text:style-name="Heading_20_1" text:outline-level="1">Les tags</text:h>
      <text:h text:style-name="Heading_20_2" text:outline-level="2">Qu’est-ce qu’un tag ?</text:h>
      <text:p text:style-name="Standard">C’est un <text:span text:style-name="Italique">label</text:span> (une chaîne de caractères) pointant sur un et un seul <text:span text:style-name="Italique">commit</text:span>.</text:p>
      <text:p text:style-name="Standard">Son rôle est d’identifier un <text:span text:style-name="Italique">commit</text:span>, c’est-à-dire une révision du code source, correspondant à une version précise du livrable obtenu depuis ce <text:span text:style-name="Italique">commit</text:span>.</text:p>
      <text:p text:style-name="Standard">Le nommage d’un <text:span text:style-name="Italique">tag</text:span> obéit généralement à une convention, la spécification <text:a xlink:type="simple" xlink:href="https://semver.org/" text:style-name="Internet_20_link" text:visited-style-name="Visited_20_Internet_20_Link">semver</text:a> est de loin la plus utilisée.</text:p>
      <text:p text:style-name="Standard">Un tag peut être annoté pour donner des informations complémentaires en langage naturel.</text:p>
      <text:h text:style-name="Heading_20_2" text:outline-level="2">Comment créer un tag ?</text:h>
      <text:p text:style-name="Standard">En ligne de commande :</text:p>
      <table:table table:name="dvp_code_bash_93" table:style-name="dvp_5f_code_5f_bash_5f_93">
        <table:table-column table:style-name="dvp_5f_code_5f_bash_5f_93.A" table:number-columns-repeated="6"/>
        <table:table-row table:style-name="dvp_5f_code_5f_bash_5f_93.1">
          <table:table-cell table:style-name="dvp_5f_code_5f_bash_5f_93.A1" office:value-type="string">
            <text:p text:style-name="Standard"/>
          </table:table-cell>
          <table:table-cell table:style-name="dvp_5f_code_5f_bash_5f_93.A1" office:value-type="string">
            <text:p text:style-name="Standard">bash</text:p>
          </table:table-cell>
          <table:table-cell table:style-name="dvp_5f_code_5f_bash_5f_93.A1" office:value-type="string">
            <text:p text:style-name="Standard"/>
          </table:table-cell>
          <table:table-cell table:style-name="dvp_5f_code_5f_bash_5f_93.A1" office:value-type="string">
            <text:p text:style-name="Standard">1</text:p>
          </table:table-cell>
          <table:table-cell table:style-name="dvp_5f_code_5f_bash_5f_93.A1" office:value-type="string">
            <text:p text:style-name="Standard">1</text:p>
          </table:table-cell>
          <table:table-cell table:style-name="dvp_5f_code_5f_bash_5f_93.A1" office:value-type="string">
            <text:p text:style-name="Standard"/>
          </table:table-cell>
        </table:table-row>
        <table:table-row table:style-name="dvp_5f_code_5f_bash_5f_93.2">
          <table:table-cell table:style-name="dvp_5f_code_5f_bash_5f_93.A1" table:number-columns-spanned="6" office:value-type="string">
            <text:p text:style-name="dvp_5f_code">git tag -a v1.4.0 -m 'my version 1.4.0'</text:p>
          </table:table-cell>
          <table:covered-table-cell/>
          <table:covered-table-cell/>
          <table:covered-table-cell/>
          <table:covered-table-cell/>
          <table:covered-table-cell/>
        </table:table-row>
      </table:table>
      <text:p text:style-name="Standard"><text:soft-page-break/></text:p>
      <text:p text:style-name="Standard">A pour effet de créer un <text:span text:style-name="Italique">tag</text:span> identifiant le <text:span text:style-name="Italique">commit</text:span> actuellement <text:span text:style-name="Teletype">checkout</text:span>.</text:p>
      <text:p text:style-name="Standard">Ce <text:span text:style-name="Italique">tag</text:span> est créé localement, pour l’ajouter à un dépôt distant, il est nécessaire de le pousser :</text:p>
      <table:table table:name="dvp_code_bash_94" table:style-name="dvp_5f_code_5f_bash_5f_94">
        <table:table-column table:style-name="dvp_5f_code_5f_bash_5f_94.A" table:number-columns-repeated="6"/>
        <table:table-row table:style-name="dvp_5f_code_5f_bash_5f_94.1">
          <table:table-cell table:style-name="dvp_5f_code_5f_bash_5f_94.A1" office:value-type="string">
            <text:p text:style-name="Standard"/>
          </table:table-cell>
          <table:table-cell table:style-name="dvp_5f_code_5f_bash_5f_94.A1" office:value-type="string">
            <text:p text:style-name="Standard">bash</text:p>
          </table:table-cell>
          <table:table-cell table:style-name="dvp_5f_code_5f_bash_5f_94.A1" office:value-type="string">
            <text:p text:style-name="Standard"/>
          </table:table-cell>
          <table:table-cell table:style-name="dvp_5f_code_5f_bash_5f_94.A1" office:value-type="string">
            <text:p text:style-name="Standard">1</text:p>
          </table:table-cell>
          <table:table-cell table:style-name="dvp_5f_code_5f_bash_5f_94.A1" office:value-type="string">
            <text:p text:style-name="Standard">1</text:p>
          </table:table-cell>
          <table:table-cell table:style-name="dvp_5f_code_5f_bash_5f_94.A1" office:value-type="string">
            <text:p text:style-name="Standard"/>
          </table:table-cell>
        </table:table-row>
        <table:table-row table:style-name="dvp_5f_code_5f_bash_5f_94.2">
          <table:table-cell table:style-name="dvp_5f_code_5f_bash_5f_94.A1" table:number-columns-spanned="6" office:value-type="string">
            <text:p text:style-name="dvp_5f_code">git push origin v1.4.0</text:p>
          </table:table-cell>
          <table:covered-table-cell/>
          <table:covered-table-cell/>
          <table:covered-table-cell/>
          <table:covered-table-cell/>
          <table:covered-table-cell/>
        </table:table-row>
      </table:table>
      <text:p text:style-name="Standard"/>
      <text:h text:style-name="Heading_20_2" text:outline-level="2">Comment supprimer un tag ?</text:h>
      <table:table table:name="dvp_code_bash_95" table:style-name="dvp_5f_code_5f_bash_5f_95">
        <table:table-column table:style-name="dvp_5f_code_5f_bash_5f_95.A" table:number-columns-repeated="6"/>
        <table:table-row table:style-name="dvp_5f_code_5f_bash_5f_95.1">
          <table:table-cell table:style-name="dvp_5f_code_5f_bash_5f_95.A1" office:value-type="string">
            <text:p text:style-name="Standard"/>
          </table:table-cell>
          <table:table-cell table:style-name="dvp_5f_code_5f_bash_5f_95.A1" office:value-type="string">
            <text:p text:style-name="Standard">bash</text:p>
          </table:table-cell>
          <table:table-cell table:style-name="dvp_5f_code_5f_bash_5f_95.A1" office:value-type="string">
            <text:p text:style-name="Standard"/>
          </table:table-cell>
          <table:table-cell table:style-name="dvp_5f_code_5f_bash_5f_95.A1" office:value-type="string">
            <text:p text:style-name="Standard">1</text:p>
          </table:table-cell>
          <table:table-cell table:style-name="dvp_5f_code_5f_bash_5f_95.A1" office:value-type="string">
            <text:p text:style-name="Standard">1</text:p>
          </table:table-cell>
          <table:table-cell table:style-name="dvp_5f_code_5f_bash_5f_95.A1" office:value-type="string">
            <text:p text:style-name="Standard"/>
          </table:table-cell>
        </table:table-row>
        <table:table-row table:style-name="dvp_5f_code_5f_bash_5f_95.2">
          <table:table-cell table:style-name="dvp_5f_code_5f_bash_5f_95.A1" table:number-columns-spanned="6" office:value-type="string">
            <text:p text:style-name="dvp_5f_code">git tag -d v1.4.0</text:p>
          </table:table-cell>
          <table:covered-table-cell/>
          <table:covered-table-cell/>
          <table:covered-table-cell/>
          <table:covered-table-cell/>
          <table:covered-table-cell/>
        </table:table-row>
      </table:table>
      <text:p text:style-name="Standard"/>
      <text:p text:style-name="Standard">La suppression est seulement locale.</text:p>
      <text:p text:style-name="Standard">Supprimer un <text:span text:style-name="Italique">tag</text:span> rendu public est une <text:span text:style-name="Gras">très</text:span> mauvaise pratique.<text:line-break/>La bonne pratique est de créer un nouveau <text:span text:style-name="Italique">tag</text:span> !</text:p>
      <text:h text:style-name="Heading_20_2" text:outline-level="2">Comment renommer un tag ?</text:h>
      <text:p text:style-name="Standard">Supprimez le <text:span text:style-name="Italique">tag</text:span> et créez-en un nouveau.</text:p>
      <text:p text:style-name="Standard">Comme pour la suppression de <text:span text:style-name="Italique">tag</text:span>, renommer un tag rendu public est une <text:span text:style-name="Gras">très</text:span> mauvaise pratique.</text:p>
      <text:h text:style-name="Heading_20_2" text:outline-level="2">Comment lister les tags existants ?</text:h>
      <table:table table:name="dvp_code_bash_96" table:style-name="dvp_5f_code_5f_bash_5f_96">
        <table:table-column table:style-name="dvp_5f_code_5f_bash_5f_96.A" table:number-columns-repeated="6"/>
        <table:table-row table:style-name="dvp_5f_code_5f_bash_5f_96.1">
          <table:table-cell table:style-name="dvp_5f_code_5f_bash_5f_96.A1" office:value-type="string">
            <text:p text:style-name="Standard"/>
          </table:table-cell>
          <table:table-cell table:style-name="dvp_5f_code_5f_bash_5f_96.A1" office:value-type="string">
            <text:p text:style-name="Standard">bash</text:p>
          </table:table-cell>
          <table:table-cell table:style-name="dvp_5f_code_5f_bash_5f_96.A1" office:value-type="string">
            <text:p text:style-name="Standard"/>
          </table:table-cell>
          <table:table-cell table:style-name="dvp_5f_code_5f_bash_5f_96.A1" office:value-type="string">
            <text:p text:style-name="Standard">1</text:p>
          </table:table-cell>
          <table:table-cell table:style-name="dvp_5f_code_5f_bash_5f_96.A1" office:value-type="string">
            <text:p text:style-name="Standard">1</text:p>
          </table:table-cell>
          <table:table-cell table:style-name="dvp_5f_code_5f_bash_5f_96.A1" office:value-type="string">
            <text:p text:style-name="Standard"/>
          </table:table-cell>
        </table:table-row>
        <table:table-row table:style-name="dvp_5f_code_5f_bash_5f_96.2">
          <table:table-cell table:style-name="dvp_5f_code_5f_bash_5f_96.A1" table:number-columns-spanned="6" office:value-type="string">
            <text:p text:style-name="dvp_5f_code">git tag</text:p>
          </table:table-cell>
          <table:covered-table-cell/>
          <table:covered-table-cell/>
          <table:covered-table-cell/>
          <table:covered-table-cell/>
          <table:covered-table-cell/>
        </table:table-row>
      </table:table>
      <text:p text:style-name="Standard"/>
      <text:h text:style-name="Heading_20_2" text:outline-level="2"><text:soft-page-break/>Comment comparer deux tags ?</text:h>
      <text:p text:style-name="Standard">Exactement comme avec les branches, remplacez simplement les noms des branches par les noms des tags.</text:p>
      <text:h text:style-name="Heading_20_2" text:outline-level="2">Comment comparer l’état d’un fichier présent dans deux tags ?</text:h>
      <text:p text:style-name="Standard">Exactement comme avec les branches, remplacez simplement les noms des branches par les noms des <text:span text:style-name="Italique">tags</text:span>.</text:p>
      <text:h text:style-name="Heading_20_1" text:outline-level="1">Le <text:span text:style-name="T20">journal (log)</text:span></text:h>
      <text:h text:style-name="Heading_20_2" text:outline-level="2">Qu’est-ce que l<text:span text:style-name="T20">e journal (log)</text:span> ?</text:h>
      <text:p text:style-name="Standard">L<text:span text:style-name="T29">e journal (log)</text:span> permet d’explorer l’historique des commits du dépôt.</text:p>
      <text:p text:style-name="Standard">Les options et possibilités sont très nombreuses, on peut filtrer l’affichage de beaucoup de manières, par référence (branches, tags), par auteur de commit, par date, etc.</text:p>
      <text:p text:style-name="Standard">On peut aussi comparer les références entre elles (branches, tags) afin d’afficher un CHANGELOG des commits entre différentes versions par exemple.</text:p>
      <text:p text:style-name="Standard">C’est un outil indispensable pour comprendre l’historique, il est également très utile pour la maintenance.</text:p>
      <text:h text:style-name="Heading_20_2" text:outline-level="2">Comment afficher l<text:span text:style-name="T21">e journal (log)</text:span> ?</text:h>
      <text:p text:style-name="Standard">Dans sa forme la plus simple :</text:p>
      <table:table table:name="dvp_code_bash_97" table:style-name="dvp_5f_code_5f_bash_5f_97">
        <table:table-column table:style-name="dvp_5f_code_5f_bash_5f_97.A" table:number-columns-repeated="6"/>
        <table:table-row table:style-name="dvp_5f_code_5f_bash_5f_97.1">
          <table:table-cell table:style-name="dvp_5f_code_5f_bash_5f_97.A1" office:value-type="string">
            <text:p text:style-name="Standard"/>
          </table:table-cell>
          <table:table-cell table:style-name="dvp_5f_code_5f_bash_5f_97.A1" office:value-type="string">
            <text:p text:style-name="Standard">bash</text:p>
          </table:table-cell>
          <table:table-cell table:style-name="dvp_5f_code_5f_bash_5f_97.A1" office:value-type="string">
            <text:p text:style-name="Standard"/>
          </table:table-cell>
          <table:table-cell table:style-name="dvp_5f_code_5f_bash_5f_97.A1" office:value-type="string">
            <text:p text:style-name="Standard">1</text:p>
          </table:table-cell>
          <table:table-cell table:style-name="dvp_5f_code_5f_bash_5f_97.A1" office:value-type="string">
            <text:p text:style-name="Standard">1</text:p>
          </table:table-cell>
          <table:table-cell table:style-name="dvp_5f_code_5f_bash_5f_97.A1" office:value-type="string">
            <text:p text:style-name="Standard"/>
          </table:table-cell>
        </table:table-row>
        <table:table-row table:style-name="dvp_5f_code_5f_bash_5f_97.2">
          <table:table-cell table:style-name="dvp_5f_code_5f_bash_5f_97.A1" table:number-columns-spanned="6" office:value-type="string">
            <text:p text:style-name="dvp_5f_code">$ git log<text:line-break/><text:line-break/>commit df76163ff6c90e8c62c588a06d82fb3d3f3aca66<text:line-break/>Author: Thomas Davis &lt;thomasalwyndavis@gmail.com&gt;<text:line-break/>Date: <text:s text:c="2"/>Wed Oct 10 21:37:16 2018 +1100<text:line-break/><text:line-break/> <text:s text:c="3"/>Logs the correct path to jsonresume.json<text:line-break/><text:line-break/>commit 7ee2e20e767a979b0d0113133e045f3fe44a6735<text:line-break/>Author: marlou &lt;pro@marc-loupias.fr&gt;<text:line-break/>Date: <text:s text:c="2"/>Thu Oct 4 10:51:51 2018 +0200<text:line-break/><text:soft-page-break/><text:line-break/> <text:s text:c="3"/>update node version in engine section to drop unmaintained node version and match travis config<text:line-break/><text:line-break/>commit e9a998f5b02fd2e9a01def86a8ebb470c1d246d4<text:line-break/>Author: marlou &lt;pro@marc-loupias.fr&gt;<text:line-break/>Date: <text:s text:c="2"/>Thu Oct 4 10:50:59 2018 +0200<text:line-break/><text:line-break/> <text:s text:c="3"/>update superagent from 2.+ to 3.+<text:line-break/><text:line-break/>commit be7e49d14e11620f8a37b4d65f8790eeae188b38<text:line-break/>Author: marlou &lt;pro@marc-loupias.fr&gt;<text:line-break/>Date: <text:s text:c="2"/>Thu Oct 4 10:21:06 2018 +0200<text:line-break/><text:line-break/> <text:s text:c="3"/>moving to an up-to-date and actively maintained package to open the browser<text:line-break/><text:line-break/> <text:s text:c="3"/>- open@0.0.5 removed<text:line-break/> <text:s text:c="3"/>- opn@5.4.0 sindresorhus package added<text:line-break/></text:p>
          </table:table-cell>
          <table:covered-table-cell/>
          <table:covered-table-cell/>
          <table:covered-table-cell/>
          <table:covered-table-cell/>
          <table:covered-table-cell/>
        </table:table-row>
      </table:table>
      <text:p text:style-name="Standard"/>
      <text:p text:style-name="Standard">On navigue avec les flèches du clavier et on sort en appuyant sur la touche <text:span text:style-name="Teletype">q</text:span>.</text:p>
      <text:h text:style-name="Heading_20_2" text:outline-level="2">Comment afficher le <text:span text:style-name="T7">journal</text:span> <text:span text:style-name="T7">(</text:span>log<text:span text:style-name="T7">)</text:span> sous forme graphique dans la console ?</text:h>
      <table:table table:name="dvp_code_bash_98" table:style-name="dvp_5f_code_5f_bash_5f_98">
        <table:table-column table:style-name="dvp_5f_code_5f_bash_5f_98.A" table:number-columns-repeated="6"/>
        <table:table-row table:style-name="dvp_5f_code_5f_bash_5f_98.1">
          <table:table-cell table:style-name="dvp_5f_code_5f_bash_5f_98.A1" office:value-type="string">
            <text:p text:style-name="Standard"/>
          </table:table-cell>
          <table:table-cell table:style-name="dvp_5f_code_5f_bash_5f_98.A1" office:value-type="string">
            <text:p text:style-name="Standard">bash</text:p>
          </table:table-cell>
          <table:table-cell table:style-name="dvp_5f_code_5f_bash_5f_98.A1" office:value-type="string">
            <text:p text:style-name="Standard"/>
          </table:table-cell>
          <table:table-cell table:style-name="dvp_5f_code_5f_bash_5f_98.A1" office:value-type="string">
            <text:p text:style-name="Standard">1</text:p>
          </table:table-cell>
          <table:table-cell table:style-name="dvp_5f_code_5f_bash_5f_98.A1" office:value-type="string">
            <text:p text:style-name="Standard">1</text:p>
          </table:table-cell>
          <table:table-cell table:style-name="dvp_5f_code_5f_bash_5f_98.A1" office:value-type="string">
            <text:p text:style-name="Standard"/>
          </table:table-cell>
        </table:table-row>
        <table:table-row table:style-name="dvp_5f_code_5f_bash_5f_98.2">
          <table:table-cell table:style-name="dvp_5f_code_5f_bash_5f_98.A1" table:number-columns-spanned="6" office:value-type="string">
            <text:p text:style-name="dvp_5f_code">git log --graph</text:p>
          </table:table-cell>
          <table:covered-table-cell/>
          <table:covered-table-cell/>
          <table:covered-table-cell/>
          <table:covered-table-cell/>
          <table:covered-table-cell/>
        </table:table-row>
      </table:table>
      <text:p text:style-name="Standard"/>
      <text:h text:style-name="Heading_20_2" text:outline-level="2">Comment afficher le <text:span text:style-name="T7">journal (</text:span>log<text:span text:style-name="T7">)</text:span> sur une seule ligne pour chaque commit ?</text:h>
      <table:table table:name="dvp_code_bash_99" table:style-name="dvp_5f_code_5f_bash_5f_99">
        <table:table-column table:style-name="dvp_5f_code_5f_bash_5f_99.A" table:number-columns-repeated="6"/>
        <table:table-row table:style-name="dvp_5f_code_5f_bash_5f_99.1">
          <table:table-cell table:style-name="dvp_5f_code_5f_bash_5f_99.A1" office:value-type="string">
            <text:p text:style-name="Standard"/>
          </table:table-cell>
          <table:table-cell table:style-name="dvp_5f_code_5f_bash_5f_99.A1" office:value-type="string">
            <text:p text:style-name="Standard">bash</text:p>
          </table:table-cell>
          <table:table-cell table:style-name="dvp_5f_code_5f_bash_5f_99.A1" office:value-type="string">
            <text:p text:style-name="Standard"/>
          </table:table-cell>
          <table:table-cell table:style-name="dvp_5f_code_5f_bash_5f_99.A1" office:value-type="string">
            <text:p text:style-name="Standard">1</text:p>
          </table:table-cell>
          <table:table-cell table:style-name="dvp_5f_code_5f_bash_5f_99.A1" office:value-type="string">
            <text:p text:style-name="Standard">1</text:p>
          </table:table-cell>
          <table:table-cell table:style-name="dvp_5f_code_5f_bash_5f_99.A1" office:value-type="string">
            <text:p text:style-name="Standard"/>
          </table:table-cell>
        </table:table-row>
        <table:table-row table:style-name="dvp_5f_code_5f_bash_5f_99.2">
          <table:table-cell table:style-name="dvp_5f_code_5f_bash_5f_99.A1" table:number-columns-spanned="6" office:value-type="string">
            <text:p text:style-name="dvp_5f_code">git log --oneline</text:p>
          </table:table-cell>
          <table:covered-table-cell/>
          <table:covered-table-cell/>
          <table:covered-table-cell/>
          <table:covered-table-cell/>
          <table:covered-table-cell/>
        </table:table-row>
      </table:table>
      <text:p text:style-name="Standard"/>
      <text:h text:style-name="Heading_20_2" text:outline-level="2"><text:soft-page-break/>Comment afficher un <text:span text:style-name="T27">historique des modifications (CHANGELOG)</text:span> entre deux tags ?</text:h>
      <table:table table:name="dvp_code_bash_100" table:style-name="dvp_5f_code_5f_bash_5f_100">
        <table:table-column table:style-name="dvp_5f_code_5f_bash_5f_100.A" table:number-columns-repeated="6"/>
        <table:table-row table:style-name="dvp_5f_code_5f_bash_5f_100.1">
          <table:table-cell table:style-name="dvp_5f_code_5f_bash_5f_100.A1" office:value-type="string">
            <text:p text:style-name="Standard"/>
          </table:table-cell>
          <table:table-cell table:style-name="dvp_5f_code_5f_bash_5f_100.A1" office:value-type="string">
            <text:p text:style-name="Standard">bash</text:p>
          </table:table-cell>
          <table:table-cell table:style-name="dvp_5f_code_5f_bash_5f_100.A1" office:value-type="string">
            <text:p text:style-name="Standard"/>
          </table:table-cell>
          <table:table-cell table:style-name="dvp_5f_code_5f_bash_5f_100.A1" office:value-type="string">
            <text:p text:style-name="Standard">1</text:p>
          </table:table-cell>
          <table:table-cell table:style-name="dvp_5f_code_5f_bash_5f_100.A1" office:value-type="string">
            <text:p text:style-name="Standard">1</text:p>
          </table:table-cell>
          <table:table-cell table:style-name="dvp_5f_code_5f_bash_5f_100.A1" office:value-type="string">
            <text:p text:style-name="Standard"/>
          </table:table-cell>
        </table:table-row>
        <table:table-row table:style-name="dvp_5f_code_5f_bash_5f_100.2">
          <table:table-cell table:style-name="dvp_5f_code_5f_bash_5f_100.A1" table:number-columns-spanned="6" office:value-type="string">
            <text:p text:style-name="dvp_5f_code">git log 0.11.0..0.12.0 --oneline</text:p>
          </table:table-cell>
          <table:covered-table-cell/>
          <table:covered-table-cell/>
          <table:covered-table-cell/>
          <table:covered-table-cell/>
          <table:covered-table-cell/>
        </table:table-row>
      </table:table>
      <text:p text:style-name="Standard"/>
      <text:h text:style-name="Heading_20_2" text:outline-level="2">Comment filtrer le <text:span text:style-name="T7">journal (</text:span>log<text:span text:style-name="T7">)</text:span> sur la base des messages de commit ?</text:h>
      <table:table table:name="dvp_code_bash_101" table:style-name="dvp_5f_code_5f_bash_5f_101">
        <table:table-column table:style-name="dvp_5f_code_5f_bash_5f_101.A" table:number-columns-repeated="6"/>
        <table:table-row table:style-name="dvp_5f_code_5f_bash_5f_101.1">
          <table:table-cell table:style-name="dvp_5f_code_5f_bash_5f_101.A1" office:value-type="string">
            <text:p text:style-name="Standard"/>
          </table:table-cell>
          <table:table-cell table:style-name="dvp_5f_code_5f_bash_5f_101.A1" office:value-type="string">
            <text:p text:style-name="Standard">bash</text:p>
          </table:table-cell>
          <table:table-cell table:style-name="dvp_5f_code_5f_bash_5f_101.A1" office:value-type="string">
            <text:p text:style-name="Standard"/>
          </table:table-cell>
          <table:table-cell table:style-name="dvp_5f_code_5f_bash_5f_101.A1" office:value-type="string">
            <text:p text:style-name="Standard">1</text:p>
          </table:table-cell>
          <table:table-cell table:style-name="dvp_5f_code_5f_bash_5f_101.A1" office:value-type="string">
            <text:p text:style-name="Standard">1</text:p>
          </table:table-cell>
          <table:table-cell table:style-name="dvp_5f_code_5f_bash_5f_101.A1" office:value-type="string">
            <text:p text:style-name="Standard"/>
          </table:table-cell>
        </table:table-row>
        <table:table-row table:style-name="dvp_5f_code_5f_bash_5f_101.2">
          <table:table-cell table:style-name="dvp_5f_code_5f_bash_5f_101.A1" table:number-columns-spanned="6" office:value-type="string">
            <text:p text:style-name="dvp_5f_code">git log --grep 'regex'</text:p>
          </table:table-cell>
          <table:covered-table-cell/>
          <table:covered-table-cell/>
          <table:covered-table-cell/>
          <table:covered-table-cell/>
          <table:covered-table-cell/>
        </table:table-row>
      </table:table>
      <text:p text:style-name="Standard"/>
      <text:p text:style-name="Standard">Le contenu de <text:span text:style-name="Teletype">'regex'</text:span> doit être une regex POSIX valide.</text:p>
      <text:h text:style-name="Heading_20_2" text:outline-level="2">Comment filtrer le <text:span text:style-name="T7">journal (</text:span>log<text:span text:style-name="T7">)</text:span> sur la base de l’auteur des commits ?</text:h>
      <table:table table:name="dvp_code_bash_102" table:style-name="dvp_5f_code_5f_bash_5f_102">
        <table:table-column table:style-name="dvp_5f_code_5f_bash_5f_102.A" table:number-columns-repeated="6"/>
        <table:table-row table:style-name="dvp_5f_code_5f_bash_5f_102.1">
          <table:table-cell table:style-name="dvp_5f_code_5f_bash_5f_102.A1" office:value-type="string">
            <text:p text:style-name="Standard"/>
          </table:table-cell>
          <table:table-cell table:style-name="dvp_5f_code_5f_bash_5f_102.A1" office:value-type="string">
            <text:p text:style-name="Standard">bash</text:p>
          </table:table-cell>
          <table:table-cell table:style-name="dvp_5f_code_5f_bash_5f_102.A1" office:value-type="string">
            <text:p text:style-name="Standard"/>
          </table:table-cell>
          <table:table-cell table:style-name="dvp_5f_code_5f_bash_5f_102.A1" office:value-type="string">
            <text:p text:style-name="Standard">1</text:p>
          </table:table-cell>
          <table:table-cell table:style-name="dvp_5f_code_5f_bash_5f_102.A1" office:value-type="string">
            <text:p text:style-name="Standard">1</text:p>
          </table:table-cell>
          <table:table-cell table:style-name="dvp_5f_code_5f_bash_5f_102.A1" office:value-type="string">
            <text:p text:style-name="Standard"/>
          </table:table-cell>
        </table:table-row>
        <table:table-row table:style-name="dvp_5f_code_5f_bash_5f_102.2">
          <table:table-cell table:style-name="dvp_5f_code_5f_bash_5f_102.A1" table:number-columns-spanned="6" office:value-type="string">
            <text:p text:style-name="dvp_5f_code">git log --author="robert"</text:p>
          </table:table-cell>
          <table:covered-table-cell/>
          <table:covered-table-cell/>
          <table:covered-table-cell/>
          <table:covered-table-cell/>
          <table:covered-table-cell/>
        </table:table-row>
      </table:table>
      <text:p text:style-name="Standard"/>
      <text:h text:style-name="Heading_20_2" text:outline-level="2">Comment afficher la liste des fichiers modifiés pour chaque commit du <text:span text:style-name="T7">journal (</text:span>log<text:span text:style-name="T7">)</text:span> ?</text:h>
      <table:table table:name="dvp_code_bash_103" table:style-name="dvp_5f_code_5f_bash_5f_103">
        <table:table-column table:style-name="dvp_5f_code_5f_bash_5f_103.A" table:number-columns-repeated="6"/>
        <table:table-row table:style-name="dvp_5f_code_5f_bash_5f_103.1">
          <table:table-cell table:style-name="dvp_5f_code_5f_bash_5f_103.A1" office:value-type="string">
            <text:p text:style-name="Standard"/>
          </table:table-cell>
          <table:table-cell table:style-name="dvp_5f_code_5f_bash_5f_103.A1" office:value-type="string">
            <text:p text:style-name="Standard">bash</text:p>
          </table:table-cell>
          <table:table-cell table:style-name="dvp_5f_code_5f_bash_5f_103.A1" office:value-type="string">
            <text:p text:style-name="Standard"/>
          </table:table-cell>
          <table:table-cell table:style-name="dvp_5f_code_5f_bash_5f_103.A1" office:value-type="string">
            <text:p text:style-name="Standard">1</text:p>
          </table:table-cell>
          <table:table-cell table:style-name="dvp_5f_code_5f_bash_5f_103.A1" office:value-type="string">
            <text:p text:style-name="Standard">1</text:p>
          </table:table-cell>
          <table:table-cell table:style-name="dvp_5f_code_5f_bash_5f_103.A1" office:value-type="string">
            <text:p text:style-name="Standard"/>
          </table:table-cell>
        </table:table-row>
        <table:table-row table:style-name="dvp_5f_code_5f_bash_5f_103.2">
          <table:table-cell table:style-name="dvp_5f_code_5f_bash_5f_103.A1" table:number-columns-spanned="6" office:value-type="string">
            <text:p text:style-name="dvp_5f_code">git log --stat</text:p>
          </table:table-cell>
          <table:covered-table-cell/>
          <table:covered-table-cell/>
          <table:covered-table-cell/>
          <table:covered-table-cell/>
          <table:covered-table-cell/>
        </table:table-row>
      </table:table>
      <text:p text:style-name="Standard"/>
      <text:h text:style-name="Heading_20_2" text:outline-level="2"><text:soft-page-break/>Comment trouver qui a modifié quelle ligne dans un fichier donné ? (blame)</text:h>
      <text:p text:style-name="Standard">La commande <text:span text:style-name="Teletype">blame</text:span> permet d’explorer l’historique à l’intérieur d’un fichier.</text:p>
      <table:table table:name="dvp_code_bash_104" table:style-name="dvp_5f_code_5f_bash_5f_104">
        <table:table-column table:style-name="dvp_5f_code_5f_bash_5f_104.A" table:number-columns-repeated="6"/>
        <table:table-row table:style-name="dvp_5f_code_5f_bash_5f_104.1">
          <table:table-cell table:style-name="dvp_5f_code_5f_bash_5f_104.A1" office:value-type="string">
            <text:p text:style-name="Standard"/>
          </table:table-cell>
          <table:table-cell table:style-name="dvp_5f_code_5f_bash_5f_104.A1" office:value-type="string">
            <text:p text:style-name="Standard">bash</text:p>
          </table:table-cell>
          <table:table-cell table:style-name="dvp_5f_code_5f_bash_5f_104.A1" office:value-type="string">
            <text:p text:style-name="Standard"/>
          </table:table-cell>
          <table:table-cell table:style-name="dvp_5f_code_5f_bash_5f_104.A1" office:value-type="string">
            <text:p text:style-name="Standard">1</text:p>
          </table:table-cell>
          <table:table-cell table:style-name="dvp_5f_code_5f_bash_5f_104.A1" office:value-type="string">
            <text:p text:style-name="Standard">1</text:p>
          </table:table-cell>
          <table:table-cell table:style-name="dvp_5f_code_5f_bash_5f_104.A1" office:value-type="string">
            <text:p text:style-name="Standard"/>
          </table:table-cell>
        </table:table-row>
        <table:table-row table:style-name="dvp_5f_code_5f_bash_5f_104.2">
          <table:table-cell table:style-name="dvp_5f_code_5f_bash_5f_104.A1" table:number-columns-spanned="6" office:value-type="string">
            <text:p text:style-name="dvp_5f_code">$ git blame sha1_file.c<text:line-break/>0fcfd160 (Linus Torvalds <text:s/>2005-04-18 13:04:43 -0700 <text:s text:c="3"/>8) <text:s/>*/<text:line-break/>0fcfd160 (Linus Torvalds <text:s/>2005-04-18 13:04:43 -0700 <text:s text:c="3"/>9) #include "cache.h"<text:line-break/>1f688557 (Junio C Hamano <text:s/>2005-06-27 03:35:33 -0700 <text:s text:c="2"/>10) #include "delta.h"<text:line-break/>a733cb60 (Linus Torvalds <text:s/>2005-06-28 14:21:02 -0700 <text:s text:c="2"/>11) #include "pack.h"<text:line-break/>8e440259 (Peter Eriksen <text:s text:c="2"/>2006-04-02 14:44:09 +0200 <text:s text:c="2"/>12) #include "blob.h"<text:line-break/>8e440259 (Peter Eriksen <text:s text:c="2"/>2006-04-02 14:44:09 +0200 <text:s text:c="2"/>13) #include "commit.h"<text:line-break/>8e440259 (Peter Eriksen <text:s text:c="2"/>2006-04-02 14:44:09 +0200 <text:s text:c="2"/>14) #include "tag.h"<text:line-break/>8e440259 (Peter Eriksen <text:s text:c="2"/>2006-04-02 14:44:09 +0200 <text:s text:c="2"/>15) #include "tree.h"<text:line-break/>f35a6d3b (Linus Torvalds <text:s/>2007-04-09 21:20:29 -0700 <text:s text:c="2"/>16) #include "refs.h"<text:line-break/>70f5d5d3 (Nicolas Pitre <text:s text:c="2"/>2008-02-28 00:25:19 -0500 <text:s text:c="2"/>17) #include "pack-revindex.h"628522ec (Junio C Hamano <text:s text:c="13"/>2007-12-29 02:05:47 -0800 <text:s text:c="2"/>18) #include "sha1-lookup.h"</text:p>
          </table:table-cell>
          <table:covered-table-cell/>
          <table:covered-table-cell/>
          <table:covered-table-cell/>
          <table:covered-table-cell/>
          <table:covered-table-cell/>
        </table:table-row>
      </table:table>
      <text:p text:style-name="Standard"/>
      <text:p text:style-name="Standard">Chaque ligne du fichier est affichée, devant chaque ligne on a le SHA-1 en version courte, le nom de l’auteur et le timestamp de création du commit.</text:p>
      <text:p text:style-name="Standard">On navigue comme <text:span text:style-name="T32">pour</text:span> les logs avec les flèches du clavier et on sort avec la touche <text:span text:style-name="Teletype">q</text:span>.</text:p>
      <text:h text:style-name="Heading_20_1" text:outline-level="1">Outils</text:h>
      <text:h text:style-name="Heading_20_2" text:outline-level="2">GitHub</text:h>
      <text:p text:style-name="Standard">GitHub est la plus grosse plate-forme mondiale d’hébergement web de dépôts Git.</text:p>
      <text:p text:style-name="Standard">L’entreprise <text:a xlink:type="simple" xlink:href="https://www.developpez.com/actu/207383/C-est-officiel-Microsoft-debourse-7-5-milliards-pour-s-offrir-GitHub-le-geant-de-Redmond-se-montre-plus-genereux-que-ce-que-disaient-les-rumeurs/" text:style-name="Internet_20_link" text:visited-style-name="Visited_20_Internet_20_Link">a été rachetée en juin 2018 par Microsoft</text:a>.</text:p>
      <text:p text:style-name="Standard">GitHub s’utilise comme une solution SaaS hébergée dans le cloud. Il est possible d’héberger un serveur sur son réseau local, mais cette solution est payante et relativement chère (plusieurs dizaines d’euros par utilisateur).</text:p>
      <text:p text:style-name="Standard">Par défaut, tous les dépôts sont publics, il faut payer pour disposer de dépôts privés.</text:p>
      <text:p text:style-name="Standard">La solution propose un grand nombre de fonctionnalités, de manière non-exhaustive on trouve :</text:p>
      <text:list xml:id="list224312175224464" text:style-name="List_20_1">
        <text:list-item>
          <text:p text:style-name="P6"><text:soft-page-break/>les <text:span text:style-name="Italique">issues</text:span> qui peuvent être utilisées comme un bug tracker ou/et comme un planificateur de tâches ;</text:p>
        </text:list-item>
        <text:list-item>
          <text:p text:style-name="P6">les <text:span text:style-name="Italique">milestones</text:span> qui permettent de relier les <text:span text:style-name="Italique">issues</text:span> à une version en devenir ;</text:p>
        </text:list-item>
        <text:list-item>
          <text:p text:style-name="P6">les <text:span text:style-name="Italique">releases</text:span> qui permettent d’associer des tags à un <text:span text:style-name="Italique">CHANGELOG</text:span> (bon de livraison).</text:p>
        </text:list-item>
      </text:list>
      <text:p text:style-name="Standard">La solution s’intègre aussi avec une grande quantité de services externes, intégration continue, code coverage, etc …</text:p>
      <text:p text:style-name="Standard">Les tarifs de GitHub se trouvent <text:a xlink:type="simple" xlink:href="https://github.com/pricing" text:style-name="Internet_20_link" text:visited-style-name="Visited_20_Internet_20_Link">à cette adresse</text:a>.</text:p>
      <text:h text:style-name="Heading_20_2" text:outline-level="2">GitLab</text:h>
      <text:p text:style-name="Standard">GitLab est le concurrent direct de GitHub bien qu’il couvre une surface fonctionnelle plus importante mais moins flexible (intégration moins importante avec les autres fournisseurs de services).</text:p>
      <text:p text:style-name="Standard">En effet, GitLab ne se limite pas à la gestion du code source, il inclut tout le cycle de vie du projet, de la gestion du dépôt jusqu’au déploiement.</text:p>
      <text:p text:style-name="Standard">GitLab propose un service SaaS similaire à celui de GitHub, mais il est également possible de le déployer sur un réseau local gratuitement.</text:p>
      <text:p text:style-name="Standard">Les tarifs de GitLab se trouvent <text:a xlink:type="simple" xlink:href="https://about.gitlab.com/pricing/" text:style-name="Internet_20_link" text:visited-style-name="Visited_20_Internet_20_Link">à cette adresse</text:a>. L’hébergement de dépôts privés est gratuit.</text:p>
      <text:h text:style-name="Heading_20_2" text:outline-level="2">Qu’elle est la différence entre une pull request (GitHub) et une merge request (GitLab) ?</text:h>
      <text:p text:style-name="Standard">Conceptuellement, il n’y a aucune différence, il s’agit simplement d’une question de point de vue pour nommer cette opération.</text:p>
      <text:p text:style-name="Standard">Sur une “pull request” on demande au mainteneur de tirer (<text:span text:style-name="Teletype">pull</text:span>) sa branche pour une relecture suivie d’une fusion (<text:span text:style-name="Teletype">merge</text:span>). La notion de fusion est implicite.</text:p>
      <text:p text:style-name="Standard">Sur une “merge request” on demande explicitement au mainteneur de gérer la demande de fusion.</text:p>
      <text:h text:style-name="Heading_20_1" text:outline-level="1">Contribuer à un projet OpenSource</text:h>
      <text:h text:style-name="Heading_20_2" text:outline-level="2">Quels sont les usages à respecter habituellement avant de proposer une contribution ?</text:h>
      <text:p text:style-name="Standard">Le fichier <text:span text:style-name="Teletype">README.md</text:span> du dépôt doit être lu en intégralité et très attentivement. Par convention, c’est le <text:soft-page-break/>point d’entrée documentaire de tout projet.<text:line-break/>Il est affiché par défaut par les outils web type GitHub / GitLab lorsqu’on accède au dépôt du projet.<text:line-break/>Les premières instructions pour utiliser le projet (installation des dépendances, compilation, exécution…) sont souvent rédigées dans ce fichier.<text:line-break/>Ces informations sont généralement reprises sur le wiki du projet et sur le site de présentation si il en dispose.</text:p>
      <text:p text:style-name="Standard">Certains projets ont d’autres fichiers servant à rentrer plus dans le détail, souvent au format markdown, qu’il est utile de lire.<text:line-break/>Parmi ces fichiers ont peut trouver :</text:p>
      <text:list xml:id="list224312250868608" text:style-name="List_20_1">
        <text:list-item>
          <text:p text:style-name="P6"><text:span text:style-name="Teletype">CONTRIBUTE.md</text:span> ou <text:span text:style-name="Teletype">CONTRIBUTING.md</text:span>, certains projets proposent un fichier dédié aux informations liées aux contributions ;</text:p>
        </text:list-item>
        <text:list-item>
          <text:p text:style-name="P6"><text:span text:style-name="Teletype">LICENSE.md</text:span>, important de savoir quelle sera la licence de votre contribution ;</text:p>
        </text:list-item>
        <text:list-item>
          <text:p text:style-name="P6"><text:span text:style-name="Teletype">ISSUE_TEMPLATE.md</text:span>, un template pour la création d’issue. Il est de bon ton de le respecter ;</text:p>
        </text:list-item>
        <text:list-item>
          <text:p text:style-name="P6"><text:span text:style-name="Teletype">PULL_REQUEST_TEMPLATE.md</text:span>, un template pour la création des Pull Request. De même, il est de bon ton de le respecter ;</text:p>
        </text:list-item>
        <text:list-item>
          <text:p text:style-name="P6"><text:span text:style-name="Teletype">CODE_OF_CONDUCT.md</text:span>, un code de conduite à tenir dans vos échanges avec les autres contributeurs. Il est parfois nécessaire de l’accepter en même temps que la première Pull Request ;</text:p>
        </text:list-item>
        <text:list-item>
          <text:p text:style-name="P6"><text:span text:style-name="Teletype">CODING_STYLE.md</text:span>, décrit ou donne des liens décrivant le style de code à utiliser. Ce fichier est parfois associé à un « linter » qui sera exécuté dans l’intégration continue avec les tests.</text:p>
        </text:list-item>
      </text:list>
      <text:h text:style-name="Heading_20_2" text:outline-level="2">Comment proposer un sujet de contribution ?</text:h>
      <text:p text:style-name="Standard">Ouvrez une issue ! C’est le canal de discussion principal et c’est en quelque sorte la liste des tâches (le <text:span text:style-name="Italique">backlog</text:span>) du projet.</text:p>
      <text:p text:style-name="Standard">Il vaut mieux proposer une contribution par ce biais avant de se lancer dans le code.<text:line-break/>Inutile de perdre du temps à écrire du code si les mainteneurs du projet ne sont pas d’accord avec votre proposition.</text:p>
      <text:p text:style-name="Standard">Toutefois, s’il s’agit d’une modification mineure, n’hésitez pas à proposer directement une Pull Request.</text:p>
      <text:p text:style-name="Standard">Certains projets utilisent beaucoup les outils communautaires type Discord, Slack, IRC. Il existe aussi <text:a xlink:type="simple" xlink:href="https://gitter.im/" text:style-name="Internet_20_link" text:visited-style-name="Visited_20_Internet_20_Link">Gitter</text:a> qui bénéficie d’une excellente intégration avec GitHub.<text:line-break/>C’est un excellent moyen de prendre la température d’autant que les historiques de discussion sont souvent publics.</text:p>
      <text:h text:style-name="Heading_20_2" text:outline-level="2"><text:soft-page-break/>Pourquoi est-il nécessaire de forker le projet sur lequel on souhaite contribuer ?</text:h>
      <text:p text:style-name="Standard">Cela simplifie considérablement la gestion des droits du dépôt principal pour les mainteneurs du projet.<text:line-break/>Avec un fork, les contributeurs n’écrivent pas sur le dépôt principal, ils écrivent des commits sur leur fork et la Pull Request est un merge de ce fork vers le dépôt central.</text:p>
      <text:h text:style-name="Heading_20_2" text:outline-level="2">Comment initialiser son dépôt local pour préparer une contribution ?</text:h>
      <text:p text:style-name="P1">Après avoir lu entièrement la documentation et <text:span text:style-name="T1">créé un </text:span>fork <text:span text:style-name="T1">du</text:span> dépôt principal, il faut cloner sur votre machine le dépôt central : <text:span text:style-name="Teletype">git clone &lt;url-depot&gt;</text:span>.<text:line-break/>Ensuite, il faut ajouter votre fork à votre dépôt local en tant que dépôt distant : <text:span text:style-name="Teletype">git remote add &lt;alias&gt; &lt;chemin/url&gt;</text:span>.</text:p>
      <text:p text:style-name="Standard">Si vous fonctionnez de cette manière, l’alias du dépôt distant principal sera <text:span text:style-name="Teletype">origin</text:span> et votre fork aura le nom que vous lui donnerez.<text:line-break/>Personnellement, j’appelle mon fork tout simplement <text:span text:style-name="Teletype">fork</text:span>.</text:p>
      <text:p text:style-name="Standard">On peut tout à fait faire l’inverse, c’est à dire cloner votre fork et ajouter le dépôt distant de référence.<text:line-break/>C’est une question de nommage qui n’affecte que votre dépôt local. Faites comme vous le souhaitez.</text:p>
      <text:h text:style-name="Heading_20_2" text:outline-level="2">Quelles sont les étapes habituelles d’une contribution de code ?</text:h>
      <text:p text:style-name="Standard">Après avoir lu entièrement la documentation, <text:span text:style-name="T1">créé un </text:span>fork <text:span text:style-name="T1">du</text:span> dépôt principal et initialisé votre dépôt local, vous pouvez commencer à écrire du code.</text:p>
      <text:p text:style-name="Standard">Attention, <text:span text:style-name="Gras">on n’ajoute jamais de commit sur la branche de collaboration</text:span>. Si vous voyez une branche <text:span text:style-name="Teletype">master</text:span> ou parfois <text:span text:style-name="Teletype">develop</text:span>, n’écrivez pas dessus.<text:line-break/>Vous devez créer une branche dédiée à vos modifications. Tout ceci est généralement documenté par le projet.</text:p>
      <text:p text:style-name="Standard">Si vous n’avez pas mis à jour votre dépôt local depuis quelques temps ou que le projet est très actif, il faut commencer par récupérer les dernières mises à jour.</text:p>
      <text:p text:style-name="Standard">Si la branche de collaboration est <text:span text:style-name="Teletype">master</text:span>, assurez-vous d’être positionné sur <text:span text:style-name="Teletype">master</text:span> (<text:span text:style-name="Teletype">git checkout master</text:span>) puis récupérez l’état de cette branche via <text:span text:style-name="Teletype">git pull origin master</text:span>.</text:p>
      <text:p text:style-name="Standard">Créez ensuite votre branche de travail : <text:span text:style-name="Teletype">git checkout -b &lt;nom-de-votre-branche</text:span>.</text:p>
      <text:p text:style-name="Standard"><text:span text:style-name="T33">À</text:span> ce stade, vous pouvez librement écrire vos commits.</text:p>
      <text:p text:style-name="Standard"><text:soft-page-break/>Une fois terminé, il faut rebaser votre travail. En effet, vous avez pu passer plusieurs jours ou semaines à préparer votre contribution et donc d’autres personnes auront probablement fait avancer <text:span text:style-name="Teletype">master</text:span>.</text:p>
      <text:p text:style-name="Standard">Il convient donc de récupérer leur travail : <text:span text:style-name="Teletype">git checkout master</text:span> puis <text:span text:style-name="Teletype">git pull origin master</text:span>.</text:p>
      <text:p text:style-name="Standard">Ceci fait, retournez sur votre branche de travail (<text:span text:style-name="Teletype">git checkout &lt;nom-de-votre-branche&gt;</text:span>) et rebasez là avec master : <text:span text:style-name="Teletype">git rebase master</text:span>.</text:p>
      <text:p text:style-name="Standard">On peut également rebaser directement sa branche de travail sans tirer master via <text:span text:style-name="Teletype">git rebase origin/master</text:span>.<text:line-break/>Attention : il sera nécessaire de mettre à jour votre représentation locale du dépôt distant au préalable via <text:span text:style-name="Teletype">git fetch origin</text:span>.</text:p>
      <text:p text:style-name="Standard">Si vous avez des conflits, fixez les, puis vous pouvez pousser votre branche sur votre fork : <text:span text:style-name="Teletype">git push fork &lt;nom-de-votre-branche&gt;</text:span>.</text:p>
      <text:p text:style-name="Standard">À ce stade, l’outil que vous utilisez pour collaborer vous proposera de créer une Pull Request (si GitHub) ou une Merge Request (si GitLab).</text:p>
      <text:p text:style-name="Standard">Une fois <text:span text:style-name="T22">la Pull Request </text:span>créée, c’est aux mainteneurs de travailler.<text:line-break/>Selon <text:span text:style-name="T22">leur mode de</text:span> fonctionnent et <text:span text:style-name="T22">la manière dont ils </text:span>ont configuré leur projet, le fait d’avoir proposé une contribution a pu déclencher un job dans l’intégration continue.<text:line-break/>Il convient de vérifier son résultat, car s’il est en erreur, c’est à vous qu’il revient d’effectuer la correction, la Pull Request restera bloquée tant que la correction n’aura pas été effectuée.</text:p>
      <text:p text:style-name="Standard">Si tout va bien, les mainteneurs vont effectuer une revue de code de votre contribution. Restez attentif, ils pourront vous proposer ou exiger des améliorations.</text:p>
      <text:p text:style-name="Standard">Notez qu’il est rare qu’une contribution (surtout les premières) soit acceptée au premier essai. <text:span text:style-name="T22">I</text:span>l ne faut pas s’en offusquer, le propre des Pull Request est d’échanger sur la collaboration apportée.</text:p>
      <text:p text:style-name="Standard">Si tout va bien, vos commits seront ajoutés à la branche de collaboration.</text:p>
      <text:p text:style-name="Standard">Notez également que les mainteneurs demandent parfois de <text:span text:style-name="T22">faire un</text:span> <text:span text:style-name="Teletype">squash</text:span> <text:span text:style-name="T22">de </text:span>vos commits en un seul, un rebase intéractif suivi d’un <text:span text:style-name="Teletype">git push --force fork &lt;nom-de-votre-branche&gt;</text:span> sera nécessaire.<text:line-break/>Sinon, depuis peu, les mainteneurs peuvent <text:span text:style-name="T22">faire un </text:span><text:span text:style-name="Teletype">squash</text:span> <text:span text:style-name="T22">d</text:span>es commits eux-mêmes via l’interface web (sur GitHub comme sur GitLab).</text:p>
      <text:h text:style-name="Heading_20_2" text:outline-level="2">Qu’est-ce que cela m’apporte de contribuer à un projet OpenSource ?</text:h>
      <text:p text:style-name="Standard">Indépendamment de la fonctionnalité que vous ajoutez et de la contribution technique pure, cela améliorera sensiblement vos compétences sur Git.</text:p>
      <text:p text:style-name="Standard">Pouvoir montrer une contribution effectuée à un projet OpenSource, c’est aussi mettre en avant :</text:p>
      <text:list xml:id="list224312935516894" text:style-name="List_20_1">
        <text:list-item>
          <text:p text:style-name="P6">votre autonomie et votre esprit d’initiative, notamment dans l’optique d’un télétravail ;</text:p>
        </text:list-item>
        <text:list-item>
          <text:p text:style-name="P6"><text:soft-page-break/>une capacité à s’adapter à un contexte de travail spécifique (les règles spécifiques du projet) ;</text:p>
        </text:list-item>
        <text:list-item>
          <text:p text:style-name="P6">une capacité à travailler à l’international (principalement en anglai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499cm" fo:margin-bottom="0cm" loext:contextual-spacing="false" fo:line-height="100%" style:page-number="auto"/>
      <style:text-properties style:font-name="Verdana" fo:font-family="Verdana" style:font-style-name="Normal" style:font-family-generic="swiss" style:font-pitch="variable" fo:font-size="10pt"/>
    </style:style>
    <style:style style:name="modele_20_kitodt" style:display-name="modele kitodt" style:family="paragraph" style:class="text" style:master-page-name="ModeleDePage">
      <style:paragraph-properties fo:text-align="center" style:justify-single-word="false" style:page-number="auto"/>
    </style:style>
    <style:style style:name="_5f_dvp_5f_inline_5f_" style:display-name="_dvp_inline_" style:family="paragraph" style:class="text">
      <loext:graphic-properties draw:fill="solid" draw:fill-color="#99cccc" draw:opacity="100%"/>
      <style:paragraph-properties fo:background-color="#99cccc"/>
    </style:style>
    <style:style style:name="_5f_dvp_5f_latex_5f_" style:display-name="_dvp_latex_" style:family="paragraph" style:class="text">
      <loext:graphic-properties draw:fill="solid" draw:fill-color="#ffffcc" draw:opacity="100%"/>
      <style:paragraph-properties fo:background-color="#ffffcc"/>
    </style:style>
    <style:style style:name="soustitre_5f_page" style:display-name="soustitre_page" style:family="paragraph" style:class="text">
      <style:paragraph-properties fo:text-align="center" style:justify-single-word="false"/>
    </style:style>
    <style:style style:name="commentaire" style:family="paragraph" style:class="text"/>
    <style:style style:name="titre_5f_page" style:display-name="titre_page" style:family="paragraph" style:class="text">
      <style:paragraph-properties fo:text-align="center" style:justify-single-word="false"/>
    </style:style>
    <style:style style:name="petit_5f_gauche" style:display-name="petit_gauche" style:family="paragraph" style:class="text">
      <style:paragraph-properties fo:text-align="start" style:justify-single-word="false"/>
      <style:text-properties fo:font-size="70%"/>
    </style:style>
    <style:style style:name="petit_5f_center" style:display-name="petit_center" style:family="paragraph" style:class="text">
      <style:paragraph-properties fo:text-align="center" style:justify-single-word="false"/>
      <style:text-properties fo:font-size="70%"/>
    </style:style>
    <style:style style:name="center" style:family="paragraph" style:parent-style-name="Standard" style:class="text">
      <style:paragraph-properties fo:text-align="center" style:justify-single-word="false"/>
    </style:style>
    <style:style style:name="sautdepage_5f_apres" style:display-name="sautdepage_apres" style:family="paragraph" style:class="text">
      <style:paragraph-properties fo:break-after="page"/>
    </style:style>
    <style:style style:name="sautdepage" style:family="paragraph" style:class="text">
      <style:paragraph-properties fo:break-before="page"/>
    </style:style>
    <style:style style:name="position_5f_texte_5f_justify" style:display-name="position_texte_justify" style:family="paragraph" style:class="text">
      <style:paragraph-properties fo:text-align="justify" style:justify-single-word="false"/>
    </style:style>
    <style:style style:name="position_5f_image_5f_justify" style:display-name="position_image_justify" style:family="paragraph" style:class="text">
      <style:paragraph-properties fo:text-align="justify" style:justify-single-word="false"/>
    </style:style>
    <style:style style:name="position_5f_texte_5f_right" style:display-name="position_texte_right" style:family="paragraph" style:class="text">
      <style:paragraph-properties fo:text-align="end" style:justify-single-word="false"/>
    </style:style>
    <style:style style:name="position_5f_image_5f_right" style:display-name="position_image_right" style:family="paragraph" style:class="text">
      <style:paragraph-properties fo:text-align="end" style:justify-single-word="false"/>
    </style:style>
    <style:style style:name="position_5f_texte_5f_center" style:display-name="position_texte_center" style:family="paragraph" style:class="text">
      <style:paragraph-properties fo:text-align="center" style:justify-single-word="false"/>
    </style:style>
    <style:style style:name="position_5f_image_5f_center" style:display-name="position_image_center" style:family="paragraph" style:class="text">
      <style:paragraph-properties fo:text-align="center" style:justify-single-word="false"/>
    </style:style>
    <style:style style:name="position_5f_texte_5f_left" style:display-name="position_texte_left" style:family="paragraph" style:class="text">
      <style:paragraph-properties fo:text-align="start" style:justify-single-word="false"/>
    </style:style>
    <style:style style:name="position_5f_image_5f_left" style:display-name="position_image_left" style:family="paragraph" style:class="text">
      <style:paragraph-properties fo:text-align="start" style:justify-single-word="false"/>
    </style:style>
    <style:style style:name="Heading" style:family="paragraph" style:parent-style-name="Standard" style:next-style-name="Text_20_body" style:class="text">
      <loext:graphic-properties draw:fill="solid" draw:fill-color="#280099" draw:opacity="100%"/>
      <style:paragraph-properties fo:margin-top="0.499cm" fo:margin-bottom="0.499cm" loext:contextual-spacing="false" fo:background-color="#280099" fo:keep-with-next="always"/>
      <style:text-properties fo:color="#ffffff" style:font-name="Verdana1" fo:font-family="Verdana" style:font-style-name="Gras" style:font-family-generic="swiss" style:font-pitch="variable" fo:font-size="14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Verdana" fo:font-family="Verdana" style:font-style-name="Normal" style:font-family-generic="swiss" style:font-pitch="variable" fo:font-size="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solid" draw:fill-color="#4700b8" draw:opacity="100%"/>
      <style:paragraph-properties fo:background-color="#4700b8" style:shadow="non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solid" draw:fill-color="#2300dc" draw:opacity="100%"/>
      <style:paragraph-properties fo:background-color="#2300dc"/>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solid" draw:fill-color="#2323dc" draw:opacity="100%"/>
      <style:paragraph-properties fo:background-color="#2323dc"/>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loext:graphic-properties draw:fill="solid" draw:fill-color="#0047ff" draw:opacity="100%"/>
      <style:paragraph-properties fo:background-color="#0047ff"/>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loext:graphic-properties draw:fill="solid" draw:fill-color="#0099ff" draw:opacity="100%"/>
      <style:paragraph-properties fo:background-color="#0099ff"/>
      <style:text-properties fo:font-size="12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loext:graphic-properties draw:fill="solid" draw:fill-color="#00b8ff" draw:opacity="100%"/>
      <style:paragraph-properties fo:background-color="#00b8ff" style:shadow="none"/>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loext:graphic-properties draw:fill="solid" draw:fill-color="#99ccff" draw:opacity="100%"/>
      <style:paragraph-properties fo:background-color="#99ccff"/>
      <style:text-properties fo:font-size="11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loext:graphic-properties draw:fill="solid" draw:fill-color="#99ccff" draw:opacity="100%"/>
      <style:paragraph-properties fo:background-color="#99ccff"/>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loext:graphic-properties draw:fill="solid" draw:fill-color="#99ccff" draw:opacity="100%"/>
      <style:paragraph-properties fo:background-color="#99ccff"/>
      <style:text-properties fo:font-size="10pt"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vp_5f_code" style:display-name="dvp_code" style:family="paragraph" style:master-page-name="">
      <loext:graphic-properties draw:fill="solid" draw:fill-color="#ffffcc" draw:opacity="100%"/>
      <style:paragraph-properties style:page-number="auto" fo:background-color="#ffffcc" style:shadow="none">
        <style:tab-stops/>
      </style:paragraph-properties>
      <style:text-properties fo:color="#000000" style:font-name="Courier New" fo:font-family="'Courier New'" style:font-style-name="Normal" style:font-family-generic="modern" style:font-pitch="fixed" fo:font-size="10pt"/>
    </style:style>
    <style:style style:name="dvp_5f_code_5f_titre" style:display-name="dvp_code_titre" style:family="paragraph" style:next-style-name="Text_20_body">
      <loext:graphic-properties draw:fill="solid" draw:fill-color="#9999cc" draw:opacity="100%"/>
      <style:paragraph-properties fo:background-color="#9999cc"/>
      <style:text-properties fo:color="#000000" style:font-name="Verdana1" fo:font-family="Verdana" style:font-style-name="Gras" style:font-family-generic="swiss" style:font-pitch="variable" fo:font-size="10pt" fo:font-weight="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color="#000000" fo:font-size="14pt" fo:font-style="italic" style:font-size-asian="14pt" style:font-style-asian="italic" style:font-size-complex="14pt" style:font-style-complex="italic"/>
    </style:style>
    <style:style style:name="dvp_5f_licence" style:display-name="dvp_licence" style:family="paragraph" style:auto-update="true" style:master-page-name="">
      <loext:graphic-properties draw:fill="solid" draw:fill-color="#99ccff" draw:opacity="100%"/>
      <style:paragraph-properties fo:text-align="center" style:justify-single-word="false" style:page-number="auto" fo:background-color="#99ccff" fo:padding="0.15cm" fo:border="0.06pt solid #000000" style:shadow="#808080 -0.18cm -0.18cm">
        <style:tab-stops/>
      </style:paragraph-properties>
      <style:text-properties fo:font-size="9pt" style:text-scale="100%"/>
    </style:style>
    <style:style style:name="Quotations" style:family="paragraph" style:parent-style-name="Standard" style:class="html">
      <style:paragraph-properties fo:margin-left="1cm" fo:margin-right="1cm" fo:margin-top="0.499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_5f_dvp_5f_inline_5f_" style:display-name="_dvp_inline_" style:family="text">
      <style:text-properties style:font-name="Courier New" fo:font-family="'Courier New'" style:font-style-name="Normal" style:font-family-generic="modern" style:font-pitch="fixed" fo:font-size="10pt"/>
    </style:style>
    <style:style style:name="_5f_dvp_5f_latex_5f_" style:display-name="_dvp_latex_" style:family="text">
      <style:text-properties style:font-name="Courier New" fo:font-family="'Courier New'" style:font-style-name="Normal" style:font-family-generic="modern" style:font-pitch="fixed" fo:font-size="10pt"/>
    </style:style>
    <style:style style:name="date_5f_article" style:display-name="date_article" style:family="text">
      <style:text-properties fo:font-size="10pt"/>
    </style:style>
    <style:style style:name="soustitre_5f_page" style:display-name="soustitre_page" style:family="text">
      <style:text-properties style:font-name="Verdana" fo:font-family="Verdana" style:font-style-name="Normal" style:font-family-generic="swiss" style:font-pitch="variable" fo:font-size="14pt" fo:font-weight="bold"/>
    </style:style>
    <style:style style:name="commentaire" style:family="text">
      <style:text-properties fo:font-size="10pt" fo:font-style="italic" fo:font-weight="bold" fo:background-color="#ebebeb"/>
    </style:style>
    <style:style style:name="titre_5f_page" style:display-name="titre_page" style:family="text">
      <style:text-properties style:font-name="Verdana" fo:font-family="Verdana" style:font-style-name="Normal" style:font-family-generic="swiss" style:font-pitch="variable" fo:font-size="18pt" fo:font-weight="bold"/>
    </style:style>
    <style:style style:name="sautdepage_5f_apres" style:display-name="sautdepage_apres" style:family="text"/>
    <style:style style:name="sautdepage" style:family="text"/>
    <style:style style:name="Barre" style:family="text">
      <style:text-properties style:text-line-through-style="solid" style:text-line-through-type="single" style:text-underline-style="none"/>
    </style:style>
    <style:style style:name="Souligne" style:family="text">
      <style:text-properties style:text-underline-style="solid" style:text-underline-width="auto" style:text-underline-color="font-color"/>
    </style:style>
    <style:style style:name="Italique" style:family="text">
      <style:text-properties fo:font-style="italic"/>
    </style:style>
    <style:style style:name="Gras" style:family="text">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dvp_5f_exposant" style:display-name="dvp_exposant" style:family="text">
      <style:text-properties style:text-position="super 58%" style:font-name="Verdana" fo:font-family="Verdana" style:font-style-name="Normal" style:font-family-generic="swiss" style:font-pitch="variable" fo:font-size="10pt"/>
    </style:style>
    <style:style style:name="dvp_5f_indice" style:display-name="dvp_indice" style:family="text" style:parent-style-name="dvp_5f_exposant">
      <style:text-properties style:text-position="sub 58%" style:font-name="Verdana" fo:font-family="Verdana" style:font-style-name="Normal" style:font-family-generic="swiss" style:font-pitch="variable" fo:font-size="10pt"/>
    </style:style>
    <style:style style:name="dvp_5f_latex" style:display-name="dvp_latex" style:family="text" style:parent-style-name="dvp_5f_indice">
      <style:text-properties fo:color="#000000" style:text-position="0% 100%" style:font-name="Verdana" fo:font-family="Verdana" style:font-style-name="Normal" style:font-family-generic="swiss" style:font-pitch="variable" fo:font-size="10pt" fo:background-color="#ffcc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Courier New1" fo:font-family="'Courier New'" style:font-family-generic="modern" style:font-pitch="fixed" fo:language="zxx" fo:country="none" fo:background-color="#99cccc"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frame_5f_image_5f_justify" style:display-name="frame_image_justify" style:family="graphic">
      <style:graphic-properties svg:x="0cm" svg:y="0cm" style:wrap="none" style:vertical-pos="from-top" style:vertical-rel="page" style:horizontal-pos="from-left" style:horizontal-rel="paragraph"/>
    </style:style>
    <style:style style:name="frame_5f_image_5f_right" style:display-name="frame_image_right" style:family="graphic">
      <style:graphic-properties svg:x="0cm" svg:y="0cm" style:wrap="none" style:vertical-pos="from-top" style:vertical-rel="page" style:horizontal-pos="right" style:horizontal-rel="paragraph"/>
    </style:style>
    <style:style style:name="frame_5f_image_5f_center" style:display-name="frame_image_center" style:family="graphic">
      <style:graphic-properties svg:x="0cm" svg:y="0cm" style:wrap="none" style:vertical-pos="from-top" style:vertical-rel="page" style:horizontal-pos="center" style:horizontal-rel="paragraph"/>
    </style:style>
    <style:style style:name="frame_5f_image_5f_left" style:display-name="frame_image_left" style:family="graphic">
      <style:graphic-properties svg:x="0cm" svg:y="0cm" style:wrap="none" style:vertical-pos="from-top" style:vertical-rel="page" style:horizontal-pos="left"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min-label-distance="0.381cm"/>
      </text:outline-level-style>
      <text:outline-level-style text:level="2" style:num-format="A" text:display-levels="2">
        <style:list-level-properties text:space-before="0.101cm" text:min-label-distance="0.381cm"/>
      </text:outline-level-style>
      <text:outline-level-style text:level="3" style:num-format="1" text:display-levels="3">
        <style:list-level-properties text:space-before="0.199cm" text:min-label-distance="0.381cm"/>
      </text:outline-level-style>
      <text:outline-level-style text:level="4" style:num-format="a" text:display-levels="4">
        <style:list-level-properties text:space-before="0.3cm" text:min-label-distance="0.381cm"/>
      </text:outline-level-style>
      <text:outline-level-style text:level="5" style:num-format="i" text:display-levels="5">
        <style:list-level-properties text:space-before="0.4cm" text:min-label-distance="0.381cm"/>
      </text:outline-level-style>
      <text:outline-level-style text:level="6" style:num-format="I" text:display-levels="6">
        <style:list-level-properties text:space-before="0.499cm" text:min-label-distance="0.381cm"/>
      </text:outline-level-style>
      <text:outline-level-style text:level="7" style:num-format="A" text:display-levels="7">
        <style:list-level-properties text:space-before="0.6cm" text:min-label-distance="0.381cm"/>
      </text:outline-level-style>
      <text:outline-level-style text:level="8" style:num-format="1" text:display-levels="8">
        <style:list-level-properties text:space-before="0.7cm" text:min-label-distance="0.381cm"/>
      </text:outline-level-style>
      <text:outline-level-style text:level="9" style:num-format="a" text:display-levels="9">
        <style:list-level-properties text:space-before="0.801cm" text:min-label-distance="0.381cm"/>
      </text:outline-level-style>
      <text:outline-level-style text:level="10" style:num-format="i" text:display-levels="10">
        <style:list-level-properties text:space-before="0.9cm"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_20_a_20_dvp" style:display-name="liste a dvp">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A_20_dvp" style:display-name="liste A dvp">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1_20_dvp" style:display-name="liste 1 dvp">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i_20_dvp" style:display-name="liste i dvp">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I_20_dvp" style:display-name="liste I dvp">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none_20_dvp" style:display-name="liste none dvp">
      <text:list-level-style-number text:level="1" style:num-prefix="non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non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non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non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non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non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non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non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non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non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odeleDePage" style:page-layout-name="Mpm2">
      <style:header>
        <text:p text:style-name="position_5f_image_5f_center"><draw:frame draw:style-name="Mfr1" draw:name="Image1" text:anchor-type="as-char" svg:width="5.539cm" svg:height="1.235cm" draw:z-index="49"><draw:image xlink:href="Pictures/100002000000009D000000231932046007072DE5.gif" xlink:type="simple" xlink:show="embed" xlink:actuate="onLoad"/><svg:title>KitOOoDVP.gif</svg:title><svg:desc>Logo du KitOOoDVP</svg:desc></draw:frame> </text:p>
      </style:header>
      <style:footer>
        <text:section text:style-name="MSect1" text:name="dvp_sec_licence">
          <text:p text:style-name="dvp_5f_licence">Les sources présentées sur cette page sont libres de droits et vous pouvez les utiliser à votre convenance. Par contre, la page de présentation de ces sources constitue une œuvre intellectuelle protégée par les droits d'auteurs. Copyright © 2018 Developpez LLC. Tous droits réservés Developpez LLC. Aucune reproduction, même partielle, ne peut être faite de ce site et de l'ensemble de son contenu : textes, documents et images sans l'autorisation expresse de Developpez LLC. Sinon vous encourez selon la loi jusqu'à trois ans de prison et jusqu'à 300 000 € de dommages et intérêts.</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3-03-26T08:45:13.29</meta:creation-date>
    <meta:editing-cycles>58</meta:editing-cycles>
    <meta:editing-duration>PT2H59M3S</meta:editing-duration>
    <dc:title>FAQ Git</dc:title>
    <dc:description>Cet article a été conçu grâce au KitODT version 16 et au modèle d'article du KitOOoDVP le 20/04/2019 22:36:49.</dc:description>
    <dc:date>2019-05-12T16:31:29.968411228</dc:date>
    <meta:keyword>faq</meta:keyword>
    <meta:keyword>SCM</meta:keyword>
    <meta:keyword>Git</meta:keyword>
    <meta:initial-creator>Marc Loupias</meta:initial-creator>
    <dc:creator>Marc Loupias</dc:creator>
    <meta:document-statistic meta:table-count="105" meta:image-count="1" meta:object-count="0" meta:page-count="50" meta:paragraph-count="863" meta:word-count="9664" meta:character-count="59217" meta:non-whitespace-character-count="49526"/>
    <meta:user-defined meta:name="Info 1"/>
    <meta:user-defined meta:name="Info 2"/>
    <meta:user-defined meta:name="Info 3"/>
    <meta:user-defined meta:name="Info 4"/>
    <meta:template xlink:type="simple" xlink:actuate="onRequest" xlink:title="Template du KitODT pour developpez.com" xlink:href="../../../../Users/Bruno/Users/Bruno/Users/Bruno/KitOOoDVP/KitOOoDVP/modeles/Developpez/article.ott" meta:date="2013-03-26T08:45:13.140000000"/>
  </office:meta>
</office:document-meta>
</file>